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528in"/>
    </style:style>
    <style:style style:name="co2" style:family="table-column">
      <style:table-column-properties fo:break-before="auto" style:column-width="0.8854in"/>
    </style:style>
    <style:style style:name="co3" style:family="table-column">
      <style:table-column-properties fo:break-before="auto" style:column-width="0.3311in"/>
    </style:style>
    <style:style style:name="co4" style:family="table-column">
      <style:table-column-properties fo:break-before="auto" style:column-width="1.2811in"/>
    </style:style>
    <style:style style:name="co5" style:family="table-column">
      <style:table-column-properties fo:break-before="auto" style:column-width="2in"/>
    </style:style>
    <style:style style:name="co6" style:family="table-column">
      <style:table-column-properties fo:break-before="auto" style:column-width="1.1425in"/>
    </style:style>
    <style:style style:name="co7" style:family="table-column">
      <style:table-column-properties fo:break-before="auto" style:column-width="1.122in"/>
    </style:style>
    <style:style style:name="co8" style:family="table-column">
      <style:table-column-properties fo:break-before="auto" style:column-width="0.6665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84" style:family="table-cell" style:parent-style-name="Default" style:data-style-name="N0">
      <style:table-cell-properties fo:border-bottom="none" style:text-align-source="fix" style:repeat-content="false" fo:border-left="none" fo:border-right="0.74pt groove #000000" fo:border-top="none" style:vertical-align="automatic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82" style:family="table-cell" style:parent-style-name="Default" style:data-style-name="N0">
      <style:table-cell-properties fo:border-bottom="0.74pt groove #000000" style:text-align-source="fix" style:repeat-content="false" fo:border-left="none" fo:border-right="0.74pt groove #000000" fo:border-top="none" style:vertical-align="automatic"/>
      <style:paragraph-properties fo:text-align="center"/>
      <style:text-properties fo:font-size="12pt" style:font-size-asian="12pt" style:font-size-complex="12pt"/>
    </style:style>
    <style:style style:name="ce83" style:family="table-cell" style:parent-style-name="Default" style:data-style-name="N0">
      <style:table-cell-properties fo:border-bottom="none" style:text-align-source="fix" style:repeat-content="false" fo:border-left="none" fo:border-right="0.74pt groove #000000" fo:border-top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85" style:family="table-cell" style:parent-style-name="Default" style:data-style-name="N0">
      <style:table-cell-properties fo:border-bottom="none" style:text-align-source="fix" style:repeat-content="false" fo:border-left="none" fo:border-right="0.74pt groove #000000" fo:border-top="none" style:vertical-align="automatic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6" style:family="table-cell" style:parent-style-name="Default" style:data-style-name="N0">
      <style:table-cell-properties fo:border-bottom="none" style:text-align-source="fix" style:repeat-content="false" fo:border-left="none" fo:border-right="0.74pt groove #000000" fo:border-top="0.74pt groove #000000" style:vertical-align="automatic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0">
      <style:table-cell-properties fo:border-bottom="none" style:text-align-source="fix" style:repeat-content="false" fo:border-left="none" fo:border-right="none" fo:border-top="0.74pt groove #000000"/>
      <style:paragraph-properties fo:text-align="center" fo:margin-left="0in"/>
      <style:text-properties fo:font-size="12pt" style:font-size-asian="12pt" style:font-size-complex="12pt"/>
    </style:style>
    <style:style style:name="ce13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0">
      <style:table-cell-properties fo:border-bottom="none" fo:border-left="none" fo:border-right="none" fo:border-top="0.74pt groove #000000"/>
      <style:text-properties fo:font-size="12pt" style:font-size-asian="12pt" style:font-size-complex="12pt"/>
    </style:style>
    <style:style style:name="ce9" style:family="table-cell" style:parent-style-name="Default" style:data-style-name="N0"/>
    <style:style style:name="ce90" style:family="table-cell" style:parent-style-name="Default" style:data-style-name="N0">
      <style:table-cell-properties style:text-align-source="fix" style:repeat-content="false" fo:background-color="transparent" fo:border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 style:data-style-name="N0">
      <style:table-cell-properties fo:border-bottom="none" style:text-align-source="fix" style:repeat-content="false" fo:background-color="transparent" fo:border-left="0.74pt groove #000000" fo:border-right="0.74pt groove #000000" fo:border-top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3" style:family="table-cell" style:parent-style-name="Default" style:data-style-name="N129">
      <style:table-cell-properties fo:border-bottom="0.74pt groove #000000" style:text-align-source="fix" style:repeat-content="false" fo:border-left="none" fo:padding-bottom="0.0138in" fo:padding-left="0.0138in" fo:padding-right="0in" fo:padding-top="0.0138in" fo:border-right="none" fo:border-top="none" style:vertical-align="automatic"/>
      <style:paragraph-properties fo:text-align="end"/>
      <style:text-properties fo:font-size="12pt" style:font-size-asian="12pt" style:font-size-complex="12pt"/>
    </style:style>
    <style:style style:name="ce94" style:family="table-cell" style:parent-style-name="Default" style:data-style-name="N2">
      <style:table-cell-properties fo:border-bottom="none" style:text-align-source="fix" style:repeat-content="false" fo:border-left="0.74pt groove #000000" fo:padding-bottom="0.0138in" fo:padding-left="0.0138in" fo:padding-right="0in" fo:padding-top="0.0138in" fo:border-right="none" fo:border-top="none" style:vertical-align="automatic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ce95" style:family="table-cell" style:parent-style-name="Default" style:data-style-name="N2">
      <style:table-cell-properties fo:border-bottom="none" style:text-align-source="fix" style:repeat-content="false" fo:border-left="0.74pt groove #000000" fo:padding-bottom="0.0138in" fo:padding-left="0.0138in" fo:padding-right="0in" fo:padding-top="0.0138in" fo:border-right="none" fo:border-top="none" style:vertical-align="automatic"/>
      <style:paragraph-properties fo:text-align="end"/>
      <style:text-properties fo:font-size="12pt" fo:font-weight="normal" style:font-size-asian="12pt" style:font-weight-asian="normal" style:font-size-complex="12pt" style:font-weight-complex="normal"/>
    </style:style>
    <style:style style:name="ce18" style:family="table-cell" style:parent-style-name="Default" style:data-style-name="N2">
      <style:table-cell-properties fo:border-bottom="none" style:text-align-source="fix" style:repeat-content="false" fo:border-left="0.74pt groove #000000" fo:padding-bottom="0.0138in" fo:padding-left="0.0138in" fo:padding-right="0in" fo:padding-top="0.0138in" fo:border-right="none" fo:border-top="0.74pt groove #000000" style:vertical-align="automatic"/>
      <style:paragraph-properties fo:text-align="end"/>
      <style:text-properties fo:font-size="12pt" fo:font-weight="normal" style:font-size-asian="12pt" style:font-weight-asian="normal" style:font-size-complex="12pt" style:font-weight-complex="normal"/>
    </style:style>
    <style:style style:name="ce19" style:family="table-cell" style:parent-style-name="Default" style:data-style-name="N2">
      <style:table-cell-properties fo:border-bottom="none" fo:border-left="0.74pt groove #000000" fo:border-right="none" fo:border-top="none"/>
      <style:text-properties fo:font-size="12pt" fo:font-weight="normal" style:font-size-asian="12pt" style:font-weight-asian="normal" style:font-size-complex="12pt" style:font-weight-complex="normal"/>
    </style:style>
    <style:style style:name="ce20" style:family="table-cell" style:parent-style-name="Default" style:data-style-name="N2">
      <style:table-cell-properties fo:border-bottom="none" fo:border-left="0.74pt groove #000000" fo:border-right="none" fo:border-top="0.74pt groove #000000"/>
      <style:text-properties fo:font-size="12pt" fo:font-weight="normal" style:font-size-asian="12pt" style:font-weight-asian="normal" style:font-size-complex="12pt" style:font-weight-complex="normal"/>
    </style:style>
    <style:style style:name="ce31" style:family="table-cell" style:parent-style-name="Default" style:data-style-name="N0">
      <style:text-properties fo:font-size="12pt" style:font-size-asian="12pt" style:font-size-complex="12pt"/>
    </style:style>
    <style:style style:name="ce100" style:family="table-cell" style:parent-style-name="Default" style:data-style-name="N2">
      <style:table-cell-properties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ce101" style:family="table-cell" style:parent-style-name="Default" style:data-style-name="N2">
      <style:table-cell-properties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fo:font-size="12pt" fo:font-weight="normal" style:font-size-asian="12pt" style:font-weight-asian="normal" style:font-size-complex="12pt" style:font-weight-complex="normal"/>
    </style:style>
    <style:style style:name="ce24" style:family="table-cell" style:parent-style-name="Default" style:data-style-name="N2">
      <style:table-cell-properties fo:border-bottom="none" style:text-align-source="fix" style:repeat-content="false" fo:border-left="none" fo:padding-bottom="0.0138in" fo:padding-left="0.0138in" fo:padding-right="0in" fo:padding-top="0.0138in" fo:border-right="none" fo:border-top="0.74pt groove #000000" style:vertical-align="automatic"/>
      <style:paragraph-properties fo:text-align="end"/>
      <style:text-properties fo:font-size="12pt" fo:font-weight="normal" style:font-size-asian="12pt" style:font-weight-asian="normal" style:font-size-complex="12pt" style:font-weight-complex="normal"/>
    </style:style>
    <style:style style:name="ce25" style:family="table-cell" style:parent-style-name="Default" style:data-style-name="N2">
      <style:text-properties fo:font-size="12pt" fo:font-weight="normal" style:font-size-asian="12pt" style:font-weight-asian="normal" style:font-size-complex="12pt" style:font-weight-complex="normal"/>
    </style:style>
    <style:style style:name="ce26" style:family="table-cell" style:parent-style-name="Default" style:data-style-name="N2">
      <style:table-cell-properties fo:border-bottom="none" fo:border-left="none" fo:border-right="none" fo:border-top="0.74pt groove #000000"/>
      <style:text-properties fo:font-size="12pt" fo:font-weight="normal" style:font-size-asian="12pt" style:font-weight-asian="normal" style:font-size-complex="12pt" style:font-weight-complex="normal"/>
    </style:style>
    <style:style style:name="ce104" style:family="table-cell" style:parent-style-name="Default" style:data-style-name="N0">
      <style:table-cell-properties fo:border-bottom="none" style:text-align-source="fix" style:repeat-content="false" fo:border-left="0.74pt groove #000000" fo:border-right="none" fo:border-top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05" style:family="table-cell" style:parent-style-name="Default" style:data-style-name="N129">
      <style:table-cell-properties fo:border-bottom="0.74pt groove #000000" style:text-align-source="fix" style:repeat-content="false" fo:border-left="0.74pt groove #000000" fo:padding-bottom="0.0138in" fo:padding-left="0.0138in" fo:padding-right="0in" fo:padding-top="0.0138in" fo:border-right="none" fo:border-top="none" style:vertical-align="automatic"/>
      <style:paragraph-properties fo:text-align="end"/>
      <style:text-properties fo:font-size="12pt" style:font-size-asian="12pt" style:font-size-complex="12pt"/>
    </style:style>
    <style:style style:name="ce106" style:family="table-cell" style:parent-style-name="Default" style:data-style-name="N129">
      <style:table-cell-properties fo:border-bottom="0.74pt groove #000000" style:text-align-source="fix" style:repeat-content="false" fo:border-left="none" fo:padding-bottom="0.0138in" fo:padding-left="0.0138in" fo:padding-right="0in" fo:padding-top="0.0138in" fo:border-right="0.74pt groove #000000" fo:border-top="none" style:vertical-align="automatic"/>
      <style:paragraph-properties fo:text-align="end"/>
      <style:text-properties fo:font-size="12pt" style:font-size-asian="12pt" style:font-size-complex="12pt"/>
    </style:style>
    <style:style style:name="ce107" style:family="table-cell" style:parent-style-name="Default" style:data-style-name="N2">
      <style:table-cell-properties fo:border-bottom="none" style:text-align-source="fix" style:repeat-content="false" fo:border-left="none" fo:padding-bottom="0.0138in" fo:padding-left="0.0138in" fo:padding-right="0in" fo:padding-top="0.0138in" fo:border-right="0.74pt groove #000000" fo:border-top="none" style:vertical-align="automatic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ce108" style:family="table-cell" style:parent-style-name="Default" style:data-style-name="N2">
      <style:table-cell-properties fo:border-bottom="none" style:text-align-source="fix" style:repeat-content="false" fo:border-left="none" fo:padding-bottom="0.0138in" fo:padding-left="0.0138in" fo:padding-right="0in" fo:padding-top="0.0138in" fo:border-right="0.74pt groove #000000" fo:border-top="none" style:vertical-align="automatic"/>
      <style:paragraph-properties fo:text-align="end"/>
      <style:text-properties fo:font-size="12pt" fo:font-weight="normal" style:font-size-asian="12pt" style:font-weight-asian="normal" style:font-size-complex="12pt" style:font-weight-complex="normal"/>
    </style:style>
    <style:style style:name="ce32" style:family="table-cell" style:parent-style-name="Default" style:data-style-name="N2">
      <style:table-cell-properties fo:border-bottom="none" style:text-align-source="fix" style:repeat-content="false" fo:border-left="none" fo:padding-bottom="0.0138in" fo:padding-left="0.0138in" fo:padding-right="0in" fo:padding-top="0.0138in" fo:border-right="0.74pt groove #000000" fo:border-top="0.74pt groove #000000" style:vertical-align="automatic"/>
      <style:paragraph-properties fo:text-align="end"/>
      <style:text-properties fo:font-size="12pt" fo:font-weight="normal" style:font-size-asian="12pt" style:font-weight-asian="normal" style:font-size-complex="12pt" style:font-weight-complex="normal"/>
    </style:style>
    <style:style style:name="ce33" style:family="table-cell" style:parent-style-name="Default" style:data-style-name="N2">
      <style:table-cell-properties fo:border-bottom="none" fo:border-left="none" fo:border-right="0.74pt groove #000000" fo:border-top="0.74pt groove #000000"/>
      <style:text-properties fo:font-size="12pt" fo:font-weight="normal" style:font-size-asian="12pt" style:font-weight-asian="normal" style:font-size-complex="12pt" style:font-weight-complex="normal"/>
    </style:style>
    <style:style style:name="ce34" style:family="table-cell" style:parent-style-name="Default" style:data-style-name="N2">
      <style:table-cell-properties fo:border-bottom="none" fo:border-left="none" fo:border-right="0.74pt groove #000000" fo:border-top="none"/>
      <style:text-properties fo:font-size="12pt" fo:font-weight="normal" style:font-size-asian="12pt" style:font-weight-asian="normal" style:font-size-complex="12pt" style:font-weight-complex="normal"/>
    </style:style>
    <style:style style:name="ce35" style:family="table-cell" style:parent-style-name="Default">
      <style:table-cell-properties fo:border-bottom="none" fo:border-left="0.74pt groove #000000" fo:border-right="0.74pt groove #000000" fo:border-top="none"/>
      <style:text-properties fo:font-size="12pt" style:font-size-asian="12pt" style:font-size-complex="12pt"/>
    </style:style>
    <style:style style:name="ce113" style:family="table-cell" style:parent-style-name="Default" style:data-style-name="N0">
      <style:table-cell-properties fo:border-bottom="none" style:text-align-source="fix" style:repeat-content="false" fo:background-color="transparent" fo:border-left="0.74pt groove #000000" fo:border-right="none" fo:border-top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0" style:family="table-cell" style:parent-style-name="Default" style:data-style-name="N0">
      <style:table-cell-properties fo:border-bottom="none" style:text-align-source="fix" style:repeat-content="false" fo:border-left="0.74pt groove #000000" fo:border-right="0.74pt groove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 style:data-style-name="N0">
      <style:table-cell-properties fo:border-bottom="none" style:text-align-source="fix" style:repeat-content="false" fo:border-left="none" fo:border-right="0.74pt groove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 style:data-style-name="N2">
      <style:table-cell-properties fo:border-bottom="none" style:text-align-source="value-type" style:repeat-content="false" fo:border-left="none" fo:padding-bottom="0.0138in" fo:padding-left="0.0138in" fo:padding-right="0in" fo:padding-top="0.0138in" fo:border-right="0.74pt groove #000000" fo:border-top="none" style:vertical-align="automatic"/>
      <style:paragraph-properties fo:margin-left="0in"/>
      <style:text-properties fo:font-size="12pt" fo:font-weight="normal" style:font-size-asian="12pt" style:font-weight-asian="normal" style:font-size-complex="12pt" style:font-weight-complex="normal"/>
    </style:style>
    <style:style style:name="ce114" style:family="table-cell" style:parent-style-name="Default" style:data-style-name="N2">
      <style:table-cell-properties style:text-align-source="fix" style:repeat-content="false" fo:border="none" fo:padding-bottom="0.0138in" fo:padding-left="0.0138in" fo:padding-right="0in" fo:padding-top="0.0138in" style:vertical-align="automatic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ce115" style:family="table-cell" style:parent-style-name="Default" style:data-style-name="N2">
      <style:table-cell-properties style:text-align-source="fix" style:repeat-content="false" fo:border="none" fo:padding-bottom="0.0138in" fo:padding-left="0.0138in" fo:padding-right="0in" fo:padding-top="0.0138in" style:vertical-align="automatic"/>
      <style:paragraph-properties fo:text-align="end"/>
      <style:text-properties fo:font-size="12pt" fo:font-weight="normal" style:font-size-asian="12pt" style:font-weight-asian="normal" style:font-size-complex="12pt" style:font-weight-complex="normal"/>
    </style:style>
    <style:style style:name="ce116" style:family="table-cell" style:parent-style-name="Default" style:data-style-name="N0">
      <style:table-cell-properties style:text-align-source="fix" style:repeat-content="false" fo:border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17" style:family="table-cell" style:parent-style-name="Default" style:data-style-name="N2">
      <style:table-cell-properties style:text-align-source="value-type" style:repeat-content="false" fo:border="none" fo:padding-bottom="0.0138in" fo:padding-left="0.0138in" fo:padding-right="0in" fo:padding-top="0.0138in" style:vertical-align="automatic"/>
      <style:paragraph-properties fo:margin-left="0in"/>
      <style:text-properties fo:font-size="12pt" fo:font-weight="normal" style:font-size-asian="12pt" style:font-weight-asian="normal" style:font-size-complex="12pt" style:font-weight-complex="normal"/>
    </style:style>
    <style:style style:name="ce44" style:family="table-cell" style:parent-style-name="Default" style:data-style-name="N0">
      <style:table-cell-properties fo:border-bottom="none" style:text-align-source="fix" style:repeat-content="false" fo:border-left="0.74pt groove #000000" fo:border-right="0.74pt groove #000000" fo:border-top="non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 style:data-style-name="N129">
      <style:table-cell-properties fo:border-bottom="0.74pt groove #000000" style:text-align-source="fix" style:repeat-content="false" fo:border-left="0.74pt groove #000000" fo:padding-bottom="0.0138in" fo:padding-left="0.0138in" fo:padding-right="0in" fo:padding-top="0.0138in" fo:border-right="0.74pt groove #000000" fo:border-top="none" style:vertical-align="automatic"/>
      <style:paragraph-properties fo:text-align="start" fo:margin-left="0in"/>
      <style:text-properties fo:font-size="12pt" style:font-size-asian="12pt" style:font-size-complex="12pt"/>
    </style:style>
    <style:style style:name="ce46" style:family="table-cell" style:parent-style-name="Default" style:data-style-name="N0">
      <style:table-cell-properties fo:border-bottom="none" style:text-align-source="fix" style:repeat-content="false" fo:border-left="0.74pt groove #000000" fo:border-right="0.74pt groove #000000" fo:border-top="none"/>
      <style:paragraph-properties fo:text-align="start" fo:margin-left="0in"/>
      <style:text-properties fo:font-size="12pt" style:font-size-asian="12pt" style:font-size-complex="12pt"/>
    </style:style>
    <style:style style:name="ce121" style:family="table-cell" style:parent-style-name="Default">
      <style:table-cell-properties fo:wrap-option="wrap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 style:data-style-name="N0">
      <style:table-cell-properties fo:border-bottom="none" fo:border-left="0.74pt groove #000000" fo:border-right="0.74pt groove #000000" fo:border-top="none"/>
      <style:text-properties fo:font-size="12pt" style:font-size-asian="12pt" style:font-size-complex="12pt"/>
    </style:style>
    <style:style style:name="ce49" style:family="table-cell" style:parent-style-name="Default" style:data-style-name="N2">
      <style:table-cell-properties fo:border-bottom="none" style:text-align-source="fix" style:repeat-content="false" fo:border-left="0.74pt groove #000000" fo:padding-bottom="0.0138in" fo:padding-left="0.0138in" fo:padding-right="0in" fo:padding-top="0.0138in" fo:border-right="0.74pt groove #000000" fo:border-top="0.74pt groove #000000" style:vertical-align="automatic"/>
      <style:paragraph-properties fo:text-align="end"/>
      <style:text-properties fo:font-size="12pt" fo:font-weight="normal" style:font-size-asian="12pt" style:font-weight-asian="normal" style:font-size-complex="12pt" style:font-weight-complex="normal"/>
    </style:style>
    <style:style style:name="ce50" style:family="table-cell" style:parent-style-name="Default">
      <style:table-cell-properties fo:border-bottom="none" fo:wrap-option="wrap" fo:border-left="0.74pt groove #000000" fo:border-right="0.74pt groove #000000" fo:border-top="none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 style:data-style-name="N0">
      <style:table-cell-properties fo:border="none"/>
      <style:text-properties fo:font-size="12pt" style:font-size-asian="12pt" style:font-size-complex="12pt"/>
    </style:style>
    <style:style style:name="ce52" style:family="table-cell" style:parent-style-name="Default" style:data-style-name="N129">
      <style:table-cell-properties fo:border-bottom="0.74pt groove #000000" style:text-align-source="fix" style:repeat-content="false" fo:border-left="0.74pt groove #000000" fo:padding-bottom="0.0138in" fo:padding-left="0.0138in" fo:padding-right="0in" fo:padding-top="0.0138in" fo:border-right="0.74pt groove #000000" fo:border-top="none" style:vertical-align="automatic"/>
      <style:paragraph-properties fo:text-align="end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9"/>
        <table:table-column table:style-name="co2" table:number-columns-repeated="8" table:default-cell-style-name="ce9"/>
        <table:table-column table:style-name="co3" table:default-cell-style-name="ce9"/>
        <table:table-column table:style-name="co2" table:number-columns-repeated="6" table:default-cell-style-name="ce9"/>
        <table:table-column table:style-name="co4" table:number-columns-repeated="3" table:default-cell-style-name="ce9"/>
        <table:table-column table:style-name="co2" table:number-columns-repeated="2" table:default-cell-style-name="ce9"/>
        <table:table-column table:style-name="co5" table:number-columns-repeated="5" table:default-cell-style-name="ce9"/>
        <table:table-column table:style-name="co3" table:default-cell-style-name="ce9"/>
        <table:table-column table:style-name="co5" table:number-columns-repeated="4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Default"/>
        <table:table-column table:style-name="co8" table:number-columns-repeated="16350" table:default-cell-style-name="ce9"/>
        <table:table-row table:style-name="ro1">
          <table:table-cell table:style-name="ce84" office:value-type="string" calcext:value-type="string">
            <text:p>UIE</text:p>
          </table:table-cell>
          <table:table-cell table:style-name="ce90" office:value-type="string" calcext:value-type="string" table:number-columns-spanned="6" table:number-rows-spanned="1">
            <text:p>Strict Match</text:p>
          </table:table-cell>
          <table:covered-table-cell table:number-columns-repeated="5" table:style-name="ce31"/>
          <table:table-cell table:style-name="ce13" office:value-type="string" calcext:value-type="string" table:number-columns-spanned="2" table:number-rows-spanned="1">
            <text:p>Type</text:p>
          </table:table-cell>
          <table:covered-table-cell table:style-name="ce13"/>
          <table:table-cell table:style-name="ce35"/>
          <table:table-cell table:style-name="ce17" office:value-type="string" calcext:value-type="string" table:number-columns-spanned="6" table:number-rows-spanned="1">
            <text:p>Relaxed Match</text:p>
          </table:table-cell>
          <table:covered-table-cell table:number-columns-repeated="5" table:style-name="ce31"/>
          <table:table-cell table:style-name="ce60" office:value-type="string" calcext:value-type="string" table:number-columns-spanned="2" table:number-rows-spanned="1">
            <text:p>Type</text:p>
          </table:table-cell>
          <table:covered-table-cell table:style-name="ce38"/>
          <table:table-cell table:style-name="ce13" table:number-columns-spanned="2" table:number-rows-spanned="1"/>
          <table:covered-table-cell table:style-name="ce13"/>
          <table:table-cell table:style-name="ce31"/>
          <table:table-cell table:style-name="ce44" table:formula="of:=IF([.A1]&lt;&gt;&quot;&quot;; [.A1]; &quot;&quot;)" office:value-type="string" office:string-value="UIE" calcext:value-type="string">
            <text:p>UIE</text:p>
          </table:table-cell>
          <table:table-cell table:style-name="ce31" table:number-columns-repeated="2"/>
          <table:table-cell table:style-name="ce120"/>
          <table:table-cell table:style-name="ce48"/>
          <table:table-cell table:style-name="ce35"/>
          <table:table-cell table:style-name="ce31" table:number-columns-repeated="3"/>
          <table:table-cell table:style-name="ce48"/>
          <table:table-cell table:style-name="ce31" table:number-columns-repeated="2"/>
          <table:table-cell table:number-columns-repeated="16351"/>
        </table:table-row>
        <table:table-row table:style-name="ro1">
          <table:table-cell table:style-name="ce2" office:value-type="string" calcext:value-type="string">
            <text:p>base</text:p>
          </table:table-cell>
          <table:table-cell table:style-name="ce17" office:value-type="string" calcext:value-type="string" table:number-columns-spanned="2" table:number-rows-spanned="1">
            <text:p>F1</text:p>
          </table:table-cell>
          <table:covered-table-cell table:style-name="ce31"/>
          <table:table-cell table:style-name="ce17" office:value-type="string" calcext:value-type="string" table:number-columns-spanned="2" table:number-rows-spanned="1">
            <text:p>P</text:p>
          </table:table-cell>
          <table:covered-table-cell table:style-name="ce31"/>
          <table:table-cell table:style-name="ce17" office:value-type="string" calcext:value-type="string" table:number-columns-spanned="2" table:number-rows-spanned="1">
            <text:p>R</text:p>
          </table:table-cell>
          <table:covered-table-cell table:style-name="ce31"/>
          <table:table-cell table:style-name="ce13" office:value-type="string" calcext:value-type="string" table:number-columns-spanned="2" table:number-rows-spanned="1">
            <text:p>F1</text:p>
          </table:table-cell>
          <table:covered-table-cell table:style-name="ce13"/>
          <table:table-cell table:style-name="ce35"/>
          <table:table-cell table:style-name="ce17" office:value-type="string" calcext:value-type="string" table:number-columns-spanned="2" table:number-rows-spanned="1">
            <text:p>F1</text:p>
          </table:table-cell>
          <table:covered-table-cell table:style-name="ce31"/>
          <table:table-cell table:style-name="ce113" office:value-type="string" calcext:value-type="string" table:number-columns-spanned="2" table:number-rows-spanned="1">
            <text:p>P</text:p>
          </table:table-cell>
          <table:covered-table-cell table:style-name="ce31"/>
          <table:table-cell table:style-name="ce17" office:value-type="string" calcext:value-type="string" table:number-columns-spanned="2" table:number-rows-spanned="1">
            <text:p>R</text:p>
          </table:table-cell>
          <table:covered-table-cell table:style-name="ce31"/>
          <table:table-cell table:style-name="ce60" office:value-type="string" calcext:value-type="string" table:number-columns-spanned="2" table:number-rows-spanned="1">
            <text:p>F1</text:p>
          </table:table-cell>
          <table:covered-table-cell table:style-name="ce38"/>
          <table:table-cell table:style-name="ce13" table:number-columns-spanned="2" table:number-rows-spanned="1"/>
          <table:covered-table-cell table:style-name="ce13"/>
          <table:table-cell table:style-name="ce31"/>
          <table:table-cell table:style-name="ce44" table:formula="of:=IF([.A2]&lt;&gt;&quot;&quot;; [.A2]; &quot;&quot;)" office:value-type="string" office:string-value="base" calcext:value-type="string">
            <text:p>base</text:p>
          </table:table-cell>
          <table:table-cell table:style-name="ce13" office:value-type="string" calcext:value-type="string" table:number-columns-spanned="3" table:number-rows-spanned="1">
            <text:p>Strict Match</text:p>
          </table:table-cell>
          <table:covered-table-cell table:style-name="ce13"/>
          <table:covered-table-cell table:style-name="ce60"/>
          <table:table-cell table:style-name="ce60" office:value-type="string" calcext:value-type="string">
            <text:p>Type</text:p>
          </table:table-cell>
          <table:table-cell table:style-name="ce35"/>
          <table:table-cell table:style-name="ce13" office:value-type="string" calcext:value-type="string" table:number-columns-spanned="3" table:number-rows-spanned="1">
            <text:p>Relaxed Match</text:p>
          </table:table-cell>
          <table:covered-table-cell table:number-columns-repeated="2" table:style-name="ce13"/>
          <table:table-cell table:style-name="ce60" office:value-type="string" calcext:value-type="string">
            <text:p>Type</text:p>
          </table:table-cell>
          <table:table-cell table:style-name="ce31" table:number-columns-repeated="2"/>
          <table:table-cell table:number-columns-repeated="16351"/>
        </table:table-row>
        <table:table-row table:style-name="ro1">
          <table:table-cell table:style-name="ce84" office:value-type="string" calcext:value-type="string">
            <text:p>T5</text:p>
          </table:table-cell>
          <table:table-cell table:style-name="ce92" office:value-type="string" calcext:value-type="string">
            <text:p>μ</text:p>
          </table:table-cell>
          <table:table-cell table:style-name="ce92" office:value-type="string" calcext:value-type="string">
            <text:p>σ</text:p>
          </table:table-cell>
          <table:table-cell table:style-name="ce104" office:value-type="string" calcext:value-type="string">
            <text:p>μ</text:p>
          </table:table-cell>
          <table:table-cell table:style-name="ce92" office:value-type="string" calcext:value-type="string">
            <text:p>σ</text:p>
          </table:table-cell>
          <table:table-cell table:style-name="ce104" office:value-type="string" calcext:value-type="string">
            <text:p>μ</text:p>
          </table:table-cell>
          <table:table-cell table:style-name="ce83" office:value-type="string" calcext:value-type="string">
            <text:p>σ</text:p>
          </table:table-cell>
          <table:table-cell table:style-name="ce104" office:value-type="string" calcext:value-type="string">
            <text:p>μ</text:p>
          </table:table-cell>
          <table:table-cell table:style-name="ce83" office:value-type="string" calcext:value-type="string">
            <text:p>σ</text:p>
          </table:table-cell>
          <table:table-cell table:style-name="ce83"/>
          <table:table-cell table:style-name="ce92" office:value-type="string" calcext:value-type="string">
            <text:p>μ</text:p>
          </table:table-cell>
          <table:table-cell table:style-name="ce83" office:value-type="string" calcext:value-type="string">
            <text:p>σ</text:p>
          </table:table-cell>
          <table:table-cell table:style-name="ce92" office:value-type="string" calcext:value-type="string">
            <text:p>μ</text:p>
          </table:table-cell>
          <table:table-cell table:style-name="ce92" office:value-type="string" calcext:value-type="string">
            <text:p>σ</text:p>
          </table:table-cell>
          <table:table-cell table:style-name="ce104" office:value-type="string" calcext:value-type="string">
            <text:p>μ</text:p>
          </table:table-cell>
          <table:table-cell table:style-name="ce83" office:value-type="string" calcext:value-type="string">
            <text:p>σ</text:p>
          </table:table-cell>
          <table:table-cell table:style-name="ce104" office:value-type="string" calcext:value-type="string">
            <text:p>μ</text:p>
          </table:table-cell>
          <table:table-cell table:style-name="ce83" office:value-type="string" calcext:value-type="string">
            <text:p>σ</text:p>
          </table:table-cell>
          <table:table-cell table:style-name="ce92"/>
          <table:table-cell table:style-name="ce116"/>
          <table:table-cell table:style-name="ce31"/>
          <table:table-cell table:style-name="ce44" table:formula="of:=IF([.A3]&lt;&gt;&quot;&quot;; [.A3]; &quot;&quot;)" office:value-type="string" office:string-value="T5" calcext:value-type="string">
            <text:p>T5</text:p>
          </table:table-cell>
          <table:table-cell table:style-name="ce13" office:value-type="string" calcext:value-type="string">
            <text:p>F1</text:p>
          </table:table-cell>
          <table:table-cell table:style-name="ce60" office:value-type="string" calcext:value-type="string">
            <text:p>P</text:p>
          </table:table-cell>
          <table:table-cell table:style-name="ce60" office:value-type="string" calcext:value-type="string">
            <text:p>R</text:p>
          </table:table-cell>
          <table:table-cell table:style-name="ce60" office:value-type="string" calcext:value-type="string">
            <text:p>F1</text:p>
          </table:table-cell>
          <table:table-cell table:style-name="ce35"/>
          <table:table-cell table:style-name="ce60" office:value-type="string" calcext:value-type="string">
            <text:p>F1</text:p>
          </table:table-cell>
          <table:table-cell table:style-name="ce60" office:value-type="string" calcext:value-type="string">
            <text:p>P</text:p>
          </table:table-cell>
          <table:table-cell table:style-name="ce60" office:value-type="string" calcext:value-type="string">
            <text:p>R</text:p>
          </table:table-cell>
          <table:table-cell table:style-name="ce60" office:value-type="string" calcext:value-type="string">
            <text:p>F1</text:p>
          </table:table-cell>
          <table:table-cell table:style-name="ce13" table:number-columns-repeated="2"/>
          <table:table-cell table:number-columns-repeated="16351"/>
        </table:table-row>
        <table:table-row table:style-name="ro1">
          <table:table-cell table:style-name="ce82"/>
          <table:table-cell table:style-name="ce93" table:number-columns-repeated="2"/>
          <table:table-cell table:style-name="ce105"/>
          <table:table-cell table:style-name="ce93"/>
          <table:table-cell table:style-name="ce105"/>
          <table:table-cell table:style-name="ce106"/>
          <table:table-cell table:style-name="ce93"/>
          <table:table-cell table:style-name="ce106" table:number-columns-repeated="2"/>
          <table:table-cell table:style-name="ce93"/>
          <table:table-cell table:style-name="ce106"/>
          <table:table-cell table:style-name="ce93" table:number-columns-repeated="2"/>
          <table:table-cell table:style-name="ce105"/>
          <table:table-cell table:style-name="ce106"/>
          <table:table-cell table:style-name="ce105"/>
          <table:table-cell table:style-name="ce106"/>
          <table:table-cell table:style-name="ce93" table:number-columns-repeated="3"/>
          <table:table-cell table:style-name="ce45" table:formula="of:=IF([.A4]&lt;&gt;&quot;&quot;; [.A4]; &quot;&quot;)">
            <text:p/>
          </table:table-cell>
          <table:table-cell table:style-name="ce31"/>
          <table:table-cell table:style-name="ce48" table:number-columns-repeated="3"/>
          <table:table-cell table:style-name="ce52"/>
          <table:table-cell table:style-name="ce48" table:number-columns-repeated="3"/>
          <table:table-cell table:style-name="ce35"/>
          <table:table-cell table:style-name="ce31" table:number-columns-repeated="2"/>
          <table:table-cell table:number-columns-repeated="16351"/>
        </table:table-row>
        <table:table-row table:style-name="ro1">
          <table:table-cell table:style-name="ce83"/>
          <table:table-cell table:style-name="ce94"/>
          <table:table-cell table:style-name="ce100"/>
          <table:table-cell table:style-name="ce94"/>
          <table:table-cell table:style-name="ce100"/>
          <table:table-cell table:style-name="ce94"/>
          <table:table-cell table:style-name="ce107"/>
          <table:table-cell table:style-name="ce94"/>
          <table:table-cell table:style-name="ce107" table:number-columns-repeated="2"/>
          <table:table-cell table:style-name="ce100"/>
          <table:table-cell table:style-name="ce107"/>
          <table:table-cell table:style-name="ce100"/>
          <table:table-cell table:style-name="ce107"/>
          <table:table-cell table:style-name="ce94"/>
          <table:table-cell table:style-name="ce107"/>
          <table:table-cell table:style-name="ce94"/>
          <table:table-cell table:style-name="ce107"/>
          <table:table-cell table:style-name="ce114" table:number-columns-repeated="2"/>
          <table:table-cell table:style-name="ce24"/>
          <table:table-cell table:style-name="ce46" table:formula="of:=IF([.A5]&lt;&gt;&quot;&quot;; [.A5]; &quot;&quot;)">
            <text:p/>
          </table:table-cell>
          <table:table-cell table:style-name="ce24" table:formula="of:=IF(AND([.B5]&lt;&gt;&quot;&quot;; [.C5]&lt;&gt;&quot;&quot;); &quot; $&quot; &amp; TEXT([.B5]; &quot;0.00&quot;) &amp; &quot;_{\pm &quot; &amp; TEXT([.C5]; &quot;0.00&quot;) &amp; &quot;}$ &quot;; &quot;&quot;)">
            <text:p/>
          </table:table-cell>
          <table:table-cell table:style-name="ce49" table:formula="of:=IF(AND([.C5]&lt;&gt;&quot;&quot;; [.D5]&lt;&gt;&quot;&quot;); &quot; $&quot; &amp; TEXT([.C5]; &quot;0.00&quot;) &amp; &quot;_{\pm &quot; &amp; TEXT([.D5]; &quot;0.00&quot;) &amp; &quot;}$ &quot;; &quot;&quot;)">
            <text:p/>
          </table:table-cell>
          <table:table-cell table:style-name="ce49" table:formula="of:=IF(AND([.D5]&lt;&gt;&quot;&quot;; [.E5]&lt;&gt;&quot;&quot;); &quot; $&quot; &amp; TEXT([.D5]; &quot;0.00&quot;) &amp; &quot;_{\pm &quot; &amp; TEXT([.E5]; &quot;0.00&quot;) &amp; &quot;}$ &quot;; &quot;&quot;)">
            <text:p/>
          </table:table-cell>
          <table:table-cell table:style-name="ce24" table:formula="of:=IF(AND([.E5]&lt;&gt;&quot;&quot;; [.F5]&lt;&gt;&quot;&quot;); &quot; $&quot; &amp; TEXT([.E5]; &quot;0.00&quot;) &amp; &quot;_{\pm &quot; &amp; TEXT([.F5]; &quot;0.00&quot;) &amp; &quot;}$ &quot;; &quot;&quot;)">
            <text:p/>
          </table:table-cell>
          <table:table-cell table:style-name="ce35"/>
          <table:table-cell table:style-name="ce49" table:number-columns-repeated="4"/>
          <table:table-cell table:style-name="ce121" table:number-columns-repeated="2"/>
          <table:table-cell table:number-columns-repeated="16351"/>
        </table:table-row>
        <table:table-row table:style-name="ro1">
          <table:table-cell table:style-name="ce84" office:value-type="string" calcext:value-type="string">
            <text:p>TempEval</text:p>
          </table:table-cell>
          <table:table-cell table:style-name="ce95" office:value-type="float" office:value="92.7800666780978" calcext:value-type="float">
            <text:p>92.78</text:p>
          </table:table-cell>
          <table:table-cell table:style-name="ce101" office:value-type="float" office:value="1.00685152784032" calcext:value-type="float">
            <text:p>1.01</text:p>
          </table:table-cell>
          <table:table-cell table:style-name="ce95" office:value-type="float" office:value="93.026399328978" calcext:value-type="float">
            <text:p>93.03</text:p>
          </table:table-cell>
          <table:table-cell table:style-name="ce101" office:value-type="float" office:value="1.29017913125659" calcext:value-type="float">
            <text:p>1.29</text:p>
          </table:table-cell>
          <table:table-cell table:style-name="ce95" office:value-type="float" office:value="92.5530250252975" calcext:value-type="float">
            <text:p>92.55</text:p>
          </table:table-cell>
          <table:table-cell table:style-name="ce108" office:value-type="float" office:value="1.42496388016832" calcext:value-type="float">
            <text:p>1.42</text:p>
          </table:table-cell>
          <table:table-cell table:style-name="ce95" office:value-type="float" office:value="89.8713535989505" calcext:value-type="float">
            <text:p>89.87</text:p>
          </table:table-cell>
          <table:table-cell table:style-name="ce108" office:value-type="float" office:value="1.21080115772967" calcext:value-type="float">
            <text:p>1.21</text:p>
          </table:table-cell>
          <table:table-cell table:style-name="ce108"/>
          <table:table-cell table:style-name="ce101" office:value-type="float" office:value="95.8507294565839" calcext:value-type="float">
            <text:p>95.85</text:p>
          </table:table-cell>
          <table:table-cell table:style-name="ce108" office:value-type="float" office:value="0.890739334634785" calcext:value-type="float">
            <text:p>0.89</text:p>
          </table:table-cell>
          <table:table-cell table:style-name="ce101" office:value-type="float" office:value="96.1027718064621" calcext:value-type="float">
            <text:p>96.10</text:p>
          </table:table-cell>
          <table:table-cell table:style-name="ce108" office:value-type="float" office:value="1.01406439798318" calcext:value-type="float">
            <text:p>1.01</text:p>
          </table:table-cell>
          <table:table-cell table:style-name="ce95" office:value-type="float" office:value="95.6185589369841" calcext:value-type="float">
            <text:p>95.62</text:p>
          </table:table-cell>
          <table:table-cell table:style-name="ce108" office:value-type="float" office:value="1.52285394518764" calcext:value-type="float">
            <text:p>1.52</text:p>
          </table:table-cell>
          <table:table-cell table:style-name="ce95" office:value-type="float" office:value="92.5960491929264" calcext:value-type="float">
            <text:p>92.60</text:p>
          </table:table-cell>
          <table:table-cell table:style-name="ce39" office:value-type="float" office:value="1.74926451583605" calcext:value-type="float">
            <text:p>1.75</text:p>
          </table:table-cell>
          <table:table-cell table:style-name="ce115"/>
          <table:table-cell table:style-name="ce117"/>
          <table:table-cell table:style-name="ce31"/>
          <table:table-cell table:style-name="ce44" table:formula="of:=IF([.A6]&lt;&gt;&quot;&quot;; [.A6]; &quot;&quot;)" office:value-type="string" office:string-value="TempEval" calcext:value-type="string">
            <text:p>TempEval</text:p>
          </table:table-cell>
          <table:table-cell table:style-name="ce121" table:formula="of:=IF(AND([.B6]&lt;&gt;&quot;&quot;; [.C6]&lt;&gt;&quot;&quot;); &quot; $&quot; &amp; TEXT([.B6]; &quot;0.00&quot;) &amp; &quot;_{\pm &quot; &amp; TEXT([.C6]; &quot;0.00&quot;) &amp; &quot;}$ &quot;; &quot;&quot;)" office:value-type="string" office:string-value=" $92.78_{\pm 1.01}$ " calcext:value-type="string">
            <text:p><text:s/>$92.78_{\pm 1.01}$ </text:p>
          </table:table-cell>
          <table:table-cell table:style-name="ce50" table:formula="of:=IF(AND([.D6]&lt;&gt;&quot;&quot;; [.E6]&lt;&gt;&quot;&quot;); &quot; $&quot; &amp; TEXT([.D6]; &quot;0.00&quot;) &amp; &quot;_{\pm &quot; &amp; TEXT([.E6]; &quot;0.00&quot;) &amp; &quot;}$ &quot;; &quot;&quot;)" office:value-type="string" office:string-value=" $93.03_{\pm 1.29}$ " calcext:value-type="string">
            <text:p><text:s/>$93.03_{\pm 1.29}$ </text:p>
          </table:table-cell>
          <table:table-cell table:style-name="ce50" table:formula="of:=IF(AND([.F6]&lt;&gt;&quot;&quot;; [.G6]&lt;&gt;&quot;&quot;); &quot; $&quot; &amp; TEXT([.F6]; &quot;0.00&quot;) &amp; &quot;_{\pm &quot; &amp; TEXT([.G6]; &quot;0.00&quot;) &amp; &quot;}$ &quot;; &quot;&quot;)" office:value-type="string" office:string-value=" $92.55_{\pm 1.42}$ " calcext:value-type="string">
            <text:p><text:s/>$92.55_{\pm 1.42}$ </text:p>
          </table:table-cell>
          <table:table-cell table:style-name="ce121" table:formula="of:=IF(AND([.H6]&lt;&gt;&quot;&quot;; [.I6]&lt;&gt;&quot;&quot;); &quot; $&quot; &amp; TEXT([.H6]; &quot;0.00&quot;) &amp; &quot;_{\pm &quot; &amp; TEXT([.I6]; &quot;0.00&quot;) &amp; &quot;}$ &quot;; &quot;&quot;)" office:value-type="string" office:string-value=" $89.87_{\pm 1.21}$ " calcext:value-type="string">
            <text:p><text:s/>$89.87_{\pm 1.21}$ </text:p>
          </table:table-cell>
          <table:table-cell table:style-name="ce35"/>
          <table:table-cell table:style-name="ce50" table:formula="of:=IF(AND([.K6]&lt;&gt;&quot;&quot;; [.L6]&lt;&gt;&quot;&quot;); &quot; $&quot; &amp; TEXT([.K6]; &quot;0.00&quot;) &amp; &quot;_{\pm &quot; &amp; TEXT([.L6]; &quot;0.00&quot;) &amp; &quot;}$ &quot;; &quot;&quot;)" office:value-type="string" office:string-value=" $95.85_{\pm 0.89}$ " calcext:value-type="string">
            <text:p><text:s/>$95.85_{\pm 0.89}$ </text:p>
          </table:table-cell>
          <table:table-cell table:style-name="ce50" table:formula="of:=IF(AND([.M6]&lt;&gt;&quot;&quot;; [.N6]&lt;&gt;&quot;&quot;); &quot; $&quot; &amp; TEXT([.M6]; &quot;0.00&quot;) &amp; &quot;_{\pm &quot; &amp; TEXT([.N6]; &quot;0.00&quot;) &amp; &quot;}$ &quot;; &quot;&quot;)" office:value-type="string" office:string-value=" $96.10_{\pm 1.01}$ " calcext:value-type="string">
            <text:p><text:s/>$96.10_{\pm 1.01}$ </text:p>
          </table:table-cell>
          <table:table-cell table:style-name="ce50" table:formula="of:=IF(AND([.O6]&lt;&gt;&quot;&quot;; [.P6]&lt;&gt;&quot;&quot;); &quot; $&quot; &amp; TEXT([.O6]; &quot;0.00&quot;) &amp; &quot;_{\pm &quot; &amp; TEXT([.P6]; &quot;0.00&quot;) &amp; &quot;}$ &quot;; &quot;&quot;)" office:value-type="string" office:string-value=" $95.62_{\pm 1.52}$ " calcext:value-type="string">
            <text:p><text:s/>$95.62_{\pm 1.52}$ </text:p>
          </table:table-cell>
          <table:table-cell table:style-name="ce50" table:formula="of:=IF(AND([.Q6]&lt;&gt;&quot;&quot;; [.R6]&lt;&gt;&quot;&quot;); &quot; $&quot; &amp; TEXT([.Q6]; &quot;0.00&quot;) &amp; &quot;_{\pm &quot; &amp; TEXT([.R6]; &quot;0.00&quot;) &amp; &quot;}$ &quot;; &quot;&quot;)" office:value-type="string" office:string-value=" $92.60_{\pm 1.75}$ " calcext:value-type="string">
            <text:p><text:s/>$92.60_{\pm 1.75}$ </text:p>
          </table:table-cell>
          <table:table-cell table:style-name="ce121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Date</text:p>
          </table:table-cell>
          <table:table-cell table:style-name="ce95" office:value-type="float" office:value="91.9898937233491" calcext:value-type="float">
            <text:p>91.99</text:p>
          </table:table-cell>
          <table:table-cell table:style-name="ce101" office:value-type="float" office:value="0.808577624154173" calcext:value-type="float">
            <text:p>0.81</text:p>
          </table:table-cell>
          <table:table-cell table:style-name="ce95" office:value-type="float" office:value="91.6004099687316" calcext:value-type="float">
            <text:p>91.60</text:p>
          </table:table-cell>
          <table:table-cell table:style-name="ce101" office:value-type="float" office:value="1.11155949782723" calcext:value-type="float">
            <text:p>1.11</text:p>
          </table:table-cell>
          <table:table-cell table:style-name="ce95" office:value-type="float" office:value="92.3964230661095" calcext:value-type="float">
            <text:p>92.40</text:p>
          </table:table-cell>
          <table:table-cell table:style-name="ce108" office:value-type="float" office:value="1.13644535017412" calcext:value-type="float">
            <text:p>1.14</text:p>
          </table:table-cell>
          <table:table-cell table:style-name="ce95" office:value-type="float" office:value="91.9898937233491" calcext:value-type="float">
            <text:p>91.99</text:p>
          </table:table-cell>
          <table:table-cell table:style-name="ce108" office:value-type="float" office:value="0.808577624154173" calcext:value-type="float">
            <text:p>0.81</text:p>
          </table:table-cell>
          <table:table-cell table:style-name="ce108"/>
          <table:table-cell table:style-name="ce101" office:value-type="float" office:value="94.07770213483" calcext:value-type="float">
            <text:p>94.08</text:p>
          </table:table-cell>
          <table:table-cell table:style-name="ce108" office:value-type="float" office:value="1.37329646552746" calcext:value-type="float">
            <text:p>1.37</text:p>
          </table:table-cell>
          <table:table-cell table:style-name="ce101" office:value-type="float" office:value="93.6798726942962" calcext:value-type="float">
            <text:p>93.68</text:p>
          </table:table-cell>
          <table:table-cell table:style-name="ce108" office:value-type="float" office:value="1.60225129647195" calcext:value-type="float">
            <text:p>1.60</text:p>
          </table:table-cell>
          <table:table-cell table:style-name="ce95" office:value-type="float" office:value="94.4928110465945" calcext:value-type="float">
            <text:p>94.49</text:p>
          </table:table-cell>
          <table:table-cell table:style-name="ce108" office:value-type="float" office:value="1.55722463690415" calcext:value-type="float">
            <text:p>1.56</text:p>
          </table:table-cell>
          <table:table-cell table:style-name="ce95" office:value-type="float" office:value="94.07770213483" calcext:value-type="float">
            <text:p>94.08</text:p>
          </table:table-cell>
          <table:table-cell table:style-name="ce108" office:value-type="float" office:value="1.37329646552746" calcext:value-type="float">
            <text:p>1.37</text:p>
          </table:table-cell>
          <table:table-cell table:style-name="ce115" table:number-columns-repeated="2"/>
          <table:table-cell table:style-name="ce31"/>
          <table:table-cell table:style-name="ce46" table:formula="of:=IF([.A7]&lt;&gt;&quot;&quot;; [.A7]; &quot;&quot;)" office:value-type="string" office:string-value="Date" calcext:value-type="string">
            <text:p>Date</text:p>
          </table:table-cell>
          <table:table-cell table:style-name="ce121" table:formula="of:=IF(AND([.B7]&lt;&gt;&quot;&quot;; [.C7]&lt;&gt;&quot;&quot;); &quot; $&quot; &amp; TEXT([.B7]; &quot;0.00&quot;) &amp; &quot;_{\pm &quot; &amp; TEXT([.C7]; &quot;0.00&quot;) &amp; &quot;}$ &quot;; &quot;&quot;)" office:value-type="string" office:string-value=" $91.99_{\pm 0.81}$ " calcext:value-type="string">
            <text:p><text:s/>$91.99_{\pm 0.81}$ </text:p>
          </table:table-cell>
          <table:table-cell table:style-name="ce50" table:formula="of:=IF(AND([.D7]&lt;&gt;&quot;&quot;; [.E7]&lt;&gt;&quot;&quot;); &quot; $&quot; &amp; TEXT([.D7]; &quot;0.00&quot;) &amp; &quot;_{\pm &quot; &amp; TEXT([.E7]; &quot;0.00&quot;) &amp; &quot;}$ &quot;; &quot;&quot;)" office:value-type="string" office:string-value=" $91.60_{\pm 1.11}$ " calcext:value-type="string">
            <text:p><text:s/>$91.60_{\pm 1.11}$ </text:p>
          </table:table-cell>
          <table:table-cell table:style-name="ce50" table:formula="of:=IF(AND([.F7]&lt;&gt;&quot;&quot;; [.G7]&lt;&gt;&quot;&quot;); &quot; $&quot; &amp; TEXT([.F7]; &quot;0.00&quot;) &amp; &quot;_{\pm &quot; &amp; TEXT([.G7]; &quot;0.00&quot;) &amp; &quot;}$ &quot;; &quot;&quot;)" office:value-type="string" office:string-value=" $92.40_{\pm 1.14}$ " calcext:value-type="string">
            <text:p><text:s/>$92.40_{\pm 1.14}$ </text:p>
          </table:table-cell>
          <table:table-cell table:style-name="ce121" table:formula="of:=IF(AND([.H7]&lt;&gt;&quot;&quot;; [.I7]&lt;&gt;&quot;&quot;); &quot; $&quot; &amp; TEXT([.H7]; &quot;0.00&quot;) &amp; &quot;_{\pm &quot; &amp; TEXT([.I7]; &quot;0.00&quot;) &amp; &quot;}$ &quot;; &quot;&quot;)" office:value-type="string" office:string-value=" $91.99_{\pm 0.81}$ " calcext:value-type="string">
            <text:p><text:s/>$91.99_{\pm 0.81}$ </text:p>
          </table:table-cell>
          <table:table-cell table:style-name="ce35"/>
          <table:table-cell table:style-name="ce50" table:formula="of:=IF(AND([.K7]&lt;&gt;&quot;&quot;; [.L7]&lt;&gt;&quot;&quot;); &quot; $&quot; &amp; TEXT([.K7]; &quot;0.00&quot;) &amp; &quot;_{\pm &quot; &amp; TEXT([.L7]; &quot;0.00&quot;) &amp; &quot;}$ &quot;; &quot;&quot;)" office:value-type="string" office:string-value=" $94.08_{\pm 1.37}$ " calcext:value-type="string">
            <text:p><text:s/>$94.08_{\pm 1.37}$ </text:p>
          </table:table-cell>
          <table:table-cell table:style-name="ce50" table:formula="of:=IF(AND([.M7]&lt;&gt;&quot;&quot;; [.N7]&lt;&gt;&quot;&quot;); &quot; $&quot; &amp; TEXT([.M7]; &quot;0.00&quot;) &amp; &quot;_{\pm &quot; &amp; TEXT([.N7]; &quot;0.00&quot;) &amp; &quot;}$ &quot;; &quot;&quot;)" office:value-type="string" office:string-value=" $93.68_{\pm 1.60}$ " calcext:value-type="string">
            <text:p><text:s/>$93.68_{\pm 1.60}$ </text:p>
          </table:table-cell>
          <table:table-cell table:style-name="ce50" table:formula="of:=IF(AND([.O7]&lt;&gt;&quot;&quot;; [.P7]&lt;&gt;&quot;&quot;); &quot; $&quot; &amp; TEXT([.O7]; &quot;0.00&quot;) &amp; &quot;_{\pm &quot; &amp; TEXT([.P7]; &quot;0.00&quot;) &amp; &quot;}$ &quot;; &quot;&quot;)" office:value-type="string" office:string-value=" $94.49_{\pm 1.56}$ " calcext:value-type="string">
            <text:p><text:s/>$94.49_{\pm 1.56}$ </text:p>
          </table:table-cell>
          <table:table-cell table:style-name="ce50" table:formula="of:=IF(AND([.Q7]&lt;&gt;&quot;&quot;; [.R7]&lt;&gt;&quot;&quot;); &quot; $&quot; &amp; TEXT([.Q7]; &quot;0.00&quot;) &amp; &quot;_{\pm &quot; &amp; TEXT([.R7]; &quot;0.00&quot;) &amp; &quot;}$ &quot;; &quot;&quot;)" office:value-type="string" office:string-value=" $94.08_{\pm 1.37}$ " calcext:value-type="string">
            <text:p><text:s/>$94.08_{\pm 1.37}$ </text:p>
          </table:table-cell>
          <table:table-cell table:style-name="ce121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Time</text:p>
          </table:table-cell>
          <table:table-cell table:style-name="ce95" office:value-type="float" office:value="72.2245303715892" calcext:value-type="float">
            <text:p>72.22</text:p>
          </table:table-cell>
          <table:table-cell table:style-name="ce101" office:value-type="float" office:value="13.3749976424871" calcext:value-type="float">
            <text:p>13.37</text:p>
          </table:table-cell>
          <table:table-cell table:style-name="ce95" office:value-type="float" office:value="83.8250360750361" calcext:value-type="float">
            <text:p>83.83</text:p>
          </table:table-cell>
          <table:table-cell table:style-name="ce101" office:value-type="float" office:value="12.330584964702" calcext:value-type="float">
            <text:p>12.33</text:p>
          </table:table-cell>
          <table:table-cell table:style-name="ce95" office:value-type="float" office:value="65.906746031746" calcext:value-type="float">
            <text:p>65.91</text:p>
          </table:table-cell>
          <table:table-cell table:style-name="ce108" office:value-type="float" office:value="18.2986385145251" calcext:value-type="float">
            <text:p>18.30</text:p>
          </table:table-cell>
          <table:table-cell table:style-name="ce95" office:value-type="float" office:value="72.2245303715892" calcext:value-type="float">
            <text:p>72.22</text:p>
          </table:table-cell>
          <table:table-cell table:style-name="ce108" office:value-type="float" office:value="13.3749976424871" calcext:value-type="float">
            <text:p>13.37</text:p>
          </table:table-cell>
          <table:table-cell table:style-name="ce108"/>
          <table:table-cell table:style-name="ce101" office:value-type="float" office:value="72.2245303715892" calcext:value-type="float">
            <text:p>72.22</text:p>
          </table:table-cell>
          <table:table-cell table:style-name="ce108" office:value-type="float" office:value="13.3749976424871" calcext:value-type="float">
            <text:p>13.37</text:p>
          </table:table-cell>
          <table:table-cell table:style-name="ce101" office:value-type="float" office:value="83.8250360750361" calcext:value-type="float">
            <text:p>83.83</text:p>
          </table:table-cell>
          <table:table-cell table:style-name="ce108" office:value-type="float" office:value="12.330584964702" calcext:value-type="float">
            <text:p>12.33</text:p>
          </table:table-cell>
          <table:table-cell table:style-name="ce95" office:value-type="float" office:value="65.906746031746" calcext:value-type="float">
            <text:p>65.91</text:p>
          </table:table-cell>
          <table:table-cell table:style-name="ce108" office:value-type="float" office:value="18.2986385145251" calcext:value-type="float">
            <text:p>18.30</text:p>
          </table:table-cell>
          <table:table-cell table:style-name="ce95" office:value-type="float" office:value="72.2245303715892" calcext:value-type="float">
            <text:p>72.22</text:p>
          </table:table-cell>
          <table:table-cell table:style-name="ce108" office:value-type="float" office:value="13.3749976424871" calcext:value-type="float">
            <text:p>13.37</text:p>
          </table:table-cell>
          <table:table-cell table:style-name="ce115" table:number-columns-repeated="2"/>
          <table:table-cell table:style-name="ce31"/>
          <table:table-cell table:style-name="ce46" table:formula="of:=IF([.A8]&lt;&gt;&quot;&quot;; [.A8]; &quot;&quot;)" office:value-type="string" office:string-value="Time" calcext:value-type="string">
            <text:p>Time</text:p>
          </table:table-cell>
          <table:table-cell table:style-name="ce121" table:formula="of:=IF(AND([.B8]&lt;&gt;&quot;&quot;; [.C8]&lt;&gt;&quot;&quot;); &quot; $&quot; &amp; TEXT([.B8]; &quot;0.00&quot;) &amp; &quot;_{\pm &quot; &amp; TEXT([.C8]; &quot;0.00&quot;) &amp; &quot;}$ &quot;; &quot;&quot;)" office:value-type="string" office:string-value=" $72.22_{\pm 13.37}$ " calcext:value-type="string">
            <text:p><text:s/>$72.22_{\pm 13.37}$ </text:p>
          </table:table-cell>
          <table:table-cell table:style-name="ce50" table:formula="of:=IF(AND([.D8]&lt;&gt;&quot;&quot;; [.E8]&lt;&gt;&quot;&quot;); &quot; $&quot; &amp; TEXT([.D8]; &quot;0.00&quot;) &amp; &quot;_{\pm &quot; &amp; TEXT([.E8]; &quot;0.00&quot;) &amp; &quot;}$ &quot;; &quot;&quot;)" office:value-type="string" office:string-value=" $83.83_{\pm 12.33}$ " calcext:value-type="string">
            <text:p><text:s/>$83.83_{\pm 12.33}$ </text:p>
          </table:table-cell>
          <table:table-cell table:style-name="ce50" table:formula="of:=IF(AND([.F8]&lt;&gt;&quot;&quot;; [.G8]&lt;&gt;&quot;&quot;); &quot; $&quot; &amp; TEXT([.F8]; &quot;0.00&quot;) &amp; &quot;_{\pm &quot; &amp; TEXT([.G8]; &quot;0.00&quot;) &amp; &quot;}$ &quot;; &quot;&quot;)" office:value-type="string" office:string-value=" $65.91_{\pm 18.30}$ " calcext:value-type="string">
            <text:p><text:s/>$65.91_{\pm 18.30}$ </text:p>
          </table:table-cell>
          <table:table-cell table:style-name="ce121" table:formula="of:=IF(AND([.H8]&lt;&gt;&quot;&quot;; [.I8]&lt;&gt;&quot;&quot;); &quot; $&quot; &amp; TEXT([.H8]; &quot;0.00&quot;) &amp; &quot;_{\pm &quot; &amp; TEXT([.I8]; &quot;0.00&quot;) &amp; &quot;}$ &quot;; &quot;&quot;)" office:value-type="string" office:string-value=" $72.22_{\pm 13.37}$ " calcext:value-type="string">
            <text:p><text:s/>$72.22_{\pm 13.37}$ </text:p>
          </table:table-cell>
          <table:table-cell table:style-name="ce35"/>
          <table:table-cell table:style-name="ce50" table:formula="of:=IF(AND([.K8]&lt;&gt;&quot;&quot;; [.L8]&lt;&gt;&quot;&quot;); &quot; $&quot; &amp; TEXT([.K8]; &quot;0.00&quot;) &amp; &quot;_{\pm &quot; &amp; TEXT([.L8]; &quot;0.00&quot;) &amp; &quot;}$ &quot;; &quot;&quot;)" office:value-type="string" office:string-value=" $72.22_{\pm 13.37}$ " calcext:value-type="string">
            <text:p><text:s/>$72.22_{\pm 13.37}$ </text:p>
          </table:table-cell>
          <table:table-cell table:style-name="ce50" table:formula="of:=IF(AND([.M8]&lt;&gt;&quot;&quot;; [.N8]&lt;&gt;&quot;&quot;); &quot; $&quot; &amp; TEXT([.M8]; &quot;0.00&quot;) &amp; &quot;_{\pm &quot; &amp; TEXT([.N8]; &quot;0.00&quot;) &amp; &quot;}$ &quot;; &quot;&quot;)" office:value-type="string" office:string-value=" $83.83_{\pm 12.33}$ " calcext:value-type="string">
            <text:p><text:s/>$83.83_{\pm 12.33}$ </text:p>
          </table:table-cell>
          <table:table-cell table:style-name="ce50" table:formula="of:=IF(AND([.O8]&lt;&gt;&quot;&quot;; [.P8]&lt;&gt;&quot;&quot;); &quot; $&quot; &amp; TEXT([.O8]; &quot;0.00&quot;) &amp; &quot;_{\pm &quot; &amp; TEXT([.P8]; &quot;0.00&quot;) &amp; &quot;}$ &quot;; &quot;&quot;)" office:value-type="string" office:string-value=" $65.91_{\pm 18.30}$ " calcext:value-type="string">
            <text:p><text:s/>$65.91_{\pm 18.30}$ </text:p>
          </table:table-cell>
          <table:table-cell table:style-name="ce50" table:formula="of:=IF(AND([.Q8]&lt;&gt;&quot;&quot;; [.R8]&lt;&gt;&quot;&quot;); &quot; $&quot; &amp; TEXT([.Q8]; &quot;0.00&quot;) &amp; &quot;_{\pm &quot; &amp; TEXT([.R8]; &quot;0.00&quot;) &amp; &quot;}$ &quot;; &quot;&quot;)" office:value-type="string" office:string-value=" $72.22_{\pm 13.37}$ " calcext:value-type="string">
            <text:p><text:s/>$72.22_{\pm 13.37}$ </text:p>
          </table:table-cell>
          <table:table-cell table:style-name="ce121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Duration</text:p>
          </table:table-cell>
          <table:table-cell table:style-name="ce95" office:value-type="float" office:value="82.2080994484161" calcext:value-type="float">
            <text:p>82.21</text:p>
          </table:table-cell>
          <table:table-cell table:style-name="ce101" office:value-type="float" office:value="5.57690898070557" calcext:value-type="float">
            <text:p>5.58</text:p>
          </table:table-cell>
          <table:table-cell table:style-name="ce95" office:value-type="float" office:value="83.1301340791638" calcext:value-type="float">
            <text:p>83.13</text:p>
          </table:table-cell>
          <table:table-cell table:style-name="ce101" office:value-type="float" office:value="4.81643100386178" calcext:value-type="float">
            <text:p>4.82</text:p>
          </table:table-cell>
          <table:table-cell table:style-name="ce95" office:value-type="float" office:value="81.4318364642386" calcext:value-type="float">
            <text:p>81.43</text:p>
          </table:table-cell>
          <table:table-cell table:style-name="ce108" office:value-type="float" office:value="6.97425443417771" calcext:value-type="float">
            <text:p>6.97</text:p>
          </table:table-cell>
          <table:table-cell table:style-name="ce95" office:value-type="float" office:value="82.2080994484161" calcext:value-type="float">
            <text:p>82.21</text:p>
          </table:table-cell>
          <table:table-cell table:style-name="ce108" office:value-type="float" office:value="5.57690898070557" calcext:value-type="float">
            <text:p>5.58</text:p>
          </table:table-cell>
          <table:table-cell table:style-name="ce108"/>
          <table:table-cell table:style-name="ce101" office:value-type="float" office:value="86.9714252853579" calcext:value-type="float">
            <text:p>86.97</text:p>
          </table:table-cell>
          <table:table-cell table:style-name="ce108" office:value-type="float" office:value="5.67076812126683" calcext:value-type="float">
            <text:p>5.67</text:p>
          </table:table-cell>
          <table:table-cell table:style-name="ce101" office:value-type="float" office:value="87.9319843399768" calcext:value-type="float">
            <text:p>87.93</text:p>
          </table:table-cell>
          <table:table-cell table:style-name="ce108" office:value-type="float" office:value="4.49221565299403" calcext:value-type="float">
            <text:p>4.49</text:p>
          </table:table-cell>
          <table:table-cell table:style-name="ce95" office:value-type="float" office:value="86.1671559026312" calcext:value-type="float">
            <text:p>86.17</text:p>
          </table:table-cell>
          <table:table-cell table:style-name="ce108" office:value-type="float" office:value="7.46149549278577" calcext:value-type="float">
            <text:p>7.46</text:p>
          </table:table-cell>
          <table:table-cell table:style-name="ce95" office:value-type="float" office:value="86.9714252853579" calcext:value-type="float">
            <text:p>86.97</text:p>
          </table:table-cell>
          <table:table-cell table:style-name="ce108" office:value-type="float" office:value="5.67076812126683" calcext:value-type="float">
            <text:p>5.67</text:p>
          </table:table-cell>
          <table:table-cell table:style-name="ce115" table:number-columns-repeated="2"/>
          <table:table-cell table:style-name="ce31"/>
          <table:table-cell table:style-name="ce46" table:formula="of:=IF([.A9]&lt;&gt;&quot;&quot;; [.A9]; &quot;&quot;)" office:value-type="string" office:string-value="Duration" calcext:value-type="string">
            <text:p>Duration</text:p>
          </table:table-cell>
          <table:table-cell table:style-name="ce121" table:formula="of:=IF(AND([.B9]&lt;&gt;&quot;&quot;; [.C9]&lt;&gt;&quot;&quot;); &quot; $&quot; &amp; TEXT([.B9]; &quot;0.00&quot;) &amp; &quot;_{\pm &quot; &amp; TEXT([.C9]; &quot;0.00&quot;) &amp; &quot;}$ &quot;; &quot;&quot;)" office:value-type="string" office:string-value=" $82.21_{\pm 5.58}$ " calcext:value-type="string">
            <text:p><text:s/>$82.21_{\pm 5.58}$ </text:p>
          </table:table-cell>
          <table:table-cell table:style-name="ce50" table:formula="of:=IF(AND([.D9]&lt;&gt;&quot;&quot;; [.E9]&lt;&gt;&quot;&quot;); &quot; $&quot; &amp; TEXT([.D9]; &quot;0.00&quot;) &amp; &quot;_{\pm &quot; &amp; TEXT([.E9]; &quot;0.00&quot;) &amp; &quot;}$ &quot;; &quot;&quot;)" office:value-type="string" office:string-value=" $83.13_{\pm 4.82}$ " calcext:value-type="string">
            <text:p><text:s/>$83.13_{\pm 4.82}$ </text:p>
          </table:table-cell>
          <table:table-cell table:style-name="ce50" table:formula="of:=IF(AND([.F9]&lt;&gt;&quot;&quot;; [.G9]&lt;&gt;&quot;&quot;); &quot; $&quot; &amp; TEXT([.F9]; &quot;0.00&quot;) &amp; &quot;_{\pm &quot; &amp; TEXT([.G9]; &quot;0.00&quot;) &amp; &quot;}$ &quot;; &quot;&quot;)" office:value-type="string" office:string-value=" $81.43_{\pm 6.97}$ " calcext:value-type="string">
            <text:p><text:s/>$81.43_{\pm 6.97}$ </text:p>
          </table:table-cell>
          <table:table-cell table:style-name="ce121" table:formula="of:=IF(AND([.H9]&lt;&gt;&quot;&quot;; [.I9]&lt;&gt;&quot;&quot;); &quot; $&quot; &amp; TEXT([.H9]; &quot;0.00&quot;) &amp; &quot;_{\pm &quot; &amp; TEXT([.I9]; &quot;0.00&quot;) &amp; &quot;}$ &quot;; &quot;&quot;)" office:value-type="string" office:string-value=" $82.21_{\pm 5.58}$ " calcext:value-type="string">
            <text:p><text:s/>$82.21_{\pm 5.58}$ </text:p>
          </table:table-cell>
          <table:table-cell table:style-name="ce35"/>
          <table:table-cell table:style-name="ce50" table:formula="of:=IF(AND([.K9]&lt;&gt;&quot;&quot;; [.L9]&lt;&gt;&quot;&quot;); &quot; $&quot; &amp; TEXT([.K9]; &quot;0.00&quot;) &amp; &quot;_{\pm &quot; &amp; TEXT([.L9]; &quot;0.00&quot;) &amp; &quot;}$ &quot;; &quot;&quot;)" office:value-type="string" office:string-value=" $86.97_{\pm 5.67}$ " calcext:value-type="string">
            <text:p><text:s/>$86.97_{\pm 5.67}$ </text:p>
          </table:table-cell>
          <table:table-cell table:style-name="ce50" table:formula="of:=IF(AND([.M9]&lt;&gt;&quot;&quot;; [.N9]&lt;&gt;&quot;&quot;); &quot; $&quot; &amp; TEXT([.M9]; &quot;0.00&quot;) &amp; &quot;_{\pm &quot; &amp; TEXT([.N9]; &quot;0.00&quot;) &amp; &quot;}$ &quot;; &quot;&quot;)" office:value-type="string" office:string-value=" $87.93_{\pm 4.49}$ " calcext:value-type="string">
            <text:p><text:s/>$87.93_{\pm 4.49}$ </text:p>
          </table:table-cell>
          <table:table-cell table:style-name="ce50" table:formula="of:=IF(AND([.O9]&lt;&gt;&quot;&quot;; [.P9]&lt;&gt;&quot;&quot;); &quot; $&quot; &amp; TEXT([.O9]; &quot;0.00&quot;) &amp; &quot;_{\pm &quot; &amp; TEXT([.P9]; &quot;0.00&quot;) &amp; &quot;}$ &quot;; &quot;&quot;)" office:value-type="string" office:string-value=" $86.17_{\pm 7.46}$ " calcext:value-type="string">
            <text:p><text:s/>$86.17_{\pm 7.46}$ </text:p>
          </table:table-cell>
          <table:table-cell table:style-name="ce50" table:formula="of:=IF(AND([.Q9]&lt;&gt;&quot;&quot;; [.R9]&lt;&gt;&quot;&quot;); &quot; $&quot; &amp; TEXT([.Q9]; &quot;0.00&quot;) &amp; &quot;_{\pm &quot; &amp; TEXT([.R9]; &quot;0.00&quot;) &amp; &quot;}$ &quot;; &quot;&quot;)" office:value-type="string" office:string-value=" $86.97_{\pm 5.67}$ " calcext:value-type="string">
            <text:p><text:s/>$86.97_{\pm 5.67}$ </text:p>
          </table:table-cell>
          <table:table-cell table:style-name="ce121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Set</text:p>
          </table:table-cell>
          <table:table-cell table:style-name="ce95" office:value-type="float" office:value="78.3845598845599" calcext:value-type="float">
            <text:p>78.38</text:p>
          </table:table-cell>
          <table:table-cell table:style-name="ce101" office:value-type="float" office:value="8.7978500109119" calcext:value-type="float">
            <text:p>8.80</text:p>
          </table:table-cell>
          <table:table-cell table:style-name="ce95" office:value-type="float" office:value="85.1666666666667" calcext:value-type="float">
            <text:p>85.17</text:p>
          </table:table-cell>
          <table:table-cell table:style-name="ce101" office:value-type="float" office:value="15.8893745069535" calcext:value-type="float">
            <text:p>15.89</text:p>
          </table:table-cell>
          <table:table-cell table:style-name="ce95" office:value-type="float" office:value="75.7380952380952" calcext:value-type="float">
            <text:p>75.74</text:p>
          </table:table-cell>
          <table:table-cell table:style-name="ce108" office:value-type="float" office:value="13.1589144490896" calcext:value-type="float">
            <text:p>13.16</text:p>
          </table:table-cell>
          <table:table-cell table:style-name="ce95" office:value-type="float" office:value="78.3845598845599" calcext:value-type="float">
            <text:p>78.38</text:p>
          </table:table-cell>
          <table:table-cell table:style-name="ce108" office:value-type="float" office:value="8.7978500109119" calcext:value-type="float">
            <text:p>8.80</text:p>
          </table:table-cell>
          <table:table-cell table:style-name="ce108"/>
          <table:table-cell table:style-name="ce101" office:value-type="float" office:value="78.3845598845599" calcext:value-type="float">
            <text:p>78.38</text:p>
          </table:table-cell>
          <table:table-cell table:style-name="ce108" office:value-type="float" office:value="8.7978500109119" calcext:value-type="float">
            <text:p>8.80</text:p>
          </table:table-cell>
          <table:table-cell table:style-name="ce95" office:value-type="float" office:value="85.1666666666667" calcext:value-type="float">
            <text:p>85.17</text:p>
          </table:table-cell>
          <table:table-cell table:style-name="ce108" office:value-type="float" office:value="15.8893745069535" calcext:value-type="float">
            <text:p>15.89</text:p>
          </table:table-cell>
          <table:table-cell table:style-name="ce95" office:value-type="float" office:value="75.7380952380952" calcext:value-type="float">
            <text:p>75.74</text:p>
          </table:table-cell>
          <table:table-cell table:style-name="ce108" office:value-type="float" office:value="13.1589144490896" calcext:value-type="float">
            <text:p>13.16</text:p>
          </table:table-cell>
          <table:table-cell table:style-name="ce95" office:value-type="float" office:value="78.3845598845599" calcext:value-type="float">
            <text:p>78.38</text:p>
          </table:table-cell>
          <table:table-cell table:style-name="ce108" office:value-type="float" office:value="8.7978500109119" calcext:value-type="float">
            <text:p>8.80</text:p>
          </table:table-cell>
          <table:table-cell table:style-name="ce115"/>
          <table:table-cell table:style-name="ce93" table:number-columns-repeated="2"/>
          <table:table-cell table:style-name="ce45" table:formula="of:=IF([.A10]&lt;&gt;&quot;&quot;; [.A10]; &quot;&quot;)" office:value-type="string" office:string-value="Set" calcext:value-type="string">
            <text:p>Set</text:p>
          </table:table-cell>
          <table:table-cell table:style-name="ce31" table:formula="of:=IF(AND([.B10]&lt;&gt;&quot;&quot;; [.C10]&lt;&gt;&quot;&quot;); &quot; $&quot; &amp; TEXT([.B10]; &quot;0.00&quot;) &amp; &quot;_{\pm &quot; &amp; TEXT([.C10]; &quot;0.00&quot;) &amp; &quot;}$ &quot;; &quot;&quot;)" office:value-type="string" office:string-value=" $78.38_{\pm 8.80}$ " calcext:value-type="string">
            <text:p><text:s/>$78.38_{\pm 8.80}$ </text:p>
          </table:table-cell>
          <table:table-cell table:style-name="ce50" table:formula="of:=IF(AND([.D10]&lt;&gt;&quot;&quot;; [.E10]&lt;&gt;&quot;&quot;); &quot; $&quot; &amp; TEXT([.D10]; &quot;0.00&quot;) &amp; &quot;_{\pm &quot; &amp; TEXT([.E10]; &quot;0.00&quot;) &amp; &quot;}$ &quot;; &quot;&quot;)" office:value-type="string" office:string-value=" $85.17_{\pm 15.89}$ " calcext:value-type="string">
            <text:p><text:s/>$85.17_{\pm 15.89}$ </text:p>
          </table:table-cell>
          <table:table-cell table:style-name="ce50" table:formula="of:=IF(AND([.F10]&lt;&gt;&quot;&quot;; [.G10]&lt;&gt;&quot;&quot;); &quot; $&quot; &amp; TEXT([.F10]; &quot;0.00&quot;) &amp; &quot;_{\pm &quot; &amp; TEXT([.G10]; &quot;0.00&quot;) &amp; &quot;}$ &quot;; &quot;&quot;)" office:value-type="string" office:string-value=" $75.74_{\pm 13.16}$ " calcext:value-type="string">
            <text:p><text:s/>$75.74_{\pm 13.16}$ </text:p>
          </table:table-cell>
          <table:table-cell table:style-name="ce121" table:formula="of:=IF(AND([.H10]&lt;&gt;&quot;&quot;; [.I10]&lt;&gt;&quot;&quot;); &quot; $&quot; &amp; TEXT([.H10]; &quot;0.00&quot;) &amp; &quot;_{\pm &quot; &amp; TEXT([.I10]; &quot;0.00&quot;) &amp; &quot;}$ &quot;; &quot;&quot;)" office:value-type="string" office:string-value=" $78.38_{\pm 8.80}$ " calcext:value-type="string">
            <text:p><text:s/>$78.38_{\pm 8.80}$ </text:p>
          </table:table-cell>
          <table:table-cell table:style-name="ce52"/>
          <table:table-cell table:style-name="ce50" table:formula="of:=IF(AND([.K10]&lt;&gt;&quot;&quot;; [.L10]&lt;&gt;&quot;&quot;); &quot; $&quot; &amp; TEXT([.K10]; &quot;0.00&quot;) &amp; &quot;_{\pm &quot; &amp; TEXT([.L10]; &quot;0.00&quot;) &amp; &quot;}$ &quot;; &quot;&quot;)" office:value-type="string" office:string-value=" $78.38_{\pm 8.80}$ " calcext:value-type="string">
            <text:p><text:s/>$78.38_{\pm 8.80}$ </text:p>
          </table:table-cell>
          <table:table-cell table:style-name="ce50" table:formula="of:=IF(AND([.M10]&lt;&gt;&quot;&quot;; [.N10]&lt;&gt;&quot;&quot;); &quot; $&quot; &amp; TEXT([.M10]; &quot;0.00&quot;) &amp; &quot;_{\pm &quot; &amp; TEXT([.N10]; &quot;0.00&quot;) &amp; &quot;}$ &quot;; &quot;&quot;)" office:value-type="string" office:string-value=" $85.17_{\pm 15.89}$ " calcext:value-type="string">
            <text:p><text:s/>$85.17_{\pm 15.89}$ </text:p>
          </table:table-cell>
          <table:table-cell table:style-name="ce50" table:formula="of:=IF(AND([.O10]&lt;&gt;&quot;&quot;; [.P10]&lt;&gt;&quot;&quot;); &quot; $&quot; &amp; TEXT([.O10]; &quot;0.00&quot;) &amp; &quot;_{\pm &quot; &amp; TEXT([.P10]; &quot;0.00&quot;) &amp; &quot;}$ &quot;; &quot;&quot;)" office:value-type="string" office:string-value=" $75.74_{\pm 13.16}$ " calcext:value-type="string">
            <text:p><text:s/>$75.74_{\pm 13.16}$ </text:p>
          </table:table-cell>
          <table:table-cell table:style-name="ce50" table:formula="of:=IF(AND([.Q10]&lt;&gt;&quot;&quot;; [.R10]&lt;&gt;&quot;&quot;); &quot; $&quot; &amp; TEXT([.Q10]; &quot;0.00&quot;) &amp; &quot;_{\pm &quot; &amp; TEXT([.R10]; &quot;0.00&quot;) &amp; &quot;}$ &quot;; &quot;&quot;)" office:value-type="string" office:string-value=" $78.38_{\pm 8.80}$ " calcext:value-type="string">
            <text:p><text:s/>$78.38_{\pm 8.80}$ </text:p>
          </table:table-cell>
          <table:table-cell table:style-name="ce121" table:number-columns-repeated="2"/>
          <table:table-cell table:number-columns-repeated="16351"/>
        </table:table-row>
        <table:table-row table:style-name="ro1">
          <table:table-cell table:style-name="ce6"/>
          <table:table-cell table:style-name="ce18"/>
          <table:table-cell table:style-name="ce24"/>
          <table:table-cell table:style-name="ce18"/>
          <table:table-cell table:style-name="ce24"/>
          <table:table-cell table:style-name="ce18"/>
          <table:table-cell table:style-name="ce32"/>
          <table:table-cell table:style-name="ce18"/>
          <table:table-cell table:style-name="ce32" table:number-columns-repeated="2"/>
          <table:table-cell table:style-name="ce24"/>
          <table:table-cell table:style-name="ce32"/>
          <table:table-cell table:style-name="ce24"/>
          <table:table-cell table:style-name="ce32"/>
          <table:table-cell table:style-name="ce18"/>
          <table:table-cell table:style-name="ce32"/>
          <table:table-cell table:style-name="ce18"/>
          <table:table-cell table:style-name="ce32"/>
          <table:table-cell table:style-name="ce24" table:number-columns-repeated="3"/>
          <table:table-cell table:style-name="ce46" table:formula="of:=IF([.A11]&lt;&gt;&quot;&quot;; [.A11]; &quot;&quot;)">
            <text:p/>
          </table:table-cell>
          <table:table-cell table:style-name="ce24" table:formula="of:=IF(AND([.B11]&lt;&gt;&quot;&quot;; [.C11]&lt;&gt;&quot;&quot;); &quot; $&quot; &amp; TEXT([.B11]; &quot;0.00&quot;) &amp; &quot;_{\pm &quot; &amp; TEXT([.C11]; &quot;0.00&quot;) &amp; &quot;}$ &quot;; &quot;&quot;)">
            <text:p/>
          </table:table-cell>
          <table:table-cell table:style-name="ce49" table:formula="of:=IF(AND([.D11]&lt;&gt;&quot;&quot;; [.E11]&lt;&gt;&quot;&quot;); &quot; $&quot; &amp; TEXT([.D11]; &quot;0.00&quot;) &amp; &quot;_{\pm &quot; &amp; TEXT([.E11]; &quot;0.00&quot;) &amp; &quot;}$ &quot;; &quot;&quot;)">
            <text:p/>
          </table:table-cell>
          <table:table-cell table:style-name="ce49" table:formula="of:=IF(AND([.F11]&lt;&gt;&quot;&quot;; [.G11]&lt;&gt;&quot;&quot;); &quot; $&quot; &amp; TEXT([.F11]; &quot;0.00&quot;) &amp; &quot;_{\pm &quot; &amp; TEXT([.G11]; &quot;0.00&quot;) &amp; &quot;}$ &quot;; &quot;&quot;)">
            <text:p/>
          </table:table-cell>
          <table:table-cell table:style-name="ce24" table:formula="of:=IF(AND([.H11]&lt;&gt;&quot;&quot;; [.I11]&lt;&gt;&quot;&quot;); &quot; $&quot; &amp; TEXT([.H11]; &quot;0.00&quot;) &amp; &quot;_{\pm &quot; &amp; TEXT([.I11]; &quot;0.00&quot;) &amp; &quot;}$ &quot;; &quot;&quot;)">
            <text:p/>
          </table:table-cell>
          <table:table-cell table:style-name="ce35"/>
          <table:table-cell table:style-name="ce49" table:formula="of:=IF(AND([.K11]&lt;&gt;&quot;&quot;; [.L11]&lt;&gt;&quot;&quot;); &quot; $&quot; &amp; TEXT([.K11]; &quot;0.00&quot;) &amp; &quot;_{\pm &quot; &amp; TEXT([.L11]; &quot;0.00&quot;) &amp; &quot;}$ &quot;; &quot;&quot;)">
            <text:p/>
          </table:table-cell>
          <table:table-cell table:style-name="ce49" table:formula="of:=IF(AND([.M11]&lt;&gt;&quot;&quot;; [.N11]&lt;&gt;&quot;&quot;); &quot; $&quot; &amp; TEXT([.M11]; &quot;0.00&quot;) &amp; &quot;_{\pm &quot; &amp; TEXT([.N11]; &quot;0.00&quot;) &amp; &quot;}$ &quot;; &quot;&quot;)">
            <text:p/>
          </table:table-cell>
          <table:table-cell table:style-name="ce49" table:formula="of:=IF(AND([.O11]&lt;&gt;&quot;&quot;; [.P11]&lt;&gt;&quot;&quot;); &quot; $&quot; &amp; TEXT([.O11]; &quot;0.00&quot;) &amp; &quot;_{\pm &quot; &amp; TEXT([.P11]; &quot;0.00&quot;) &amp; &quot;}$ &quot;; &quot;&quot;)">
            <text:p/>
          </table:table-cell>
          <table:table-cell table:style-name="ce49" table:formula="of:=IF(AND([.Q11]&lt;&gt;&quot;&quot;; [.R11]&lt;&gt;&quot;&quot;); &quot; $&quot; &amp; TEXT([.Q11]; &quot;0.00&quot;) &amp; &quot;_{\pm &quot; &amp; TEXT([.R11]; &quot;0.00&quot;) &amp; &quot;}$ &quot;; &quot;&quot;)">
            <text:p/>
          </table:table-cell>
          <table:table-cell table:style-name="ce121" table:number-columns-repeated="2"/>
          <table:table-cell table:number-columns-repeated="16351"/>
        </table:table-row>
        <table:table-row table:style-name="ro1">
          <table:table-cell table:style-name="ce84" office:value-type="string" calcext:value-type="string">
            <text:p>TimeBank</text:p>
          </table:table-cell>
          <table:table-cell table:style-name="ce95" office:value-type="float" office:value="95.6386243558723" calcext:value-type="float">
            <text:p>95.64</text:p>
          </table:table-cell>
          <table:table-cell table:style-name="ce101" office:value-type="float" office:value="1.30377120437749" calcext:value-type="float">
            <text:p>1.30</text:p>
          </table:table-cell>
          <table:table-cell table:style-name="ce95" office:value-type="float" office:value="96.0974694623812" calcext:value-type="float">
            <text:p>96.10</text:p>
          </table:table-cell>
          <table:table-cell table:style-name="ce101" office:value-type="float" office:value="1.61172495411492" calcext:value-type="float">
            <text:p>1.61</text:p>
          </table:table-cell>
          <table:table-cell table:style-name="ce95" office:value-type="float" office:value="95.1963410100323" calcext:value-type="float">
            <text:p>95.20</text:p>
          </table:table-cell>
          <table:table-cell table:style-name="ce108" office:value-type="float" office:value="1.40757708107782" calcext:value-type="float">
            <text:p>1.41</text:p>
          </table:table-cell>
          <table:table-cell table:style-name="ce95" office:value-type="float" office:value="93.4903067645877" calcext:value-type="float">
            <text:p>93.49</text:p>
          </table:table-cell>
          <table:table-cell table:style-name="ce108" office:value-type="float" office:value="1.13024259186902" calcext:value-type="float">
            <text:p>1.13</text:p>
          </table:table-cell>
          <table:table-cell table:style-name="ce108"/>
          <table:table-cell table:style-name="ce101" office:value-type="float" office:value="97.1390959798821" calcext:value-type="float">
            <text:p>97.14</text:p>
          </table:table-cell>
          <table:table-cell table:style-name="ce108" office:value-type="float" office:value="0.992170213832995" calcext:value-type="float">
            <text:p>0.99</text:p>
          </table:table-cell>
          <table:table-cell table:style-name="ce101" office:value-type="float" office:value="97.6024107295808" calcext:value-type="float">
            <text:p>97.60</text:p>
          </table:table-cell>
          <table:table-cell table:style-name="ce108" office:value-type="float" office:value="1.17613499489093" calcext:value-type="float">
            <text:p>1.18</text:p>
          </table:table-cell>
          <table:table-cell table:style-name="ce95" office:value-type="float" office:value="96.6925732389536" calcext:value-type="float">
            <text:p>96.69</text:p>
          </table:table-cell>
          <table:table-cell table:style-name="ce108" office:value-type="float" office:value="1.339963444367" calcext:value-type="float">
            <text:p>1.34</text:p>
          </table:table-cell>
          <table:table-cell table:style-name="ce95" office:value-type="float" office:value="94.7786056156126" calcext:value-type="float">
            <text:p>94.78</text:p>
          </table:table-cell>
          <table:table-cell table:style-name="ce108" office:value-type="float" office:value="1.12094989997826" calcext:value-type="float">
            <text:p>1.12</text:p>
          </table:table-cell>
          <table:table-cell table:style-name="ce115" table:number-columns-repeated="2"/>
          <table:table-cell table:style-name="ce31"/>
          <table:table-cell table:style-name="ce44" table:formula="of:=IF([.A12]&lt;&gt;&quot;&quot;; [.A12]; &quot;&quot;)" office:value-type="string" office:string-value="TimeBank" calcext:value-type="string">
            <text:p>TimeBank</text:p>
          </table:table-cell>
          <table:table-cell table:style-name="ce121" table:formula="of:=IF(AND([.B12]&lt;&gt;&quot;&quot;; [.C12]&lt;&gt;&quot;&quot;); &quot; $&quot; &amp; TEXT([.B12]; &quot;0.00&quot;) &amp; &quot;_{\pm &quot; &amp; TEXT([.C12]; &quot;0.00&quot;) &amp; &quot;}$ &quot;; &quot;&quot;)" office:value-type="string" office:string-value=" $95.64_{\pm 1.30}$ " calcext:value-type="string">
            <text:p><text:s/>$95.64_{\pm 1.30}$ </text:p>
          </table:table-cell>
          <table:table-cell table:style-name="ce50" table:formula="of:=IF(AND([.D12]&lt;&gt;&quot;&quot;; [.E12]&lt;&gt;&quot;&quot;); &quot; $&quot; &amp; TEXT([.D12]; &quot;0.00&quot;) &amp; &quot;_{\pm &quot; &amp; TEXT([.E12]; &quot;0.00&quot;) &amp; &quot;}$ &quot;; &quot;&quot;)" office:value-type="string" office:string-value=" $96.10_{\pm 1.61}$ " calcext:value-type="string">
            <text:p><text:s/>$96.10_{\pm 1.61}$ </text:p>
          </table:table-cell>
          <table:table-cell table:style-name="ce50" table:formula="of:=IF(AND([.F12]&lt;&gt;&quot;&quot;; [.G12]&lt;&gt;&quot;&quot;); &quot; $&quot; &amp; TEXT([.F12]; &quot;0.00&quot;) &amp; &quot;_{\pm &quot; &amp; TEXT([.G12]; &quot;0.00&quot;) &amp; &quot;}$ &quot;; &quot;&quot;)" office:value-type="string" office:string-value=" $95.20_{\pm 1.41}$ " calcext:value-type="string">
            <text:p><text:s/>$95.20_{\pm 1.41}$ </text:p>
          </table:table-cell>
          <table:table-cell table:style-name="ce121" table:formula="of:=IF(AND([.H12]&lt;&gt;&quot;&quot;; [.I12]&lt;&gt;&quot;&quot;); &quot; $&quot; &amp; TEXT([.H12]; &quot;0.00&quot;) &amp; &quot;_{\pm &quot; &amp; TEXT([.I12]; &quot;0.00&quot;) &amp; &quot;}$ &quot;; &quot;&quot;)" office:value-type="string" office:string-value=" $93.49_{\pm 1.13}$ " calcext:value-type="string">
            <text:p><text:s/>$93.49_{\pm 1.13}$ </text:p>
          </table:table-cell>
          <table:table-cell table:style-name="ce35"/>
          <table:table-cell table:style-name="ce50" table:formula="of:=IF(AND([.K12]&lt;&gt;&quot;&quot;; [.L12]&lt;&gt;&quot;&quot;); &quot; $&quot; &amp; TEXT([.K12]; &quot;0.00&quot;) &amp; &quot;_{\pm &quot; &amp; TEXT([.L12]; &quot;0.00&quot;) &amp; &quot;}$ &quot;; &quot;&quot;)" office:value-type="string" office:string-value=" $97.14_{\pm 0.99}$ " calcext:value-type="string">
            <text:p><text:s/>$97.14_{\pm 0.99}$ </text:p>
          </table:table-cell>
          <table:table-cell table:style-name="ce50" table:formula="of:=IF(AND([.M12]&lt;&gt;&quot;&quot;; [.N12]&lt;&gt;&quot;&quot;); &quot; $&quot; &amp; TEXT([.M12]; &quot;0.00&quot;) &amp; &quot;_{\pm &quot; &amp; TEXT([.N12]; &quot;0.00&quot;) &amp; &quot;}$ &quot;; &quot;&quot;)" office:value-type="string" office:string-value=" $97.60_{\pm 1.18}$ " calcext:value-type="string">
            <text:p><text:s/>$97.60_{\pm 1.18}$ </text:p>
          </table:table-cell>
          <table:table-cell table:style-name="ce50" table:formula="of:=IF(AND([.O12]&lt;&gt;&quot;&quot;; [.P12]&lt;&gt;&quot;&quot;); &quot; $&quot; &amp; TEXT([.O12]; &quot;0.00&quot;) &amp; &quot;_{\pm &quot; &amp; TEXT([.P12]; &quot;0.00&quot;) &amp; &quot;}$ &quot;; &quot;&quot;)" office:value-type="string" office:string-value=" $96.69_{\pm 1.34}$ " calcext:value-type="string">
            <text:p><text:s/>$96.69_{\pm 1.34}$ </text:p>
          </table:table-cell>
          <table:table-cell table:style-name="ce50" table:formula="of:=IF(AND([.Q12]&lt;&gt;&quot;&quot;; [.R12]&lt;&gt;&quot;&quot;); &quot; $&quot; &amp; TEXT([.Q12]; &quot;0.00&quot;) &amp; &quot;_{\pm &quot; &amp; TEXT([.R12]; &quot;0.00&quot;) &amp; &quot;}$ &quot;; &quot;&quot;)" office:value-type="string" office:string-value=" $94.78_{\pm 1.12}$ " calcext:value-type="string">
            <text:p><text:s/>$94.78_{\pm 1.12}$ </text:p>
          </table:table-cell>
          <table:table-cell table:style-name="ce121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Date</text:p>
          </table:table-cell>
          <table:table-cell table:style-name="ce19" office:value-type="float" office:value="94.6827309468383" calcext:value-type="float">
            <text:p>94.68</text:p>
          </table:table-cell>
          <table:table-cell table:style-name="ce25" office:value-type="float" office:value="1.21051266882061" calcext:value-type="float">
            <text:p>1.21</text:p>
          </table:table-cell>
          <table:table-cell table:style-name="ce19" office:value-type="float" office:value="94.2593600211806" calcext:value-type="float">
            <text:p>94.26</text:p>
          </table:table-cell>
          <table:table-cell table:style-name="ce25" office:value-type="float" office:value="1.04927878111197" calcext:value-type="float">
            <text:p>1.05</text:p>
          </table:table-cell>
          <table:table-cell table:style-name="ce19" office:value-type="float" office:value="95.1431755715794" calcext:value-type="float">
            <text:p>95.14</text:p>
          </table:table-cell>
          <table:table-cell table:style-name="ce25" office:value-type="float" office:value="2.25592933161202" calcext:value-type="float">
            <text:p>2.26</text:p>
          </table:table-cell>
          <table:table-cell table:style-name="ce19" office:value-type="float" office:value="94.6827309468383" calcext:value-type="float">
            <text:p>94.68</text:p>
          </table:table-cell>
          <table:table-cell table:style-name="ce34" office:value-type="float" office:value="1.21051266882061" calcext:value-type="float">
            <text:p>1.21</text:p>
          </table:table-cell>
          <table:table-cell table:style-name="ce34"/>
          <table:table-cell table:style-name="ce25" office:value-type="float" office:value="95.5042168599325" calcext:value-type="float">
            <text:p>95.50</text:p>
          </table:table-cell>
          <table:table-cell table:style-name="ce34" office:value-type="float" office:value="1.34530773629924" calcext:value-type="float">
            <text:p>1.35</text:p>
          </table:table-cell>
          <table:table-cell table:style-name="ce25" office:value-type="float" office:value="95.0788963306506" calcext:value-type="float">
            <text:p>95.08</text:p>
          </table:table-cell>
          <table:table-cell table:style-name="ce34" office:value-type="float" office:value="1.32831035557817" calcext:value-type="float">
            <text:p>1.33</text:p>
          </table:table-cell>
          <table:table-cell table:style-name="ce25" office:value-type="float" office:value="95.9667619327199" calcext:value-type="float">
            <text:p>95.97</text:p>
          </table:table-cell>
          <table:table-cell table:style-name="ce34" office:value-type="float" office:value="2.26025349040707" calcext:value-type="float">
            <text:p>2.26</text:p>
          </table:table-cell>
          <table:table-cell table:style-name="ce19" office:value-type="float" office:value="95.5042168599325" calcext:value-type="float">
            <text:p>95.50</text:p>
          </table:table-cell>
          <table:table-cell table:style-name="ce34" office:value-type="float" office:value="1.34530773629924" calcext:value-type="float">
            <text:p>1.35</text:p>
          </table:table-cell>
          <table:table-cell table:style-name="ce25" table:number-columns-repeated="2"/>
          <table:table-cell table:style-name="ce31"/>
          <table:table-cell table:style-name="ce46" table:formula="of:=IF([.A13]&lt;&gt;&quot;&quot;; [.A13]; &quot;&quot;)" office:value-type="string" office:string-value="Date" calcext:value-type="string">
            <text:p>Date</text:p>
          </table:table-cell>
          <table:table-cell table:style-name="ce121" table:formula="of:=IF(AND([.B13]&lt;&gt;&quot;&quot;; [.C13]&lt;&gt;&quot;&quot;); &quot; $&quot; &amp; TEXT([.B13]; &quot;0.00&quot;) &amp; &quot;_{\pm &quot; &amp; TEXT([.C13]; &quot;0.00&quot;) &amp; &quot;}$ &quot;; &quot;&quot;)" office:value-type="string" office:string-value=" $94.68_{\pm 1.21}$ " calcext:value-type="string">
            <text:p><text:s/>$94.68_{\pm 1.21}$ </text:p>
          </table:table-cell>
          <table:table-cell table:style-name="ce50" table:formula="of:=IF(AND([.D13]&lt;&gt;&quot;&quot;; [.E13]&lt;&gt;&quot;&quot;); &quot; $&quot; &amp; TEXT([.D13]; &quot;0.00&quot;) &amp; &quot;_{\pm &quot; &amp; TEXT([.E13]; &quot;0.00&quot;) &amp; &quot;}$ &quot;; &quot;&quot;)" office:value-type="string" office:string-value=" $94.26_{\pm 1.05}$ " calcext:value-type="string">
            <text:p><text:s/>$94.26_{\pm 1.05}$ </text:p>
          </table:table-cell>
          <table:table-cell table:style-name="ce50" table:formula="of:=IF(AND([.F13]&lt;&gt;&quot;&quot;; [.G13]&lt;&gt;&quot;&quot;); &quot; $&quot; &amp; TEXT([.F13]; &quot;0.00&quot;) &amp; &quot;_{\pm &quot; &amp; TEXT([.G13]; &quot;0.00&quot;) &amp; &quot;}$ &quot;; &quot;&quot;)" office:value-type="string" office:string-value=" $95.14_{\pm 2.26}$ " calcext:value-type="string">
            <text:p><text:s/>$95.14_{\pm 2.26}$ </text:p>
          </table:table-cell>
          <table:table-cell table:style-name="ce121" table:formula="of:=IF(AND([.H13]&lt;&gt;&quot;&quot;; [.I13]&lt;&gt;&quot;&quot;); &quot; $&quot; &amp; TEXT([.H13]; &quot;0.00&quot;) &amp; &quot;_{\pm &quot; &amp; TEXT([.I13]; &quot;0.00&quot;) &amp; &quot;}$ &quot;; &quot;&quot;)" office:value-type="string" office:string-value=" $94.68_{\pm 1.21}$ " calcext:value-type="string">
            <text:p><text:s/>$94.68_{\pm 1.21}$ </text:p>
          </table:table-cell>
          <table:table-cell table:style-name="ce35"/>
          <table:table-cell table:style-name="ce50" table:formula="of:=IF(AND([.K13]&lt;&gt;&quot;&quot;; [.L13]&lt;&gt;&quot;&quot;); &quot; $&quot; &amp; TEXT([.K13]; &quot;0.00&quot;) &amp; &quot;_{\pm &quot; &amp; TEXT([.L13]; &quot;0.00&quot;) &amp; &quot;}$ &quot;; &quot;&quot;)" office:value-type="string" office:string-value=" $95.50_{\pm 1.35}$ " calcext:value-type="string">
            <text:p><text:s/>$95.50_{\pm 1.35}$ </text:p>
          </table:table-cell>
          <table:table-cell table:style-name="ce50" table:formula="of:=IF(AND([.M13]&lt;&gt;&quot;&quot;; [.N13]&lt;&gt;&quot;&quot;); &quot; $&quot; &amp; TEXT([.M13]; &quot;0.00&quot;) &amp; &quot;_{\pm &quot; &amp; TEXT([.N13]; &quot;0.00&quot;) &amp; &quot;}$ &quot;; &quot;&quot;)" office:value-type="string" office:string-value=" $95.08_{\pm 1.33}$ " calcext:value-type="string">
            <text:p><text:s/>$95.08_{\pm 1.33}$ </text:p>
          </table:table-cell>
          <table:table-cell table:style-name="ce50" table:formula="of:=IF(AND([.O13]&lt;&gt;&quot;&quot;; [.P13]&lt;&gt;&quot;&quot;); &quot; $&quot; &amp; TEXT([.O13]; &quot;0.00&quot;) &amp; &quot;_{\pm &quot; &amp; TEXT([.P13]; &quot;0.00&quot;) &amp; &quot;}$ &quot;; &quot;&quot;)" office:value-type="string" office:string-value=" $95.97_{\pm 2.26}$ " calcext:value-type="string">
            <text:p><text:s/>$95.97_{\pm 2.26}$ </text:p>
          </table:table-cell>
          <table:table-cell table:style-name="ce50" table:formula="of:=IF(AND([.Q13]&lt;&gt;&quot;&quot;; [.R13]&lt;&gt;&quot;&quot;); &quot; $&quot; &amp; TEXT([.Q13]; &quot;0.00&quot;) &amp; &quot;_{\pm &quot; &amp; TEXT([.R13]; &quot;0.00&quot;) &amp; &quot;}$ &quot;; &quot;&quot;)" office:value-type="string" office:string-value=" $95.50_{\pm 1.35}$ " calcext:value-type="string">
            <text:p><text:s/>$95.50_{\pm 1.35}$ </text:p>
          </table:table-cell>
          <table:table-cell table:style-name="ce31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Time</text:p>
          </table:table-cell>
          <table:table-cell table:style-name="ce19" office:value-type="float" office:value="71.2938525526761" calcext:value-type="float">
            <text:p>71.29</text:p>
          </table:table-cell>
          <table:table-cell table:style-name="ce25" office:value-type="float" office:value="18.2828643225106" calcext:value-type="float">
            <text:p>18.28</text:p>
          </table:table-cell>
          <table:table-cell table:style-name="ce19" office:value-type="float" office:value="94.0873015873016" calcext:value-type="float">
            <text:p>94.09</text:p>
          </table:table-cell>
          <table:table-cell table:style-name="ce25" office:value-type="float" office:value="10.1488822554765" calcext:value-type="float">
            <text:p>10.15</text:p>
          </table:table-cell>
          <table:table-cell table:style-name="ce19" office:value-type="float" office:value="60.5513653013653" calcext:value-type="float">
            <text:p>60.55</text:p>
          </table:table-cell>
          <table:table-cell table:style-name="ce25" office:value-type="float" office:value="19.6589773167925" calcext:value-type="float">
            <text:p>19.66</text:p>
          </table:table-cell>
          <table:table-cell table:style-name="ce19" office:value-type="float" office:value="71.2938525526761" calcext:value-type="float">
            <text:p>71.29</text:p>
          </table:table-cell>
          <table:table-cell table:style-name="ce34" office:value-type="float" office:value="18.2828643225106" calcext:value-type="float">
            <text:p>18.28</text:p>
          </table:table-cell>
          <table:table-cell table:style-name="ce34"/>
          <table:table-cell table:style-name="ce25" office:value-type="float" office:value="73.2938525526761" calcext:value-type="float">
            <text:p>73.29</text:p>
          </table:table-cell>
          <table:table-cell table:style-name="ce34" office:value-type="float" office:value="19.1072687117921" calcext:value-type="float">
            <text:p>19.11</text:p>
          </table:table-cell>
          <table:table-cell table:style-name="ce25" office:value-type="float" office:value="96.3095238095238" calcext:value-type="float">
            <text:p>96.31</text:p>
          </table:table-cell>
          <table:table-cell table:style-name="ce34" office:value-type="float" office:value="8.65779896932224" calcext:value-type="float">
            <text:p>8.66</text:p>
          </table:table-cell>
          <table:table-cell table:style-name="ce25" office:value-type="float" office:value="62.3695471195471" calcext:value-type="float">
            <text:p>62.37</text:p>
          </table:table-cell>
          <table:table-cell table:style-name="ce34" office:value-type="float" office:value="20.6747583062413" calcext:value-type="float">
            <text:p>20.67</text:p>
          </table:table-cell>
          <table:table-cell table:style-name="ce19" office:value-type="float" office:value="73.2938525526761" calcext:value-type="float">
            <text:p>73.29</text:p>
          </table:table-cell>
          <table:table-cell table:style-name="ce34" office:value-type="float" office:value="19.1072687117921" calcext:value-type="float">
            <text:p>19.11</text:p>
          </table:table-cell>
          <table:table-cell table:style-name="ce25" table:number-columns-repeated="2"/>
          <table:table-cell table:style-name="ce31"/>
          <table:table-cell table:style-name="ce46" table:formula="of:=IF([.A14]&lt;&gt;&quot;&quot;; [.A14]; &quot;&quot;)" office:value-type="string" office:string-value="Time" calcext:value-type="string">
            <text:p>Time</text:p>
          </table:table-cell>
          <table:table-cell table:style-name="ce121" table:formula="of:=IF(AND([.B14]&lt;&gt;&quot;&quot;; [.C14]&lt;&gt;&quot;&quot;); &quot; $&quot; &amp; TEXT([.B14]; &quot;0.00&quot;) &amp; &quot;_{\pm &quot; &amp; TEXT([.C14]; &quot;0.00&quot;) &amp; &quot;}$ &quot;; &quot;&quot;)" office:value-type="string" office:string-value=" $71.29_{\pm 18.28}$ " calcext:value-type="string">
            <text:p><text:s/>$71.29_{\pm 18.28}$ </text:p>
          </table:table-cell>
          <table:table-cell table:style-name="ce50" table:formula="of:=IF(AND([.D14]&lt;&gt;&quot;&quot;; [.E14]&lt;&gt;&quot;&quot;); &quot; $&quot; &amp; TEXT([.D14]; &quot;0.00&quot;) &amp; &quot;_{\pm &quot; &amp; TEXT([.E14]; &quot;0.00&quot;) &amp; &quot;}$ &quot;; &quot;&quot;)" office:value-type="string" office:string-value=" $94.09_{\pm 10.15}$ " calcext:value-type="string">
            <text:p><text:s/>$94.09_{\pm 10.15}$ </text:p>
          </table:table-cell>
          <table:table-cell table:style-name="ce50" table:formula="of:=IF(AND([.F14]&lt;&gt;&quot;&quot;; [.G14]&lt;&gt;&quot;&quot;); &quot; $&quot; &amp; TEXT([.F14]; &quot;0.00&quot;) &amp; &quot;_{\pm &quot; &amp; TEXT([.G14]; &quot;0.00&quot;) &amp; &quot;}$ &quot;; &quot;&quot;)" office:value-type="string" office:string-value=" $60.55_{\pm 19.66}$ " calcext:value-type="string">
            <text:p><text:s/>$60.55_{\pm 19.66}$ </text:p>
          </table:table-cell>
          <table:table-cell table:style-name="ce121" table:formula="of:=IF(AND([.H14]&lt;&gt;&quot;&quot;; [.I14]&lt;&gt;&quot;&quot;); &quot; $&quot; &amp; TEXT([.H14]; &quot;0.00&quot;) &amp; &quot;_{\pm &quot; &amp; TEXT([.I14]; &quot;0.00&quot;) &amp; &quot;}$ &quot;; &quot;&quot;)" office:value-type="string" office:string-value=" $71.29_{\pm 18.28}$ " calcext:value-type="string">
            <text:p><text:s/>$71.29_{\pm 18.28}$ </text:p>
          </table:table-cell>
          <table:table-cell table:style-name="ce35"/>
          <table:table-cell table:style-name="ce50" table:formula="of:=IF(AND([.K14]&lt;&gt;&quot;&quot;; [.L14]&lt;&gt;&quot;&quot;); &quot; $&quot; &amp; TEXT([.K14]; &quot;0.00&quot;) &amp; &quot;_{\pm &quot; &amp; TEXT([.L14]; &quot;0.00&quot;) &amp; &quot;}$ &quot;; &quot;&quot;)" office:value-type="string" office:string-value=" $73.29_{\pm 19.11}$ " calcext:value-type="string">
            <text:p><text:s/>$73.29_{\pm 19.11}$ </text:p>
          </table:table-cell>
          <table:table-cell table:style-name="ce50" table:formula="of:=IF(AND([.M14]&lt;&gt;&quot;&quot;; [.N14]&lt;&gt;&quot;&quot;); &quot; $&quot; &amp; TEXT([.M14]; &quot;0.00&quot;) &amp; &quot;_{\pm &quot; &amp; TEXT([.N14]; &quot;0.00&quot;) &amp; &quot;}$ &quot;; &quot;&quot;)" office:value-type="string" office:string-value=" $96.31_{\pm 8.66}$ " calcext:value-type="string">
            <text:p><text:s/>$96.31_{\pm 8.66}$ </text:p>
          </table:table-cell>
          <table:table-cell table:style-name="ce50" table:formula="of:=IF(AND([.O14]&lt;&gt;&quot;&quot;; [.P14]&lt;&gt;&quot;&quot;); &quot; $&quot; &amp; TEXT([.O14]; &quot;0.00&quot;) &amp; &quot;_{\pm &quot; &amp; TEXT([.P14]; &quot;0.00&quot;) &amp; &quot;}$ &quot;; &quot;&quot;)" office:value-type="string" office:string-value=" $62.37_{\pm 20.67}$ " calcext:value-type="string">
            <text:p><text:s/>$62.37_{\pm 20.67}$ </text:p>
          </table:table-cell>
          <table:table-cell table:style-name="ce50" table:formula="of:=IF(AND([.Q14]&lt;&gt;&quot;&quot;; [.R14]&lt;&gt;&quot;&quot;); &quot; $&quot; &amp; TEXT([.Q14]; &quot;0.00&quot;) &amp; &quot;_{\pm &quot; &amp; TEXT([.R14]; &quot;0.00&quot;) &amp; &quot;}$ &quot;; &quot;&quot;)" office:value-type="string" office:string-value=" $73.29_{\pm 19.11}$ " calcext:value-type="string">
            <text:p><text:s/>$73.29_{\pm 19.11}$ </text:p>
          </table:table-cell>
          <table:table-cell table:style-name="ce31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Duration</text:p>
          </table:table-cell>
          <table:table-cell table:style-name="ce19" office:value-type="float" office:value="91.7132683315858" calcext:value-type="float">
            <text:p>91.71</text:p>
          </table:table-cell>
          <table:table-cell table:style-name="ce25" office:value-type="float" office:value="4.04359558962698" calcext:value-type="float">
            <text:p>4.04</text:p>
          </table:table-cell>
          <table:table-cell table:style-name="ce19" office:value-type="float" office:value="92.534815135731" calcext:value-type="float">
            <text:p>92.53</text:p>
          </table:table-cell>
          <table:table-cell table:style-name="ce25" office:value-type="float" office:value="5.83200150428865" calcext:value-type="float">
            <text:p>5.83</text:p>
          </table:table-cell>
          <table:table-cell table:style-name="ce19" office:value-type="float" office:value="91.2333174728519" calcext:value-type="float">
            <text:p>91.23</text:p>
          </table:table-cell>
          <table:table-cell table:style-name="ce25" office:value-type="float" office:value="5.32007199783921" calcext:value-type="float">
            <text:p>5.32</text:p>
          </table:table-cell>
          <table:table-cell table:style-name="ce19" office:value-type="float" office:value="91.7132683315858" calcext:value-type="float">
            <text:p>91.71</text:p>
          </table:table-cell>
          <table:table-cell table:style-name="ce34" office:value-type="float" office:value="4.04359558962698" calcext:value-type="float">
            <text:p>4.04</text:p>
          </table:table-cell>
          <table:table-cell table:style-name="ce34"/>
          <table:table-cell table:style-name="ce25" office:value-type="float" office:value="92.8432206577406" calcext:value-type="float">
            <text:p>92.84</text:p>
          </table:table-cell>
          <table:table-cell table:style-name="ce34" office:value-type="float" office:value="3.35582414489621" calcext:value-type="float">
            <text:p>3.36</text:p>
          </table:table-cell>
          <table:table-cell table:style-name="ce25" office:value-type="float" office:value="93.716135910075" calcext:value-type="float">
            <text:p>93.72</text:p>
          </table:table-cell>
          <table:table-cell table:style-name="ce34" office:value-type="float" office:value="5.99021733849675" calcext:value-type="float">
            <text:p>5.99</text:p>
          </table:table-cell>
          <table:table-cell table:style-name="ce25" office:value-type="float" office:value="92.316105584656" calcext:value-type="float">
            <text:p>92.32</text:p>
          </table:table-cell>
          <table:table-cell table:style-name="ce34" office:value-type="float" office:value="4.09652882046324" calcext:value-type="float">
            <text:p>4.10</text:p>
          </table:table-cell>
          <table:table-cell table:style-name="ce19" office:value-type="float" office:value="92.8432206577406" calcext:value-type="float">
            <text:p>92.84</text:p>
          </table:table-cell>
          <table:table-cell table:style-name="ce34" office:value-type="float" office:value="3.35582414489621" calcext:value-type="float">
            <text:p>3.36</text:p>
          </table:table-cell>
          <table:table-cell table:style-name="ce25" table:number-columns-repeated="2"/>
          <table:table-cell table:style-name="ce31"/>
          <table:table-cell table:style-name="ce46" table:formula="of:=IF([.A15]&lt;&gt;&quot;&quot;; [.A15]; &quot;&quot;)" office:value-type="string" office:string-value="Duration" calcext:value-type="string">
            <text:p>Duration</text:p>
          </table:table-cell>
          <table:table-cell table:style-name="ce121" table:formula="of:=IF(AND([.B15]&lt;&gt;&quot;&quot;; [.C15]&lt;&gt;&quot;&quot;); &quot; $&quot; &amp; TEXT([.B15]; &quot;0.00&quot;) &amp; &quot;_{\pm &quot; &amp; TEXT([.C15]; &quot;0.00&quot;) &amp; &quot;}$ &quot;; &quot;&quot;)" office:value-type="string" office:string-value=" $91.71_{\pm 4.04}$ " calcext:value-type="string">
            <text:p><text:s/>$91.71_{\pm 4.04}$ </text:p>
          </table:table-cell>
          <table:table-cell table:style-name="ce50" table:formula="of:=IF(AND([.D15]&lt;&gt;&quot;&quot;; [.E15]&lt;&gt;&quot;&quot;); &quot; $&quot; &amp; TEXT([.D15]; &quot;0.00&quot;) &amp; &quot;_{\pm &quot; &amp; TEXT([.E15]; &quot;0.00&quot;) &amp; &quot;}$ &quot;; &quot;&quot;)" office:value-type="string" office:string-value=" $92.53_{\pm 5.83}$ " calcext:value-type="string">
            <text:p><text:s/>$92.53_{\pm 5.83}$ </text:p>
          </table:table-cell>
          <table:table-cell table:style-name="ce50" table:formula="of:=IF(AND([.F15]&lt;&gt;&quot;&quot;; [.G15]&lt;&gt;&quot;&quot;); &quot; $&quot; &amp; TEXT([.F15]; &quot;0.00&quot;) &amp; &quot;_{\pm &quot; &amp; TEXT([.G15]; &quot;0.00&quot;) &amp; &quot;}$ &quot;; &quot;&quot;)" office:value-type="string" office:string-value=" $91.23_{\pm 5.32}$ " calcext:value-type="string">
            <text:p><text:s/>$91.23_{\pm 5.32}$ </text:p>
          </table:table-cell>
          <table:table-cell table:style-name="ce121" table:formula="of:=IF(AND([.H15]&lt;&gt;&quot;&quot;; [.I15]&lt;&gt;&quot;&quot;); &quot; $&quot; &amp; TEXT([.H15]; &quot;0.00&quot;) &amp; &quot;_{\pm &quot; &amp; TEXT([.I15]; &quot;0.00&quot;) &amp; &quot;}$ &quot;; &quot;&quot;)" office:value-type="string" office:string-value=" $91.71_{\pm 4.04}$ " calcext:value-type="string">
            <text:p><text:s/>$91.71_{\pm 4.04}$ </text:p>
          </table:table-cell>
          <table:table-cell table:style-name="ce35"/>
          <table:table-cell table:style-name="ce50" table:formula="of:=IF(AND([.K15]&lt;&gt;&quot;&quot;; [.L15]&lt;&gt;&quot;&quot;); &quot; $&quot; &amp; TEXT([.K15]; &quot;0.00&quot;) &amp; &quot;_{\pm &quot; &amp; TEXT([.L15]; &quot;0.00&quot;) &amp; &quot;}$ &quot;; &quot;&quot;)" office:value-type="string" office:string-value=" $92.84_{\pm 3.36}$ " calcext:value-type="string">
            <text:p><text:s/>$92.84_{\pm 3.36}$ </text:p>
          </table:table-cell>
          <table:table-cell table:style-name="ce50" table:formula="of:=IF(AND([.M15]&lt;&gt;&quot;&quot;; [.N15]&lt;&gt;&quot;&quot;); &quot; $&quot; &amp; TEXT([.M15]; &quot;0.00&quot;) &amp; &quot;_{\pm &quot; &amp; TEXT([.N15]; &quot;0.00&quot;) &amp; &quot;}$ &quot;; &quot;&quot;)" office:value-type="string" office:string-value=" $93.72_{\pm 5.99}$ " calcext:value-type="string">
            <text:p><text:s/>$93.72_{\pm 5.99}$ </text:p>
          </table:table-cell>
          <table:table-cell table:style-name="ce50" table:formula="of:=IF(AND([.O15]&lt;&gt;&quot;&quot;; [.P15]&lt;&gt;&quot;&quot;); &quot; $&quot; &amp; TEXT([.O15]; &quot;0.00&quot;) &amp; &quot;_{\pm &quot; &amp; TEXT([.P15]; &quot;0.00&quot;) &amp; &quot;}$ &quot;; &quot;&quot;)" office:value-type="string" office:string-value=" $92.32_{\pm 4.10}$ " calcext:value-type="string">
            <text:p><text:s/>$92.32_{\pm 4.10}$ </text:p>
          </table:table-cell>
          <table:table-cell table:style-name="ce50" table:formula="of:=IF(AND([.Q15]&lt;&gt;&quot;&quot;; [.R15]&lt;&gt;&quot;&quot;); &quot; $&quot; &amp; TEXT([.Q15]; &quot;0.00&quot;) &amp; &quot;_{\pm &quot; &amp; TEXT([.R15]; &quot;0.00&quot;) &amp; &quot;}$ &quot;; &quot;&quot;)" office:value-type="string" office:string-value=" $92.84_{\pm 3.36}$ " calcext:value-type="string">
            <text:p><text:s/>$92.84_{\pm 3.36}$ </text:p>
          </table:table-cell>
          <table:table-cell table:style-name="ce31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Set</text:p>
          </table:table-cell>
          <table:table-cell table:style-name="ce19" office:value-type="float" office:value="66.6666666666667" calcext:value-type="float">
            <text:p>66.67</text:p>
          </table:table-cell>
          <table:table-cell table:style-name="ce25" office:value-type="float" office:value="44.7213595499958" calcext:value-type="float">
            <text:p>44.72</text:p>
          </table:table-cell>
          <table:table-cell table:style-name="ce19" office:value-type="float" office:value="70" calcext:value-type="float">
            <text:p>70.00</text:p>
          </table:table-cell>
          <table:table-cell table:style-name="ce25" office:value-type="float" office:value="45.8257569495584" calcext:value-type="float">
            <text:p>45.83</text:p>
          </table:table-cell>
          <table:table-cell table:style-name="ce19" office:value-type="float" office:value="65" calcext:value-type="float">
            <text:p>65.00</text:p>
          </table:table-cell>
          <table:table-cell table:style-name="ce25" office:value-type="float" office:value="45" calcext:value-type="float">
            <text:p>45.00</text:p>
          </table:table-cell>
          <table:table-cell table:style-name="ce19" office:value-type="float" office:value="66.6666666666667" calcext:value-type="float">
            <text:p>66.67</text:p>
          </table:table-cell>
          <table:table-cell table:style-name="ce34" office:value-type="float" office:value="44.7213595499958" calcext:value-type="float">
            <text:p>44.72</text:p>
          </table:table-cell>
          <table:table-cell table:style-name="ce34"/>
          <table:table-cell table:style-name="ce25" office:value-type="float" office:value="66.6666666666667" calcext:value-type="float">
            <text:p>66.67</text:p>
          </table:table-cell>
          <table:table-cell table:style-name="ce34" office:value-type="float" office:value="44.7213595499958" calcext:value-type="float">
            <text:p>44.72</text:p>
          </table:table-cell>
          <table:table-cell table:style-name="ce25" office:value-type="float" office:value="70" calcext:value-type="float">
            <text:p>70.00</text:p>
          </table:table-cell>
          <table:table-cell table:style-name="ce34" office:value-type="float" office:value="45.8257569495584" calcext:value-type="float">
            <text:p>45.83</text:p>
          </table:table-cell>
          <table:table-cell table:style-name="ce25" office:value-type="float" office:value="65" calcext:value-type="float">
            <text:p>65.00</text:p>
          </table:table-cell>
          <table:table-cell table:style-name="ce34" office:value-type="float" office:value="45" calcext:value-type="float">
            <text:p>45.00</text:p>
          </table:table-cell>
          <table:table-cell table:style-name="ce19" office:value-type="float" office:value="66.6666666666667" calcext:value-type="float">
            <text:p>66.67</text:p>
          </table:table-cell>
          <table:table-cell table:style-name="ce34" office:value-type="float" office:value="44.7213595499958" calcext:value-type="float">
            <text:p>44.72</text:p>
          </table:table-cell>
          <table:table-cell table:style-name="ce25"/>
          <table:table-cell table:style-name="ce93" table:number-columns-repeated="2"/>
          <table:table-cell table:style-name="ce45" table:formula="of:=IF([.A16]&lt;&gt;&quot;&quot;; [.A16]; &quot;&quot;)" office:value-type="string" office:string-value="Set" calcext:value-type="string">
            <text:p>Set</text:p>
          </table:table-cell>
          <table:table-cell table:style-name="ce31" table:formula="of:=IF(AND([.B16]&lt;&gt;&quot;&quot;; [.C16]&lt;&gt;&quot;&quot;); &quot; $&quot; &amp; TEXT([.B16]; &quot;0.00&quot;) &amp; &quot;_{\pm &quot; &amp; TEXT([.C16]; &quot;0.00&quot;) &amp; &quot;}$ &quot;; &quot;&quot;)" office:value-type="string" office:string-value=" $66.67_{\pm 44.72}$ " calcext:value-type="string">
            <text:p><text:s/>$66.67_{\pm 44.72}$ </text:p>
          </table:table-cell>
          <table:table-cell table:style-name="ce50" table:formula="of:=IF(AND([.D16]&lt;&gt;&quot;&quot;; [.E16]&lt;&gt;&quot;&quot;); &quot; $&quot; &amp; TEXT([.D16]; &quot;0.00&quot;) &amp; &quot;_{\pm &quot; &amp; TEXT([.E16]; &quot;0.00&quot;) &amp; &quot;}$ &quot;; &quot;&quot;)" office:value-type="string" office:string-value=" $70.00_{\pm 45.83}$ " calcext:value-type="string">
            <text:p><text:s/>$70.00_{\pm 45.83}$ </text:p>
          </table:table-cell>
          <table:table-cell table:style-name="ce50" table:formula="of:=IF(AND([.F16]&lt;&gt;&quot;&quot;; [.G16]&lt;&gt;&quot;&quot;); &quot; $&quot; &amp; TEXT([.F16]; &quot;0.00&quot;) &amp; &quot;_{\pm &quot; &amp; TEXT([.G16]; &quot;0.00&quot;) &amp; &quot;}$ &quot;; &quot;&quot;)" office:value-type="string" office:string-value=" $65.00_{\pm 45.00}$ " calcext:value-type="string">
            <text:p><text:s/>$65.00_{\pm 45.00}$ </text:p>
          </table:table-cell>
          <table:table-cell table:style-name="ce121" table:formula="of:=IF(AND([.H16]&lt;&gt;&quot;&quot;; [.I16]&lt;&gt;&quot;&quot;); &quot; $&quot; &amp; TEXT([.H16]; &quot;0.00&quot;) &amp; &quot;_{\pm &quot; &amp; TEXT([.I16]; &quot;0.00&quot;) &amp; &quot;}$ &quot;; &quot;&quot;)" office:value-type="string" office:string-value=" $66.67_{\pm 44.72}$ " calcext:value-type="string">
            <text:p><text:s/>$66.67_{\pm 44.72}$ </text:p>
          </table:table-cell>
          <table:table-cell table:style-name="ce52"/>
          <table:table-cell table:style-name="ce50" table:formula="of:=IF(AND([.K16]&lt;&gt;&quot;&quot;; [.L16]&lt;&gt;&quot;&quot;); &quot; $&quot; &amp; TEXT([.K16]; &quot;0.00&quot;) &amp; &quot;_{\pm &quot; &amp; TEXT([.L16]; &quot;0.00&quot;) &amp; &quot;}$ &quot;; &quot;&quot;)" office:value-type="string" office:string-value=" $66.67_{\pm 44.72}$ " calcext:value-type="string">
            <text:p><text:s/>$66.67_{\pm 44.72}$ </text:p>
          </table:table-cell>
          <table:table-cell table:style-name="ce50" table:formula="of:=IF(AND([.M16]&lt;&gt;&quot;&quot;; [.N16]&lt;&gt;&quot;&quot;); &quot; $&quot; &amp; TEXT([.M16]; &quot;0.00&quot;) &amp; &quot;_{\pm &quot; &amp; TEXT([.N16]; &quot;0.00&quot;) &amp; &quot;}$ &quot;; &quot;&quot;)" office:value-type="string" office:string-value=" $70.00_{\pm 45.83}$ " calcext:value-type="string">
            <text:p><text:s/>$70.00_{\pm 45.83}$ </text:p>
          </table:table-cell>
          <table:table-cell table:style-name="ce50" table:formula="of:=IF(AND([.O16]&lt;&gt;&quot;&quot;; [.P16]&lt;&gt;&quot;&quot;); &quot; $&quot; &amp; TEXT([.O16]; &quot;0.00&quot;) &amp; &quot;_{\pm &quot; &amp; TEXT([.P16]; &quot;0.00&quot;) &amp; &quot;}$ &quot;; &quot;&quot;)" office:value-type="string" office:string-value=" $65.00_{\pm 45.00}$ " calcext:value-type="string">
            <text:p><text:s/>$65.00_{\pm 45.00}$ </text:p>
          </table:table-cell>
          <table:table-cell table:style-name="ce50" table:formula="of:=IF(AND([.Q16]&lt;&gt;&quot;&quot;; [.R16]&lt;&gt;&quot;&quot;); &quot; $&quot; &amp; TEXT([.Q16]; &quot;0.00&quot;) &amp; &quot;_{\pm &quot; &amp; TEXT([.R16]; &quot;0.00&quot;) &amp; &quot;}$ &quot;; &quot;&quot;)" office:value-type="string" office:string-value=" $66.67_{\pm 44.72}$ " calcext:value-type="string">
            <text:p><text:s/>$66.67_{\pm 44.72}$ </text:p>
          </table:table-cell>
          <table:table-cell table:style-name="ce31" table:number-columns-repeated="2"/>
          <table:table-cell table:number-columns-repeated="16351"/>
        </table:table-row>
        <table:table-row table:style-name="ro1">
          <table:table-cell table:style-name="ce7"/>
          <table:table-cell table:style-name="ce20"/>
          <table:table-cell table:style-name="ce26"/>
          <table:table-cell table:style-name="ce20"/>
          <table:table-cell table:style-name="ce26"/>
          <table:table-cell table:style-name="ce20"/>
          <table:table-cell table:style-name="ce26"/>
          <table:table-cell table:style-name="ce20"/>
          <table:table-cell table:style-name="ce33" table:number-columns-repeated="2"/>
          <table:table-cell table:style-name="ce26"/>
          <table:table-cell table:style-name="ce33"/>
          <table:table-cell table:style-name="ce26"/>
          <table:table-cell table:style-name="ce33"/>
          <table:table-cell table:style-name="ce26"/>
          <table:table-cell table:style-name="ce33"/>
          <table:table-cell table:style-name="ce20"/>
          <table:table-cell table:style-name="ce33"/>
          <table:table-cell table:style-name="ce26" table:number-columns-repeated="2"/>
          <table:table-cell table:style-name="ce24"/>
          <table:table-cell table:style-name="ce46" table:formula="of:=IF([.A17]&lt;&gt;&quot;&quot;; [.A17]; &quot;&quot;)">
            <text:p/>
          </table:table-cell>
          <table:table-cell table:style-name="ce24"/>
          <table:table-cell table:style-name="ce49" table:number-columns-repeated="2"/>
          <table:table-cell table:style-name="ce24" table:formula="of:=IF(AND([.H17]&lt;&gt;&quot;&quot;; [.I17]&lt;&gt;&quot;&quot;); &quot; $&quot; &amp; TEXT([.H17]; &quot;0.00&quot;) &amp; &quot;_{\pm &quot; &amp; TEXT([.I17]; &quot;0.00&quot;) &amp; &quot;}$ &quot;; &quot;&quot;)">
            <text:p/>
          </table:table-cell>
          <table:table-cell table:style-name="ce35"/>
          <table:table-cell table:style-name="ce49" table:formula="of:=IF(AND([.K17]&lt;&gt;&quot;&quot;; [.L17]&lt;&gt;&quot;&quot;); &quot; $&quot; &amp; TEXT([.K17]; &quot;0.00&quot;) &amp; &quot;_{\pm &quot; &amp; TEXT([.L17]; &quot;0.00&quot;) &amp; &quot;}$ &quot;; &quot;&quot;)">
            <text:p/>
          </table:table-cell>
          <table:table-cell table:style-name="ce49" table:formula="of:=IF(AND([.M17]&lt;&gt;&quot;&quot;; [.N17]&lt;&gt;&quot;&quot;); &quot; $&quot; &amp; TEXT([.M17]; &quot;0.00&quot;) &amp; &quot;_{\pm &quot; &amp; TEXT([.N17]; &quot;0.00&quot;) &amp; &quot;}$ &quot;; &quot;&quot;)">
            <text:p/>
          </table:table-cell>
          <table:table-cell table:style-name="ce49" table:formula="of:=IF(AND([.O17]&lt;&gt;&quot;&quot;; [.P17]&lt;&gt;&quot;&quot;); &quot; $&quot; &amp; TEXT([.O17]; &quot;0.00&quot;) &amp; &quot;_{\pm &quot; &amp; TEXT([.P17]; &quot;0.00&quot;) &amp; &quot;}$ &quot;; &quot;&quot;)">
            <text:p/>
          </table:table-cell>
          <table:table-cell table:style-name="ce49" table:formula="of:=IF(AND([.Q17]&lt;&gt;&quot;&quot;; [.R17]&lt;&gt;&quot;&quot;); &quot; $&quot; &amp; TEXT([.Q17]; &quot;0.00&quot;) &amp; &quot;_{\pm &quot; &amp; TEXT([.R17]; &quot;0.00&quot;) &amp; &quot;}$ &quot;; &quot;&quot;)">
            <text:p/>
          </table:table-cell>
          <table:table-cell table:style-name="ce31" table:number-columns-repeated="2"/>
          <table:table-cell table:number-columns-repeated="16351"/>
        </table:table-row>
        <table:table-row table:style-name="ro1">
          <table:table-cell table:style-name="ce13" office:value-type="string" calcext:value-type="string">
            <text:p>AQUAINT</text:p>
          </table:table-cell>
          <table:table-cell table:style-name="ce19" office:value-type="float" office:value="84.4033545191108" calcext:value-type="float">
            <text:p>84.40</text:p>
          </table:table-cell>
          <table:table-cell table:style-name="ce25" office:value-type="float" office:value="4.23467587122895" calcext:value-type="float">
            <text:p>4.23</text:p>
          </table:table-cell>
          <table:table-cell table:style-name="ce19" office:value-type="float" office:value="83.6624036870995" calcext:value-type="float">
            <text:p>83.66</text:p>
          </table:table-cell>
          <table:table-cell table:style-name="ce25" office:value-type="float" office:value="5.66506643534502" calcext:value-type="float">
            <text:p>5.67</text:p>
          </table:table-cell>
          <table:table-cell table:style-name="ce19" office:value-type="float" office:value="85.3056928340086" calcext:value-type="float">
            <text:p>85.31</text:p>
          </table:table-cell>
          <table:table-cell table:style-name="ce25" office:value-type="float" office:value="3.91152119490857" calcext:value-type="float">
            <text:p>3.91</text:p>
          </table:table-cell>
          <table:table-cell table:style-name="ce19" office:value-type="float" office:value="80.7078680270368" calcext:value-type="float">
            <text:p>80.71</text:p>
          </table:table-cell>
          <table:table-cell table:style-name="ce34" office:value-type="float" office:value="4.69205844641664" calcext:value-type="float">
            <text:p>4.69</text:p>
          </table:table-cell>
          <table:table-cell table:style-name="ce34"/>
          <table:table-cell table:style-name="ce25" office:value-type="float" office:value="92.1261252222899" calcext:value-type="float">
            <text:p>92.13</text:p>
          </table:table-cell>
          <table:table-cell table:style-name="ce34" office:value-type="float" office:value="3.34355109126428" calcext:value-type="float">
            <text:p>3.34</text:p>
          </table:table-cell>
          <table:table-cell table:style-name="ce25" office:value-type="float" office:value="91.2959649291595" calcext:value-type="float">
            <text:p>91.30</text:p>
          </table:table-cell>
          <table:table-cell table:style-name="ce34" office:value-type="float" office:value="4.89738530757915" calcext:value-type="float">
            <text:p>4.90</text:p>
          </table:table-cell>
          <table:table-cell table:style-name="ce25" office:value-type="float" office:value="93.1339106817907" calcext:value-type="float">
            <text:p>93.13</text:p>
          </table:table-cell>
          <table:table-cell table:style-name="ce34" office:value-type="float" office:value="3.5418640992803" calcext:value-type="float">
            <text:p>3.54</text:p>
          </table:table-cell>
          <table:table-cell table:style-name="ce19" office:value-type="float" office:value="87.4151694389135" calcext:value-type="float">
            <text:p>87.42</text:p>
          </table:table-cell>
          <table:table-cell table:style-name="ce34" office:value-type="float" office:value="3.16293890310599" calcext:value-type="float">
            <text:p>3.16</text:p>
          </table:table-cell>
          <table:table-cell table:style-name="ce25" table:number-columns-repeated="2"/>
          <table:table-cell table:style-name="ce31"/>
          <table:table-cell table:style-name="ce44" table:formula="of:=IF([.A18]&lt;&gt;&quot;&quot;; [.A18]; &quot;&quot;)" office:value-type="string" office:string-value="AQUAINT" calcext:value-type="string">
            <text:p>AQUAINT</text:p>
          </table:table-cell>
          <table:table-cell table:style-name="ce121" table:formula="of:=IF(AND([.B18]&lt;&gt;&quot;&quot;; [.C18]&lt;&gt;&quot;&quot;); &quot; $&quot; &amp; TEXT([.B18]; &quot;0.00&quot;) &amp; &quot;_{\pm &quot; &amp; TEXT([.C18]; &quot;0.00&quot;) &amp; &quot;}$ &quot;; &quot;&quot;)" office:value-type="string" office:string-value=" $84.40_{\pm 4.23}$ " calcext:value-type="string">
            <text:p><text:s/>$84.40_{\pm 4.23}$ </text:p>
          </table:table-cell>
          <table:table-cell table:style-name="ce50" table:formula="of:=IF(AND([.D18]&lt;&gt;&quot;&quot;; [.E18]&lt;&gt;&quot;&quot;); &quot; $&quot; &amp; TEXT([.D18]; &quot;0.00&quot;) &amp; &quot;_{\pm &quot; &amp; TEXT([.E18]; &quot;0.00&quot;) &amp; &quot;}$ &quot;; &quot;&quot;)" office:value-type="string" office:string-value=" $83.66_{\pm 5.67}$ " calcext:value-type="string">
            <text:p><text:s/>$83.66_{\pm 5.67}$ </text:p>
          </table:table-cell>
          <table:table-cell table:style-name="ce50" table:formula="of:=IF(AND([.F18]&lt;&gt;&quot;&quot;; [.G18]&lt;&gt;&quot;&quot;); &quot; $&quot; &amp; TEXT([.F18]; &quot;0.00&quot;) &amp; &quot;_{\pm &quot; &amp; TEXT([.G18]; &quot;0.00&quot;) &amp; &quot;}$ &quot;; &quot;&quot;)" office:value-type="string" office:string-value=" $85.31_{\pm 3.91}$ " calcext:value-type="string">
            <text:p><text:s/>$85.31_{\pm 3.91}$ </text:p>
          </table:table-cell>
          <table:table-cell table:style-name="ce121" table:formula="of:=IF(AND([.H18]&lt;&gt;&quot;&quot;; [.I18]&lt;&gt;&quot;&quot;); &quot; $&quot; &amp; TEXT([.H18]; &quot;0.00&quot;) &amp; &quot;_{\pm &quot; &amp; TEXT([.I18]; &quot;0.00&quot;) &amp; &quot;}$ &quot;; &quot;&quot;)" office:value-type="string" office:string-value=" $80.71_{\pm 4.69}$ " calcext:value-type="string">
            <text:p><text:s/>$80.71_{\pm 4.69}$ </text:p>
          </table:table-cell>
          <table:table-cell table:style-name="ce35"/>
          <table:table-cell table:style-name="ce50" table:formula="of:=IF(AND([.K18]&lt;&gt;&quot;&quot;; [.L18]&lt;&gt;&quot;&quot;); &quot; $&quot; &amp; TEXT([.K18]; &quot;0.00&quot;) &amp; &quot;_{\pm &quot; &amp; TEXT([.L18]; &quot;0.00&quot;) &amp; &quot;}$ &quot;; &quot;&quot;)" office:value-type="string" office:string-value=" $92.13_{\pm 3.34}$ " calcext:value-type="string">
            <text:p><text:s/>$92.13_{\pm 3.34}$ </text:p>
          </table:table-cell>
          <table:table-cell table:style-name="ce50" table:formula="of:=IF(AND([.M18]&lt;&gt;&quot;&quot;; [.N18]&lt;&gt;&quot;&quot;); &quot; $&quot; &amp; TEXT([.M18]; &quot;0.00&quot;) &amp; &quot;_{\pm &quot; &amp; TEXT([.N18]; &quot;0.00&quot;) &amp; &quot;}$ &quot;; &quot;&quot;)" office:value-type="string" office:string-value=" $91.30_{\pm 4.90}$ " calcext:value-type="string">
            <text:p><text:s/>$91.30_{\pm 4.90}$ </text:p>
          </table:table-cell>
          <table:table-cell table:style-name="ce50" table:formula="of:=IF(AND([.O18]&lt;&gt;&quot;&quot;; [.P18]&lt;&gt;&quot;&quot;); &quot; $&quot; &amp; TEXT([.O18]; &quot;0.00&quot;) &amp; &quot;_{\pm &quot; &amp; TEXT([.P18]; &quot;0.00&quot;) &amp; &quot;}$ &quot;; &quot;&quot;)" office:value-type="string" office:string-value=" $93.13_{\pm 3.54}$ " calcext:value-type="string">
            <text:p><text:s/>$93.13_{\pm 3.54}$ </text:p>
          </table:table-cell>
          <table:table-cell table:style-name="ce50" table:formula="of:=IF(AND([.Q18]&lt;&gt;&quot;&quot;; [.R18]&lt;&gt;&quot;&quot;); &quot; $&quot; &amp; TEXT([.Q18]; &quot;0.00&quot;) &amp; &quot;_{\pm &quot; &amp; TEXT([.R18]; &quot;0.00&quot;) &amp; &quot;}$ &quot;; &quot;&quot;)" office:value-type="string" office:string-value=" $87.42_{\pm 3.16}$ " calcext:value-type="string">
            <text:p><text:s/>$87.42_{\pm 3.16}$ </text:p>
          </table:table-cell>
          <table:table-cell table:style-name="ce31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Date</text:p>
          </table:table-cell>
          <table:table-cell table:style-name="ce19" office:value-type="float" office:value="84.8211672997265" calcext:value-type="float">
            <text:p>84.82</text:p>
          </table:table-cell>
          <table:table-cell table:style-name="ce25" office:value-type="float" office:value="4.39683202700989" calcext:value-type="float">
            <text:p>4.40</text:p>
          </table:table-cell>
          <table:table-cell table:style-name="ce19" office:value-type="float" office:value="84.2815887155762" calcext:value-type="float">
            <text:p>84.28</text:p>
          </table:table-cell>
          <table:table-cell table:style-name="ce25" office:value-type="float" office:value="6.12342952512785" calcext:value-type="float">
            <text:p>6.12</text:p>
          </table:table-cell>
          <table:table-cell table:style-name="ce19" office:value-type="float" office:value="85.7082197619878" calcext:value-type="float">
            <text:p>85.71</text:p>
          </table:table-cell>
          <table:table-cell table:style-name="ce25" office:value-type="float" office:value="5.39289150903281" calcext:value-type="float">
            <text:p>5.39</text:p>
          </table:table-cell>
          <table:table-cell table:style-name="ce19" office:value-type="float" office:value="84.8211672997265" calcext:value-type="float">
            <text:p>84.82</text:p>
          </table:table-cell>
          <table:table-cell table:style-name="ce34" office:value-type="float" office:value="4.39683202700989" calcext:value-type="float">
            <text:p>4.40</text:p>
          </table:table-cell>
          <table:table-cell table:style-name="ce34"/>
          <table:table-cell table:style-name="ce25" office:value-type="float" office:value="91.0780457479474" calcext:value-type="float">
            <text:p>91.08</text:p>
          </table:table-cell>
          <table:table-cell table:style-name="ce34" office:value-type="float" office:value="2.5847104490692" calcext:value-type="float">
            <text:p>2.58</text:p>
          </table:table-cell>
          <table:table-cell table:style-name="ce25" office:value-type="float" office:value="90.477961180459" calcext:value-type="float">
            <text:p>90.48</text:p>
          </table:table-cell>
          <table:table-cell table:style-name="ce34" office:value-type="float" office:value="4.94784024843753" calcext:value-type="float">
            <text:p>4.95</text:p>
          </table:table-cell>
          <table:table-cell table:style-name="ce25" office:value-type="float" office:value="92.0535917269865" calcext:value-type="float">
            <text:p>92.05</text:p>
          </table:table-cell>
          <table:table-cell table:style-name="ce34" office:value-type="float" office:value="4.64843991124839" calcext:value-type="float">
            <text:p>4.65</text:p>
          </table:table-cell>
          <table:table-cell table:style-name="ce19" office:value-type="float" office:value="91.0780457479474" calcext:value-type="float">
            <text:p>91.08</text:p>
          </table:table-cell>
          <table:table-cell table:style-name="ce34" office:value-type="float" office:value="2.5847104490692" calcext:value-type="float">
            <text:p>2.58</text:p>
          </table:table-cell>
          <table:table-cell table:style-name="ce25" table:number-columns-repeated="2"/>
          <table:table-cell table:style-name="ce31"/>
          <table:table-cell table:style-name="ce46" table:formula="of:=IF([.A19]&lt;&gt;&quot;&quot;; [.A19]; &quot;&quot;)" office:value-type="string" office:string-value="Date" calcext:value-type="string">
            <text:p>Date</text:p>
          </table:table-cell>
          <table:table-cell table:style-name="ce121" table:formula="of:=IF(AND([.B19]&lt;&gt;&quot;&quot;; [.C19]&lt;&gt;&quot;&quot;); &quot; $&quot; &amp; TEXT([.B19]; &quot;0.00&quot;) &amp; &quot;_{\pm &quot; &amp; TEXT([.C19]; &quot;0.00&quot;) &amp; &quot;}$ &quot;; &quot;&quot;)" office:value-type="string" office:string-value=" $84.82_{\pm 4.40}$ " calcext:value-type="string">
            <text:p><text:s/>$84.82_{\pm 4.40}$ </text:p>
          </table:table-cell>
          <table:table-cell table:style-name="ce50" table:formula="of:=IF(AND([.D19]&lt;&gt;&quot;&quot;; [.E19]&lt;&gt;&quot;&quot;); &quot; $&quot; &amp; TEXT([.D19]; &quot;0.00&quot;) &amp; &quot;_{\pm &quot; &amp; TEXT([.E19]; &quot;0.00&quot;) &amp; &quot;}$ &quot;; &quot;&quot;)" office:value-type="string" office:string-value=" $84.28_{\pm 6.12}$ " calcext:value-type="string">
            <text:p><text:s/>$84.28_{\pm 6.12}$ </text:p>
          </table:table-cell>
          <table:table-cell table:style-name="ce50" table:formula="of:=IF(AND([.F19]&lt;&gt;&quot;&quot;; [.G19]&lt;&gt;&quot;&quot;); &quot; $&quot; &amp; TEXT([.F19]; &quot;0.00&quot;) &amp; &quot;_{\pm &quot; &amp; TEXT([.G19]; &quot;0.00&quot;) &amp; &quot;}$ &quot;; &quot;&quot;)" office:value-type="string" office:string-value=" $85.71_{\pm 5.39}$ " calcext:value-type="string">
            <text:p><text:s/>$85.71_{\pm 5.39}$ </text:p>
          </table:table-cell>
          <table:table-cell table:style-name="ce121" table:formula="of:=IF(AND([.H19]&lt;&gt;&quot;&quot;; [.I19]&lt;&gt;&quot;&quot;); &quot; $&quot; &amp; TEXT([.H19]; &quot;0.00&quot;) &amp; &quot;_{\pm &quot; &amp; TEXT([.I19]; &quot;0.00&quot;) &amp; &quot;}$ &quot;; &quot;&quot;)" office:value-type="string" office:string-value=" $84.82_{\pm 4.40}$ " calcext:value-type="string">
            <text:p><text:s/>$84.82_{\pm 4.40}$ </text:p>
          </table:table-cell>
          <table:table-cell table:style-name="ce35"/>
          <table:table-cell table:style-name="ce50" table:formula="of:=IF(AND([.K19]&lt;&gt;&quot;&quot;; [.L19]&lt;&gt;&quot;&quot;); &quot; $&quot; &amp; TEXT([.K19]; &quot;0.00&quot;) &amp; &quot;_{\pm &quot; &amp; TEXT([.L19]; &quot;0.00&quot;) &amp; &quot;}$ &quot;; &quot;&quot;)" office:value-type="string" office:string-value=" $91.08_{\pm 2.58}$ " calcext:value-type="string">
            <text:p><text:s/>$91.08_{\pm 2.58}$ </text:p>
          </table:table-cell>
          <table:table-cell table:style-name="ce50" table:formula="of:=IF(AND([.M19]&lt;&gt;&quot;&quot;; [.N19]&lt;&gt;&quot;&quot;); &quot; $&quot; &amp; TEXT([.M19]; &quot;0.00&quot;) &amp; &quot;_{\pm &quot; &amp; TEXT([.N19]; &quot;0.00&quot;) &amp; &quot;}$ &quot;; &quot;&quot;)" office:value-type="string" office:string-value=" $90.48_{\pm 4.95}$ " calcext:value-type="string">
            <text:p><text:s/>$90.48_{\pm 4.95}$ </text:p>
          </table:table-cell>
          <table:table-cell table:style-name="ce50" table:formula="of:=IF(AND([.O19]&lt;&gt;&quot;&quot;; [.P19]&lt;&gt;&quot;&quot;); &quot; $&quot; &amp; TEXT([.O19]; &quot;0.00&quot;) &amp; &quot;_{\pm &quot; &amp; TEXT([.P19]; &quot;0.00&quot;) &amp; &quot;}$ &quot;; &quot;&quot;)" office:value-type="string" office:string-value=" $92.05_{\pm 4.65}$ " calcext:value-type="string">
            <text:p><text:s/>$92.05_{\pm 4.65}$ </text:p>
          </table:table-cell>
          <table:table-cell table:style-name="ce50" table:formula="of:=IF(AND([.Q19]&lt;&gt;&quot;&quot;; [.R19]&lt;&gt;&quot;&quot;); &quot; $&quot; &amp; TEXT([.Q19]; &quot;0.00&quot;) &amp; &quot;_{\pm &quot; &amp; TEXT([.R19]; &quot;0.00&quot;) &amp; &quot;}$ &quot;; &quot;&quot;)" office:value-type="string" office:string-value=" $91.08_{\pm 2.58}$ " calcext:value-type="string">
            <text:p><text:s/>$91.08_{\pm 2.58}$ </text:p>
          </table:table-cell>
          <table:table-cell table:style-name="ce31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Time</text:p>
          </table:table-cell>
          <table:table-cell table:style-name="ce19" office:value-type="float" office:value="40.6666666666667" calcext:value-type="float">
            <text:p>40.67</text:p>
          </table:table-cell>
          <table:table-cell table:style-name="ce25" office:value-type="float" office:value="44.1663522001384" calcext:value-type="float">
            <text:p>44.17</text:p>
          </table:table-cell>
          <table:table-cell table:style-name="ce19" office:value-type="float" office:value="41.6666666666667" calcext:value-type="float">
            <text:p>41.67</text:p>
          </table:table-cell>
          <table:table-cell table:style-name="ce25" office:value-type="float" office:value="44.2530601578392" calcext:value-type="float">
            <text:p>44.25</text:p>
          </table:table-cell>
          <table:table-cell table:style-name="ce19" office:value-type="float" office:value="40" calcext:value-type="float">
            <text:p>40.00</text:p>
          </table:table-cell>
          <table:table-cell table:style-name="ce25" office:value-type="float" office:value="44.2216638714053" calcext:value-type="float">
            <text:p>44.22</text:p>
          </table:table-cell>
          <table:table-cell table:style-name="ce19" office:value-type="float" office:value="40.6666666666667" calcext:value-type="float">
            <text:p>40.67</text:p>
          </table:table-cell>
          <table:table-cell table:style-name="ce34" office:value-type="float" office:value="44.1663522001384" calcext:value-type="float">
            <text:p>44.17</text:p>
          </table:table-cell>
          <table:table-cell table:style-name="ce34"/>
          <table:table-cell table:style-name="ce25" office:value-type="float" office:value="44.6666666666667" calcext:value-type="float">
            <text:p>44.67</text:p>
          </table:table-cell>
          <table:table-cell table:style-name="ce34" office:value-type="float" office:value="45.7092259104585" calcext:value-type="float">
            <text:p>45.71</text:p>
          </table:table-cell>
          <table:table-cell table:style-name="ce25" office:value-type="float" office:value="46.6666666666667" calcext:value-type="float">
            <text:p>46.67</text:p>
          </table:table-cell>
          <table:table-cell table:style-name="ce34" office:value-type="float" office:value="47.6095228569523" calcext:value-type="float">
            <text:p>47.61</text:p>
          </table:table-cell>
          <table:table-cell table:style-name="ce25" office:value-type="float" office:value="43.3333333333333" calcext:value-type="float">
            <text:p>43.33</text:p>
          </table:table-cell>
          <table:table-cell table:style-name="ce34" office:value-type="float" office:value="44.8454134902457" calcext:value-type="float">
            <text:p>44.85</text:p>
          </table:table-cell>
          <table:table-cell table:style-name="ce19" office:value-type="float" office:value="44.6666666666667" calcext:value-type="float">
            <text:p>44.67</text:p>
          </table:table-cell>
          <table:table-cell table:style-name="ce34" office:value-type="float" office:value="45.7092259104585" calcext:value-type="float">
            <text:p>45.71</text:p>
          </table:table-cell>
          <table:table-cell table:style-name="ce25" table:number-columns-repeated="2"/>
          <table:table-cell table:style-name="ce31"/>
          <table:table-cell table:style-name="ce46" table:formula="of:=IF([.A20]&lt;&gt;&quot;&quot;; [.A20]; &quot;&quot;)" office:value-type="string" office:string-value="Time" calcext:value-type="string">
            <text:p>Time</text:p>
          </table:table-cell>
          <table:table-cell table:style-name="ce121" table:formula="of:=IF(AND([.B20]&lt;&gt;&quot;&quot;; [.C20]&lt;&gt;&quot;&quot;); &quot; $&quot; &amp; TEXT([.B20]; &quot;0.00&quot;) &amp; &quot;_{\pm &quot; &amp; TEXT([.C20]; &quot;0.00&quot;) &amp; &quot;}$ &quot;; &quot;&quot;)" office:value-type="string" office:string-value=" $40.67_{\pm 44.17}$ " calcext:value-type="string">
            <text:p><text:s/>$40.67_{\pm 44.17}$ </text:p>
          </table:table-cell>
          <table:table-cell table:style-name="ce50" table:formula="of:=IF(AND([.D20]&lt;&gt;&quot;&quot;; [.E20]&lt;&gt;&quot;&quot;); &quot; $&quot; &amp; TEXT([.D20]; &quot;0.00&quot;) &amp; &quot;_{\pm &quot; &amp; TEXT([.E20]; &quot;0.00&quot;) &amp; &quot;}$ &quot;; &quot;&quot;)" office:value-type="string" office:string-value=" $41.67_{\pm 44.25}$ " calcext:value-type="string">
            <text:p><text:s/>$41.67_{\pm 44.25}$ </text:p>
          </table:table-cell>
          <table:table-cell table:style-name="ce50" table:formula="of:=IF(AND([.F20]&lt;&gt;&quot;&quot;; [.G20]&lt;&gt;&quot;&quot;); &quot; $&quot; &amp; TEXT([.F20]; &quot;0.00&quot;) &amp; &quot;_{\pm &quot; &amp; TEXT([.G20]; &quot;0.00&quot;) &amp; &quot;}$ &quot;; &quot;&quot;)" office:value-type="string" office:string-value=" $40.00_{\pm 44.22}$ " calcext:value-type="string">
            <text:p><text:s/>$40.00_{\pm 44.22}$ </text:p>
          </table:table-cell>
          <table:table-cell table:style-name="ce121" table:formula="of:=IF(AND([.H20]&lt;&gt;&quot;&quot;; [.I20]&lt;&gt;&quot;&quot;); &quot; $&quot; &amp; TEXT([.H20]; &quot;0.00&quot;) &amp; &quot;_{\pm &quot; &amp; TEXT([.I20]; &quot;0.00&quot;) &amp; &quot;}$ &quot;; &quot;&quot;)" office:value-type="string" office:string-value=" $40.67_{\pm 44.17}$ " calcext:value-type="string">
            <text:p><text:s/>$40.67_{\pm 44.17}$ </text:p>
          </table:table-cell>
          <table:table-cell table:style-name="ce35"/>
          <table:table-cell table:style-name="ce50" table:formula="of:=IF(AND([.K20]&lt;&gt;&quot;&quot;; [.L20]&lt;&gt;&quot;&quot;); &quot; $&quot; &amp; TEXT([.K20]; &quot;0.00&quot;) &amp; &quot;_{\pm &quot; &amp; TEXT([.L20]; &quot;0.00&quot;) &amp; &quot;}$ &quot;; &quot;&quot;)" office:value-type="string" office:string-value=" $44.67_{\pm 45.71}$ " calcext:value-type="string">
            <text:p><text:s/>$44.67_{\pm 45.71}$ </text:p>
          </table:table-cell>
          <table:table-cell table:style-name="ce50" table:formula="of:=IF(AND([.M20]&lt;&gt;&quot;&quot;; [.N20]&lt;&gt;&quot;&quot;); &quot; $&quot; &amp; TEXT([.M20]; &quot;0.00&quot;) &amp; &quot;_{\pm &quot; &amp; TEXT([.N20]; &quot;0.00&quot;) &amp; &quot;}$ &quot;; &quot;&quot;)" office:value-type="string" office:string-value=" $46.67_{\pm 47.61}$ " calcext:value-type="string">
            <text:p><text:s/>$46.67_{\pm 47.61}$ </text:p>
          </table:table-cell>
          <table:table-cell table:style-name="ce50" table:formula="of:=IF(AND([.O20]&lt;&gt;&quot;&quot;; [.P20]&lt;&gt;&quot;&quot;); &quot; $&quot; &amp; TEXT([.O20]; &quot;0.00&quot;) &amp; &quot;_{\pm &quot; &amp; TEXT([.P20]; &quot;0.00&quot;) &amp; &quot;}$ &quot;; &quot;&quot;)" office:value-type="string" office:string-value=" $43.33_{\pm 44.85}$ " calcext:value-type="string">
            <text:p><text:s/>$43.33_{\pm 44.85}$ </text:p>
          </table:table-cell>
          <table:table-cell table:style-name="ce50" table:formula="of:=IF(AND([.Q20]&lt;&gt;&quot;&quot;; [.R20]&lt;&gt;&quot;&quot;); &quot; $&quot; &amp; TEXT([.Q20]; &quot;0.00&quot;) &amp; &quot;_{\pm &quot; &amp; TEXT([.R20]; &quot;0.00&quot;) &amp; &quot;}$ &quot;; &quot;&quot;)" office:value-type="string" office:string-value=" $44.67_{\pm 45.71}$ " calcext:value-type="string">
            <text:p><text:s/>$44.67_{\pm 45.71}$ </text:p>
          </table:table-cell>
          <table:table-cell table:style-name="ce31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Duration</text:p>
          </table:table-cell>
          <table:table-cell table:style-name="ce19" office:value-type="float" office:value="63.6341683120267" calcext:value-type="float">
            <text:p>63.63</text:p>
          </table:table-cell>
          <table:table-cell table:style-name="ce25" office:value-type="float" office:value="18.7852085540336" calcext:value-type="float">
            <text:p>18.79</text:p>
          </table:table-cell>
          <table:table-cell table:style-name="ce19" office:value-type="float" office:value="63.5567047331753" calcext:value-type="float">
            <text:p>63.56</text:p>
          </table:table-cell>
          <table:table-cell table:style-name="ce25" office:value-type="float" office:value="19.3209993100188" calcext:value-type="float">
            <text:p>19.32</text:p>
          </table:table-cell>
          <table:table-cell table:style-name="ce19" office:value-type="float" office:value="64.8174603174603" calcext:value-type="float">
            <text:p>64.82</text:p>
          </table:table-cell>
          <table:table-cell table:style-name="ce25" office:value-type="float" office:value="20.6735516410081" calcext:value-type="float">
            <text:p>20.67</text:p>
          </table:table-cell>
          <table:table-cell table:style-name="ce19" office:value-type="float" office:value="63.6341683120267" calcext:value-type="float">
            <text:p>63.63</text:p>
          </table:table-cell>
          <table:table-cell table:style-name="ce34" office:value-type="float" office:value="18.7852085540336" calcext:value-type="float">
            <text:p>18.79</text:p>
          </table:table-cell>
          <table:table-cell table:style-name="ce34"/>
          <table:table-cell table:style-name="ce25" office:value-type="float" office:value="73.2552368986126" calcext:value-type="float">
            <text:p>73.26</text:p>
          </table:table-cell>
          <table:table-cell table:style-name="ce34" office:value-type="float" office:value="10.4302027536801" calcext:value-type="float">
            <text:p>10.43</text:p>
          </table:table-cell>
          <table:table-cell table:style-name="ce25" office:value-type="float" office:value="73.4147633412339" calcext:value-type="float">
            <text:p>73.41</text:p>
          </table:table-cell>
          <table:table-cell table:style-name="ce34" office:value-type="float" office:value="11.1555833284504" calcext:value-type="float">
            <text:p>11.16</text:p>
          </table:table-cell>
          <table:table-cell table:style-name="ce25" office:value-type="float" office:value="74.3687423687424" calcext:value-type="float">
            <text:p>74.37</text:p>
          </table:table-cell>
          <table:table-cell table:style-name="ce34" office:value-type="float" office:value="13.8670037022569" calcext:value-type="float">
            <text:p>13.87</text:p>
          </table:table-cell>
          <table:table-cell table:style-name="ce19" office:value-type="float" office:value="73.2552368986126" calcext:value-type="float">
            <text:p>73.26</text:p>
          </table:table-cell>
          <table:table-cell table:style-name="ce34" office:value-type="float" office:value="10.4302027536801" calcext:value-type="float">
            <text:p>10.43</text:p>
          </table:table-cell>
          <table:table-cell table:style-name="ce25" table:number-columns-repeated="2"/>
          <table:table-cell table:style-name="ce31"/>
          <table:table-cell table:style-name="ce46" table:formula="of:=IF([.A21]&lt;&gt;&quot;&quot;; [.A21]; &quot;&quot;)" office:value-type="string" office:string-value="Duration" calcext:value-type="string">
            <text:p>Duration</text:p>
          </table:table-cell>
          <table:table-cell table:style-name="ce121" table:formula="of:=IF(AND([.B21]&lt;&gt;&quot;&quot;; [.C21]&lt;&gt;&quot;&quot;); &quot; $&quot; &amp; TEXT([.B21]; &quot;0.00&quot;) &amp; &quot;_{\pm &quot; &amp; TEXT([.C21]; &quot;0.00&quot;) &amp; &quot;}$ &quot;; &quot;&quot;)" office:value-type="string" office:string-value=" $63.63_{\pm 18.79}$ " calcext:value-type="string">
            <text:p><text:s/>$63.63_{\pm 18.79}$ </text:p>
          </table:table-cell>
          <table:table-cell table:style-name="ce50" table:formula="of:=IF(AND([.D21]&lt;&gt;&quot;&quot;; [.E21]&lt;&gt;&quot;&quot;); &quot; $&quot; &amp; TEXT([.D21]; &quot;0.00&quot;) &amp; &quot;_{\pm &quot; &amp; TEXT([.E21]; &quot;0.00&quot;) &amp; &quot;}$ &quot;; &quot;&quot;)" office:value-type="string" office:string-value=" $63.56_{\pm 19.32}$ " calcext:value-type="string">
            <text:p><text:s/>$63.56_{\pm 19.32}$ </text:p>
          </table:table-cell>
          <table:table-cell table:style-name="ce50" table:formula="of:=IF(AND([.F21]&lt;&gt;&quot;&quot;; [.G21]&lt;&gt;&quot;&quot;); &quot; $&quot; &amp; TEXT([.F21]; &quot;0.00&quot;) &amp; &quot;_{\pm &quot; &amp; TEXT([.G21]; &quot;0.00&quot;) &amp; &quot;}$ &quot;; &quot;&quot;)" office:value-type="string" office:string-value=" $64.82_{\pm 20.67}$ " calcext:value-type="string">
            <text:p><text:s/>$64.82_{\pm 20.67}$ </text:p>
          </table:table-cell>
          <table:table-cell table:style-name="ce121" table:formula="of:=IF(AND([.H21]&lt;&gt;&quot;&quot;; [.I21]&lt;&gt;&quot;&quot;); &quot; $&quot; &amp; TEXT([.H21]; &quot;0.00&quot;) &amp; &quot;_{\pm &quot; &amp; TEXT([.I21]; &quot;0.00&quot;) &amp; &quot;}$ &quot;; &quot;&quot;)" office:value-type="string" office:string-value=" $63.63_{\pm 18.79}$ " calcext:value-type="string">
            <text:p><text:s/>$63.63_{\pm 18.79}$ </text:p>
          </table:table-cell>
          <table:table-cell table:style-name="ce35"/>
          <table:table-cell table:style-name="ce50" table:formula="of:=IF(AND([.K21]&lt;&gt;&quot;&quot;; [.L21]&lt;&gt;&quot;&quot;); &quot; $&quot; &amp; TEXT([.K21]; &quot;0.00&quot;) &amp; &quot;_{\pm &quot; &amp; TEXT([.L21]; &quot;0.00&quot;) &amp; &quot;}$ &quot;; &quot;&quot;)" office:value-type="string" office:string-value=" $73.26_{\pm 10.43}$ " calcext:value-type="string">
            <text:p><text:s/>$73.26_{\pm 10.43}$ </text:p>
          </table:table-cell>
          <table:table-cell table:style-name="ce50" table:formula="of:=IF(AND([.M21]&lt;&gt;&quot;&quot;; [.N21]&lt;&gt;&quot;&quot;); &quot; $&quot; &amp; TEXT([.M21]; &quot;0.00&quot;) &amp; &quot;_{\pm &quot; &amp; TEXT([.N21]; &quot;0.00&quot;) &amp; &quot;}$ &quot;; &quot;&quot;)" office:value-type="string" office:string-value=" $73.41_{\pm 11.16}$ " calcext:value-type="string">
            <text:p><text:s/>$73.41_{\pm 11.16}$ </text:p>
          </table:table-cell>
          <table:table-cell table:style-name="ce50" table:formula="of:=IF(AND([.O21]&lt;&gt;&quot;&quot;; [.P21]&lt;&gt;&quot;&quot;); &quot; $&quot; &amp; TEXT([.O21]; &quot;0.00&quot;) &amp; &quot;_{\pm &quot; &amp; TEXT([.P21]; &quot;0.00&quot;) &amp; &quot;}$ &quot;; &quot;&quot;)" office:value-type="string" office:string-value=" $74.37_{\pm 13.87}$ " calcext:value-type="string">
            <text:p><text:s/>$74.37_{\pm 13.87}$ </text:p>
          </table:table-cell>
          <table:table-cell table:style-name="ce50" table:formula="of:=IF(AND([.Q21]&lt;&gt;&quot;&quot;; [.R21]&lt;&gt;&quot;&quot;); &quot; $&quot; &amp; TEXT([.Q21]; &quot;0.00&quot;) &amp; &quot;_{\pm &quot; &amp; TEXT([.R21]; &quot;0.00&quot;) &amp; &quot;}$ &quot;; &quot;&quot;)" office:value-type="string" office:string-value=" $73.26_{\pm 10.43}$ " calcext:value-type="string">
            <text:p><text:s/>$73.26_{\pm 10.43}$ </text:p>
          </table:table-cell>
          <table:table-cell table:style-name="ce31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Set</text:p>
          </table:table-cell>
          <table:table-cell table:style-name="ce19" office:value-type="float" office:value="55.952380952381" calcext:value-type="float">
            <text:p>55.95</text:p>
          </table:table-cell>
          <table:table-cell table:style-name="ce25" office:value-type="float" office:value="40.3112887414927" calcext:value-type="float">
            <text:p>40.31</text:p>
          </table:table-cell>
          <table:table-cell table:style-name="ce19" office:value-type="float" office:value="64" calcext:value-type="float">
            <text:p>64.00</text:p>
          </table:table-cell>
          <table:table-cell table:style-name="ce25" office:value-type="float" office:value="45.4312667664022" calcext:value-type="float">
            <text:p>45.43</text:p>
          </table:table-cell>
          <table:table-cell table:style-name="ce19" office:value-type="float" office:value="55.8333333333333" calcext:value-type="float">
            <text:p>55.83</text:p>
          </table:table-cell>
          <table:table-cell table:style-name="ce25" office:value-type="float" office:value="42.5" calcext:value-type="float">
            <text:p>42.50</text:p>
          </table:table-cell>
          <table:table-cell table:style-name="ce19" office:value-type="float" office:value="55.952380952381" calcext:value-type="float">
            <text:p>55.95</text:p>
          </table:table-cell>
          <table:table-cell table:style-name="ce34" office:value-type="float" office:value="40.3112887414927" calcext:value-type="float">
            <text:p>40.31</text:p>
          </table:table-cell>
          <table:table-cell table:style-name="ce34"/>
          <table:table-cell table:style-name="ce25" office:value-type="float" office:value="55.952380952381" calcext:value-type="float">
            <text:p>55.95</text:p>
          </table:table-cell>
          <table:table-cell table:style-name="ce34" office:value-type="float" office:value="40.3112887414927" calcext:value-type="float">
            <text:p>40.31</text:p>
          </table:table-cell>
          <table:table-cell table:style-name="ce25" office:value-type="float" office:value="64" calcext:value-type="float">
            <text:p>64.00</text:p>
          </table:table-cell>
          <table:table-cell table:style-name="ce34" office:value-type="float" office:value="45.4312667664022" calcext:value-type="float">
            <text:p>45.43</text:p>
          </table:table-cell>
          <table:table-cell table:style-name="ce25" office:value-type="float" office:value="55.8333333333333" calcext:value-type="float">
            <text:p>55.83</text:p>
          </table:table-cell>
          <table:table-cell table:style-name="ce34" office:value-type="float" office:value="42.5" calcext:value-type="float">
            <text:p>42.50</text:p>
          </table:table-cell>
          <table:table-cell table:style-name="ce19" office:value-type="float" office:value="55.952380952381" calcext:value-type="float">
            <text:p>55.95</text:p>
          </table:table-cell>
          <table:table-cell table:style-name="ce34" office:value-type="float" office:value="40.3112887414927" calcext:value-type="float">
            <text:p>40.31</text:p>
          </table:table-cell>
          <table:table-cell table:style-name="ce25"/>
          <table:table-cell table:style-name="ce93" table:number-columns-repeated="2"/>
          <table:table-cell table:style-name="ce45" table:formula="of:=IF([.A22]&lt;&gt;&quot;&quot;; [.A22]; &quot;&quot;)" office:value-type="string" office:string-value="Set" calcext:value-type="string">
            <text:p>Set</text:p>
          </table:table-cell>
          <table:table-cell table:style-name="ce31" table:formula="of:=IF(AND([.B22]&lt;&gt;&quot;&quot;; [.C22]&lt;&gt;&quot;&quot;); &quot; $&quot; &amp; TEXT([.B22]; &quot;0.00&quot;) &amp; &quot;_{\pm &quot; &amp; TEXT([.C22]; &quot;0.00&quot;) &amp; &quot;}$ &quot;; &quot;&quot;)" office:value-type="string" office:string-value=" $55.95_{\pm 40.31}$ " calcext:value-type="string">
            <text:p><text:s/>$55.95_{\pm 40.31}$ </text:p>
          </table:table-cell>
          <table:table-cell table:style-name="ce50" table:formula="of:=IF(AND([.D22]&lt;&gt;&quot;&quot;; [.E22]&lt;&gt;&quot;&quot;); &quot; $&quot; &amp; TEXT([.D22]; &quot;0.00&quot;) &amp; &quot;_{\pm &quot; &amp; TEXT([.E22]; &quot;0.00&quot;) &amp; &quot;}$ &quot;; &quot;&quot;)" office:value-type="string" office:string-value=" $64.00_{\pm 45.43}$ " calcext:value-type="string">
            <text:p><text:s/>$64.00_{\pm 45.43}$ </text:p>
          </table:table-cell>
          <table:table-cell table:style-name="ce50" table:formula="of:=IF(AND([.F22]&lt;&gt;&quot;&quot;; [.G22]&lt;&gt;&quot;&quot;); &quot; $&quot; &amp; TEXT([.F22]; &quot;0.00&quot;) &amp; &quot;_{\pm &quot; &amp; TEXT([.G22]; &quot;0.00&quot;) &amp; &quot;}$ &quot;; &quot;&quot;)" office:value-type="string" office:string-value=" $55.83_{\pm 42.50}$ " calcext:value-type="string">
            <text:p><text:s/>$55.83_{\pm 42.50}$ </text:p>
          </table:table-cell>
          <table:table-cell table:style-name="ce121" table:formula="of:=IF(AND([.H22]&lt;&gt;&quot;&quot;; [.I22]&lt;&gt;&quot;&quot;); &quot; $&quot; &amp; TEXT([.H22]; &quot;0.00&quot;) &amp; &quot;_{\pm &quot; &amp; TEXT([.I22]; &quot;0.00&quot;) &amp; &quot;}$ &quot;; &quot;&quot;)" office:value-type="string" office:string-value=" $55.95_{\pm 40.31}$ " calcext:value-type="string">
            <text:p><text:s/>$55.95_{\pm 40.31}$ </text:p>
          </table:table-cell>
          <table:table-cell table:style-name="ce52"/>
          <table:table-cell table:style-name="ce50" table:formula="of:=IF(AND([.K22]&lt;&gt;&quot;&quot;; [.L22]&lt;&gt;&quot;&quot;); &quot; $&quot; &amp; TEXT([.K22]; &quot;0.00&quot;) &amp; &quot;_{\pm &quot; &amp; TEXT([.L22]; &quot;0.00&quot;) &amp; &quot;}$ &quot;; &quot;&quot;)" office:value-type="string" office:string-value=" $55.95_{\pm 40.31}$ " calcext:value-type="string">
            <text:p><text:s/>$55.95_{\pm 40.31}$ </text:p>
          </table:table-cell>
          <table:table-cell table:style-name="ce50" table:formula="of:=IF(AND([.M22]&lt;&gt;&quot;&quot;; [.N22]&lt;&gt;&quot;&quot;); &quot; $&quot; &amp; TEXT([.M22]; &quot;0.00&quot;) &amp; &quot;_{\pm &quot; &amp; TEXT([.N22]; &quot;0.00&quot;) &amp; &quot;}$ &quot;; &quot;&quot;)" office:value-type="string" office:string-value=" $64.00_{\pm 45.43}$ " calcext:value-type="string">
            <text:p><text:s/>$64.00_{\pm 45.43}$ </text:p>
          </table:table-cell>
          <table:table-cell table:style-name="ce50" table:formula="of:=IF(AND([.O22]&lt;&gt;&quot;&quot;; [.P22]&lt;&gt;&quot;&quot;); &quot; $&quot; &amp; TEXT([.O22]; &quot;0.00&quot;) &amp; &quot;_{\pm &quot; &amp; TEXT([.P22]; &quot;0.00&quot;) &amp; &quot;}$ &quot;; &quot;&quot;)" office:value-type="string" office:string-value=" $55.83_{\pm 42.50}$ " calcext:value-type="string">
            <text:p><text:s/>$55.83_{\pm 42.50}$ </text:p>
          </table:table-cell>
          <table:table-cell table:style-name="ce50" table:formula="of:=IF(AND([.Q22]&lt;&gt;&quot;&quot;; [.R22]&lt;&gt;&quot;&quot;); &quot; $&quot; &amp; TEXT([.Q22]; &quot;0.00&quot;) &amp; &quot;_{\pm &quot; &amp; TEXT([.R22]; &quot;0.00&quot;) &amp; &quot;}$ &quot;; &quot;&quot;)" office:value-type="string" office:string-value=" $55.95_{\pm 40.31}$ " calcext:value-type="string">
            <text:p><text:s/>$55.95_{\pm 40.31}$ </text:p>
          </table:table-cell>
          <table:table-cell table:style-name="ce31" table:number-columns-repeated="2"/>
          <table:table-cell table:number-columns-repeated="16351"/>
        </table:table-row>
        <table:table-row table:style-name="ro1">
          <table:table-cell table:style-name="ce7"/>
          <table:table-cell table:style-name="ce20"/>
          <table:table-cell table:style-name="ce26"/>
          <table:table-cell table:style-name="ce20"/>
          <table:table-cell table:style-name="ce26"/>
          <table:table-cell table:style-name="ce20"/>
          <table:table-cell table:style-name="ce26"/>
          <table:table-cell table:style-name="ce20"/>
          <table:table-cell table:style-name="ce33" table:number-columns-repeated="2"/>
          <table:table-cell table:style-name="ce26"/>
          <table:table-cell table:style-name="ce33"/>
          <table:table-cell table:style-name="ce26"/>
          <table:table-cell table:style-name="ce33"/>
          <table:table-cell table:style-name="ce26"/>
          <table:table-cell table:style-name="ce33"/>
          <table:table-cell table:style-name="ce20"/>
          <table:table-cell table:style-name="ce33"/>
          <table:table-cell table:style-name="ce26" table:number-columns-repeated="2"/>
          <table:table-cell table:style-name="ce24"/>
          <table:table-cell table:style-name="ce46" table:formula="of:=IF([.A23]&lt;&gt;&quot;&quot;; [.A23]; &quot;&quot;)">
            <text:p/>
          </table:table-cell>
          <table:table-cell table:style-name="ce24" table:formula="of:=IF(AND([.B23]&lt;&gt;&quot;&quot;; [.C23]&lt;&gt;&quot;&quot;); &quot; $&quot; &amp; TEXT([.B23]; &quot;0.00&quot;) &amp; &quot;_{\pm &quot; &amp; TEXT([.C23]; &quot;0.00&quot;) &amp; &quot;}$ &quot;; &quot;&quot;)">
            <text:p/>
          </table:table-cell>
          <table:table-cell table:style-name="ce49" table:formula="of:=IF(AND([.D23]&lt;&gt;&quot;&quot;; [.E23]&lt;&gt;&quot;&quot;); &quot; $&quot; &amp; TEXT([.D23]; &quot;0.00&quot;) &amp; &quot;_{\pm &quot; &amp; TEXT([.E23]; &quot;0.00&quot;) &amp; &quot;}$ &quot;; &quot;&quot;)">
            <text:p/>
          </table:table-cell>
          <table:table-cell table:style-name="ce49" table:formula="of:=IF(AND([.F23]&lt;&gt;&quot;&quot;; [.G23]&lt;&gt;&quot;&quot;); &quot; $&quot; &amp; TEXT([.F23]; &quot;0.00&quot;) &amp; &quot;_{\pm &quot; &amp; TEXT([.G23]; &quot;0.00&quot;) &amp; &quot;}$ &quot;; &quot;&quot;)">
            <text:p/>
          </table:table-cell>
          <table:table-cell table:style-name="ce24" table:formula="of:=IF(AND([.H23]&lt;&gt;&quot;&quot;; [.I23]&lt;&gt;&quot;&quot;); &quot; $&quot; &amp; TEXT([.H23]; &quot;0.00&quot;) &amp; &quot;_{\pm &quot; &amp; TEXT([.I23]; &quot;0.00&quot;) &amp; &quot;}$ &quot;; &quot;&quot;)">
            <text:p/>
          </table:table-cell>
          <table:table-cell table:style-name="ce35"/>
          <table:table-cell table:style-name="ce49" table:formula="of:=IF(AND([.K23]&lt;&gt;&quot;&quot;; [.L23]&lt;&gt;&quot;&quot;); &quot; $&quot; &amp; TEXT([.K23]; &quot;0.00&quot;) &amp; &quot;_{\pm &quot; &amp; TEXT([.L23]; &quot;0.00&quot;) &amp; &quot;}$ &quot;; &quot;&quot;)">
            <text:p/>
          </table:table-cell>
          <table:table-cell table:style-name="ce49" table:formula="of:=IF(AND([.M23]&lt;&gt;&quot;&quot;; [.N23]&lt;&gt;&quot;&quot;); &quot; $&quot; &amp; TEXT([.M23]; &quot;0.00&quot;) &amp; &quot;_{\pm &quot; &amp; TEXT([.N23]; &quot;0.00&quot;) &amp; &quot;}$ &quot;; &quot;&quot;)">
            <text:p/>
          </table:table-cell>
          <table:table-cell table:style-name="ce49" table:formula="of:=IF(AND([.O23]&lt;&gt;&quot;&quot;; [.P23]&lt;&gt;&quot;&quot;); &quot; $&quot; &amp; TEXT([.O23]; &quot;0.00&quot;) &amp; &quot;_{\pm &quot; &amp; TEXT([.P23]; &quot;0.00&quot;) &amp; &quot;}$ &quot;; &quot;&quot;)">
            <text:p/>
          </table:table-cell>
          <table:table-cell table:style-name="ce49" table:formula="of:=IF(AND([.Q23]&lt;&gt;&quot;&quot;; [.R23]&lt;&gt;&quot;&quot;); &quot; $&quot; &amp; TEXT([.Q23]; &quot;0.00&quot;) &amp; &quot;_{\pm &quot; &amp; TEXT([.R23]; &quot;0.00&quot;) &amp; &quot;}$ &quot;; &quot;&quot;)">
            <text:p/>
          </table:table-cell>
          <table:table-cell table:style-name="ce31" table:number-columns-repeated="2"/>
          <table:table-cell table:number-columns-repeated="16351"/>
        </table:table-row>
        <table:table-row table:style-name="ro1">
          <table:table-cell table:style-name="ce13" office:value-type="string" calcext:value-type="string">
            <text:p>Fullpate</text:p>
          </table:table-cell>
          <table:table-cell table:style-name="ce19" office:value-type="float" office:value="92.0386951252141" calcext:value-type="float">
            <text:p>92.04</text:p>
          </table:table-cell>
          <table:table-cell table:style-name="ce25" office:value-type="float" office:value="1.52257824978227" calcext:value-type="float">
            <text:p>1.52</text:p>
          </table:table-cell>
          <table:table-cell table:style-name="ce19" office:value-type="float" office:value="95.8521553836302" calcext:value-type="float">
            <text:p>95.85</text:p>
          </table:table-cell>
          <table:table-cell table:style-name="ce25" office:value-type="float" office:value="1.86198229209851" calcext:value-type="float">
            <text:p>1.86</text:p>
          </table:table-cell>
          <table:table-cell table:style-name="ce19" office:value-type="float" office:value="88.5535432834041" calcext:value-type="float">
            <text:p>88.55</text:p>
          </table:table-cell>
          <table:table-cell table:style-name="ce25" office:value-type="float" office:value="2.15111906441533" calcext:value-type="float">
            <text:p>2.15</text:p>
          </table:table-cell>
          <table:table-cell table:style-name="ce19" office:value-type="float" office:value="91.6425426596983" calcext:value-type="float">
            <text:p>91.64</text:p>
          </table:table-cell>
          <table:table-cell table:style-name="ce34" office:value-type="float" office:value="1.65658679790429" calcext:value-type="float">
            <text:p>1.66</text:p>
          </table:table-cell>
          <table:table-cell table:style-name="ce34"/>
          <table:table-cell table:style-name="ce25" office:value-type="float" office:value="94.6054252215471" calcext:value-type="float">
            <text:p>94.61</text:p>
          </table:table-cell>
          <table:table-cell table:style-name="ce34" office:value-type="float" office:value="1.32065519053459" calcext:value-type="float">
            <text:p>1.32</text:p>
          </table:table-cell>
          <table:table-cell table:style-name="ce25" office:value-type="float" office:value="98.5164722776652" calcext:value-type="float">
            <text:p>98.52</text:p>
          </table:table-cell>
          <table:table-cell table:style-name="ce34" office:value-type="float" office:value="1.09284932905392" calcext:value-type="float">
            <text:p>1.09</text:p>
          </table:table-cell>
          <table:table-cell table:style-name="ce25" office:value-type="float" office:value="91.0302508159129" calcext:value-type="float">
            <text:p>91.03</text:p>
          </table:table-cell>
          <table:table-cell table:style-name="ce34" office:value-type="float" office:value="2.33856618670689" calcext:value-type="float">
            <text:p>2.34</text:p>
          </table:table-cell>
          <table:table-cell table:style-name="ce19" office:value-type="float" office:value="88.5424428989233" calcext:value-type="float">
            <text:p>88.54</text:p>
          </table:table-cell>
          <table:table-cell table:style-name="ce34" office:value-type="float" office:value="1.35225280807147" calcext:value-type="float">
            <text:p>1.35</text:p>
          </table:table-cell>
          <table:table-cell table:style-name="ce25" table:number-columns-repeated="2"/>
          <table:table-cell table:style-name="ce31"/>
          <table:table-cell table:style-name="ce44" table:formula="of:=IF([.A24]&lt;&gt;&quot;&quot;; [.A24]; &quot;&quot;)" office:value-type="string" office:string-value="Fullpate" calcext:value-type="string">
            <text:p>Fullpate</text:p>
          </table:table-cell>
          <table:table-cell table:style-name="ce121" table:formula="of:=IF(AND([.B24]&lt;&gt;&quot;&quot;; [.C24]&lt;&gt;&quot;&quot;); &quot; $&quot; &amp; TEXT([.B24]; &quot;0.00&quot;) &amp; &quot;_{\pm &quot; &amp; TEXT([.C24]; &quot;0.00&quot;) &amp; &quot;}$ &quot;; &quot;&quot;)" office:value-type="string" office:string-value=" $92.04_{\pm 1.52}$ " calcext:value-type="string">
            <text:p><text:s/>$92.04_{\pm 1.52}$ </text:p>
          </table:table-cell>
          <table:table-cell table:style-name="ce50" table:formula="of:=IF(AND([.D24]&lt;&gt;&quot;&quot;; [.E24]&lt;&gt;&quot;&quot;); &quot; $&quot; &amp; TEXT([.D24]; &quot;0.00&quot;) &amp; &quot;_{\pm &quot; &amp; TEXT([.E24]; &quot;0.00&quot;) &amp; &quot;}$ &quot;; &quot;&quot;)" office:value-type="string" office:string-value=" $95.85_{\pm 1.86}$ " calcext:value-type="string">
            <text:p><text:s/>$95.85_{\pm 1.86}$ </text:p>
          </table:table-cell>
          <table:table-cell table:style-name="ce50" table:formula="of:=IF(AND([.F24]&lt;&gt;&quot;&quot;; [.G24]&lt;&gt;&quot;&quot;); &quot; $&quot; &amp; TEXT([.F24]; &quot;0.00&quot;) &amp; &quot;_{\pm &quot; &amp; TEXT([.G24]; &quot;0.00&quot;) &amp; &quot;}$ &quot;; &quot;&quot;)" office:value-type="string" office:string-value=" $88.55_{\pm 2.15}$ " calcext:value-type="string">
            <text:p><text:s/>$88.55_{\pm 2.15}$ </text:p>
          </table:table-cell>
          <table:table-cell table:style-name="ce121" table:formula="of:=IF(AND([.H24]&lt;&gt;&quot;&quot;; [.I24]&lt;&gt;&quot;&quot;); &quot; $&quot; &amp; TEXT([.H24]; &quot;0.00&quot;) &amp; &quot;_{\pm &quot; &amp; TEXT([.I24]; &quot;0.00&quot;) &amp; &quot;}$ &quot;; &quot;&quot;)" office:value-type="string" office:string-value=" $91.64_{\pm 1.66}$ " calcext:value-type="string">
            <text:p><text:s/>$91.64_{\pm 1.66}$ </text:p>
          </table:table-cell>
          <table:table-cell table:style-name="ce35"/>
          <table:table-cell table:style-name="ce50" table:formula="of:=IF(AND([.K24]&lt;&gt;&quot;&quot;; [.L24]&lt;&gt;&quot;&quot;); &quot; $&quot; &amp; TEXT([.K24]; &quot;0.00&quot;) &amp; &quot;_{\pm &quot; &amp; TEXT([.L24]; &quot;0.00&quot;) &amp; &quot;}$ &quot;; &quot;&quot;)" office:value-type="string" office:string-value=" $94.61_{\pm 1.32}$ " calcext:value-type="string">
            <text:p><text:s/>$94.61_{\pm 1.32}$ </text:p>
          </table:table-cell>
          <table:table-cell table:style-name="ce50" table:formula="of:=IF(AND([.M24]&lt;&gt;&quot;&quot;; [.N24]&lt;&gt;&quot;&quot;); &quot; $&quot; &amp; TEXT([.M24]; &quot;0.00&quot;) &amp; &quot;_{\pm &quot; &amp; TEXT([.N24]; &quot;0.00&quot;) &amp; &quot;}$ &quot;; &quot;&quot;)" office:value-type="string" office:string-value=" $98.52_{\pm 1.09}$ " calcext:value-type="string">
            <text:p><text:s/>$98.52_{\pm 1.09}$ </text:p>
          </table:table-cell>
          <table:table-cell table:style-name="ce50" table:formula="of:=IF(AND([.O24]&lt;&gt;&quot;&quot;; [.P24]&lt;&gt;&quot;&quot;); &quot; $&quot; &amp; TEXT([.O24]; &quot;0.00&quot;) &amp; &quot;_{\pm &quot; &amp; TEXT([.P24]; &quot;0.00&quot;) &amp; &quot;}$ &quot;; &quot;&quot;)" office:value-type="string" office:string-value=" $91.03_{\pm 2.34}$ " calcext:value-type="string">
            <text:p><text:s/>$91.03_{\pm 2.34}$ </text:p>
          </table:table-cell>
          <table:table-cell table:style-name="ce50" table:formula="of:=IF(AND([.Q24]&lt;&gt;&quot;&quot;; [.R24]&lt;&gt;&quot;&quot;); &quot; $&quot; &amp; TEXT([.Q24]; &quot;0.00&quot;) &amp; &quot;_{\pm &quot; &amp; TEXT([.R24]; &quot;0.00&quot;) &amp; &quot;}$ &quot;; &quot;&quot;)" office:value-type="string" office:string-value=" $88.54_{\pm 1.35}$ " calcext:value-type="string">
            <text:p><text:s/>$88.54_{\pm 1.35}$ </text:p>
          </table:table-cell>
          <table:table-cell table:style-name="ce31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Date</text:p>
          </table:table-cell>
          <table:table-cell table:style-name="ce19" office:value-type="float" office:value="87.5717560054765" calcext:value-type="float">
            <text:p>87.57</text:p>
          </table:table-cell>
          <table:table-cell table:style-name="ce25" office:value-type="float" office:value="2.61145018568012" calcext:value-type="float">
            <text:p>2.61</text:p>
          </table:table-cell>
          <table:table-cell table:style-name="ce19" office:value-type="float" office:value="95.3184325598305" calcext:value-type="float">
            <text:p>95.32</text:p>
          </table:table-cell>
          <table:table-cell table:style-name="ce25" office:value-type="float" office:value="2.54905893031532" calcext:value-type="float">
            <text:p>2.55</text:p>
          </table:table-cell>
          <table:table-cell table:style-name="ce19" office:value-type="float" office:value="81.0987787763598" calcext:value-type="float">
            <text:p>81.10</text:p>
          </table:table-cell>
          <table:table-cell table:style-name="ce25" office:value-type="float" office:value="3.95589273021112" calcext:value-type="float">
            <text:p>3.96</text:p>
          </table:table-cell>
          <table:table-cell table:style-name="ce19" office:value-type="float" office:value="87.5717560054765" calcext:value-type="float">
            <text:p>87.57</text:p>
          </table:table-cell>
          <table:table-cell table:style-name="ce34" office:value-type="float" office:value="2.61145018568012" calcext:value-type="float">
            <text:p>2.61</text:p>
          </table:table-cell>
          <table:table-cell table:style-name="ce34"/>
          <table:table-cell table:style-name="ce25" office:value-type="float" office:value="89.8803891921816" calcext:value-type="float">
            <text:p>89.88</text:p>
          </table:table-cell>
          <table:table-cell table:style-name="ce34" office:value-type="float" office:value="2.29739497274463" calcext:value-type="float">
            <text:p>2.30</text:p>
          </table:table-cell>
          <table:table-cell table:style-name="ce25" office:value-type="float" office:value="97.8225710601613" calcext:value-type="float">
            <text:p>97.82</text:p>
          </table:table-cell>
          <table:table-cell table:style-name="ce34" office:value-type="float" office:value="1.72647074831117" calcext:value-type="float">
            <text:p>1.73</text:p>
          </table:table-cell>
          <table:table-cell table:style-name="ce25" office:value-type="float" office:value="83.2419712111657" calcext:value-type="float">
            <text:p>83.24</text:p>
          </table:table-cell>
          <table:table-cell table:style-name="ce34" office:value-type="float" office:value="3.93271720174295" calcext:value-type="float">
            <text:p>3.93</text:p>
          </table:table-cell>
          <table:table-cell table:style-name="ce19" office:value-type="float" office:value="89.8803891921816" calcext:value-type="float">
            <text:p>89.88</text:p>
          </table:table-cell>
          <table:table-cell table:style-name="ce34" office:value-type="float" office:value="2.29739497274463" calcext:value-type="float">
            <text:p>2.30</text:p>
          </table:table-cell>
          <table:table-cell table:style-name="ce25" table:number-columns-repeated="2"/>
          <table:table-cell table:style-name="ce31"/>
          <table:table-cell table:style-name="ce46" table:formula="of:=IF([.A25]&lt;&gt;&quot;&quot;; [.A25]; &quot;&quot;)" office:value-type="string" office:string-value="Date" calcext:value-type="string">
            <text:p>Date</text:p>
          </table:table-cell>
          <table:table-cell table:style-name="ce121" table:formula="of:=IF(AND([.B25]&lt;&gt;&quot;&quot;; [.C25]&lt;&gt;&quot;&quot;); &quot; $&quot; &amp; TEXT([.B25]; &quot;0.00&quot;) &amp; &quot;_{\pm &quot; &amp; TEXT([.C25]; &quot;0.00&quot;) &amp; &quot;}$ &quot;; &quot;&quot;)" office:value-type="string" office:string-value=" $87.57_{\pm 2.61}$ " calcext:value-type="string">
            <text:p><text:s/>$87.57_{\pm 2.61}$ </text:p>
          </table:table-cell>
          <table:table-cell table:style-name="ce50" table:formula="of:=IF(AND([.D25]&lt;&gt;&quot;&quot;; [.E25]&lt;&gt;&quot;&quot;); &quot; $&quot; &amp; TEXT([.D25]; &quot;0.00&quot;) &amp; &quot;_{\pm &quot; &amp; TEXT([.E25]; &quot;0.00&quot;) &amp; &quot;}$ &quot;; &quot;&quot;)" office:value-type="string" office:string-value=" $95.32_{\pm 2.55}$ " calcext:value-type="string">
            <text:p><text:s/>$95.32_{\pm 2.55}$ </text:p>
          </table:table-cell>
          <table:table-cell table:style-name="ce50" table:formula="of:=IF(AND([.F25]&lt;&gt;&quot;&quot;; [.G25]&lt;&gt;&quot;&quot;); &quot; $&quot; &amp; TEXT([.F25]; &quot;0.00&quot;) &amp; &quot;_{\pm &quot; &amp; TEXT([.G25]; &quot;0.00&quot;) &amp; &quot;}$ &quot;; &quot;&quot;)" office:value-type="string" office:string-value=" $81.10_{\pm 3.96}$ " calcext:value-type="string">
            <text:p><text:s/>$81.10_{\pm 3.96}$ </text:p>
          </table:table-cell>
          <table:table-cell table:style-name="ce121" table:formula="of:=IF(AND([.H25]&lt;&gt;&quot;&quot;; [.I25]&lt;&gt;&quot;&quot;); &quot; $&quot; &amp; TEXT([.H25]; &quot;0.00&quot;) &amp; &quot;_{\pm &quot; &amp; TEXT([.I25]; &quot;0.00&quot;) &amp; &quot;}$ &quot;; &quot;&quot;)" office:value-type="string" office:string-value=" $87.57_{\pm 2.61}$ " calcext:value-type="string">
            <text:p><text:s/>$87.57_{\pm 2.61}$ </text:p>
          </table:table-cell>
          <table:table-cell table:style-name="ce35"/>
          <table:table-cell table:style-name="ce50" table:formula="of:=IF(AND([.K25]&lt;&gt;&quot;&quot;; [.L25]&lt;&gt;&quot;&quot;); &quot; $&quot; &amp; TEXT([.K25]; &quot;0.00&quot;) &amp; &quot;_{\pm &quot; &amp; TEXT([.L25]; &quot;0.00&quot;) &amp; &quot;}$ &quot;; &quot;&quot;)" office:value-type="string" office:string-value=" $89.88_{\pm 2.30}$ " calcext:value-type="string">
            <text:p><text:s/>$89.88_{\pm 2.30}$ </text:p>
          </table:table-cell>
          <table:table-cell table:style-name="ce50" table:formula="of:=IF(AND([.M25]&lt;&gt;&quot;&quot;; [.N25]&lt;&gt;&quot;&quot;); &quot; $&quot; &amp; TEXT([.M25]; &quot;0.00&quot;) &amp; &quot;_{\pm &quot; &amp; TEXT([.N25]; &quot;0.00&quot;) &amp; &quot;}$ &quot;; &quot;&quot;)" office:value-type="string" office:string-value=" $97.82_{\pm 1.73}$ " calcext:value-type="string">
            <text:p><text:s/>$97.82_{\pm 1.73}$ </text:p>
          </table:table-cell>
          <table:table-cell table:style-name="ce50" table:formula="of:=IF(AND([.O25]&lt;&gt;&quot;&quot;; [.P25]&lt;&gt;&quot;&quot;); &quot; $&quot; &amp; TEXT([.O25]; &quot;0.00&quot;) &amp; &quot;_{\pm &quot; &amp; TEXT([.P25]; &quot;0.00&quot;) &amp; &quot;}$ &quot;; &quot;&quot;)" office:value-type="string" office:string-value=" $83.24_{\pm 3.93}$ " calcext:value-type="string">
            <text:p><text:s/>$83.24_{\pm 3.93}$ </text:p>
          </table:table-cell>
          <table:table-cell table:style-name="ce50" table:formula="of:=IF(AND([.Q25]&lt;&gt;&quot;&quot;; [.R25]&lt;&gt;&quot;&quot;); &quot; $&quot; &amp; TEXT([.Q25]; &quot;0.00&quot;) &amp; &quot;_{\pm &quot; &amp; TEXT([.R25]; &quot;0.00&quot;) &amp; &quot;}$ &quot;; &quot;&quot;)" office:value-type="string" office:string-value=" $89.88_{\pm 2.30}$ " calcext:value-type="string">
            <text:p><text:s/>$89.88_{\pm 2.30}$ </text:p>
          </table:table-cell>
          <table:table-cell table:style-name="ce31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Time</text:p>
          </table:table-cell>
          <table:table-cell table:style-name="ce19" office:value-type="float" office:value="95.4398418891873" calcext:value-type="float">
            <text:p>95.44</text:p>
          </table:table-cell>
          <table:table-cell table:style-name="ce25" office:value-type="float" office:value="2.98461336728285" calcext:value-type="float">
            <text:p>2.98</text:p>
          </table:table-cell>
          <table:table-cell table:style-name="ce19" office:value-type="float" office:value="96.2774917931596" calcext:value-type="float">
            <text:p>96.28</text:p>
          </table:table-cell>
          <table:table-cell table:style-name="ce25" office:value-type="float" office:value="2.95625943556735" calcext:value-type="float">
            <text:p>2.96</text:p>
          </table:table-cell>
          <table:table-cell table:style-name="ce19" office:value-type="float" office:value="94.6520411818969" calcext:value-type="float">
            <text:p>94.65</text:p>
          </table:table-cell>
          <table:table-cell table:style-name="ce25" office:value-type="float" office:value="3.49370295585294" calcext:value-type="float">
            <text:p>3.49</text:p>
          </table:table-cell>
          <table:table-cell table:style-name="ce19" office:value-type="float" office:value="95.4398418891873" calcext:value-type="float">
            <text:p>95.44</text:p>
          </table:table-cell>
          <table:table-cell table:style-name="ce34" office:value-type="float" office:value="2.98461336728285" calcext:value-type="float">
            <text:p>2.98</text:p>
          </table:table-cell>
          <table:table-cell table:style-name="ce34"/>
          <table:table-cell table:style-name="ce25" office:value-type="float" office:value="97.201450278545" calcext:value-type="float">
            <text:p>97.20</text:p>
          </table:table-cell>
          <table:table-cell table:style-name="ce34" office:value-type="float" office:value="1.62119294230189" calcext:value-type="float">
            <text:p>1.62</text:p>
          </table:table-cell>
          <table:table-cell table:style-name="ce25" office:value-type="float" office:value="98.0566395073854" calcext:value-type="float">
            <text:p>98.06</text:p>
          </table:table-cell>
          <table:table-cell table:style-name="ce34" office:value-type="float" office:value="1.64252690296044" calcext:value-type="float">
            <text:p>1.64</text:p>
          </table:table-cell>
          <table:table-cell table:style-name="ce25" office:value-type="float" office:value="96.3973184644014" calcext:value-type="float">
            <text:p>96.40</text:p>
          </table:table-cell>
          <table:table-cell table:style-name="ce34" office:value-type="float" office:value="2.42833500139556" calcext:value-type="float">
            <text:p>2.43</text:p>
          </table:table-cell>
          <table:table-cell table:style-name="ce19" office:value-type="float" office:value="97.201450278545" calcext:value-type="float">
            <text:p>97.20</text:p>
          </table:table-cell>
          <table:table-cell table:style-name="ce34" office:value-type="float" office:value="1.62119294230189" calcext:value-type="float">
            <text:p>1.62</text:p>
          </table:table-cell>
          <table:table-cell table:style-name="ce25" table:number-columns-repeated="2"/>
          <table:table-cell table:style-name="ce31"/>
          <table:table-cell table:style-name="ce46" table:formula="of:=IF([.A26]&lt;&gt;&quot;&quot;; [.A26]; &quot;&quot;)" office:value-type="string" office:string-value="Time" calcext:value-type="string">
            <text:p>Time</text:p>
          </table:table-cell>
          <table:table-cell table:style-name="ce121" table:formula="of:=IF(AND([.B26]&lt;&gt;&quot;&quot;; [.C26]&lt;&gt;&quot;&quot;); &quot; $&quot; &amp; TEXT([.B26]; &quot;0.00&quot;) &amp; &quot;_{\pm &quot; &amp; TEXT([.C26]; &quot;0.00&quot;) &amp; &quot;}$ &quot;; &quot;&quot;)" office:value-type="string" office:string-value=" $95.44_{\pm 2.98}$ " calcext:value-type="string">
            <text:p><text:s/>$95.44_{\pm 2.98}$ </text:p>
          </table:table-cell>
          <table:table-cell table:style-name="ce50" table:formula="of:=IF(AND([.D26]&lt;&gt;&quot;&quot;; [.E26]&lt;&gt;&quot;&quot;); &quot; $&quot; &amp; TEXT([.D26]; &quot;0.00&quot;) &amp; &quot;_{\pm &quot; &amp; TEXT([.E26]; &quot;0.00&quot;) &amp; &quot;}$ &quot;; &quot;&quot;)" office:value-type="string" office:string-value=" $96.28_{\pm 2.96}$ " calcext:value-type="string">
            <text:p><text:s/>$96.28_{\pm 2.96}$ </text:p>
          </table:table-cell>
          <table:table-cell table:style-name="ce50" table:formula="of:=IF(AND([.F26]&lt;&gt;&quot;&quot;; [.G26]&lt;&gt;&quot;&quot;); &quot; $&quot; &amp; TEXT([.F26]; &quot;0.00&quot;) &amp; &quot;_{\pm &quot; &amp; TEXT([.G26]; &quot;0.00&quot;) &amp; &quot;}$ &quot;; &quot;&quot;)" office:value-type="string" office:string-value=" $94.65_{\pm 3.49}$ " calcext:value-type="string">
            <text:p><text:s/>$94.65_{\pm 3.49}$ </text:p>
          </table:table-cell>
          <table:table-cell table:style-name="ce121" table:formula="of:=IF(AND([.H26]&lt;&gt;&quot;&quot;; [.I26]&lt;&gt;&quot;&quot;); &quot; $&quot; &amp; TEXT([.H26]; &quot;0.00&quot;) &amp; &quot;_{\pm &quot; &amp; TEXT([.I26]; &quot;0.00&quot;) &amp; &quot;}$ &quot;; &quot;&quot;)" office:value-type="string" office:string-value=" $95.44_{\pm 2.98}$ " calcext:value-type="string">
            <text:p><text:s/>$95.44_{\pm 2.98}$ </text:p>
          </table:table-cell>
          <table:table-cell table:style-name="ce35"/>
          <table:table-cell table:style-name="ce50" table:formula="of:=IF(AND([.K26]&lt;&gt;&quot;&quot;; [.L26]&lt;&gt;&quot;&quot;); &quot; $&quot; &amp; TEXT([.K26]; &quot;0.00&quot;) &amp; &quot;_{\pm &quot; &amp; TEXT([.L26]; &quot;0.00&quot;) &amp; &quot;}$ &quot;; &quot;&quot;)" office:value-type="string" office:string-value=" $97.20_{\pm 1.62}$ " calcext:value-type="string">
            <text:p><text:s/>$97.20_{\pm 1.62}$ </text:p>
          </table:table-cell>
          <table:table-cell table:style-name="ce50" table:formula="of:=IF(AND([.M26]&lt;&gt;&quot;&quot;; [.N26]&lt;&gt;&quot;&quot;); &quot; $&quot; &amp; TEXT([.M26]; &quot;0.00&quot;) &amp; &quot;_{\pm &quot; &amp; TEXT([.N26]; &quot;0.00&quot;) &amp; &quot;}$ &quot;; &quot;&quot;)" office:value-type="string" office:string-value=" $98.06_{\pm 1.64}$ " calcext:value-type="string">
            <text:p><text:s/>$98.06_{\pm 1.64}$ </text:p>
          </table:table-cell>
          <table:table-cell table:style-name="ce50" table:formula="of:=IF(AND([.O26]&lt;&gt;&quot;&quot;; [.P26]&lt;&gt;&quot;&quot;); &quot; $&quot; &amp; TEXT([.O26]; &quot;0.00&quot;) &amp; &quot;_{\pm &quot; &amp; TEXT([.P26]; &quot;0.00&quot;) &amp; &quot;}$ &quot;; &quot;&quot;)" office:value-type="string" office:string-value=" $96.40_{\pm 2.43}$ " calcext:value-type="string">
            <text:p><text:s/>$96.40_{\pm 2.43}$ </text:p>
          </table:table-cell>
          <table:table-cell table:style-name="ce50" table:formula="of:=IF(AND([.Q26]&lt;&gt;&quot;&quot;; [.R26]&lt;&gt;&quot;&quot;); &quot; $&quot; &amp; TEXT([.Q26]; &quot;0.00&quot;) &amp; &quot;_{\pm &quot; &amp; TEXT([.R26]; &quot;0.00&quot;) &amp; &quot;}$ &quot;; &quot;&quot;)" office:value-type="string" office:string-value=" $97.20_{\pm 1.62}$ " calcext:value-type="string">
            <text:p><text:s/>$97.20_{\pm 1.62}$ </text:p>
          </table:table-cell>
          <table:table-cell table:style-name="ce31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Duration</text:p>
          </table:table-cell>
          <table:table-cell table:style-name="ce19" office:value-type="float" office:value="94.3270490658495" calcext:value-type="float">
            <text:p>94.33</text:p>
          </table:table-cell>
          <table:table-cell table:style-name="ce25" office:value-type="float" office:value="1.92635395247155" calcext:value-type="float">
            <text:p>1.93</text:p>
          </table:table-cell>
          <table:table-cell table:style-name="ce19" office:value-type="float" office:value="94.95015147969" calcext:value-type="float">
            <text:p>94.95</text:p>
          </table:table-cell>
          <table:table-cell table:style-name="ce25" office:value-type="float" office:value="3.9409885351057" calcext:value-type="float">
            <text:p>3.94</text:p>
          </table:table-cell>
          <table:table-cell table:style-name="ce19" office:value-type="float" office:value="93.8932548331155" calcext:value-type="float">
            <text:p>93.89</text:p>
          </table:table-cell>
          <table:table-cell table:style-name="ce25" office:value-type="float" office:value="3.10138337992172" calcext:value-type="float">
            <text:p>3.10</text:p>
          </table:table-cell>
          <table:table-cell table:style-name="ce19" office:value-type="float" office:value="94.3270490658495" calcext:value-type="float">
            <text:p>94.33</text:p>
          </table:table-cell>
          <table:table-cell table:style-name="ce34" office:value-type="float" office:value="1.92635395247155" calcext:value-type="float">
            <text:p>1.93</text:p>
          </table:table-cell>
          <table:table-cell table:style-name="ce34"/>
          <table:table-cell table:style-name="ce25" office:value-type="float" office:value="64.1778114999796" calcext:value-type="float">
            <text:p>64.18</text:p>
          </table:table-cell>
          <table:table-cell table:style-name="ce34" office:value-type="float" office:value="9.56929140418504" calcext:value-type="float">
            <text:p>9.57</text:p>
          </table:table-cell>
          <table:table-cell table:style-name="ce25" office:value-type="float" office:value="64.6160674180451" calcext:value-type="float">
            <text:p>64.62</text:p>
          </table:table-cell>
          <table:table-cell table:style-name="ce34" office:value-type="float" office:value="10.0421731398488" calcext:value-type="float">
            <text:p>10.04</text:p>
          </table:table-cell>
          <table:table-cell table:style-name="ce25" office:value-type="float" office:value="63.8639534227383" calcext:value-type="float">
            <text:p>63.86</text:p>
          </table:table-cell>
          <table:table-cell table:style-name="ce34" office:value-type="float" office:value="9.46525641619133" calcext:value-type="float">
            <text:p>9.47</text:p>
          </table:table-cell>
          <table:table-cell table:style-name="ce19" office:value-type="float" office:value="64.1778114999796" calcext:value-type="float">
            <text:p>64.18</text:p>
          </table:table-cell>
          <table:table-cell table:style-name="ce34" office:value-type="float" office:value="9.56929140418504" calcext:value-type="float">
            <text:p>9.57</text:p>
          </table:table-cell>
          <table:table-cell table:style-name="ce25" table:number-columns-repeated="2"/>
          <table:table-cell table:style-name="ce31"/>
          <table:table-cell table:style-name="ce46" table:formula="of:=IF([.A27]&lt;&gt;&quot;&quot;; [.A27]; &quot;&quot;)" office:value-type="string" office:string-value="Duration" calcext:value-type="string">
            <text:p>Duration</text:p>
          </table:table-cell>
          <table:table-cell table:style-name="ce121" table:formula="of:=IF(AND([.B27]&lt;&gt;&quot;&quot;; [.C27]&lt;&gt;&quot;&quot;); &quot; $&quot; &amp; TEXT([.B27]; &quot;0.00&quot;) &amp; &quot;_{\pm &quot; &amp; TEXT([.C27]; &quot;0.00&quot;) &amp; &quot;}$ &quot;; &quot;&quot;)" office:value-type="string" office:string-value=" $94.33_{\pm 1.93}$ " calcext:value-type="string">
            <text:p><text:s/>$94.33_{\pm 1.93}$ </text:p>
          </table:table-cell>
          <table:table-cell table:style-name="ce50" table:formula="of:=IF(AND([.D27]&lt;&gt;&quot;&quot;; [.E27]&lt;&gt;&quot;&quot;); &quot; $&quot; &amp; TEXT([.D27]; &quot;0.00&quot;) &amp; &quot;_{\pm &quot; &amp; TEXT([.E27]; &quot;0.00&quot;) &amp; &quot;}$ &quot;; &quot;&quot;)" office:value-type="string" office:string-value=" $94.95_{\pm 3.94}$ " calcext:value-type="string">
            <text:p><text:s/>$94.95_{\pm 3.94}$ </text:p>
          </table:table-cell>
          <table:table-cell table:style-name="ce50" table:formula="of:=IF(AND([.F27]&lt;&gt;&quot;&quot;; [.G27]&lt;&gt;&quot;&quot;); &quot; $&quot; &amp; TEXT([.F27]; &quot;0.00&quot;) &amp; &quot;_{\pm &quot; &amp; TEXT([.G27]; &quot;0.00&quot;) &amp; &quot;}$ &quot;; &quot;&quot;)" office:value-type="string" office:string-value=" $93.89_{\pm 3.10}$ " calcext:value-type="string">
            <text:p><text:s/>$93.89_{\pm 3.10}$ </text:p>
          </table:table-cell>
          <table:table-cell table:style-name="ce121" table:formula="of:=IF(AND([.H27]&lt;&gt;&quot;&quot;; [.I27]&lt;&gt;&quot;&quot;); &quot; $&quot; &amp; TEXT([.H27]; &quot;0.00&quot;) &amp; &quot;_{\pm &quot; &amp; TEXT([.I27]; &quot;0.00&quot;) &amp; &quot;}$ &quot;; &quot;&quot;)" office:value-type="string" office:string-value=" $94.33_{\pm 1.93}$ " calcext:value-type="string">
            <text:p><text:s/>$94.33_{\pm 1.93}$ </text:p>
          </table:table-cell>
          <table:table-cell table:style-name="ce35"/>
          <table:table-cell table:style-name="ce50" table:formula="of:=IF(AND([.K27]&lt;&gt;&quot;&quot;; [.L27]&lt;&gt;&quot;&quot;); &quot; $&quot; &amp; TEXT([.K27]; &quot;0.00&quot;) &amp; &quot;_{\pm &quot; &amp; TEXT([.L27]; &quot;0.00&quot;) &amp; &quot;}$ &quot;; &quot;&quot;)" office:value-type="string" office:string-value=" $64.18_{\pm 9.57}$ " calcext:value-type="string">
            <text:p><text:s/>$64.18_{\pm 9.57}$ </text:p>
          </table:table-cell>
          <table:table-cell table:style-name="ce50" table:formula="of:=IF(AND([.M27]&lt;&gt;&quot;&quot;; [.N27]&lt;&gt;&quot;&quot;); &quot; $&quot; &amp; TEXT([.M27]; &quot;0.00&quot;) &amp; &quot;_{\pm &quot; &amp; TEXT([.N27]; &quot;0.00&quot;) &amp; &quot;}$ &quot;; &quot;&quot;)" office:value-type="string" office:string-value=" $64.62_{\pm 10.04}$ " calcext:value-type="string">
            <text:p><text:s/>$64.62_{\pm 10.04}$ </text:p>
          </table:table-cell>
          <table:table-cell table:style-name="ce50" table:formula="of:=IF(AND([.O27]&lt;&gt;&quot;&quot;; [.P27]&lt;&gt;&quot;&quot;); &quot; $&quot; &amp; TEXT([.O27]; &quot;0.00&quot;) &amp; &quot;_{\pm &quot; &amp; TEXT([.P27]; &quot;0.00&quot;) &amp; &quot;}$ &quot;; &quot;&quot;)" office:value-type="string" office:string-value=" $63.86_{\pm 9.47}$ " calcext:value-type="string">
            <text:p><text:s/>$63.86_{\pm 9.47}$ </text:p>
          </table:table-cell>
          <table:table-cell table:style-name="ce50" table:formula="of:=IF(AND([.Q27]&lt;&gt;&quot;&quot;; [.R27]&lt;&gt;&quot;&quot;); &quot; $&quot; &amp; TEXT([.Q27]; &quot;0.00&quot;) &amp; &quot;_{\pm &quot; &amp; TEXT([.R27]; &quot;0.00&quot;) &amp; &quot;}$ &quot;; &quot;&quot;)" office:value-type="string" office:string-value=" $64.18_{\pm 9.57}$ " calcext:value-type="string">
            <text:p><text:s/>$64.18_{\pm 9.57}$ </text:p>
          </table:table-cell>
          <table:table-cell table:style-name="ce31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Set</text:p>
          </table:table-cell>
          <table:table-cell table:style-name="ce19" office:value-type="float" office:value="89.5238095238095" calcext:value-type="float">
            <text:p>89.52</text:p>
          </table:table-cell>
          <table:table-cell table:style-name="ce25" office:value-type="float" office:value="22.6177944515008" calcext:value-type="float">
            <text:p>22.62</text:p>
          </table:table-cell>
          <table:table-cell table:style-name="ce19" office:value-type="float" office:value="93.3333333333333" calcext:value-type="float">
            <text:p>93.33</text:p>
          </table:table-cell>
          <table:table-cell table:style-name="ce25" office:value-type="float" office:value="20" calcext:value-type="float">
            <text:p>20.00</text:p>
          </table:table-cell>
          <table:table-cell table:style-name="ce19" office:value-type="float" office:value="87.5" calcext:value-type="float">
            <text:p>87.50</text:p>
          </table:table-cell>
          <table:table-cell table:style-name="ce25" office:value-type="float" office:value="25.617376914899" calcext:value-type="float">
            <text:p>25.62</text:p>
          </table:table-cell>
          <table:table-cell table:style-name="ce19" office:value-type="float" office:value="89.5238095238095" calcext:value-type="float">
            <text:p>89.52</text:p>
          </table:table-cell>
          <table:table-cell table:style-name="ce34" office:value-type="float" office:value="22.6177944515008" calcext:value-type="float">
            <text:p>22.62</text:p>
          </table:table-cell>
          <table:table-cell table:style-name="ce34"/>
          <table:table-cell table:style-name="ce25" office:value-type="float" office:value="95.2380952380952" calcext:value-type="float">
            <text:p>95.24</text:p>
          </table:table-cell>
          <table:table-cell table:style-name="ce34" office:value-type="float" office:value="10.432810619146" calcext:value-type="float">
            <text:p>10.43</text:p>
          </table:table-cell>
          <table:table-cell table:style-name="ce25" office:value-type="float" office:value="100" calcext:value-type="float">
            <text:p>100.00</text:p>
          </table:table-cell>
          <table:table-cell table:style-name="ce34" office:value-type="float" office:value="0" calcext:value-type="float">
            <text:p>0.00</text:p>
          </table:table-cell>
          <table:table-cell table:style-name="ce25" office:value-type="float" office:value="92.5" calcext:value-type="float">
            <text:p>92.50</text:p>
          </table:table-cell>
          <table:table-cell table:style-name="ce34" office:value-type="float" office:value="16.0078105935821" calcext:value-type="float">
            <text:p>16.01</text:p>
          </table:table-cell>
          <table:table-cell table:style-name="ce19" office:value-type="float" office:value="95.2380952380952" calcext:value-type="float">
            <text:p>95.24</text:p>
          </table:table-cell>
          <table:table-cell table:style-name="ce34" office:value-type="float" office:value="10.432810619146" calcext:value-type="float">
            <text:p>10.43</text:p>
          </table:table-cell>
          <table:table-cell table:style-name="ce25"/>
          <table:table-cell table:style-name="ce93" table:number-columns-repeated="2"/>
          <table:table-cell table:style-name="ce45" table:formula="of:=IF([.A28]&lt;&gt;&quot;&quot;; [.A28]; &quot;&quot;)" office:value-type="string" office:string-value="Set" calcext:value-type="string">
            <text:p>Set</text:p>
          </table:table-cell>
          <table:table-cell table:style-name="ce31" table:formula="of:=IF(AND([.B28]&lt;&gt;&quot;&quot;; [.C28]&lt;&gt;&quot;&quot;); &quot; $&quot; &amp; TEXT([.B28]; &quot;0.00&quot;) &amp; &quot;_{\pm &quot; &amp; TEXT([.C28]; &quot;0.00&quot;) &amp; &quot;}$ &quot;; &quot;&quot;)" office:value-type="string" office:string-value=" $89.52_{\pm 22.62}$ " calcext:value-type="string">
            <text:p><text:s/>$89.52_{\pm 22.62}$ </text:p>
          </table:table-cell>
          <table:table-cell table:style-name="ce50" table:formula="of:=IF(AND([.D28]&lt;&gt;&quot;&quot;; [.E28]&lt;&gt;&quot;&quot;); &quot; $&quot; &amp; TEXT([.D28]; &quot;0.00&quot;) &amp; &quot;_{\pm &quot; &amp; TEXT([.E28]; &quot;0.00&quot;) &amp; &quot;}$ &quot;; &quot;&quot;)" office:value-type="string" office:string-value=" $93.33_{\pm 20.00}$ " calcext:value-type="string">
            <text:p><text:s/>$93.33_{\pm 20.00}$ </text:p>
          </table:table-cell>
          <table:table-cell table:style-name="ce50" table:formula="of:=IF(AND([.F28]&lt;&gt;&quot;&quot;; [.G28]&lt;&gt;&quot;&quot;); &quot; $&quot; &amp; TEXT([.F28]; &quot;0.00&quot;) &amp; &quot;_{\pm &quot; &amp; TEXT([.G28]; &quot;0.00&quot;) &amp; &quot;}$ &quot;; &quot;&quot;)" office:value-type="string" office:string-value=" $87.50_{\pm 25.62}$ " calcext:value-type="string">
            <text:p><text:s/>$87.50_{\pm 25.62}$ </text:p>
          </table:table-cell>
          <table:table-cell table:style-name="ce121" table:formula="of:=IF(AND([.H28]&lt;&gt;&quot;&quot;; [.I28]&lt;&gt;&quot;&quot;); &quot; $&quot; &amp; TEXT([.H28]; &quot;0.00&quot;) &amp; &quot;_{\pm &quot; &amp; TEXT([.I28]; &quot;0.00&quot;) &amp; &quot;}$ &quot;; &quot;&quot;)" office:value-type="string" office:string-value=" $89.52_{\pm 22.62}$ " calcext:value-type="string">
            <text:p><text:s/>$89.52_{\pm 22.62}$ </text:p>
          </table:table-cell>
          <table:table-cell table:style-name="ce52"/>
          <table:table-cell table:style-name="ce50" table:formula="of:=IF(AND([.K28]&lt;&gt;&quot;&quot;; [.L28]&lt;&gt;&quot;&quot;); &quot; $&quot; &amp; TEXT([.K28]; &quot;0.00&quot;) &amp; &quot;_{\pm &quot; &amp; TEXT([.L28]; &quot;0.00&quot;) &amp; &quot;}$ &quot;; &quot;&quot;)" office:value-type="string" office:string-value=" $95.24_{\pm 10.43}$ " calcext:value-type="string">
            <text:p><text:s/>$95.24_{\pm 10.43}$ </text:p>
          </table:table-cell>
          <table:table-cell table:style-name="ce50" table:formula="of:=IF(AND([.M28]&lt;&gt;&quot;&quot;; [.N28]&lt;&gt;&quot;&quot;); &quot; $&quot; &amp; TEXT([.M28]; &quot;0.00&quot;) &amp; &quot;_{\pm &quot; &amp; TEXT([.N28]; &quot;0.00&quot;) &amp; &quot;}$ &quot;; &quot;&quot;)" office:value-type="string" office:string-value=" $100.00_{\pm 0.00}$ " calcext:value-type="string">
            <text:p><text:s/>$100.00_{\pm 0.00}$ </text:p>
          </table:table-cell>
          <table:table-cell table:style-name="ce50" table:formula="of:=IF(AND([.O28]&lt;&gt;&quot;&quot;; [.P28]&lt;&gt;&quot;&quot;); &quot; $&quot; &amp; TEXT([.O28]; &quot;0.00&quot;) &amp; &quot;_{\pm &quot; &amp; TEXT([.P28]; &quot;0.00&quot;) &amp; &quot;}$ &quot;; &quot;&quot;)" office:value-type="string" office:string-value=" $92.50_{\pm 16.01}$ " calcext:value-type="string">
            <text:p><text:s/>$92.50_{\pm 16.01}$ </text:p>
          </table:table-cell>
          <table:table-cell table:style-name="ce50" table:formula="of:=IF(AND([.Q28]&lt;&gt;&quot;&quot;; [.R28]&lt;&gt;&quot;&quot;); &quot; $&quot; &amp; TEXT([.Q28]; &quot;0.00&quot;) &amp; &quot;_{\pm &quot; &amp; TEXT([.R28]; &quot;0.00&quot;) &amp; &quot;}$ &quot;; &quot;&quot;)" office:value-type="string" office:string-value=" $95.24_{\pm 10.43}$ " calcext:value-type="string">
            <text:p><text:s/>$95.24_{\pm 10.43}$ </text:p>
          </table:table-cell>
          <table:table-cell table:style-name="ce31" table:number-columns-repeated="2"/>
          <table:table-cell table:number-columns-repeated="16351"/>
        </table:table-row>
        <table:table-row table:style-name="ro1">
          <table:table-cell table:style-name="ce7"/>
          <table:table-cell table:style-name="ce20"/>
          <table:table-cell table:style-name="ce26"/>
          <table:table-cell table:style-name="ce20"/>
          <table:table-cell table:style-name="ce26"/>
          <table:table-cell table:style-name="ce20"/>
          <table:table-cell table:style-name="ce26"/>
          <table:table-cell table:style-name="ce20"/>
          <table:table-cell table:style-name="ce33" table:number-columns-repeated="2"/>
          <table:table-cell table:style-name="ce26"/>
          <table:table-cell table:style-name="ce33"/>
          <table:table-cell table:style-name="ce26"/>
          <table:table-cell table:style-name="ce33"/>
          <table:table-cell table:style-name="ce26"/>
          <table:table-cell table:style-name="ce33"/>
          <table:table-cell table:style-name="ce20"/>
          <table:table-cell table:style-name="ce33"/>
          <table:table-cell table:style-name="ce26" table:number-columns-repeated="2"/>
          <table:table-cell table:style-name="ce24"/>
          <table:table-cell table:style-name="ce46" table:formula="of:=IF([.A29]&lt;&gt;&quot;&quot;; [.A29]; &quot;&quot;)">
            <text:p/>
          </table:table-cell>
          <table:table-cell table:style-name="ce24" table:formula="of:=IF(AND([.B29]&lt;&gt;&quot;&quot;; [.C29]&lt;&gt;&quot;&quot;); &quot; $&quot; &amp; TEXT([.B29]; &quot;0.00&quot;) &amp; &quot;_{\pm &quot; &amp; TEXT([.C29]; &quot;0.00&quot;) &amp; &quot;}$ &quot;; &quot;&quot;)">
            <text:p/>
          </table:table-cell>
          <table:table-cell table:style-name="ce49" table:formula="of:=IF(AND([.D29]&lt;&gt;&quot;&quot;; [.E29]&lt;&gt;&quot;&quot;); &quot; $&quot; &amp; TEXT([.D29]; &quot;0.00&quot;) &amp; &quot;_{\pm &quot; &amp; TEXT([.E29]; &quot;0.00&quot;) &amp; &quot;}$ &quot;; &quot;&quot;)">
            <text:p/>
          </table:table-cell>
          <table:table-cell table:style-name="ce49" table:formula="of:=IF(AND([.F29]&lt;&gt;&quot;&quot;; [.G29]&lt;&gt;&quot;&quot;); &quot; $&quot; &amp; TEXT([.F29]; &quot;0.00&quot;) &amp; &quot;_{\pm &quot; &amp; TEXT([.G29]; &quot;0.00&quot;) &amp; &quot;}$ &quot;; &quot;&quot;)">
            <text:p/>
          </table:table-cell>
          <table:table-cell table:style-name="ce24" table:formula="of:=IF(AND([.H29]&lt;&gt;&quot;&quot;; [.I29]&lt;&gt;&quot;&quot;); &quot; $&quot; &amp; TEXT([.H29]; &quot;0.00&quot;) &amp; &quot;_{\pm &quot; &amp; TEXT([.I29]; &quot;0.00&quot;) &amp; &quot;}$ &quot;; &quot;&quot;)">
            <text:p/>
          </table:table-cell>
          <table:table-cell table:style-name="ce35"/>
          <table:table-cell table:style-name="ce49" table:formula="of:=IF(AND([.K29]&lt;&gt;&quot;&quot;; [.L29]&lt;&gt;&quot;&quot;); &quot; $&quot; &amp; TEXT([.K29]; &quot;0.00&quot;) &amp; &quot;_{\pm &quot; &amp; TEXT([.L29]; &quot;0.00&quot;) &amp; &quot;}$ &quot;; &quot;&quot;)">
            <text:p/>
          </table:table-cell>
          <table:table-cell table:style-name="ce49" table:formula="of:=IF(AND([.M29]&lt;&gt;&quot;&quot;; [.N29]&lt;&gt;&quot;&quot;); &quot; $&quot; &amp; TEXT([.M29]; &quot;0.00&quot;) &amp; &quot;_{\pm &quot; &amp; TEXT([.N29]; &quot;0.00&quot;) &amp; &quot;}$ &quot;; &quot;&quot;)">
            <text:p/>
          </table:table-cell>
          <table:table-cell table:style-name="ce49" table:formula="of:=IF(AND([.O29]&lt;&gt;&quot;&quot;; [.P29]&lt;&gt;&quot;&quot;); &quot; $&quot; &amp; TEXT([.O29]; &quot;0.00&quot;) &amp; &quot;_{\pm &quot; &amp; TEXT([.P29]; &quot;0.00&quot;) &amp; &quot;}$ &quot;; &quot;&quot;)">
            <text:p/>
          </table:table-cell>
          <table:table-cell table:style-name="ce49" table:formula="of:=IF(AND([.Q29]&lt;&gt;&quot;&quot;; [.R29]&lt;&gt;&quot;&quot;); &quot; $&quot; &amp; TEXT([.Q29]; &quot;0.00&quot;) &amp; &quot;_{\pm &quot; &amp; TEXT([.R29]; &quot;0.00&quot;) &amp; &quot;}$ &quot;; &quot;&quot;)">
            <text:p/>
          </table:table-cell>
          <table:table-cell table:style-name="ce31" table:number-columns-repeated="2"/>
          <table:table-cell table:number-columns-repeated="16351"/>
        </table:table-row>
        <table:table-row table:style-name="ro1">
          <table:table-cell table:style-name="ce13" office:value-type="string" calcext:value-type="string">
            <text:p>Pate</text:p>
          </table:table-cell>
          <table:table-cell table:style-name="ce19" office:value-type="float" office:value="93.4237103515583" calcext:value-type="float">
            <text:p>93.42</text:p>
          </table:table-cell>
          <table:table-cell table:style-name="ce25" office:value-type="float" office:value="2.8493230228308" calcext:value-type="float">
            <text:p>2.85</text:p>
          </table:table-cell>
          <table:table-cell table:style-name="ce19" office:value-type="float" office:value="94.801086364165" calcext:value-type="float">
            <text:p>94.80</text:p>
          </table:table-cell>
          <table:table-cell table:style-name="ce25" office:value-type="float" office:value="3.36152877440001" calcext:value-type="float">
            <text:p>3.36</text:p>
          </table:table-cell>
          <table:table-cell table:style-name="ce19" office:value-type="float" office:value="92.1047040646499" calcext:value-type="float">
            <text:p>92.10</text:p>
          </table:table-cell>
          <table:table-cell table:style-name="ce25" office:value-type="float" office:value="2.62624444657537" calcext:value-type="float">
            <text:p>2.63</text:p>
          </table:table-cell>
          <table:table-cell table:style-name="ce19" office:value-type="float" office:value="93.0139524185343" calcext:value-type="float">
            <text:p>93.01</text:p>
          </table:table-cell>
          <table:table-cell table:style-name="ce34" office:value-type="float" office:value="3.11197372597503" calcext:value-type="float">
            <text:p>3.11</text:p>
          </table:table-cell>
          <table:table-cell table:style-name="ce34"/>
          <table:table-cell table:style-name="ce25" office:value-type="float" office:value="96.7071979238201" calcext:value-type="float">
            <text:p>96.71</text:p>
          </table:table-cell>
          <table:table-cell table:style-name="ce34" office:value-type="float" office:value="1.218255279091" calcext:value-type="float">
            <text:p>1.22</text:p>
          </table:table-cell>
          <table:table-cell table:style-name="ce25" office:value-type="float" office:value="98.1180865920327" calcext:value-type="float">
            <text:p>98.12</text:p>
          </table:table-cell>
          <table:table-cell table:style-name="ce34" office:value-type="float" office:value="1.36500163755987" calcext:value-type="float">
            <text:p>1.37</text:p>
          </table:table-cell>
          <table:table-cell table:style-name="ce25" office:value-type="float" office:value="95.3560755786839" calcext:value-type="float">
            <text:p>95.36</text:p>
          </table:table-cell>
          <table:table-cell table:style-name="ce34" office:value-type="float" office:value="1.73953384989682" calcext:value-type="float">
            <text:p>1.74</text:p>
          </table:table-cell>
          <table:table-cell table:style-name="ce19" office:value-type="float" office:value="84.634957193185" calcext:value-type="float">
            <text:p>84.63</text:p>
          </table:table-cell>
          <table:table-cell table:style-name="ce34" office:value-type="float" office:value="3.32901025423164" calcext:value-type="float">
            <text:p>3.33</text:p>
          </table:table-cell>
          <table:table-cell table:style-name="ce25" table:number-columns-repeated="2"/>
          <table:table-cell table:style-name="ce31"/>
          <table:table-cell table:style-name="ce44" table:formula="of:=IF([.A30]&lt;&gt;&quot;&quot;; [.A30]; &quot;&quot;)" office:value-type="string" office:string-value="Pate" calcext:value-type="string">
            <text:p>Pate</text:p>
          </table:table-cell>
          <table:table-cell table:style-name="ce121" table:formula="of:=IF(AND([.B30]&lt;&gt;&quot;&quot;; [.C30]&lt;&gt;&quot;&quot;); &quot; $&quot; &amp; TEXT([.B30]; &quot;0.00&quot;) &amp; &quot;_{\pm &quot; &amp; TEXT([.C30]; &quot;0.00&quot;) &amp; &quot;}$ &quot;; &quot;&quot;)" office:value-type="string" office:string-value=" $93.42_{\pm 2.85}$ " calcext:value-type="string">
            <text:p><text:s/>$93.42_{\pm 2.85}$ </text:p>
          </table:table-cell>
          <table:table-cell table:style-name="ce50" table:formula="of:=IF(AND([.D30]&lt;&gt;&quot;&quot;; [.E30]&lt;&gt;&quot;&quot;); &quot; $&quot; &amp; TEXT([.D30]; &quot;0.00&quot;) &amp; &quot;_{\pm &quot; &amp; TEXT([.E30]; &quot;0.00&quot;) &amp; &quot;}$ &quot;; &quot;&quot;)" office:value-type="string" office:string-value=" $94.80_{\pm 3.36}$ " calcext:value-type="string">
            <text:p><text:s/>$94.80_{\pm 3.36}$ </text:p>
          </table:table-cell>
          <table:table-cell table:style-name="ce50" table:formula="of:=IF(AND([.F30]&lt;&gt;&quot;&quot;; [.G30]&lt;&gt;&quot;&quot;); &quot; $&quot; &amp; TEXT([.F30]; &quot;0.00&quot;) &amp; &quot;_{\pm &quot; &amp; TEXT([.G30]; &quot;0.00&quot;) &amp; &quot;}$ &quot;; &quot;&quot;)" office:value-type="string" office:string-value=" $92.10_{\pm 2.63}$ " calcext:value-type="string">
            <text:p><text:s/>$92.10_{\pm 2.63}$ </text:p>
          </table:table-cell>
          <table:table-cell table:style-name="ce121" table:formula="of:=IF(AND([.H30]&lt;&gt;&quot;&quot;; [.I30]&lt;&gt;&quot;&quot;); &quot; $&quot; &amp; TEXT([.H30]; &quot;0.00&quot;) &amp; &quot;_{\pm &quot; &amp; TEXT([.I30]; &quot;0.00&quot;) &amp; &quot;}$ &quot;; &quot;&quot;)" office:value-type="string" office:string-value=" $93.01_{\pm 3.11}$ " calcext:value-type="string">
            <text:p><text:s/>$93.01_{\pm 3.11}$ </text:p>
          </table:table-cell>
          <table:table-cell table:style-name="ce35"/>
          <table:table-cell table:style-name="ce50" table:formula="of:=IF(AND([.K30]&lt;&gt;&quot;&quot;; [.L30]&lt;&gt;&quot;&quot;); &quot; $&quot; &amp; TEXT([.K30]; &quot;0.00&quot;) &amp; &quot;_{\pm &quot; &amp; TEXT([.L30]; &quot;0.00&quot;) &amp; &quot;}$ &quot;; &quot;&quot;)" office:value-type="string" office:string-value=" $96.71_{\pm 1.22}$ " calcext:value-type="string">
            <text:p><text:s/>$96.71_{\pm 1.22}$ </text:p>
          </table:table-cell>
          <table:table-cell table:style-name="ce50" table:formula="of:=IF(AND([.M30]&lt;&gt;&quot;&quot;; [.N30]&lt;&gt;&quot;&quot;); &quot; $&quot; &amp; TEXT([.M30]; &quot;0.00&quot;) &amp; &quot;_{\pm &quot; &amp; TEXT([.N30]; &quot;0.00&quot;) &amp; &quot;}$ &quot;; &quot;&quot;)" office:value-type="string" office:string-value=" $98.12_{\pm 1.37}$ " calcext:value-type="string">
            <text:p><text:s/>$98.12_{\pm 1.37}$ </text:p>
          </table:table-cell>
          <table:table-cell table:style-name="ce50" table:formula="of:=IF(AND([.O30]&lt;&gt;&quot;&quot;; [.P30]&lt;&gt;&quot;&quot;); &quot; $&quot; &amp; TEXT([.O30]; &quot;0.00&quot;) &amp; &quot;_{\pm &quot; &amp; TEXT([.P30]; &quot;0.00&quot;) &amp; &quot;}$ &quot;; &quot;&quot;)" office:value-type="string" office:string-value=" $95.36_{\pm 1.74}$ " calcext:value-type="string">
            <text:p><text:s/>$95.36_{\pm 1.74}$ </text:p>
          </table:table-cell>
          <table:table-cell table:style-name="ce50" table:formula="of:=IF(AND([.Q30]&lt;&gt;&quot;&quot;; [.R30]&lt;&gt;&quot;&quot;); &quot; $&quot; &amp; TEXT([.Q30]; &quot;0.00&quot;) &amp; &quot;_{\pm &quot; &amp; TEXT([.R30]; &quot;0.00&quot;) &amp; &quot;}$ &quot;; &quot;&quot;)" office:value-type="string" office:string-value=" $84.63_{\pm 3.33}$ " calcext:value-type="string">
            <text:p><text:s/>$84.63_{\pm 3.33}$ </text:p>
          </table:table-cell>
          <table:table-cell table:style-name="ce31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Date</text:p>
          </table:table-cell>
          <table:table-cell table:style-name="ce19" office:value-type="float" office:value="94.4632430823942" calcext:value-type="float">
            <text:p>94.46</text:p>
          </table:table-cell>
          <table:table-cell table:style-name="ce25" office:value-type="float" office:value="2.97741434861707" calcext:value-type="float">
            <text:p>2.98</text:p>
          </table:table-cell>
          <table:table-cell table:style-name="ce19" office:value-type="float" office:value="95.4444330624004" calcext:value-type="float">
            <text:p>95.44</text:p>
          </table:table-cell>
          <table:table-cell table:style-name="ce25" office:value-type="float" office:value="4.13172907123504" calcext:value-type="float">
            <text:p>4.13</text:p>
          </table:table-cell>
          <table:table-cell table:style-name="ce19" office:value-type="float" office:value="93.5883185352108" calcext:value-type="float">
            <text:p>93.59</text:p>
          </table:table-cell>
          <table:table-cell table:style-name="ce25" office:value-type="float" office:value="3.01221406962564" calcext:value-type="float">
            <text:p>3.01</text:p>
          </table:table-cell>
          <table:table-cell table:style-name="ce19" office:value-type="float" office:value="94.4632430823942" calcext:value-type="float">
            <text:p>94.46</text:p>
          </table:table-cell>
          <table:table-cell table:style-name="ce34" office:value-type="float" office:value="2.97741434861707" calcext:value-type="float">
            <text:p>2.98</text:p>
          </table:table-cell>
          <table:table-cell table:style-name="ce34"/>
          <table:table-cell table:style-name="ce25" office:value-type="float" office:value="96.5785383379975" calcext:value-type="float">
            <text:p>96.58</text:p>
          </table:table-cell>
          <table:table-cell table:style-name="ce34" office:value-type="float" office:value="1.13766775750868" calcext:value-type="float">
            <text:p>1.14</text:p>
          </table:table-cell>
          <table:table-cell table:style-name="ce25" office:value-type="float" office:value="97.5609976835022" calcext:value-type="float">
            <text:p>97.56</text:p>
          </table:table-cell>
          <table:table-cell table:style-name="ce34" office:value-type="float" office:value="2.38991191559323" calcext:value-type="float">
            <text:p>2.39</text:p>
          </table:table-cell>
          <table:table-cell table:style-name="ce25" office:value-type="float" office:value="95.7042596139764" calcext:value-type="float">
            <text:p>95.70</text:p>
          </table:table-cell>
          <table:table-cell table:style-name="ce34" office:value-type="float" office:value="2.35718093861597" calcext:value-type="float">
            <text:p>2.36</text:p>
          </table:table-cell>
          <table:table-cell table:style-name="ce19" office:value-type="float" office:value="96.5785383379975" calcext:value-type="float">
            <text:p>96.58</text:p>
          </table:table-cell>
          <table:table-cell table:style-name="ce34" office:value-type="float" office:value="1.13766775750868" calcext:value-type="float">
            <text:p>1.14</text:p>
          </table:table-cell>
          <table:table-cell table:style-name="ce25" table:number-columns-repeated="2"/>
          <table:table-cell table:style-name="ce31"/>
          <table:table-cell table:style-name="ce46" table:formula="of:=IF([.A31]&lt;&gt;&quot;&quot;; [.A31]; &quot;&quot;)" office:value-type="string" office:string-value="Date" calcext:value-type="string">
            <text:p>Date</text:p>
          </table:table-cell>
          <table:table-cell table:style-name="ce121" table:formula="of:=IF(AND([.B31]&lt;&gt;&quot;&quot;; [.C31]&lt;&gt;&quot;&quot;); &quot; $&quot; &amp; TEXT([.B31]; &quot;0.00&quot;) &amp; &quot;_{\pm &quot; &amp; TEXT([.C31]; &quot;0.00&quot;) &amp; &quot;}$ &quot;; &quot;&quot;)" office:value-type="string" office:string-value=" $94.46_{\pm 2.98}$ " calcext:value-type="string">
            <text:p><text:s/>$94.46_{\pm 2.98}$ </text:p>
          </table:table-cell>
          <table:table-cell table:style-name="ce50" table:formula="of:=IF(AND([.D31]&lt;&gt;&quot;&quot;; [.E31]&lt;&gt;&quot;&quot;); &quot; $&quot; &amp; TEXT([.D31]; &quot;0.00&quot;) &amp; &quot;_{\pm &quot; &amp; TEXT([.E31]; &quot;0.00&quot;) &amp; &quot;}$ &quot;; &quot;&quot;)" office:value-type="string" office:string-value=" $95.44_{\pm 4.13}$ " calcext:value-type="string">
            <text:p><text:s/>$95.44_{\pm 4.13}$ </text:p>
          </table:table-cell>
          <table:table-cell table:style-name="ce50" table:formula="of:=IF(AND([.F31]&lt;&gt;&quot;&quot;; [.G31]&lt;&gt;&quot;&quot;); &quot; $&quot; &amp; TEXT([.F31]; &quot;0.00&quot;) &amp; &quot;_{\pm &quot; &amp; TEXT([.G31]; &quot;0.00&quot;) &amp; &quot;}$ &quot;; &quot;&quot;)" office:value-type="string" office:string-value=" $93.59_{\pm 3.01}$ " calcext:value-type="string">
            <text:p><text:s/>$93.59_{\pm 3.01}$ </text:p>
          </table:table-cell>
          <table:table-cell table:style-name="ce121" table:formula="of:=IF(AND([.H31]&lt;&gt;&quot;&quot;; [.I31]&lt;&gt;&quot;&quot;); &quot; $&quot; &amp; TEXT([.H31]; &quot;0.00&quot;) &amp; &quot;_{\pm &quot; &amp; TEXT([.I31]; &quot;0.00&quot;) &amp; &quot;}$ &quot;; &quot;&quot;)" office:value-type="string" office:string-value=" $94.46_{\pm 2.98}$ " calcext:value-type="string">
            <text:p><text:s/>$94.46_{\pm 2.98}$ </text:p>
          </table:table-cell>
          <table:table-cell table:style-name="ce35"/>
          <table:table-cell table:style-name="ce50" table:formula="of:=IF(AND([.K31]&lt;&gt;&quot;&quot;; [.L31]&lt;&gt;&quot;&quot;); &quot; $&quot; &amp; TEXT([.K31]; &quot;0.00&quot;) &amp; &quot;_{\pm &quot; &amp; TEXT([.L31]; &quot;0.00&quot;) &amp; &quot;}$ &quot;; &quot;&quot;)" office:value-type="string" office:string-value=" $96.58_{\pm 1.14}$ " calcext:value-type="string">
            <text:p><text:s/>$96.58_{\pm 1.14}$ </text:p>
          </table:table-cell>
          <table:table-cell table:style-name="ce50" table:formula="of:=IF(AND([.M31]&lt;&gt;&quot;&quot;; [.N31]&lt;&gt;&quot;&quot;); &quot; $&quot; &amp; TEXT([.M31]; &quot;0.00&quot;) &amp; &quot;_{\pm &quot; &amp; TEXT([.N31]; &quot;0.00&quot;) &amp; &quot;}$ &quot;; &quot;&quot;)" office:value-type="string" office:string-value=" $97.56_{\pm 2.39}$ " calcext:value-type="string">
            <text:p><text:s/>$97.56_{\pm 2.39}$ </text:p>
          </table:table-cell>
          <table:table-cell table:style-name="ce50" table:formula="of:=IF(AND([.O31]&lt;&gt;&quot;&quot;; [.P31]&lt;&gt;&quot;&quot;); &quot; $&quot; &amp; TEXT([.O31]; &quot;0.00&quot;) &amp; &quot;_{\pm &quot; &amp; TEXT([.P31]; &quot;0.00&quot;) &amp; &quot;}$ &quot;; &quot;&quot;)" office:value-type="string" office:string-value=" $95.70_{\pm 2.36}$ " calcext:value-type="string">
            <text:p><text:s/>$95.70_{\pm 2.36}$ </text:p>
          </table:table-cell>
          <table:table-cell table:style-name="ce50" table:formula="of:=IF(AND([.Q31]&lt;&gt;&quot;&quot;; [.R31]&lt;&gt;&quot;&quot;); &quot; $&quot; &amp; TEXT([.Q31]; &quot;0.00&quot;) &amp; &quot;_{\pm &quot; &amp; TEXT([.R31]; &quot;0.00&quot;) &amp; &quot;}$ &quot;; &quot;&quot;)" office:value-type="string" office:string-value=" $96.58_{\pm 1.14}$ " calcext:value-type="string">
            <text:p><text:s/>$96.58_{\pm 1.14}$ </text:p>
          </table:table-cell>
          <table:table-cell table:style-name="ce31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Time</text:p>
          </table:table-cell>
          <table:table-cell table:style-name="ce19" office:value-type="float" office:value="94.9099106708101" calcext:value-type="float">
            <text:p>94.91</text:p>
          </table:table-cell>
          <table:table-cell table:style-name="ce25" office:value-type="float" office:value="4.91160347552404" calcext:value-type="float">
            <text:p>4.91</text:p>
          </table:table-cell>
          <table:table-cell table:style-name="ce19" office:value-type="float" office:value="95.6785093032971" calcext:value-type="float">
            <text:p>95.68</text:p>
          </table:table-cell>
          <table:table-cell table:style-name="ce25" office:value-type="float" office:value="4.91559718912475" calcext:value-type="float">
            <text:p>4.92</text:p>
          </table:table-cell>
          <table:table-cell table:style-name="ce19" office:value-type="float" office:value="94.1948504936121" calcext:value-type="float">
            <text:p>94.19</text:p>
          </table:table-cell>
          <table:table-cell table:style-name="ce25" office:value-type="float" office:value="5.28568658672352" calcext:value-type="float">
            <text:p>5.29</text:p>
          </table:table-cell>
          <table:table-cell table:style-name="ce19" office:value-type="float" office:value="94.9099106708101" calcext:value-type="float">
            <text:p>94.91</text:p>
          </table:table-cell>
          <table:table-cell table:style-name="ce34" office:value-type="float" office:value="4.91160347552404" calcext:value-type="float">
            <text:p>4.91</text:p>
          </table:table-cell>
          <table:table-cell table:style-name="ce34"/>
          <table:table-cell table:style-name="ce25" office:value-type="float" office:value="97.5194590856904" calcext:value-type="float">
            <text:p>97.52</text:p>
          </table:table-cell>
          <table:table-cell table:style-name="ce34" office:value-type="float" office:value="2.99887948745036" calcext:value-type="float">
            <text:p>3.00</text:p>
          </table:table-cell>
          <table:table-cell table:style-name="ce25" office:value-type="float" office:value="98.2871952608795" calcext:value-type="float">
            <text:p>98.29</text:p>
          </table:table-cell>
          <table:table-cell table:style-name="ce34" office:value-type="float" office:value="2.19094727920606" calcext:value-type="float">
            <text:p>2.19</text:p>
          </table:table-cell>
          <table:table-cell table:style-name="ce25" office:value-type="float" office:value="96.8057040998218" calcext:value-type="float">
            <text:p>96.81</text:p>
          </table:table-cell>
          <table:table-cell table:style-name="ce34" office:value-type="float" office:value="4.11458088956174" calcext:value-type="float">
            <text:p>4.11</text:p>
          </table:table-cell>
          <table:table-cell table:style-name="ce19" office:value-type="float" office:value="97.5194590856904" calcext:value-type="float">
            <text:p>97.52</text:p>
          </table:table-cell>
          <table:table-cell table:style-name="ce34" office:value-type="float" office:value="2.99887948745036" calcext:value-type="float">
            <text:p>3.00</text:p>
          </table:table-cell>
          <table:table-cell table:style-name="ce25" table:number-columns-repeated="2"/>
          <table:table-cell table:style-name="ce31"/>
          <table:table-cell table:style-name="ce46" table:formula="of:=IF([.A32]&lt;&gt;&quot;&quot;; [.A32]; &quot;&quot;)" office:value-type="string" office:string-value="Time" calcext:value-type="string">
            <text:p>Time</text:p>
          </table:table-cell>
          <table:table-cell table:style-name="ce121" table:formula="of:=IF(AND([.B32]&lt;&gt;&quot;&quot;; [.C32]&lt;&gt;&quot;&quot;); &quot; $&quot; &amp; TEXT([.B32]; &quot;0.00&quot;) &amp; &quot;_{\pm &quot; &amp; TEXT([.C32]; &quot;0.00&quot;) &amp; &quot;}$ &quot;; &quot;&quot;)" office:value-type="string" office:string-value=" $94.91_{\pm 4.91}$ " calcext:value-type="string">
            <text:p><text:s/>$94.91_{\pm 4.91}$ </text:p>
          </table:table-cell>
          <table:table-cell table:style-name="ce50" table:formula="of:=IF(AND([.D32]&lt;&gt;&quot;&quot;; [.E32]&lt;&gt;&quot;&quot;); &quot; $&quot; &amp; TEXT([.D32]; &quot;0.00&quot;) &amp; &quot;_{\pm &quot; &amp; TEXT([.E32]; &quot;0.00&quot;) &amp; &quot;}$ &quot;; &quot;&quot;)" office:value-type="string" office:string-value=" $95.68_{\pm 4.92}$ " calcext:value-type="string">
            <text:p><text:s/>$95.68_{\pm 4.92}$ </text:p>
          </table:table-cell>
          <table:table-cell table:style-name="ce50" table:formula="of:=IF(AND([.F32]&lt;&gt;&quot;&quot;; [.G32]&lt;&gt;&quot;&quot;); &quot; $&quot; &amp; TEXT([.F32]; &quot;0.00&quot;) &amp; &quot;_{\pm &quot; &amp; TEXT([.G32]; &quot;0.00&quot;) &amp; &quot;}$ &quot;; &quot;&quot;)" office:value-type="string" office:string-value=" $94.19_{\pm 5.29}$ " calcext:value-type="string">
            <text:p><text:s/>$94.19_{\pm 5.29}$ </text:p>
          </table:table-cell>
          <table:table-cell table:style-name="ce121" table:formula="of:=IF(AND([.H32]&lt;&gt;&quot;&quot;; [.I32]&lt;&gt;&quot;&quot;); &quot; $&quot; &amp; TEXT([.H32]; &quot;0.00&quot;) &amp; &quot;_{\pm &quot; &amp; TEXT([.I32]; &quot;0.00&quot;) &amp; &quot;}$ &quot;; &quot;&quot;)" office:value-type="string" office:string-value=" $94.91_{\pm 4.91}$ " calcext:value-type="string">
            <text:p><text:s/>$94.91_{\pm 4.91}$ </text:p>
          </table:table-cell>
          <table:table-cell table:style-name="ce35"/>
          <table:table-cell table:style-name="ce50" table:formula="of:=IF(AND([.K32]&lt;&gt;&quot;&quot;; [.L32]&lt;&gt;&quot;&quot;); &quot; $&quot; &amp; TEXT([.K32]; &quot;0.00&quot;) &amp; &quot;_{\pm &quot; &amp; TEXT([.L32]; &quot;0.00&quot;) &amp; &quot;}$ &quot;; &quot;&quot;)" office:value-type="string" office:string-value=" $97.52_{\pm 3.00}$ " calcext:value-type="string">
            <text:p><text:s/>$97.52_{\pm 3.00}$ </text:p>
          </table:table-cell>
          <table:table-cell table:style-name="ce50" table:formula="of:=IF(AND([.M32]&lt;&gt;&quot;&quot;; [.N32]&lt;&gt;&quot;&quot;); &quot; $&quot; &amp; TEXT([.M32]; &quot;0.00&quot;) &amp; &quot;_{\pm &quot; &amp; TEXT([.N32]; &quot;0.00&quot;) &amp; &quot;}$ &quot;; &quot;&quot;)" office:value-type="string" office:string-value=" $98.29_{\pm 2.19}$ " calcext:value-type="string">
            <text:p><text:s/>$98.29_{\pm 2.19}$ </text:p>
          </table:table-cell>
          <table:table-cell table:style-name="ce50" table:formula="of:=IF(AND([.O32]&lt;&gt;&quot;&quot;; [.P32]&lt;&gt;&quot;&quot;); &quot; $&quot; &amp; TEXT([.O32]; &quot;0.00&quot;) &amp; &quot;_{\pm &quot; &amp; TEXT([.P32]; &quot;0.00&quot;) &amp; &quot;}$ &quot;; &quot;&quot;)" office:value-type="string" office:string-value=" $96.81_{\pm 4.11}$ " calcext:value-type="string">
            <text:p><text:s/>$96.81_{\pm 4.11}$ </text:p>
          </table:table-cell>
          <table:table-cell table:style-name="ce50" table:formula="of:=IF(AND([.Q32]&lt;&gt;&quot;&quot;; [.R32]&lt;&gt;&quot;&quot;); &quot; $&quot; &amp; TEXT([.Q32]; &quot;0.00&quot;) &amp; &quot;_{\pm &quot; &amp; TEXT([.R32]; &quot;0.00&quot;) &amp; &quot;}$ &quot;; &quot;&quot;)" office:value-type="string" office:string-value=" $97.52_{\pm 3.00}$ " calcext:value-type="string">
            <text:p><text:s/>$97.52_{\pm 3.00}$ </text:p>
          </table:table-cell>
          <table:table-cell table:style-name="ce31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Duration</text:p>
          </table:table-cell>
          <table:table-cell table:style-name="ce19" office:value-type="float" office:value="85.8402664586875" calcext:value-type="float">
            <text:p>85.84</text:p>
          </table:table-cell>
          <table:table-cell table:style-name="ce25" office:value-type="float" office:value="9.11786126785319" calcext:value-type="float">
            <text:p>9.12</text:p>
          </table:table-cell>
          <table:table-cell table:style-name="ce19" office:value-type="float" office:value="87.1901154401154" calcext:value-type="float">
            <text:p>87.19</text:p>
          </table:table-cell>
          <table:table-cell table:style-name="ce25" office:value-type="float" office:value="10.7189477870893" calcext:value-type="float">
            <text:p>10.72</text:p>
          </table:table-cell>
          <table:table-cell table:style-name="ce19" office:value-type="float" office:value="85.0782828282828" calcext:value-type="float">
            <text:p>85.08</text:p>
          </table:table-cell>
          <table:table-cell table:style-name="ce25" office:value-type="float" office:value="10.0123154574916" calcext:value-type="float">
            <text:p>10.01</text:p>
          </table:table-cell>
          <table:table-cell table:style-name="ce19" office:value-type="float" office:value="85.8402664586875" calcext:value-type="float">
            <text:p>85.84</text:p>
          </table:table-cell>
          <table:table-cell table:style-name="ce34" office:value-type="float" office:value="9.11786126785319" calcext:value-type="float">
            <text:p>9.12</text:p>
          </table:table-cell>
          <table:table-cell table:style-name="ce34"/>
          <table:table-cell table:style-name="ce25" office:value-type="float" office:value="0" calcext:value-type="float">
            <text:p>0.00</text:p>
          </table:table-cell>
          <table:table-cell table:style-name="ce34" office:value-type="float" office:value="0" calcext:value-type="float">
            <text:p>0.00</text:p>
          </table:table-cell>
          <table:table-cell table:style-name="ce25" office:value-type="float" office:value="0" calcext:value-type="float">
            <text:p>0.00</text:p>
          </table:table-cell>
          <table:table-cell table:style-name="ce34" office:value-type="float" office:value="0" calcext:value-type="float">
            <text:p>0.00</text:p>
          </table:table-cell>
          <table:table-cell table:style-name="ce25" office:value-type="float" office:value="0" calcext:value-type="float">
            <text:p>0.00</text:p>
          </table:table-cell>
          <table:table-cell table:style-name="ce34" office:value-type="float" office:value="0" calcext:value-type="float">
            <text:p>0.00</text:p>
          </table:table-cell>
          <table:table-cell table:style-name="ce19" office:value-type="float" office:value="0" calcext:value-type="float">
            <text:p>0.00</text:p>
          </table:table-cell>
          <table:table-cell table:style-name="ce34" office:value-type="float" office:value="0" calcext:value-type="float">
            <text:p>0.00</text:p>
          </table:table-cell>
          <table:table-cell table:style-name="ce25" table:number-columns-repeated="2"/>
          <table:table-cell table:style-name="ce31"/>
          <table:table-cell table:style-name="ce46" table:formula="of:=IF([.A33]&lt;&gt;&quot;&quot;; [.A33]; &quot;&quot;)" office:value-type="string" office:string-value="Duration" calcext:value-type="string">
            <text:p>Duration</text:p>
          </table:table-cell>
          <table:table-cell table:style-name="ce121" table:formula="of:=IF(AND([.B33]&lt;&gt;&quot;&quot;; [.C33]&lt;&gt;&quot;&quot;); &quot; $&quot; &amp; TEXT([.B33]; &quot;0.00&quot;) &amp; &quot;_{\pm &quot; &amp; TEXT([.C33]; &quot;0.00&quot;) &amp; &quot;}$ &quot;; &quot;&quot;)" office:value-type="string" office:string-value=" $85.84_{\pm 9.12}$ " calcext:value-type="string">
            <text:p><text:s/>$85.84_{\pm 9.12}$ </text:p>
          </table:table-cell>
          <table:table-cell table:style-name="ce50" table:formula="of:=IF(AND([.D33]&lt;&gt;&quot;&quot;; [.E33]&lt;&gt;&quot;&quot;); &quot; $&quot; &amp; TEXT([.D33]; &quot;0.00&quot;) &amp; &quot;_{\pm &quot; &amp; TEXT([.E33]; &quot;0.00&quot;) &amp; &quot;}$ &quot;; &quot;&quot;)" office:value-type="string" office:string-value=" $87.19_{\pm 10.72}$ " calcext:value-type="string">
            <text:p><text:s/>$87.19_{\pm 10.72}$ </text:p>
          </table:table-cell>
          <table:table-cell table:style-name="ce50" table:formula="of:=IF(AND([.F33]&lt;&gt;&quot;&quot;; [.G33]&lt;&gt;&quot;&quot;); &quot; $&quot; &amp; TEXT([.F33]; &quot;0.00&quot;) &amp; &quot;_{\pm &quot; &amp; TEXT([.G33]; &quot;0.00&quot;) &amp; &quot;}$ &quot;; &quot;&quot;)" office:value-type="string" office:string-value=" $85.08_{\pm 10.01}$ " calcext:value-type="string">
            <text:p><text:s/>$85.08_{\pm 10.01}$ </text:p>
          </table:table-cell>
          <table:table-cell table:style-name="ce121" table:formula="of:=IF(AND([.H33]&lt;&gt;&quot;&quot;; [.I33]&lt;&gt;&quot;&quot;); &quot; $&quot; &amp; TEXT([.H33]; &quot;0.00&quot;) &amp; &quot;_{\pm &quot; &amp; TEXT([.I33]; &quot;0.00&quot;) &amp; &quot;}$ &quot;; &quot;&quot;)" office:value-type="string" office:string-value=" $85.84_{\pm 9.12}$ " calcext:value-type="string">
            <text:p><text:s/>$85.84_{\pm 9.12}$ </text:p>
          </table:table-cell>
          <table:table-cell table:style-name="ce35"/>
          <table:table-cell table:style-name="ce50" table:formula="of:=IF(AND([.K33]&lt;&gt;&quot;&quot;; [.L33]&lt;&gt;&quot;&quot;); &quot; $&quot; &amp; TEXT([.K33]; &quot;0.00&quot;) &amp; &quot;_{\pm &quot; &amp; TEXT([.L33]; &quot;0.00&quot;) &amp; &quot;}$ &quot;; &quot;&quot;)" office:value-type="string" office:string-value=" $0.00_{\pm 0.00}$ " calcext:value-type="string">
            <text:p><text:s/>$0.00_{\pm 0.00}$ </text:p>
          </table:table-cell>
          <table:table-cell table:style-name="ce50" table:formula="of:=IF(AND([.M33]&lt;&gt;&quot;&quot;; [.N33]&lt;&gt;&quot;&quot;); &quot; $&quot; &amp; TEXT([.M33]; &quot;0.00&quot;) &amp; &quot;_{\pm &quot; &amp; TEXT([.N33]; &quot;0.00&quot;) &amp; &quot;}$ &quot;; &quot;&quot;)" office:value-type="string" office:string-value=" $0.00_{\pm 0.00}$ " calcext:value-type="string">
            <text:p><text:s/>$0.00_{\pm 0.00}$ </text:p>
          </table:table-cell>
          <table:table-cell table:style-name="ce50" table:formula="of:=IF(AND([.O33]&lt;&gt;&quot;&quot;; [.P33]&lt;&gt;&quot;&quot;); &quot; $&quot; &amp; TEXT([.O33]; &quot;0.00&quot;) &amp; &quot;_{\pm &quot; &amp; TEXT([.P33]; &quot;0.00&quot;) &amp; &quot;}$ &quot;; &quot;&quot;)" office:value-type="string" office:string-value=" $0.00_{\pm 0.00}$ " calcext:value-type="string">
            <text:p><text:s/>$0.00_{\pm 0.00}$ </text:p>
          </table:table-cell>
          <table:table-cell table:style-name="ce50" table:formula="of:=IF(AND([.Q33]&lt;&gt;&quot;&quot;; [.R33]&lt;&gt;&quot;&quot;); &quot; $&quot; &amp; TEXT([.Q33]; &quot;0.00&quot;) &amp; &quot;_{\pm &quot; &amp; TEXT([.R33]; &quot;0.00&quot;) &amp; &quot;}$ &quot;; &quot;&quot;)" office:value-type="string" office:string-value=" $0.00_{\pm 0.00}$ " calcext:value-type="string">
            <text:p><text:s/>$0.00_{\pm 0.00}$ </text:p>
          </table:table-cell>
          <table:table-cell table:style-name="ce31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Set</text:p>
          </table:table-cell>
          <table:table-cell table:style-name="ce19" office:value-type="float" office:value="63.3333333333333" calcext:value-type="float">
            <text:p>63.33</text:p>
          </table:table-cell>
          <table:table-cell table:style-name="ce25" office:value-type="float" office:value="34.8010216963685" calcext:value-type="float">
            <text:p>34.80</text:p>
          </table:table-cell>
          <table:table-cell table:style-name="ce19" office:value-type="float" office:value="76.6666666666667" calcext:value-type="float">
            <text:p>76.67</text:p>
          </table:table-cell>
          <table:table-cell table:style-name="ce25" office:value-type="float" office:value="39.5811402901264" calcext:value-type="float">
            <text:p>39.58</text:p>
          </table:table-cell>
          <table:table-cell table:style-name="ce19" office:value-type="float" office:value="56.6666666666667" calcext:value-type="float">
            <text:p>56.67</text:p>
          </table:table-cell>
          <table:table-cell table:style-name="ce25" office:value-type="float" office:value="35.1188458428425" calcext:value-type="float">
            <text:p>35.12</text:p>
          </table:table-cell>
          <table:table-cell table:style-name="ce19" office:value-type="float" office:value="63.3333333333333" calcext:value-type="float">
            <text:p>63.33</text:p>
          </table:table-cell>
          <table:table-cell table:style-name="ce34" office:value-type="float" office:value="34.8010216963685" calcext:value-type="float">
            <text:p>34.80</text:p>
          </table:table-cell>
          <table:table-cell table:style-name="ce34"/>
          <table:table-cell table:style-name="ce25" office:value-type="float" office:value="66.6666666666667" calcext:value-type="float">
            <text:p>66.67</text:p>
          </table:table-cell>
          <table:table-cell table:style-name="ce34" office:value-type="float" office:value="36.5148371670111" calcext:value-type="float">
            <text:p>36.51</text:p>
          </table:table-cell>
          <table:table-cell table:style-name="ce25" office:value-type="float" office:value="80" calcext:value-type="float">
            <text:p>80.00</text:p>
          </table:table-cell>
          <table:table-cell table:style-name="ce34" office:value-type="float" office:value="40" calcext:value-type="float">
            <text:p>40.00</text:p>
          </table:table-cell>
          <table:table-cell table:style-name="ce25" office:value-type="float" office:value="60" calcext:value-type="float">
            <text:p>60.00</text:p>
          </table:table-cell>
          <table:table-cell table:style-name="ce34" office:value-type="float" office:value="37.4165738677394" calcext:value-type="float">
            <text:p>37.42</text:p>
          </table:table-cell>
          <table:table-cell table:style-name="ce19" office:value-type="float" office:value="66.6666666666667" calcext:value-type="float">
            <text:p>66.67</text:p>
          </table:table-cell>
          <table:table-cell table:style-name="ce34" office:value-type="float" office:value="36.5148371670111" calcext:value-type="float">
            <text:p>36.51</text:p>
          </table:table-cell>
          <table:table-cell table:style-name="ce25"/>
          <table:table-cell table:style-name="ce93" table:number-columns-repeated="2"/>
          <table:table-cell table:style-name="ce45" table:formula="of:=IF([.A34]&lt;&gt;&quot;&quot;; [.A34]; &quot;&quot;)" office:value-type="string" office:string-value="Set" calcext:value-type="string">
            <text:p>Set</text:p>
          </table:table-cell>
          <table:table-cell table:style-name="ce31" table:formula="of:=IF(AND([.B34]&lt;&gt;&quot;&quot;; [.C34]&lt;&gt;&quot;&quot;); &quot; $&quot; &amp; TEXT([.B34]; &quot;0.00&quot;) &amp; &quot;_{\pm &quot; &amp; TEXT([.C34]; &quot;0.00&quot;) &amp; &quot;}$ &quot;; &quot;&quot;)" office:value-type="string" office:string-value=" $63.33_{\pm 34.80}$ " calcext:value-type="string">
            <text:p><text:s/>$63.33_{\pm 34.80}$ </text:p>
          </table:table-cell>
          <table:table-cell table:style-name="ce50" table:formula="of:=IF(AND([.D34]&lt;&gt;&quot;&quot;; [.E34]&lt;&gt;&quot;&quot;); &quot; $&quot; &amp; TEXT([.D34]; &quot;0.00&quot;) &amp; &quot;_{\pm &quot; &amp; TEXT([.E34]; &quot;0.00&quot;) &amp; &quot;}$ &quot;; &quot;&quot;)" office:value-type="string" office:string-value=" $76.67_{\pm 39.58}$ " calcext:value-type="string">
            <text:p><text:s/>$76.67_{\pm 39.58}$ </text:p>
          </table:table-cell>
          <table:table-cell table:style-name="ce50" table:formula="of:=IF(AND([.F34]&lt;&gt;&quot;&quot;; [.G34]&lt;&gt;&quot;&quot;); &quot; $&quot; &amp; TEXT([.F34]; &quot;0.00&quot;) &amp; &quot;_{\pm &quot; &amp; TEXT([.G34]; &quot;0.00&quot;) &amp; &quot;}$ &quot;; &quot;&quot;)" office:value-type="string" office:string-value=" $56.67_{\pm 35.12}$ " calcext:value-type="string">
            <text:p><text:s/>$56.67_{\pm 35.12}$ </text:p>
          </table:table-cell>
          <table:table-cell table:style-name="ce121" table:formula="of:=IF(AND([.H34]&lt;&gt;&quot;&quot;; [.I34]&lt;&gt;&quot;&quot;); &quot; $&quot; &amp; TEXT([.H34]; &quot;0.00&quot;) &amp; &quot;_{\pm &quot; &amp; TEXT([.I34]; &quot;0.00&quot;) &amp; &quot;}$ &quot;; &quot;&quot;)" office:value-type="string" office:string-value=" $63.33_{\pm 34.80}$ " calcext:value-type="string">
            <text:p><text:s/>$63.33_{\pm 34.80}$ </text:p>
          </table:table-cell>
          <table:table-cell table:style-name="ce52"/>
          <table:table-cell table:style-name="ce50" table:formula="of:=IF(AND([.K34]&lt;&gt;&quot;&quot;; [.L34]&lt;&gt;&quot;&quot;); &quot; $&quot; &amp; TEXT([.K34]; &quot;0.00&quot;) &amp; &quot;_{\pm &quot; &amp; TEXT([.L34]; &quot;0.00&quot;) &amp; &quot;}$ &quot;; &quot;&quot;)" office:value-type="string" office:string-value=" $66.67_{\pm 36.51}$ " calcext:value-type="string">
            <text:p><text:s/>$66.67_{\pm 36.51}$ </text:p>
          </table:table-cell>
          <table:table-cell table:style-name="ce50" table:formula="of:=IF(AND([.M34]&lt;&gt;&quot;&quot;; [.N34]&lt;&gt;&quot;&quot;); &quot; $&quot; &amp; TEXT([.M34]; &quot;0.00&quot;) &amp; &quot;_{\pm &quot; &amp; TEXT([.N34]; &quot;0.00&quot;) &amp; &quot;}$ &quot;; &quot;&quot;)" office:value-type="string" office:string-value=" $80.00_{\pm 40.00}$ " calcext:value-type="string">
            <text:p><text:s/>$80.00_{\pm 40.00}$ </text:p>
          </table:table-cell>
          <table:table-cell table:style-name="ce50" table:formula="of:=IF(AND([.O34]&lt;&gt;&quot;&quot;; [.P34]&lt;&gt;&quot;&quot;); &quot; $&quot; &amp; TEXT([.O34]; &quot;0.00&quot;) &amp; &quot;_{\pm &quot; &amp; TEXT([.P34]; &quot;0.00&quot;) &amp; &quot;}$ &quot;; &quot;&quot;)" office:value-type="string" office:string-value=" $60.00_{\pm 37.42}$ " calcext:value-type="string">
            <text:p><text:s/>$60.00_{\pm 37.42}$ </text:p>
          </table:table-cell>
          <table:table-cell table:style-name="ce50" table:formula="of:=IF(AND([.Q34]&lt;&gt;&quot;&quot;; [.R34]&lt;&gt;&quot;&quot;); &quot; $&quot; &amp; TEXT([.Q34]; &quot;0.00&quot;) &amp; &quot;_{\pm &quot; &amp; TEXT([.R34]; &quot;0.00&quot;) &amp; &quot;}$ &quot;; &quot;&quot;)" office:value-type="string" office:string-value=" $66.67_{\pm 36.51}$ " calcext:value-type="string">
            <text:p><text:s/>$66.67_{\pm 36.51}$ </text:p>
          </table:table-cell>
          <table:table-cell table:style-name="ce31" table:number-columns-repeated="2"/>
          <table:table-cell table:number-columns-repeated="16351"/>
        </table:table-row>
        <table:table-row table:style-name="ro1">
          <table:table-cell table:style-name="ce7"/>
          <table:table-cell table:style-name="ce20"/>
          <table:table-cell table:style-name="ce26"/>
          <table:table-cell table:style-name="ce20"/>
          <table:table-cell table:style-name="ce26"/>
          <table:table-cell table:style-name="ce20"/>
          <table:table-cell table:style-name="ce26"/>
          <table:table-cell table:style-name="ce20"/>
          <table:table-cell table:style-name="ce33" table:number-columns-repeated="2"/>
          <table:table-cell table:style-name="ce26"/>
          <table:table-cell table:style-name="ce33"/>
          <table:table-cell table:style-name="ce26"/>
          <table:table-cell table:style-name="ce33"/>
          <table:table-cell table:style-name="ce26"/>
          <table:table-cell table:style-name="ce33"/>
          <table:table-cell table:style-name="ce20"/>
          <table:table-cell table:style-name="ce33"/>
          <table:table-cell table:style-name="ce26" table:number-columns-repeated="2"/>
          <table:table-cell table:style-name="ce24"/>
          <table:table-cell table:style-name="ce46" table:formula="of:=IF([.A35]&lt;&gt;&quot;&quot;; [.A35]; &quot;&quot;)">
            <text:p/>
          </table:table-cell>
          <table:table-cell table:style-name="ce24" table:formula="of:=IF(AND([.B35]&lt;&gt;&quot;&quot;; [.C35]&lt;&gt;&quot;&quot;); &quot; $&quot; &amp; TEXT([.B35]; &quot;0.00&quot;) &amp; &quot;_{\pm &quot; &amp; TEXT([.C35]; &quot;0.00&quot;) &amp; &quot;}$ &quot;; &quot;&quot;)">
            <text:p/>
          </table:table-cell>
          <table:table-cell table:style-name="ce49" table:formula="of:=IF(AND([.D35]&lt;&gt;&quot;&quot;; [.E35]&lt;&gt;&quot;&quot;); &quot; $&quot; &amp; TEXT([.D35]; &quot;0.00&quot;) &amp; &quot;_{\pm &quot; &amp; TEXT([.E35]; &quot;0.00&quot;) &amp; &quot;}$ &quot;; &quot;&quot;)">
            <text:p/>
          </table:table-cell>
          <table:table-cell table:style-name="ce49" table:formula="of:=IF(AND([.F35]&lt;&gt;&quot;&quot;; [.G35]&lt;&gt;&quot;&quot;); &quot; $&quot; &amp; TEXT([.F35]; &quot;0.00&quot;) &amp; &quot;_{\pm &quot; &amp; TEXT([.G35]; &quot;0.00&quot;) &amp; &quot;}$ &quot;; &quot;&quot;)">
            <text:p/>
          </table:table-cell>
          <table:table-cell table:style-name="ce24" table:formula="of:=IF(AND([.H35]&lt;&gt;&quot;&quot;; [.I35]&lt;&gt;&quot;&quot;); &quot; $&quot; &amp; TEXT([.H35]; &quot;0.00&quot;) &amp; &quot;_{\pm &quot; &amp; TEXT([.I35]; &quot;0.00&quot;) &amp; &quot;}$ &quot;; &quot;&quot;)">
            <text:p/>
          </table:table-cell>
          <table:table-cell table:style-name="ce35"/>
          <table:table-cell table:style-name="ce49" table:formula="of:=IF(AND([.K35]&lt;&gt;&quot;&quot;; [.L35]&lt;&gt;&quot;&quot;); &quot; $&quot; &amp; TEXT([.K35]; &quot;0.00&quot;) &amp; &quot;_{\pm &quot; &amp; TEXT([.L35]; &quot;0.00&quot;) &amp; &quot;}$ &quot;; &quot;&quot;)">
            <text:p/>
          </table:table-cell>
          <table:table-cell table:style-name="ce49" table:formula="of:=IF(AND([.M35]&lt;&gt;&quot;&quot;; [.N35]&lt;&gt;&quot;&quot;); &quot; $&quot; &amp; TEXT([.M35]; &quot;0.00&quot;) &amp; &quot;_{\pm &quot; &amp; TEXT([.N35]; &quot;0.00&quot;) &amp; &quot;}$ &quot;; &quot;&quot;)">
            <text:p/>
          </table:table-cell>
          <table:table-cell table:style-name="ce49" table:formula="of:=IF(AND([.O35]&lt;&gt;&quot;&quot;; [.P35]&lt;&gt;&quot;&quot;); &quot; $&quot; &amp; TEXT([.O35]; &quot;0.00&quot;) &amp; &quot;_{\pm &quot; &amp; TEXT([.P35]; &quot;0.00&quot;) &amp; &quot;}$ &quot;; &quot;&quot;)">
            <text:p/>
          </table:table-cell>
          <table:table-cell table:style-name="ce49" table:formula="of:=IF(AND([.Q35]&lt;&gt;&quot;&quot;; [.R35]&lt;&gt;&quot;&quot;); &quot; $&quot; &amp; TEXT([.Q35]; &quot;0.00&quot;) &amp; &quot;_{\pm &quot; &amp; TEXT([.R35]; &quot;0.00&quot;) &amp; &quot;}$ &quot;; &quot;&quot;)">
            <text:p/>
          </table:table-cell>
          <table:table-cell table:style-name="ce31" table:number-columns-repeated="2"/>
          <table:table-cell table:number-columns-repeated="16351"/>
        </table:table-row>
        <table:table-row table:style-name="ro1">
          <table:table-cell table:style-name="ce13" office:value-type="string" calcext:value-type="string">
            <text:p>Snips</text:p>
          </table:table-cell>
          <table:table-cell table:style-name="ce19" office:value-type="float" office:value="90.8887009587809" calcext:value-type="float">
            <text:p>90.89</text:p>
          </table:table-cell>
          <table:table-cell table:style-name="ce25" office:value-type="float" office:value="3.23208494731681" calcext:value-type="float">
            <text:p>3.23</text:p>
          </table:table-cell>
          <table:table-cell table:style-name="ce19" office:value-type="float" office:value="96.9273364057259" calcext:value-type="float">
            <text:p>96.93</text:p>
          </table:table-cell>
          <table:table-cell table:style-name="ce25" office:value-type="float" office:value="1.97574426312262" calcext:value-type="float">
            <text:p>1.98</text:p>
          </table:table-cell>
          <table:table-cell table:style-name="ce19" office:value-type="float" office:value="85.6402763430106" calcext:value-type="float">
            <text:p>85.64</text:p>
          </table:table-cell>
          <table:table-cell table:style-name="ce25" office:value-type="float" office:value="4.65674061473142" calcext:value-type="float">
            <text:p>4.66</text:p>
          </table:table-cell>
          <table:table-cell table:style-name="ce19" office:value-type="float" office:value="90.2166409793383" calcext:value-type="float">
            <text:p>90.22</text:p>
          </table:table-cell>
          <table:table-cell table:style-name="ce34" office:value-type="float" office:value="2.83727540224341" calcext:value-type="float">
            <text:p>2.84</text:p>
          </table:table-cell>
          <table:table-cell table:style-name="ce34"/>
          <table:table-cell table:style-name="ce25" office:value-type="float" office:value="92.6720782653596" calcext:value-type="float">
            <text:p>92.67</text:p>
          </table:table-cell>
          <table:table-cell table:style-name="ce34" office:value-type="float" office:value="2.52455623207428" calcext:value-type="float">
            <text:p>2.52</text:p>
          </table:table-cell>
          <table:table-cell table:style-name="ce25" office:value-type="float" office:value="98.8397673490335" calcext:value-type="float">
            <text:p>98.84</text:p>
          </table:table-cell>
          <table:table-cell table:style-name="ce34" office:value-type="float" office:value="1.07853882252624" calcext:value-type="float">
            <text:p>1.08</text:p>
          </table:table-cell>
          <table:table-cell table:style-name="ce25" office:value-type="float" office:value="87.3121334868462" calcext:value-type="float">
            <text:p>87.31</text:p>
          </table:table-cell>
          <table:table-cell table:style-name="ce34" office:value-type="float" office:value="4.11412343701029" calcext:value-type="float">
            <text:p>4.11</text:p>
          </table:table-cell>
          <table:table-cell table:style-name="ce19" office:value-type="float" office:value="91.7398831507819" calcext:value-type="float">
            <text:p>91.74</text:p>
          </table:table-cell>
          <table:table-cell table:style-name="ce34" office:value-type="float" office:value="2.08764410587841" calcext:value-type="float">
            <text:p>2.09</text:p>
          </table:table-cell>
          <table:table-cell table:style-name="ce25" table:number-columns-repeated="2"/>
          <table:table-cell table:style-name="ce31"/>
          <table:table-cell table:style-name="ce44" table:formula="of:=IF([.A36]&lt;&gt;&quot;&quot;; [.A36]; &quot;&quot;)" office:value-type="string" office:string-value="Snips" calcext:value-type="string">
            <text:p>Snips</text:p>
          </table:table-cell>
          <table:table-cell table:style-name="ce121" table:formula="of:=IF(AND([.B36]&lt;&gt;&quot;&quot;; [.C36]&lt;&gt;&quot;&quot;); &quot; $&quot; &amp; TEXT([.B36]; &quot;0.00&quot;) &amp; &quot;_{\pm &quot; &amp; TEXT([.C36]; &quot;0.00&quot;) &amp; &quot;}$ &quot;; &quot;&quot;)" office:value-type="string" office:string-value=" $90.89_{\pm 3.23}$ " calcext:value-type="string">
            <text:p><text:s/>$90.89_{\pm 3.23}$ </text:p>
          </table:table-cell>
          <table:table-cell table:style-name="ce50" table:formula="of:=IF(AND([.D36]&lt;&gt;&quot;&quot;; [.E36]&lt;&gt;&quot;&quot;); &quot; $&quot; &amp; TEXT([.D36]; &quot;0.00&quot;) &amp; &quot;_{\pm &quot; &amp; TEXT([.E36]; &quot;0.00&quot;) &amp; &quot;}$ &quot;; &quot;&quot;)" office:value-type="string" office:string-value=" $96.93_{\pm 1.98}$ " calcext:value-type="string">
            <text:p><text:s/>$96.93_{\pm 1.98}$ </text:p>
          </table:table-cell>
          <table:table-cell table:style-name="ce50" table:formula="of:=IF(AND([.F36]&lt;&gt;&quot;&quot;; [.G36]&lt;&gt;&quot;&quot;); &quot; $&quot; &amp; TEXT([.F36]; &quot;0.00&quot;) &amp; &quot;_{\pm &quot; &amp; TEXT([.G36]; &quot;0.00&quot;) &amp; &quot;}$ &quot;; &quot;&quot;)" office:value-type="string" office:string-value=" $85.64_{\pm 4.66}$ " calcext:value-type="string">
            <text:p><text:s/>$85.64_{\pm 4.66}$ </text:p>
          </table:table-cell>
          <table:table-cell table:style-name="ce121" table:formula="of:=IF(AND([.H36]&lt;&gt;&quot;&quot;; [.I36]&lt;&gt;&quot;&quot;); &quot; $&quot; &amp; TEXT([.H36]; &quot;0.00&quot;) &amp; &quot;_{\pm &quot; &amp; TEXT([.I36]; &quot;0.00&quot;) &amp; &quot;}$ &quot;; &quot;&quot;)" office:value-type="string" office:string-value=" $90.22_{\pm 2.84}$ " calcext:value-type="string">
            <text:p><text:s/>$90.22_{\pm 2.84}$ </text:p>
          </table:table-cell>
          <table:table-cell table:style-name="ce35"/>
          <table:table-cell table:style-name="ce50" table:formula="of:=IF(AND([.K36]&lt;&gt;&quot;&quot;; [.L36]&lt;&gt;&quot;&quot;); &quot; $&quot; &amp; TEXT([.K36]; &quot;0.00&quot;) &amp; &quot;_{\pm &quot; &amp; TEXT([.L36]; &quot;0.00&quot;) &amp; &quot;}$ &quot;; &quot;&quot;)" office:value-type="string" office:string-value=" $92.67_{\pm 2.52}$ " calcext:value-type="string">
            <text:p><text:s/>$92.67_{\pm 2.52}$ </text:p>
          </table:table-cell>
          <table:table-cell table:style-name="ce50" table:formula="of:=IF(AND([.M36]&lt;&gt;&quot;&quot;; [.N36]&lt;&gt;&quot;&quot;); &quot; $&quot; &amp; TEXT([.M36]; &quot;0.00&quot;) &amp; &quot;_{\pm &quot; &amp; TEXT([.N36]; &quot;0.00&quot;) &amp; &quot;}$ &quot;; &quot;&quot;)" office:value-type="string" office:string-value=" $98.84_{\pm 1.08}$ " calcext:value-type="string">
            <text:p><text:s/>$98.84_{\pm 1.08}$ </text:p>
          </table:table-cell>
          <table:table-cell table:style-name="ce50" table:formula="of:=IF(AND([.O36]&lt;&gt;&quot;&quot;; [.P36]&lt;&gt;&quot;&quot;); &quot; $&quot; &amp; TEXT([.O36]; &quot;0.00&quot;) &amp; &quot;_{\pm &quot; &amp; TEXT([.P36]; &quot;0.00&quot;) &amp; &quot;}$ &quot;; &quot;&quot;)" office:value-type="string" office:string-value=" $87.31_{\pm 4.11}$ " calcext:value-type="string">
            <text:p><text:s/>$87.31_{\pm 4.11}$ </text:p>
          </table:table-cell>
          <table:table-cell table:style-name="ce50" table:formula="of:=IF(AND([.Q36]&lt;&gt;&quot;&quot;; [.R36]&lt;&gt;&quot;&quot;); &quot; $&quot; &amp; TEXT([.Q36]; &quot;0.00&quot;) &amp; &quot;_{\pm &quot; &amp; TEXT([.R36]; &quot;0.00&quot;) &amp; &quot;}$ &quot;; &quot;&quot;)" office:value-type="string" office:string-value=" $91.74_{\pm 2.09}$ " calcext:value-type="string">
            <text:p><text:s/>$91.74_{\pm 2.09}$ </text:p>
          </table:table-cell>
          <table:table-cell table:style-name="ce31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Date</text:p>
          </table:table-cell>
          <table:table-cell table:style-name="ce19" office:value-type="float" office:value="80.2410695203752" calcext:value-type="float">
            <text:p>80.24</text:p>
          </table:table-cell>
          <table:table-cell table:style-name="ce25" office:value-type="float" office:value="4.79008270075129" calcext:value-type="float">
            <text:p>4.79</text:p>
          </table:table-cell>
          <table:table-cell table:style-name="ce19" office:value-type="float" office:value="95.7443815443815" calcext:value-type="float">
            <text:p>95.74</text:p>
          </table:table-cell>
          <table:table-cell table:style-name="ce25" office:value-type="float" office:value="4.8211979364978" calcext:value-type="float">
            <text:p>4.82</text:p>
          </table:table-cell>
          <table:table-cell table:style-name="ce19" office:value-type="float" office:value="69.3471623253407" calcext:value-type="float">
            <text:p>69.35</text:p>
          </table:table-cell>
          <table:table-cell table:style-name="ce25" office:value-type="float" office:value="6.38954379292781" calcext:value-type="float">
            <text:p>6.39</text:p>
          </table:table-cell>
          <table:table-cell table:style-name="ce19" office:value-type="float" office:value="80.2410695203752" calcext:value-type="float">
            <text:p>80.24</text:p>
          </table:table-cell>
          <table:table-cell table:style-name="ce34" office:value-type="float" office:value="4.79008270075129" calcext:value-type="float">
            <text:p>4.79</text:p>
          </table:table-cell>
          <table:table-cell table:style-name="ce34"/>
          <table:table-cell table:style-name="ce25" office:value-type="float" office:value="82.1284135488957" calcext:value-type="float">
            <text:p>82.13</text:p>
          </table:table-cell>
          <table:table-cell table:style-name="ce34" office:value-type="float" office:value="4.02441613252257" calcext:value-type="float">
            <text:p>4.02</text:p>
          </table:table-cell>
          <table:table-cell table:style-name="ce25" office:value-type="float" office:value="97.9762237762238" calcext:value-type="float">
            <text:p>97.98</text:p>
          </table:table-cell>
          <table:table-cell table:style-name="ce34" office:value-type="float" office:value="3.20742969710499" calcext:value-type="float">
            <text:p>3.21</text:p>
          </table:table-cell>
          <table:table-cell table:style-name="ce25" office:value-type="float" office:value="70.9828829265785" calcext:value-type="float">
            <text:p>70.98</text:p>
          </table:table-cell>
          <table:table-cell table:style-name="ce34" office:value-type="float" office:value="6.03164347498563" calcext:value-type="float">
            <text:p>6.03</text:p>
          </table:table-cell>
          <table:table-cell table:style-name="ce19" office:value-type="float" office:value="82.1284135488957" calcext:value-type="float">
            <text:p>82.13</text:p>
          </table:table-cell>
          <table:table-cell table:style-name="ce34" office:value-type="float" office:value="4.02441613252257" calcext:value-type="float">
            <text:p>4.02</text:p>
          </table:table-cell>
          <table:table-cell table:style-name="ce25" table:number-columns-repeated="2"/>
          <table:table-cell table:style-name="ce31"/>
          <table:table-cell table:style-name="ce46" table:formula="of:=IF([.A37]&lt;&gt;&quot;&quot;; [.A37]; &quot;&quot;)" office:value-type="string" office:string-value="Date" calcext:value-type="string">
            <text:p>Date</text:p>
          </table:table-cell>
          <table:table-cell table:style-name="ce121" table:formula="of:=IF(AND([.B37]&lt;&gt;&quot;&quot;; [.C37]&lt;&gt;&quot;&quot;); &quot; $&quot; &amp; TEXT([.B37]; &quot;0.00&quot;) &amp; &quot;_{\pm &quot; &amp; TEXT([.C37]; &quot;0.00&quot;) &amp; &quot;}$ &quot;; &quot;&quot;)" office:value-type="string" office:string-value=" $80.24_{\pm 4.79}$ " calcext:value-type="string">
            <text:p><text:s/>$80.24_{\pm 4.79}$ </text:p>
          </table:table-cell>
          <table:table-cell table:style-name="ce50" table:formula="of:=IF(AND([.D37]&lt;&gt;&quot;&quot;; [.E37]&lt;&gt;&quot;&quot;); &quot; $&quot; &amp; TEXT([.D37]; &quot;0.00&quot;) &amp; &quot;_{\pm &quot; &amp; TEXT([.E37]; &quot;0.00&quot;) &amp; &quot;}$ &quot;; &quot;&quot;)" office:value-type="string" office:string-value=" $95.74_{\pm 4.82}$ " calcext:value-type="string">
            <text:p><text:s/>$95.74_{\pm 4.82}$ </text:p>
          </table:table-cell>
          <table:table-cell table:style-name="ce50" table:formula="of:=IF(AND([.F37]&lt;&gt;&quot;&quot;; [.G37]&lt;&gt;&quot;&quot;); &quot; $&quot; &amp; TEXT([.F37]; &quot;0.00&quot;) &amp; &quot;_{\pm &quot; &amp; TEXT([.G37]; &quot;0.00&quot;) &amp; &quot;}$ &quot;; &quot;&quot;)" office:value-type="string" office:string-value=" $69.35_{\pm 6.39}$ " calcext:value-type="string">
            <text:p><text:s/>$69.35_{\pm 6.39}$ </text:p>
          </table:table-cell>
          <table:table-cell table:style-name="ce121" table:formula="of:=IF(AND([.H37]&lt;&gt;&quot;&quot;; [.I37]&lt;&gt;&quot;&quot;); &quot; $&quot; &amp; TEXT([.H37]; &quot;0.00&quot;) &amp; &quot;_{\pm &quot; &amp; TEXT([.I37]; &quot;0.00&quot;) &amp; &quot;}$ &quot;; &quot;&quot;)" office:value-type="string" office:string-value=" $80.24_{\pm 4.79}$ " calcext:value-type="string">
            <text:p><text:s/>$80.24_{\pm 4.79}$ </text:p>
          </table:table-cell>
          <table:table-cell table:style-name="ce35"/>
          <table:table-cell table:style-name="ce50" table:formula="of:=IF(AND([.K37]&lt;&gt;&quot;&quot;; [.L37]&lt;&gt;&quot;&quot;); &quot; $&quot; &amp; TEXT([.K37]; &quot;0.00&quot;) &amp; &quot;_{\pm &quot; &amp; TEXT([.L37]; &quot;0.00&quot;) &amp; &quot;}$ &quot;; &quot;&quot;)" office:value-type="string" office:string-value=" $82.13_{\pm 4.02}$ " calcext:value-type="string">
            <text:p><text:s/>$82.13_{\pm 4.02}$ </text:p>
          </table:table-cell>
          <table:table-cell table:style-name="ce50" table:formula="of:=IF(AND([.M37]&lt;&gt;&quot;&quot;; [.N37]&lt;&gt;&quot;&quot;); &quot; $&quot; &amp; TEXT([.M37]; &quot;0.00&quot;) &amp; &quot;_{\pm &quot; &amp; TEXT([.N37]; &quot;0.00&quot;) &amp; &quot;}$ &quot;; &quot;&quot;)" office:value-type="string" office:string-value=" $97.98_{\pm 3.21}$ " calcext:value-type="string">
            <text:p><text:s/>$97.98_{\pm 3.21}$ </text:p>
          </table:table-cell>
          <table:table-cell table:style-name="ce50" table:formula="of:=IF(AND([.O37]&lt;&gt;&quot;&quot;; [.P37]&lt;&gt;&quot;&quot;); &quot; $&quot; &amp; TEXT([.O37]; &quot;0.00&quot;) &amp; &quot;_{\pm &quot; &amp; TEXT([.P37]; &quot;0.00&quot;) &amp; &quot;}$ &quot;; &quot;&quot;)" office:value-type="string" office:string-value=" $70.98_{\pm 6.03}$ " calcext:value-type="string">
            <text:p><text:s/>$70.98_{\pm 6.03}$ </text:p>
          </table:table-cell>
          <table:table-cell table:style-name="ce50" table:formula="of:=IF(AND([.Q37]&lt;&gt;&quot;&quot;; [.R37]&lt;&gt;&quot;&quot;); &quot; $&quot; &amp; TEXT([.Q37]; &quot;0.00&quot;) &amp; &quot;_{\pm &quot; &amp; TEXT([.R37]; &quot;0.00&quot;) &amp; &quot;}$ &quot;; &quot;&quot;)" office:value-type="string" office:string-value=" $82.13_{\pm 4.02}$ " calcext:value-type="string">
            <text:p><text:s/>$82.13_{\pm 4.02}$ </text:p>
          </table:table-cell>
          <table:table-cell table:style-name="ce31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Time</text:p>
          </table:table-cell>
          <table:table-cell table:style-name="ce19" office:value-type="float" office:value="95.316786012499" calcext:value-type="float">
            <text:p>95.32</text:p>
          </table:table-cell>
          <table:table-cell table:style-name="ce25" office:value-type="float" office:value="2.34296720209787" calcext:value-type="float">
            <text:p>2.34</text:p>
          </table:table-cell>
          <table:table-cell table:style-name="ce19" office:value-type="float" office:value="95.5459338000173" calcext:value-type="float">
            <text:p>95.55</text:p>
          </table:table-cell>
          <table:table-cell table:style-name="ce25" office:value-type="float" office:value="3.46843243917962" calcext:value-type="float">
            <text:p>3.47</text:p>
          </table:table-cell>
          <table:table-cell table:style-name="ce19" office:value-type="float" office:value="95.1934895965294" calcext:value-type="float">
            <text:p>95.19</text:p>
          </table:table-cell>
          <table:table-cell table:style-name="ce25" office:value-type="float" office:value="2.97949453592287" calcext:value-type="float">
            <text:p>2.98</text:p>
          </table:table-cell>
          <table:table-cell table:style-name="ce19" office:value-type="float" office:value="95.316786012499" calcext:value-type="float">
            <text:p>95.32</text:p>
          </table:table-cell>
          <table:table-cell table:style-name="ce34" office:value-type="float" office:value="2.34296720209787" calcext:value-type="float">
            <text:p>2.34</text:p>
          </table:table-cell>
          <table:table-cell table:style-name="ce34"/>
          <table:table-cell table:style-name="ce25" office:value-type="float" office:value="96.8660903077198" calcext:value-type="float">
            <text:p>96.87</text:p>
          </table:table-cell>
          <table:table-cell table:style-name="ce34" office:value-type="float" office:value="2.08873605682494" calcext:value-type="float">
            <text:p>2.09</text:p>
          </table:table-cell>
          <table:table-cell table:style-name="ce25" office:value-type="float" office:value="97.1075533661741" calcext:value-type="float">
            <text:p>97.11</text:p>
          </table:table-cell>
          <table:table-cell table:style-name="ce34" office:value-type="float" office:value="3.54349731243932" calcext:value-type="float">
            <text:p>3.54</text:p>
          </table:table-cell>
          <table:table-cell table:style-name="ce25" office:value-type="float" office:value="96.7312996388767" calcext:value-type="float">
            <text:p>96.73</text:p>
          </table:table-cell>
          <table:table-cell table:style-name="ce34" office:value-type="float" office:value="2.46360994879406" calcext:value-type="float">
            <text:p>2.46</text:p>
          </table:table-cell>
          <table:table-cell table:style-name="ce19" office:value-type="float" office:value="96.8660903077198" calcext:value-type="float">
            <text:p>96.87</text:p>
          </table:table-cell>
          <table:table-cell table:style-name="ce34" office:value-type="float" office:value="2.08873605682494" calcext:value-type="float">
            <text:p>2.09</text:p>
          </table:table-cell>
          <table:table-cell table:style-name="ce25" table:number-columns-repeated="2"/>
          <table:table-cell table:style-name="ce31"/>
          <table:table-cell table:style-name="ce46" table:formula="of:=IF([.A38]&lt;&gt;&quot;&quot;; [.A38]; &quot;&quot;)" office:value-type="string" office:string-value="Time" calcext:value-type="string">
            <text:p>Time</text:p>
          </table:table-cell>
          <table:table-cell table:style-name="ce121" table:formula="of:=IF(AND([.B38]&lt;&gt;&quot;&quot;; [.C38]&lt;&gt;&quot;&quot;); &quot; $&quot; &amp; TEXT([.B38]; &quot;0.00&quot;) &amp; &quot;_{\pm &quot; &amp; TEXT([.C38]; &quot;0.00&quot;) &amp; &quot;}$ &quot;; &quot;&quot;)" office:value-type="string" office:string-value=" $95.32_{\pm 2.34}$ " calcext:value-type="string">
            <text:p><text:s/>$95.32_{\pm 2.34}$ </text:p>
          </table:table-cell>
          <table:table-cell table:style-name="ce50" table:formula="of:=IF(AND([.D38]&lt;&gt;&quot;&quot;; [.E38]&lt;&gt;&quot;&quot;); &quot; $&quot; &amp; TEXT([.D38]; &quot;0.00&quot;) &amp; &quot;_{\pm &quot; &amp; TEXT([.E38]; &quot;0.00&quot;) &amp; &quot;}$ &quot;; &quot;&quot;)" office:value-type="string" office:string-value=" $95.55_{\pm 3.47}$ " calcext:value-type="string">
            <text:p><text:s/>$95.55_{\pm 3.47}$ </text:p>
          </table:table-cell>
          <table:table-cell table:style-name="ce50" table:formula="of:=IF(AND([.F38]&lt;&gt;&quot;&quot;; [.G38]&lt;&gt;&quot;&quot;); &quot; $&quot; &amp; TEXT([.F38]; &quot;0.00&quot;) &amp; &quot;_{\pm &quot; &amp; TEXT([.G38]; &quot;0.00&quot;) &amp; &quot;}$ &quot;; &quot;&quot;)" office:value-type="string" office:string-value=" $95.19_{\pm 2.98}$ " calcext:value-type="string">
            <text:p><text:s/>$95.19_{\pm 2.98}$ </text:p>
          </table:table-cell>
          <table:table-cell table:style-name="ce121" table:formula="of:=IF(AND([.H38]&lt;&gt;&quot;&quot;; [.I38]&lt;&gt;&quot;&quot;); &quot; $&quot; &amp; TEXT([.H38]; &quot;0.00&quot;) &amp; &quot;_{\pm &quot; &amp; TEXT([.I38]; &quot;0.00&quot;) &amp; &quot;}$ &quot;; &quot;&quot;)" office:value-type="string" office:string-value=" $95.32_{\pm 2.34}$ " calcext:value-type="string">
            <text:p><text:s/>$95.32_{\pm 2.34}$ </text:p>
          </table:table-cell>
          <table:table-cell table:style-name="ce35"/>
          <table:table-cell table:style-name="ce50" table:formula="of:=IF(AND([.K38]&lt;&gt;&quot;&quot;; [.L38]&lt;&gt;&quot;&quot;); &quot; $&quot; &amp; TEXT([.K38]; &quot;0.00&quot;) &amp; &quot;_{\pm &quot; &amp; TEXT([.L38]; &quot;0.00&quot;) &amp; &quot;}$ &quot;; &quot;&quot;)" office:value-type="string" office:string-value=" $96.87_{\pm 2.09}$ " calcext:value-type="string">
            <text:p><text:s/>$96.87_{\pm 2.09}$ </text:p>
          </table:table-cell>
          <table:table-cell table:style-name="ce50" table:formula="of:=IF(AND([.M38]&lt;&gt;&quot;&quot;; [.N38]&lt;&gt;&quot;&quot;); &quot; $&quot; &amp; TEXT([.M38]; &quot;0.00&quot;) &amp; &quot;_{\pm &quot; &amp; TEXT([.N38]; &quot;0.00&quot;) &amp; &quot;}$ &quot;; &quot;&quot;)" office:value-type="string" office:string-value=" $97.11_{\pm 3.54}$ " calcext:value-type="string">
            <text:p><text:s/>$97.11_{\pm 3.54}$ </text:p>
          </table:table-cell>
          <table:table-cell table:style-name="ce50" table:formula="of:=IF(AND([.O38]&lt;&gt;&quot;&quot;; [.P38]&lt;&gt;&quot;&quot;); &quot; $&quot; &amp; TEXT([.O38]; &quot;0.00&quot;) &amp; &quot;_{\pm &quot; &amp; TEXT([.P38]; &quot;0.00&quot;) &amp; &quot;}$ &quot;; &quot;&quot;)" office:value-type="string" office:string-value=" $96.73_{\pm 2.46}$ " calcext:value-type="string">
            <text:p><text:s/>$96.73_{\pm 2.46}$ </text:p>
          </table:table-cell>
          <table:table-cell table:style-name="ce50" table:formula="of:=IF(AND([.Q38]&lt;&gt;&quot;&quot;; [.R38]&lt;&gt;&quot;&quot;); &quot; $&quot; &amp; TEXT([.Q38]; &quot;0.00&quot;) &amp; &quot;_{\pm &quot; &amp; TEXT([.R38]; &quot;0.00&quot;) &amp; &quot;}$ &quot;; &quot;&quot;)" office:value-type="string" office:string-value=" $96.87_{\pm 2.09}$ " calcext:value-type="string">
            <text:p><text:s/>$96.87_{\pm 2.09}$ </text:p>
          </table:table-cell>
          <table:table-cell table:style-name="ce31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Duration</text:p>
          </table:table-cell>
          <table:table-cell table:style-name="ce19" office:value-type="float" office:value="98.383547008547" calcext:value-type="float">
            <text:p>98.38</text:p>
          </table:table-cell>
          <table:table-cell table:style-name="ce25" office:value-type="float" office:value="2.77566508250367" calcext:value-type="float">
            <text:p>2.78</text:p>
          </table:table-cell>
          <table:table-cell table:style-name="ce19" office:value-type="float" office:value="97.9402173913043" calcext:value-type="float">
            <text:p>97.94</text:p>
          </table:table-cell>
          <table:table-cell table:style-name="ce25" office:value-type="float" office:value="3.3991035249249" calcext:value-type="float">
            <text:p>3.40</text:p>
          </table:table-cell>
          <table:table-cell table:style-name="ce19" office:value-type="float" office:value="98.8486842105263" calcext:value-type="float">
            <text:p>98.85</text:p>
          </table:table-cell>
          <table:table-cell table:style-name="ce25" office:value-type="float" office:value="2.31318072259858" calcext:value-type="float">
            <text:p>2.31</text:p>
          </table:table-cell>
          <table:table-cell table:style-name="ce19" office:value-type="float" office:value="98.383547008547" calcext:value-type="float">
            <text:p>98.38</text:p>
          </table:table-cell>
          <table:table-cell table:style-name="ce34" office:value-type="float" office:value="2.77566508250367" calcext:value-type="float">
            <text:p>2.78</text:p>
          </table:table-cell>
          <table:table-cell table:style-name="ce34"/>
          <table:table-cell table:style-name="ce25" office:value-type="float" office:value="99.5213675213675" calcext:value-type="float">
            <text:p>99.52</text:p>
          </table:table-cell>
          <table:table-cell table:style-name="ce34" office:value-type="float" office:value="0.960312608901755" calcext:value-type="float">
            <text:p>0.96</text:p>
          </table:table-cell>
          <table:table-cell table:style-name="ce25" office:value-type="float" office:value="99.0652173913043" calcext:value-type="float">
            <text:p>99.07</text:p>
          </table:table-cell>
          <table:table-cell table:style-name="ce34" office:value-type="float" office:value="1.87524415549606" calcext:value-type="float">
            <text:p>1.88</text:p>
          </table:table-cell>
          <table:table-cell table:style-name="ce25" office:value-type="float" office:value="100" calcext:value-type="float">
            <text:p>100.00</text:p>
          </table:table-cell>
          <table:table-cell table:style-name="ce34" office:value-type="float" office:value="0" calcext:value-type="float">
            <text:p>0.00</text:p>
          </table:table-cell>
          <table:table-cell table:style-name="ce19" office:value-type="float" office:value="99.5213675213675" calcext:value-type="float">
            <text:p>99.52</text:p>
          </table:table-cell>
          <table:table-cell table:style-name="ce34" office:value-type="float" office:value="0.960312608901755" calcext:value-type="float">
            <text:p>0.96</text:p>
          </table:table-cell>
          <table:table-cell table:style-name="ce25" table:number-columns-repeated="2"/>
          <table:table-cell table:style-name="ce31"/>
          <table:table-cell table:style-name="ce46" table:formula="of:=IF([.A39]&lt;&gt;&quot;&quot;; [.A39]; &quot;&quot;)" office:value-type="string" office:string-value="Duration" calcext:value-type="string">
            <text:p>Duration</text:p>
          </table:table-cell>
          <table:table-cell table:style-name="ce121" table:formula="of:=IF(AND([.B39]&lt;&gt;&quot;&quot;; [.C39]&lt;&gt;&quot;&quot;); &quot; $&quot; &amp; TEXT([.B39]; &quot;0.00&quot;) &amp; &quot;_{\pm &quot; &amp; TEXT([.C39]; &quot;0.00&quot;) &amp; &quot;}$ &quot;; &quot;&quot;)" office:value-type="string" office:string-value=" $98.38_{\pm 2.78}$ " calcext:value-type="string">
            <text:p><text:s/>$98.38_{\pm 2.78}$ </text:p>
          </table:table-cell>
          <table:table-cell table:style-name="ce50" table:formula="of:=IF(AND([.D39]&lt;&gt;&quot;&quot;; [.E39]&lt;&gt;&quot;&quot;); &quot; $&quot; &amp; TEXT([.D39]; &quot;0.00&quot;) &amp; &quot;_{\pm &quot; &amp; TEXT([.E39]; &quot;0.00&quot;) &amp; &quot;}$ &quot;; &quot;&quot;)" office:value-type="string" office:string-value=" $97.94_{\pm 3.40}$ " calcext:value-type="string">
            <text:p><text:s/>$97.94_{\pm 3.40}$ </text:p>
          </table:table-cell>
          <table:table-cell table:style-name="ce50" table:formula="of:=IF(AND([.F39]&lt;&gt;&quot;&quot;; [.G39]&lt;&gt;&quot;&quot;); &quot; $&quot; &amp; TEXT([.F39]; &quot;0.00&quot;) &amp; &quot;_{\pm &quot; &amp; TEXT([.G39]; &quot;0.00&quot;) &amp; &quot;}$ &quot;; &quot;&quot;)" office:value-type="string" office:string-value=" $98.85_{\pm 2.31}$ " calcext:value-type="string">
            <text:p><text:s/>$98.85_{\pm 2.31}$ </text:p>
          </table:table-cell>
          <table:table-cell table:style-name="ce121" table:formula="of:=IF(AND([.H39]&lt;&gt;&quot;&quot;; [.I39]&lt;&gt;&quot;&quot;); &quot; $&quot; &amp; TEXT([.H39]; &quot;0.00&quot;) &amp; &quot;_{\pm &quot; &amp; TEXT([.I39]; &quot;0.00&quot;) &amp; &quot;}$ &quot;; &quot;&quot;)" office:value-type="string" office:string-value=" $98.38_{\pm 2.78}$ " calcext:value-type="string">
            <text:p><text:s/>$98.38_{\pm 2.78}$ </text:p>
          </table:table-cell>
          <table:table-cell table:style-name="ce35"/>
          <table:table-cell table:style-name="ce50" table:formula="of:=IF(AND([.K39]&lt;&gt;&quot;&quot;; [.L39]&lt;&gt;&quot;&quot;); &quot; $&quot; &amp; TEXT([.K39]; &quot;0.00&quot;) &amp; &quot;_{\pm &quot; &amp; TEXT([.L39]; &quot;0.00&quot;) &amp; &quot;}$ &quot;; &quot;&quot;)" office:value-type="string" office:string-value=" $99.52_{\pm 0.96}$ " calcext:value-type="string">
            <text:p><text:s/>$99.52_{\pm 0.96}$ </text:p>
          </table:table-cell>
          <table:table-cell table:style-name="ce50" table:formula="of:=IF(AND([.M39]&lt;&gt;&quot;&quot;; [.N39]&lt;&gt;&quot;&quot;); &quot; $&quot; &amp; TEXT([.M39]; &quot;0.00&quot;) &amp; &quot;_{\pm &quot; &amp; TEXT([.N39]; &quot;0.00&quot;) &amp; &quot;}$ &quot;; &quot;&quot;)" office:value-type="string" office:string-value=" $99.07_{\pm 1.88}$ " calcext:value-type="string">
            <text:p><text:s/>$99.07_{\pm 1.88}$ </text:p>
          </table:table-cell>
          <table:table-cell table:style-name="ce50" table:formula="of:=IF(AND([.O39]&lt;&gt;&quot;&quot;; [.P39]&lt;&gt;&quot;&quot;); &quot; $&quot; &amp; TEXT([.O39]; &quot;0.00&quot;) &amp; &quot;_{\pm &quot; &amp; TEXT([.P39]; &quot;0.00&quot;) &amp; &quot;}$ &quot;; &quot;&quot;)" office:value-type="string" office:string-value=" $100.00_{\pm 0.00}$ " calcext:value-type="string">
            <text:p><text:s/>$100.00_{\pm 0.00}$ </text:p>
          </table:table-cell>
          <table:table-cell table:style-name="ce50" table:formula="of:=IF(AND([.Q39]&lt;&gt;&quot;&quot;; [.R39]&lt;&gt;&quot;&quot;); &quot; $&quot; &amp; TEXT([.Q39]; &quot;0.00&quot;) &amp; &quot;_{\pm &quot; &amp; TEXT([.R39]; &quot;0.00&quot;) &amp; &quot;}$ &quot;; &quot;&quot;)" office:value-type="string" office:string-value=" $99.52_{\pm 0.96}$ " calcext:value-type="string">
            <text:p><text:s/>$99.52_{\pm 0.96}$ </text:p>
          </table:table-cell>
          <table:table-cell table:style-name="ce31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Set</text:p>
          </table:table-cell>
          <table:table-cell table:style-name="ce19" office:value-type="float" office:value="0" calcext:value-type="float">
            <text:p>0.00</text:p>
          </table:table-cell>
          <table:table-cell table:style-name="ce25" office:value-type="float" office:value="0" calcext:value-type="float">
            <text:p>0.00</text:p>
          </table:table-cell>
          <table:table-cell table:style-name="ce19" office:value-type="float" office:value="0" calcext:value-type="float">
            <text:p>0.00</text:p>
          </table:table-cell>
          <table:table-cell table:style-name="ce25" office:value-type="float" office:value="0" calcext:value-type="float">
            <text:p>0.00</text:p>
          </table:table-cell>
          <table:table-cell table:style-name="ce19" office:value-type="float" office:value="0" calcext:value-type="float">
            <text:p>0.00</text:p>
          </table:table-cell>
          <table:table-cell table:style-name="ce25" office:value-type="float" office:value="0" calcext:value-type="float">
            <text:p>0.00</text:p>
          </table:table-cell>
          <table:table-cell table:style-name="ce19" office:value-type="float" office:value="0" calcext:value-type="float">
            <text:p>0.00</text:p>
          </table:table-cell>
          <table:table-cell table:style-name="ce34" office:value-type="float" office:value="0" calcext:value-type="float">
            <text:p>0.00</text:p>
          </table:table-cell>
          <table:table-cell table:style-name="ce34"/>
          <table:table-cell table:style-name="ce25" office:value-type="float" office:value="0" calcext:value-type="float">
            <text:p>0.00</text:p>
          </table:table-cell>
          <table:table-cell table:style-name="ce34" office:value-type="float" office:value="0" calcext:value-type="float">
            <text:p>0.00</text:p>
          </table:table-cell>
          <table:table-cell table:style-name="ce25" office:value-type="float" office:value="0" calcext:value-type="float">
            <text:p>0.00</text:p>
          </table:table-cell>
          <table:table-cell table:style-name="ce34" office:value-type="float" office:value="0" calcext:value-type="float">
            <text:p>0.00</text:p>
          </table:table-cell>
          <table:table-cell table:style-name="ce25" office:value-type="float" office:value="0" calcext:value-type="float">
            <text:p>0.00</text:p>
          </table:table-cell>
          <table:table-cell table:style-name="ce34" office:value-type="float" office:value="0" calcext:value-type="float">
            <text:p>0.00</text:p>
          </table:table-cell>
          <table:table-cell table:style-name="ce19" office:value-type="float" office:value="0" calcext:value-type="float">
            <text:p>0.00</text:p>
          </table:table-cell>
          <table:table-cell table:style-name="ce34" office:value-type="float" office:value="0" calcext:value-type="float">
            <text:p>0.00</text:p>
          </table:table-cell>
          <table:table-cell table:style-name="ce25"/>
          <table:table-cell table:style-name="ce93" table:number-columns-repeated="2"/>
          <table:table-cell table:style-name="ce45" table:formula="of:=IF([.A40]&lt;&gt;&quot;&quot;; [.A40]; &quot;&quot;)" office:value-type="string" office:string-value="Set" calcext:value-type="string">
            <text:p>Set</text:p>
          </table:table-cell>
          <table:table-cell table:style-name="ce31" table:formula="of:=IF(AND([.B40]&lt;&gt;&quot;&quot;; [.C40]&lt;&gt;&quot;&quot;); &quot; $&quot; &amp; TEXT([.B40]; &quot;0.00&quot;) &amp; &quot;_{\pm &quot; &amp; TEXT([.C40]; &quot;0.00&quot;) &amp; &quot;}$ &quot;; &quot;&quot;)" office:value-type="string" office:string-value=" $0.00_{\pm 0.00}$ " calcext:value-type="string">
            <text:p><text:s/>$0.00_{\pm 0.00}$ </text:p>
          </table:table-cell>
          <table:table-cell table:style-name="ce50" table:formula="of:=IF(AND([.D40]&lt;&gt;&quot;&quot;; [.E40]&lt;&gt;&quot;&quot;); &quot; $&quot; &amp; TEXT([.D40]; &quot;0.00&quot;) &amp; &quot;_{\pm &quot; &amp; TEXT([.E40]; &quot;0.00&quot;) &amp; &quot;}$ &quot;; &quot;&quot;)" office:value-type="string" office:string-value=" $0.00_{\pm 0.00}$ " calcext:value-type="string">
            <text:p><text:s/>$0.00_{\pm 0.00}$ </text:p>
          </table:table-cell>
          <table:table-cell table:style-name="ce50" table:formula="of:=IF(AND([.F40]&lt;&gt;&quot;&quot;; [.G40]&lt;&gt;&quot;&quot;); &quot; $&quot; &amp; TEXT([.F40]; &quot;0.00&quot;) &amp; &quot;_{\pm &quot; &amp; TEXT([.G40]; &quot;0.00&quot;) &amp; &quot;}$ &quot;; &quot;&quot;)" office:value-type="string" office:string-value=" $0.00_{\pm 0.00}$ " calcext:value-type="string">
            <text:p><text:s/>$0.00_{\pm 0.00}$ </text:p>
          </table:table-cell>
          <table:table-cell table:style-name="ce121" table:formula="of:=IF(AND([.H40]&lt;&gt;&quot;&quot;; [.I40]&lt;&gt;&quot;&quot;); &quot; $&quot; &amp; TEXT([.H40]; &quot;0.00&quot;) &amp; &quot;_{\pm &quot; &amp; TEXT([.I40]; &quot;0.00&quot;) &amp; &quot;}$ &quot;; &quot;&quot;)" office:value-type="string" office:string-value=" $0.00_{\pm 0.00}$ " calcext:value-type="string">
            <text:p><text:s/>$0.00_{\pm 0.00}$ </text:p>
          </table:table-cell>
          <table:table-cell table:style-name="ce52"/>
          <table:table-cell table:style-name="ce50" table:formula="of:=IF(AND([.K40]&lt;&gt;&quot;&quot;; [.L40]&lt;&gt;&quot;&quot;); &quot; $&quot; &amp; TEXT([.K40]; &quot;0.00&quot;) &amp; &quot;_{\pm &quot; &amp; TEXT([.L40]; &quot;0.00&quot;) &amp; &quot;}$ &quot;; &quot;&quot;)" office:value-type="string" office:string-value=" $0.00_{\pm 0.00}$ " calcext:value-type="string">
            <text:p><text:s/>$0.00_{\pm 0.00}$ </text:p>
          </table:table-cell>
          <table:table-cell table:style-name="ce50" table:formula="of:=IF(AND([.M40]&lt;&gt;&quot;&quot;; [.N40]&lt;&gt;&quot;&quot;); &quot; $&quot; &amp; TEXT([.M40]; &quot;0.00&quot;) &amp; &quot;_{\pm &quot; &amp; TEXT([.N40]; &quot;0.00&quot;) &amp; &quot;}$ &quot;; &quot;&quot;)" office:value-type="string" office:string-value=" $0.00_{\pm 0.00}$ " calcext:value-type="string">
            <text:p><text:s/>$0.00_{\pm 0.00}$ </text:p>
          </table:table-cell>
          <table:table-cell table:style-name="ce50" table:formula="of:=IF(AND([.O40]&lt;&gt;&quot;&quot;; [.P40]&lt;&gt;&quot;&quot;); &quot; $&quot; &amp; TEXT([.O40]; &quot;0.00&quot;) &amp; &quot;_{\pm &quot; &amp; TEXT([.P40]; &quot;0.00&quot;) &amp; &quot;}$ &quot;; &quot;&quot;)" office:value-type="string" office:string-value=" $0.00_{\pm 0.00}$ " calcext:value-type="string">
            <text:p><text:s/>$0.00_{\pm 0.00}$ </text:p>
          </table:table-cell>
          <table:table-cell table:style-name="ce50" table:formula="of:=IF(AND([.Q40]&lt;&gt;&quot;&quot;; [.R40]&lt;&gt;&quot;&quot;); &quot; $&quot; &amp; TEXT([.Q40]; &quot;0.00&quot;) &amp; &quot;_{\pm &quot; &amp; TEXT([.R40]; &quot;0.00&quot;) &amp; &quot;}$ &quot;; &quot;&quot;)" office:value-type="string" office:string-value=" $0.00_{\pm 0.00}$ " calcext:value-type="string">
            <text:p><text:s/>$0.00_{\pm 0.00}$ </text:p>
          </table:table-cell>
          <table:table-cell table:style-name="ce31" table:number-columns-repeated="2"/>
          <table:table-cell table:number-columns-repeated="16351"/>
        </table:table-row>
        <table:table-row table:style-name="ro1">
          <table:table-cell table:style-name="ce7"/>
          <table:table-cell table:style-name="ce20"/>
          <table:table-cell table:style-name="ce26"/>
          <table:table-cell table:style-name="ce20"/>
          <table:table-cell table:style-name="ce26"/>
          <table:table-cell table:style-name="ce20"/>
          <table:table-cell table:style-name="ce26"/>
          <table:table-cell table:style-name="ce20"/>
          <table:table-cell table:style-name="ce33" table:number-columns-repeated="2"/>
          <table:table-cell table:style-name="ce26"/>
          <table:table-cell table:style-name="ce33"/>
          <table:table-cell table:style-name="ce26"/>
          <table:table-cell table:style-name="ce33"/>
          <table:table-cell table:style-name="ce26"/>
          <table:table-cell table:style-name="ce33"/>
          <table:table-cell table:style-name="ce20"/>
          <table:table-cell table:style-name="ce33"/>
          <table:table-cell table:style-name="ce26" table:number-columns-repeated="2"/>
          <table:table-cell table:style-name="ce24"/>
          <table:table-cell table:style-name="ce46" table:formula="of:=IF([.A41]&lt;&gt;&quot;&quot;; [.A41]; &quot;&quot;)">
            <text:p/>
          </table:table-cell>
          <table:table-cell table:style-name="ce24" table:formula="of:=IF(AND([.B41]&lt;&gt;&quot;&quot;; [.C41]&lt;&gt;&quot;&quot;); &quot; $&quot; &amp; TEXT([.B41]; &quot;0.00&quot;) &amp; &quot;_{\pm &quot; &amp; TEXT([.C41]; &quot;0.00&quot;) &amp; &quot;}$ &quot;; &quot;&quot;)">
            <text:p/>
          </table:table-cell>
          <table:table-cell table:style-name="ce49" table:formula="of:=IF(AND([.D41]&lt;&gt;&quot;&quot;; [.E41]&lt;&gt;&quot;&quot;); &quot; $&quot; &amp; TEXT([.D41]; &quot;0.00&quot;) &amp; &quot;_{\pm &quot; &amp; TEXT([.E41]; &quot;0.00&quot;) &amp; &quot;}$ &quot;; &quot;&quot;)">
            <text:p/>
          </table:table-cell>
          <table:table-cell table:style-name="ce49" table:formula="of:=IF(AND([.F41]&lt;&gt;&quot;&quot;; [.G41]&lt;&gt;&quot;&quot;); &quot; $&quot; &amp; TEXT([.F41]; &quot;0.00&quot;) &amp; &quot;_{\pm &quot; &amp; TEXT([.G41]; &quot;0.00&quot;) &amp; &quot;}$ &quot;; &quot;&quot;)">
            <text:p/>
          </table:table-cell>
          <table:table-cell table:style-name="ce24" table:formula="of:=IF(AND([.H41]&lt;&gt;&quot;&quot;; [.I41]&lt;&gt;&quot;&quot;); &quot; $&quot; &amp; TEXT([.H41]; &quot;0.00&quot;) &amp; &quot;_{\pm &quot; &amp; TEXT([.I41]; &quot;0.00&quot;) &amp; &quot;}$ &quot;; &quot;&quot;)">
            <text:p/>
          </table:table-cell>
          <table:table-cell table:style-name="ce35"/>
          <table:table-cell table:style-name="ce49" table:formula="of:=IF(AND([.K41]&lt;&gt;&quot;&quot;; [.L41]&lt;&gt;&quot;&quot;); &quot; $&quot; &amp; TEXT([.K41]; &quot;0.00&quot;) &amp; &quot;_{\pm &quot; &amp; TEXT([.L41]; &quot;0.00&quot;) &amp; &quot;}$ &quot;; &quot;&quot;)">
            <text:p/>
          </table:table-cell>
          <table:table-cell table:style-name="ce49" table:formula="of:=IF(AND([.M41]&lt;&gt;&quot;&quot;; [.N41]&lt;&gt;&quot;&quot;); &quot; $&quot; &amp; TEXT([.M41]; &quot;0.00&quot;) &amp; &quot;_{\pm &quot; &amp; TEXT([.N41]; &quot;0.00&quot;) &amp; &quot;}$ &quot;; &quot;&quot;)">
            <text:p/>
          </table:table-cell>
          <table:table-cell table:style-name="ce49" table:formula="of:=IF(AND([.O41]&lt;&gt;&quot;&quot;; [.P41]&lt;&gt;&quot;&quot;); &quot; $&quot; &amp; TEXT([.O41]; &quot;0.00&quot;) &amp; &quot;_{\pm &quot; &amp; TEXT([.P41]; &quot;0.00&quot;) &amp; &quot;}$ &quot;; &quot;&quot;)">
            <text:p/>
          </table:table-cell>
          <table:table-cell table:style-name="ce49" table:formula="of:=IF(AND([.Q41]&lt;&gt;&quot;&quot;; [.R41]&lt;&gt;&quot;&quot;); &quot; $&quot; &amp; TEXT([.Q41]; &quot;0.00&quot;) &amp; &quot;_{\pm &quot; &amp; TEXT([.R41]; &quot;0.00&quot;) &amp; &quot;}$ &quot;; &quot;&quot;)">
            <text:p/>
          </table:table-cell>
          <table:table-cell table:style-name="ce31" table:number-columns-repeated="2"/>
          <table:table-cell table:number-columns-repeated="16351"/>
        </table:table-row>
        <table:table-row table:style-name="ro1">
          <table:table-cell table:style-name="ce13" office:value-type="string" calcext:value-type="string">
            <text:p>WikiWars</text:p>
          </table:table-cell>
          <table:table-cell table:style-name="ce19" office:value-type="float" office:value="89.9886979028858" calcext:value-type="float">
            <text:p>89.99</text:p>
          </table:table-cell>
          <table:table-cell table:style-name="ce25" office:value-type="float" office:value="2.21524450689334" calcext:value-type="float">
            <text:p>2.22</text:p>
          </table:table-cell>
          <table:table-cell table:style-name="ce19" office:value-type="float" office:value="94.0049735439177" calcext:value-type="float">
            <text:p>94.00</text:p>
          </table:table-cell>
          <table:table-cell table:style-name="ce25" office:value-type="float" office:value="2.26618290480965" calcext:value-type="float">
            <text:p>2.27</text:p>
          </table:table-cell>
          <table:table-cell table:style-name="ce19" office:value-type="float" office:value="86.3141424261251" calcext:value-type="float">
            <text:p>86.31</text:p>
          </table:table-cell>
          <table:table-cell table:style-name="ce25" office:value-type="float" office:value="2.41841695569801" calcext:value-type="float">
            <text:p>2.42</text:p>
          </table:table-cell>
          <table:table-cell table:style-name="ce19" office:value-type="float" office:value="88.9542209019103" calcext:value-type="float">
            <text:p>88.95</text:p>
          </table:table-cell>
          <table:table-cell table:style-name="ce34" office:value-type="float" office:value="2.05114649533039" calcext:value-type="float">
            <text:p>2.05</text:p>
          </table:table-cell>
          <table:table-cell table:style-name="ce34"/>
          <table:table-cell table:style-name="ce25" office:value-type="float" office:value="93.7250268721881" calcext:value-type="float">
            <text:p>93.73</text:p>
          </table:table-cell>
          <table:table-cell table:style-name="ce34" office:value-type="float" office:value="0.928263407911479" calcext:value-type="float">
            <text:p>0.93</text:p>
          </table:table-cell>
          <table:table-cell table:style-name="ce25" office:value-type="float" office:value="97.9071313117903" calcext:value-type="float">
            <text:p>97.91</text:p>
          </table:table-cell>
          <table:table-cell table:style-name="ce34" office:value-type="float" office:value="0.713852846157684" calcext:value-type="float">
            <text:p>0.71</text:p>
          </table:table-cell>
          <table:table-cell table:style-name="ce25" office:value-type="float" office:value="89.898452273387" calcext:value-type="float">
            <text:p>89.90</text:p>
          </table:table-cell>
          <table:table-cell table:style-name="ce34" office:value-type="float" office:value="1.51807850531368" calcext:value-type="float">
            <text:p>1.52</text:p>
          </table:table-cell>
          <table:table-cell table:style-name="ce19" office:value-type="float" office:value="92.3676891509137" calcext:value-type="float">
            <text:p>92.37</text:p>
          </table:table-cell>
          <table:table-cell table:style-name="ce34" office:value-type="float" office:value="0.978825675548941" calcext:value-type="float">
            <text:p>0.98</text:p>
          </table:table-cell>
          <table:table-cell table:style-name="ce25" table:number-columns-repeated="2"/>
          <table:table-cell table:style-name="ce31"/>
          <table:table-cell table:style-name="ce44" table:formula="of:=IF([.A42]&lt;&gt;&quot;&quot;; [.A42]; &quot;&quot;)" office:value-type="string" office:string-value="WikiWars" calcext:value-type="string">
            <text:p>WikiWars</text:p>
          </table:table-cell>
          <table:table-cell table:style-name="ce121" table:formula="of:=IF(AND([.B42]&lt;&gt;&quot;&quot;; [.C42]&lt;&gt;&quot;&quot;); &quot; $&quot; &amp; TEXT([.B42]; &quot;0.00&quot;) &amp; &quot;_{\pm &quot; &amp; TEXT([.C42]; &quot;0.00&quot;) &amp; &quot;}$ &quot;; &quot;&quot;)" office:value-type="string" office:string-value=" $89.99_{\pm 2.22}$ " calcext:value-type="string">
            <text:p><text:s/>$89.99_{\pm 2.22}$ </text:p>
          </table:table-cell>
          <table:table-cell table:style-name="ce50" table:formula="of:=IF(AND([.D42]&lt;&gt;&quot;&quot;; [.E42]&lt;&gt;&quot;&quot;); &quot; $&quot; &amp; TEXT([.D42]; &quot;0.00&quot;) &amp; &quot;_{\pm &quot; &amp; TEXT([.E42]; &quot;0.00&quot;) &amp; &quot;}$ &quot;; &quot;&quot;)" office:value-type="string" office:string-value=" $94.00_{\pm 2.27}$ " calcext:value-type="string">
            <text:p><text:s/>$94.00_{\pm 2.27}$ </text:p>
          </table:table-cell>
          <table:table-cell table:style-name="ce50" table:formula="of:=IF(AND([.F42]&lt;&gt;&quot;&quot;; [.G42]&lt;&gt;&quot;&quot;); &quot; $&quot; &amp; TEXT([.F42]; &quot;0.00&quot;) &amp; &quot;_{\pm &quot; &amp; TEXT([.G42]; &quot;0.00&quot;) &amp; &quot;}$ &quot;; &quot;&quot;)" office:value-type="string" office:string-value=" $86.31_{\pm 2.42}$ " calcext:value-type="string">
            <text:p><text:s/>$86.31_{\pm 2.42}$ </text:p>
          </table:table-cell>
          <table:table-cell table:style-name="ce121" table:formula="of:=IF(AND([.H42]&lt;&gt;&quot;&quot;; [.I42]&lt;&gt;&quot;&quot;); &quot; $&quot; &amp; TEXT([.H42]; &quot;0.00&quot;) &amp; &quot;_{\pm &quot; &amp; TEXT([.I42]; &quot;0.00&quot;) &amp; &quot;}$ &quot;; &quot;&quot;)" office:value-type="string" office:string-value=" $88.95_{\pm 2.05}$ " calcext:value-type="string">
            <text:p><text:s/>$88.95_{\pm 2.05}$ </text:p>
          </table:table-cell>
          <table:table-cell table:style-name="ce35"/>
          <table:table-cell table:style-name="ce50" table:formula="of:=IF(AND([.K42]&lt;&gt;&quot;&quot;; [.L42]&lt;&gt;&quot;&quot;); &quot; $&quot; &amp; TEXT([.K42]; &quot;0.00&quot;) &amp; &quot;_{\pm &quot; &amp; TEXT([.L42]; &quot;0.00&quot;) &amp; &quot;}$ &quot;; &quot;&quot;)" office:value-type="string" office:string-value=" $93.73_{\pm 0.93}$ " calcext:value-type="string">
            <text:p><text:s/>$93.73_{\pm 0.93}$ </text:p>
          </table:table-cell>
          <table:table-cell table:style-name="ce50" table:formula="of:=IF(AND([.M42]&lt;&gt;&quot;&quot;; [.N42]&lt;&gt;&quot;&quot;); &quot; $&quot; &amp; TEXT([.M42]; &quot;0.00&quot;) &amp; &quot;_{\pm &quot; &amp; TEXT([.N42]; &quot;0.00&quot;) &amp; &quot;}$ &quot;; &quot;&quot;)" office:value-type="string" office:string-value=" $97.91_{\pm 0.71}$ " calcext:value-type="string">
            <text:p><text:s/>$97.91_{\pm 0.71}$ </text:p>
          </table:table-cell>
          <table:table-cell table:style-name="ce50" table:formula="of:=IF(AND([.O42]&lt;&gt;&quot;&quot;; [.P42]&lt;&gt;&quot;&quot;); &quot; $&quot; &amp; TEXT([.O42]; &quot;0.00&quot;) &amp; &quot;_{\pm &quot; &amp; TEXT([.P42]; &quot;0.00&quot;) &amp; &quot;}$ &quot;; &quot;&quot;)" office:value-type="string" office:string-value=" $89.90_{\pm 1.52}$ " calcext:value-type="string">
            <text:p><text:s/>$89.90_{\pm 1.52}$ </text:p>
          </table:table-cell>
          <table:table-cell table:style-name="ce50" table:formula="of:=IF(AND([.Q42]&lt;&gt;&quot;&quot;; [.R42]&lt;&gt;&quot;&quot;); &quot; $&quot; &amp; TEXT([.Q42]; &quot;0.00&quot;) &amp; &quot;_{\pm &quot; &amp; TEXT([.R42]; &quot;0.00&quot;) &amp; &quot;}$ &quot;; &quot;&quot;)" office:value-type="string" office:string-value=" $92.37_{\pm 0.98}$ " calcext:value-type="string">
            <text:p><text:s/>$92.37_{\pm 0.98}$ </text:p>
          </table:table-cell>
          <table:table-cell table:style-name="ce31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Date</text:p>
          </table:table-cell>
          <table:table-cell table:style-name="ce19" office:value-type="float" office:value="90.5756509983649" calcext:value-type="float">
            <text:p>90.58</text:p>
          </table:table-cell>
          <table:table-cell table:style-name="ce25" office:value-type="float" office:value="1.73050522953078" calcext:value-type="float">
            <text:p>1.73</text:p>
          </table:table-cell>
          <table:table-cell table:style-name="ce19" office:value-type="float" office:value="94.5474589950156" calcext:value-type="float">
            <text:p>94.55</text:p>
          </table:table-cell>
          <table:table-cell table:style-name="ce25" office:value-type="float" office:value="1.97546273631433" calcext:value-type="float">
            <text:p>1.98</text:p>
          </table:table-cell>
          <table:table-cell table:style-name="ce19" office:value-type="float" office:value="86.9443893441467" calcext:value-type="float">
            <text:p>86.94</text:p>
          </table:table-cell>
          <table:table-cell table:style-name="ce25" office:value-type="float" office:value="2.01824897114708" calcext:value-type="float">
            <text:p>2.02</text:p>
          </table:table-cell>
          <table:table-cell table:style-name="ce19" office:value-type="float" office:value="90.5756509983649" calcext:value-type="float">
            <text:p>90.58</text:p>
          </table:table-cell>
          <table:table-cell table:style-name="ce34" office:value-type="float" office:value="1.73050522953078" calcext:value-type="float">
            <text:p>1.73</text:p>
          </table:table-cell>
          <table:table-cell table:style-name="ce34"/>
          <table:table-cell table:style-name="ce25" office:value-type="float" office:value="93.1601524158987" calcext:value-type="float">
            <text:p>93.16</text:p>
          </table:table-cell>
          <table:table-cell table:style-name="ce34" office:value-type="float" office:value="1.20881453107366" calcext:value-type="float">
            <text:p>1.21</text:p>
          </table:table-cell>
          <table:table-cell table:style-name="ce25" office:value-type="float" office:value="97.2381838300394" calcext:value-type="float">
            <text:p>97.24</text:p>
          </table:table-cell>
          <table:table-cell table:style-name="ce34" office:value-type="float" office:value="0.934829408292008" calcext:value-type="float">
            <text:p>0.93</text:p>
          </table:table-cell>
          <table:table-cell table:style-name="ce25" office:value-type="float" office:value="89.4310219505603" calcext:value-type="float">
            <text:p>89.43</text:p>
          </table:table-cell>
          <table:table-cell table:style-name="ce34" office:value-type="float" office:value="1.93073770504012" calcext:value-type="float">
            <text:p>1.93</text:p>
          </table:table-cell>
          <table:table-cell table:style-name="ce19" office:value-type="float" office:value="93.1601524158987" calcext:value-type="float">
            <text:p>93.16</text:p>
          </table:table-cell>
          <table:table-cell table:style-name="ce34" office:value-type="float" office:value="1.20881453107366" calcext:value-type="float">
            <text:p>1.21</text:p>
          </table:table-cell>
          <table:table-cell table:style-name="ce25" table:number-columns-repeated="2"/>
          <table:table-cell table:style-name="ce31"/>
          <table:table-cell table:style-name="ce46" table:formula="of:=IF([.A43]&lt;&gt;&quot;&quot;; [.A43]; &quot;&quot;)" office:value-type="string" office:string-value="Date" calcext:value-type="string">
            <text:p>Date</text:p>
          </table:table-cell>
          <table:table-cell table:style-name="ce121" table:formula="of:=IF(AND([.B43]&lt;&gt;&quot;&quot;; [.C43]&lt;&gt;&quot;&quot;); &quot; $&quot; &amp; TEXT([.B43]; &quot;0.00&quot;) &amp; &quot;_{\pm &quot; &amp; TEXT([.C43]; &quot;0.00&quot;) &amp; &quot;}$ &quot;; &quot;&quot;)" office:value-type="string" office:string-value=" $90.58_{\pm 1.73}$ " calcext:value-type="string">
            <text:p><text:s/>$90.58_{\pm 1.73}$ </text:p>
          </table:table-cell>
          <table:table-cell table:style-name="ce50" table:formula="of:=IF(AND([.D43]&lt;&gt;&quot;&quot;; [.E43]&lt;&gt;&quot;&quot;); &quot; $&quot; &amp; TEXT([.D43]; &quot;0.00&quot;) &amp; &quot;_{\pm &quot; &amp; TEXT([.E43]; &quot;0.00&quot;) &amp; &quot;}$ &quot;; &quot;&quot;)" office:value-type="string" office:string-value=" $94.55_{\pm 1.98}$ " calcext:value-type="string">
            <text:p><text:s/>$94.55_{\pm 1.98}$ </text:p>
          </table:table-cell>
          <table:table-cell table:style-name="ce50" table:formula="of:=IF(AND([.F43]&lt;&gt;&quot;&quot;; [.G43]&lt;&gt;&quot;&quot;); &quot; $&quot; &amp; TEXT([.F43]; &quot;0.00&quot;) &amp; &quot;_{\pm &quot; &amp; TEXT([.G43]; &quot;0.00&quot;) &amp; &quot;}$ &quot;; &quot;&quot;)" office:value-type="string" office:string-value=" $86.94_{\pm 2.02}$ " calcext:value-type="string">
            <text:p><text:s/>$86.94_{\pm 2.02}$ </text:p>
          </table:table-cell>
          <table:table-cell table:style-name="ce121" table:formula="of:=IF(AND([.H43]&lt;&gt;&quot;&quot;; [.I43]&lt;&gt;&quot;&quot;); &quot; $&quot; &amp; TEXT([.H43]; &quot;0.00&quot;) &amp; &quot;_{\pm &quot; &amp; TEXT([.I43]; &quot;0.00&quot;) &amp; &quot;}$ &quot;; &quot;&quot;)" office:value-type="string" office:string-value=" $90.58_{\pm 1.73}$ " calcext:value-type="string">
            <text:p><text:s/>$90.58_{\pm 1.73}$ </text:p>
          </table:table-cell>
          <table:table-cell table:style-name="ce35"/>
          <table:table-cell table:style-name="ce50" table:formula="of:=IF(AND([.K43]&lt;&gt;&quot;&quot;; [.L43]&lt;&gt;&quot;&quot;); &quot; $&quot; &amp; TEXT([.K43]; &quot;0.00&quot;) &amp; &quot;_{\pm &quot; &amp; TEXT([.L43]; &quot;0.00&quot;) &amp; &quot;}$ &quot;; &quot;&quot;)" office:value-type="string" office:string-value=" $93.16_{\pm 1.21}$ " calcext:value-type="string">
            <text:p><text:s/>$93.16_{\pm 1.21}$ </text:p>
          </table:table-cell>
          <table:table-cell table:style-name="ce50" table:formula="of:=IF(AND([.M43]&lt;&gt;&quot;&quot;; [.N43]&lt;&gt;&quot;&quot;); &quot; $&quot; &amp; TEXT([.M43]; &quot;0.00&quot;) &amp; &quot;_{\pm &quot; &amp; TEXT([.N43]; &quot;0.00&quot;) &amp; &quot;}$ &quot;; &quot;&quot;)" office:value-type="string" office:string-value=" $97.24_{\pm 0.93}$ " calcext:value-type="string">
            <text:p><text:s/>$97.24_{\pm 0.93}$ </text:p>
          </table:table-cell>
          <table:table-cell table:style-name="ce50" table:formula="of:=IF(AND([.O43]&lt;&gt;&quot;&quot;; [.P43]&lt;&gt;&quot;&quot;); &quot; $&quot; &amp; TEXT([.O43]; &quot;0.00&quot;) &amp; &quot;_{\pm &quot; &amp; TEXT([.P43]; &quot;0.00&quot;) &amp; &quot;}$ &quot;; &quot;&quot;)" office:value-type="string" office:string-value=" $89.43_{\pm 1.93}$ " calcext:value-type="string">
            <text:p><text:s/>$89.43_{\pm 1.93}$ </text:p>
          </table:table-cell>
          <table:table-cell table:style-name="ce50" table:formula="of:=IF(AND([.Q43]&lt;&gt;&quot;&quot;; [.R43]&lt;&gt;&quot;&quot;); &quot; $&quot; &amp; TEXT([.Q43]; &quot;0.00&quot;) &amp; &quot;_{\pm &quot; &amp; TEXT([.R43]; &quot;0.00&quot;) &amp; &quot;}$ &quot;; &quot;&quot;)" office:value-type="string" office:string-value=" $93.16_{\pm 1.21}$ " calcext:value-type="string">
            <text:p><text:s/>$93.16_{\pm 1.21}$ </text:p>
          </table:table-cell>
          <table:table-cell table:style-name="ce31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Time</text:p>
          </table:table-cell>
          <table:table-cell table:style-name="ce19" office:value-type="float" office:value="84.2709888151065" calcext:value-type="float">
            <text:p>84.27</text:p>
          </table:table-cell>
          <table:table-cell table:style-name="ce25" office:value-type="float" office:value="10.0893613357068" calcext:value-type="float">
            <text:p>10.09</text:p>
          </table:table-cell>
          <table:table-cell table:style-name="ce19" office:value-type="float" office:value="90.6150793650794" calcext:value-type="float">
            <text:p>90.62</text:p>
          </table:table-cell>
          <table:table-cell table:style-name="ce25" office:value-type="float" office:value="10.5737587700679" calcext:value-type="float">
            <text:p>10.57</text:p>
          </table:table-cell>
          <table:table-cell table:style-name="ce19" office:value-type="float" office:value="80.0739538239538" calcext:value-type="float">
            <text:p>80.07</text:p>
          </table:table-cell>
          <table:table-cell table:style-name="ce25" office:value-type="float" office:value="13.614883145139" calcext:value-type="float">
            <text:p>13.61</text:p>
          </table:table-cell>
          <table:table-cell table:style-name="ce19" office:value-type="float" office:value="84.2709888151065" calcext:value-type="float">
            <text:p>84.27</text:p>
          </table:table-cell>
          <table:table-cell table:style-name="ce34" office:value-type="float" office:value="10.0893613357068" calcext:value-type="float">
            <text:p>10.09</text:p>
          </table:table-cell>
          <table:table-cell table:style-name="ce34"/>
          <table:table-cell table:style-name="ce25" office:value-type="float" office:value="88.1503594444771" calcext:value-type="float">
            <text:p>88.15</text:p>
          </table:table-cell>
          <table:table-cell table:style-name="ce34" office:value-type="float" office:value="7.11436111292584" calcext:value-type="float">
            <text:p>7.11</text:p>
          </table:table-cell>
          <table:table-cell table:style-name="ce25" office:value-type="float" office:value="94.9603174603175" calcext:value-type="float">
            <text:p>94.96</text:p>
          </table:table-cell>
          <table:table-cell table:style-name="ce34" office:value-type="float" office:value="8.35795681831815" calcext:value-type="float">
            <text:p>8.36</text:p>
          </table:table-cell>
          <table:table-cell table:style-name="ce25" office:value-type="float" office:value="83.6572871572872" calcext:value-type="float">
            <text:p>83.66</text:p>
          </table:table-cell>
          <table:table-cell table:style-name="ce34" office:value-type="float" office:value="11.9597838416786" calcext:value-type="float">
            <text:p>11.96</text:p>
          </table:table-cell>
          <table:table-cell table:style-name="ce19" office:value-type="float" office:value="88.1503594444771" calcext:value-type="float">
            <text:p>88.15</text:p>
          </table:table-cell>
          <table:table-cell table:style-name="ce34" office:value-type="float" office:value="7.11436111292584" calcext:value-type="float">
            <text:p>7.11</text:p>
          </table:table-cell>
          <table:table-cell table:style-name="ce25" table:number-columns-repeated="2"/>
          <table:table-cell table:style-name="ce31"/>
          <table:table-cell table:style-name="ce46" table:formula="of:=IF([.A44]&lt;&gt;&quot;&quot;; [.A44]; &quot;&quot;)" office:value-type="string" office:string-value="Time" calcext:value-type="string">
            <text:p>Time</text:p>
          </table:table-cell>
          <table:table-cell table:style-name="ce121" table:formula="of:=IF(AND([.B44]&lt;&gt;&quot;&quot;; [.C44]&lt;&gt;&quot;&quot;); &quot; $&quot; &amp; TEXT([.B44]; &quot;0.00&quot;) &amp; &quot;_{\pm &quot; &amp; TEXT([.C44]; &quot;0.00&quot;) &amp; &quot;}$ &quot;; &quot;&quot;)" office:value-type="string" office:string-value=" $84.27_{\pm 10.09}$ " calcext:value-type="string">
            <text:p><text:s/>$84.27_{\pm 10.09}$ </text:p>
          </table:table-cell>
          <table:table-cell table:style-name="ce50" table:formula="of:=IF(AND([.D44]&lt;&gt;&quot;&quot;; [.E44]&lt;&gt;&quot;&quot;); &quot; $&quot; &amp; TEXT([.D44]; &quot;0.00&quot;) &amp; &quot;_{\pm &quot; &amp; TEXT([.E44]; &quot;0.00&quot;) &amp; &quot;}$ &quot;; &quot;&quot;)" office:value-type="string" office:string-value=" $90.62_{\pm 10.57}$ " calcext:value-type="string">
            <text:p><text:s/>$90.62_{\pm 10.57}$ </text:p>
          </table:table-cell>
          <table:table-cell table:style-name="ce50" table:formula="of:=IF(AND([.F44]&lt;&gt;&quot;&quot;; [.G44]&lt;&gt;&quot;&quot;); &quot; $&quot; &amp; TEXT([.F44]; &quot;0.00&quot;) &amp; &quot;_{\pm &quot; &amp; TEXT([.G44]; &quot;0.00&quot;) &amp; &quot;}$ &quot;; &quot;&quot;)" office:value-type="string" office:string-value=" $80.07_{\pm 13.61}$ " calcext:value-type="string">
            <text:p><text:s/>$80.07_{\pm 13.61}$ </text:p>
          </table:table-cell>
          <table:table-cell table:style-name="ce121" table:formula="of:=IF(AND([.H44]&lt;&gt;&quot;&quot;; [.I44]&lt;&gt;&quot;&quot;); &quot; $&quot; &amp; TEXT([.H44]; &quot;0.00&quot;) &amp; &quot;_{\pm &quot; &amp; TEXT([.I44]; &quot;0.00&quot;) &amp; &quot;}$ &quot;; &quot;&quot;)" office:value-type="string" office:string-value=" $84.27_{\pm 10.09}$ " calcext:value-type="string">
            <text:p><text:s/>$84.27_{\pm 10.09}$ </text:p>
          </table:table-cell>
          <table:table-cell table:style-name="ce35"/>
          <table:table-cell table:style-name="ce50" table:formula="of:=IF(AND([.K44]&lt;&gt;&quot;&quot;; [.L44]&lt;&gt;&quot;&quot;); &quot; $&quot; &amp; TEXT([.K44]; &quot;0.00&quot;) &amp; &quot;_{\pm &quot; &amp; TEXT([.L44]; &quot;0.00&quot;) &amp; &quot;}$ &quot;; &quot;&quot;)" office:value-type="string" office:string-value=" $88.15_{\pm 7.11}$ " calcext:value-type="string">
            <text:p><text:s/>$88.15_{\pm 7.11}$ </text:p>
          </table:table-cell>
          <table:table-cell table:style-name="ce50" table:formula="of:=IF(AND([.M44]&lt;&gt;&quot;&quot;; [.N44]&lt;&gt;&quot;&quot;); &quot; $&quot; &amp; TEXT([.M44]; &quot;0.00&quot;) &amp; &quot;_{\pm &quot; &amp; TEXT([.N44]; &quot;0.00&quot;) &amp; &quot;}$ &quot;; &quot;&quot;)" office:value-type="string" office:string-value=" $94.96_{\pm 8.36}$ " calcext:value-type="string">
            <text:p><text:s/>$94.96_{\pm 8.36}$ </text:p>
          </table:table-cell>
          <table:table-cell table:style-name="ce50" table:formula="of:=IF(AND([.O44]&lt;&gt;&quot;&quot;; [.P44]&lt;&gt;&quot;&quot;); &quot; $&quot; &amp; TEXT([.O44]; &quot;0.00&quot;) &amp; &quot;_{\pm &quot; &amp; TEXT([.P44]; &quot;0.00&quot;) &amp; &quot;}$ &quot;; &quot;&quot;)" office:value-type="string" office:string-value=" $83.66_{\pm 11.96}$ " calcext:value-type="string">
            <text:p><text:s/>$83.66_{\pm 11.96}$ </text:p>
          </table:table-cell>
          <table:table-cell table:style-name="ce50" table:formula="of:=IF(AND([.Q44]&lt;&gt;&quot;&quot;; [.R44]&lt;&gt;&quot;&quot;); &quot; $&quot; &amp; TEXT([.Q44]; &quot;0.00&quot;) &amp; &quot;_{\pm &quot; &amp; TEXT([.R44]; &quot;0.00&quot;) &amp; &quot;}$ &quot;; &quot;&quot;)" office:value-type="string" office:string-value=" $88.15_{\pm 7.11}$ " calcext:value-type="string">
            <text:p><text:s/>$88.15_{\pm 7.11}$ </text:p>
          </table:table-cell>
          <table:table-cell table:style-name="ce31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Duration</text:p>
          </table:table-cell>
          <table:table-cell table:style-name="ce19" office:value-type="float" office:value="75.4394803129704" calcext:value-type="float">
            <text:p>75.44</text:p>
          </table:table-cell>
          <table:table-cell table:style-name="ce25" office:value-type="float" office:value="6.95483598091582" calcext:value-type="float">
            <text:p>6.95</text:p>
          </table:table-cell>
          <table:table-cell table:style-name="ce19" office:value-type="float" office:value="77.8273453985528" calcext:value-type="float">
            <text:p>77.83</text:p>
          </table:table-cell>
          <table:table-cell table:style-name="ce25" office:value-type="float" office:value="7.70966054314767" calcext:value-type="float">
            <text:p>7.71</text:p>
          </table:table-cell>
          <table:table-cell table:style-name="ce19" office:value-type="float" office:value="73.3053532524121" calcext:value-type="float">
            <text:p>73.31</text:p>
          </table:table-cell>
          <table:table-cell table:style-name="ce25" office:value-type="float" office:value="6.88402870540144" calcext:value-type="float">
            <text:p>6.88</text:p>
          </table:table-cell>
          <table:table-cell table:style-name="ce19" office:value-type="float" office:value="75.4394803129704" calcext:value-type="float">
            <text:p>75.44</text:p>
          </table:table-cell>
          <table:table-cell table:style-name="ce34" office:value-type="float" office:value="6.95483598091582" calcext:value-type="float">
            <text:p>6.95</text:p>
          </table:table-cell>
          <table:table-cell table:style-name="ce34"/>
          <table:table-cell table:style-name="ce25" office:value-type="float" office:value="85.3171800380302" calcext:value-type="float">
            <text:p>85.32</text:p>
          </table:table-cell>
          <table:table-cell table:style-name="ce34" office:value-type="float" office:value="4.91018459058217" calcext:value-type="float">
            <text:p>4.91</text:p>
          </table:table-cell>
          <table:table-cell table:style-name="ce25" office:value-type="float" office:value="88.0950761484817" calcext:value-type="float">
            <text:p>88.10</text:p>
          </table:table-cell>
          <table:table-cell table:style-name="ce34" office:value-type="float" office:value="6.97986460760455" calcext:value-type="float">
            <text:p>6.98</text:p>
          </table:table-cell>
          <table:table-cell table:style-name="ce25" office:value-type="float" office:value="82.8292221939281" calcext:value-type="float">
            <text:p>82.83</text:p>
          </table:table-cell>
          <table:table-cell table:style-name="ce34" office:value-type="float" office:value="3.54337053022487" calcext:value-type="float">
            <text:p>3.54</text:p>
          </table:table-cell>
          <table:table-cell table:style-name="ce19" office:value-type="float" office:value="85.3171800380302" calcext:value-type="float">
            <text:p>85.32</text:p>
          </table:table-cell>
          <table:table-cell table:style-name="ce34" office:value-type="float" office:value="4.91018459058217" calcext:value-type="float">
            <text:p>4.91</text:p>
          </table:table-cell>
          <table:table-cell table:style-name="ce25" table:number-columns-repeated="2"/>
          <table:table-cell table:style-name="ce31"/>
          <table:table-cell table:style-name="ce46" table:formula="of:=IF([.A45]&lt;&gt;&quot;&quot;; [.A45]; &quot;&quot;)" office:value-type="string" office:string-value="Duration" calcext:value-type="string">
            <text:p>Duration</text:p>
          </table:table-cell>
          <table:table-cell table:style-name="ce121" table:formula="of:=IF(AND([.B45]&lt;&gt;&quot;&quot;; [.C45]&lt;&gt;&quot;&quot;); &quot; $&quot; &amp; TEXT([.B45]; &quot;0.00&quot;) &amp; &quot;_{\pm &quot; &amp; TEXT([.C45]; &quot;0.00&quot;) &amp; &quot;}$ &quot;; &quot;&quot;)" office:value-type="string" office:string-value=" $75.44_{\pm 6.95}$ " calcext:value-type="string">
            <text:p><text:s/>$75.44_{\pm 6.95}$ </text:p>
          </table:table-cell>
          <table:table-cell table:style-name="ce50" table:formula="of:=IF(AND([.D45]&lt;&gt;&quot;&quot;; [.E45]&lt;&gt;&quot;&quot;); &quot; $&quot; &amp; TEXT([.D45]; &quot;0.00&quot;) &amp; &quot;_{\pm &quot; &amp; TEXT([.E45]; &quot;0.00&quot;) &amp; &quot;}$ &quot;; &quot;&quot;)" office:value-type="string" office:string-value=" $77.83_{\pm 7.71}$ " calcext:value-type="string">
            <text:p><text:s/>$77.83_{\pm 7.71}$ </text:p>
          </table:table-cell>
          <table:table-cell table:style-name="ce50" table:formula="of:=IF(AND([.F45]&lt;&gt;&quot;&quot;; [.G45]&lt;&gt;&quot;&quot;); &quot; $&quot; &amp; TEXT([.F45]; &quot;0.00&quot;) &amp; &quot;_{\pm &quot; &amp; TEXT([.G45]; &quot;0.00&quot;) &amp; &quot;}$ &quot;; &quot;&quot;)" office:value-type="string" office:string-value=" $73.31_{\pm 6.88}$ " calcext:value-type="string">
            <text:p><text:s/>$73.31_{\pm 6.88}$ </text:p>
          </table:table-cell>
          <table:table-cell table:style-name="ce121" table:formula="of:=IF(AND([.H45]&lt;&gt;&quot;&quot;; [.I45]&lt;&gt;&quot;&quot;); &quot; $&quot; &amp; TEXT([.H45]; &quot;0.00&quot;) &amp; &quot;_{\pm &quot; &amp; TEXT([.I45]; &quot;0.00&quot;) &amp; &quot;}$ &quot;; &quot;&quot;)" office:value-type="string" office:string-value=" $75.44_{\pm 6.95}$ " calcext:value-type="string">
            <text:p><text:s/>$75.44_{\pm 6.95}$ </text:p>
          </table:table-cell>
          <table:table-cell table:style-name="ce35"/>
          <table:table-cell table:style-name="ce50" table:formula="of:=IF(AND([.K45]&lt;&gt;&quot;&quot;; [.L45]&lt;&gt;&quot;&quot;); &quot; $&quot; &amp; TEXT([.K45]; &quot;0.00&quot;) &amp; &quot;_{\pm &quot; &amp; TEXT([.L45]; &quot;0.00&quot;) &amp; &quot;}$ &quot;; &quot;&quot;)" office:value-type="string" office:string-value=" $85.32_{\pm 4.91}$ " calcext:value-type="string">
            <text:p><text:s/>$85.32_{\pm 4.91}$ </text:p>
          </table:table-cell>
          <table:table-cell table:style-name="ce50" table:formula="of:=IF(AND([.M45]&lt;&gt;&quot;&quot;; [.N45]&lt;&gt;&quot;&quot;); &quot; $&quot; &amp; TEXT([.M45]; &quot;0.00&quot;) &amp; &quot;_{\pm &quot; &amp; TEXT([.N45]; &quot;0.00&quot;) &amp; &quot;}$ &quot;; &quot;&quot;)" office:value-type="string" office:string-value=" $88.10_{\pm 6.98}$ " calcext:value-type="string">
            <text:p><text:s/>$88.10_{\pm 6.98}$ </text:p>
          </table:table-cell>
          <table:table-cell table:style-name="ce50" table:formula="of:=IF(AND([.O45]&lt;&gt;&quot;&quot;; [.P45]&lt;&gt;&quot;&quot;); &quot; $&quot; &amp; TEXT([.O45]; &quot;0.00&quot;) &amp; &quot;_{\pm &quot; &amp; TEXT([.P45]; &quot;0.00&quot;) &amp; &quot;}$ &quot;; &quot;&quot;)" office:value-type="string" office:string-value=" $82.83_{\pm 3.54}$ " calcext:value-type="string">
            <text:p><text:s/>$82.83_{\pm 3.54}$ </text:p>
          </table:table-cell>
          <table:table-cell table:style-name="ce50" table:formula="of:=IF(AND([.Q45]&lt;&gt;&quot;&quot;; [.R45]&lt;&gt;&quot;&quot;); &quot; $&quot; &amp; TEXT([.Q45]; &quot;0.00&quot;) &amp; &quot;_{\pm &quot; &amp; TEXT([.R45]; &quot;0.00&quot;) &amp; &quot;}$ &quot;; &quot;&quot;)" office:value-type="string" office:string-value=" $85.32_{\pm 4.91}$ " calcext:value-type="string">
            <text:p><text:s/>$85.32_{\pm 4.91}$ </text:p>
          </table:table-cell>
          <table:table-cell table:style-name="ce31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Set</text:p>
          </table:table-cell>
          <table:table-cell table:style-name="ce19" office:value-type="float" office:value="41.1587301587302" calcext:value-type="float">
            <text:p>41.16</text:p>
          </table:table-cell>
          <table:table-cell table:style-name="ce25" office:value-type="float" office:value="36.8784545251461" calcext:value-type="float">
            <text:p>36.88</text:p>
          </table:table-cell>
          <table:table-cell table:style-name="ce19" office:value-type="float" office:value="56.6666666666667" calcext:value-type="float">
            <text:p>56.67</text:p>
          </table:table-cell>
          <table:table-cell table:style-name="ce25" office:value-type="float" office:value="47.2581562625261" calcext:value-type="float">
            <text:p>47.26</text:p>
          </table:table-cell>
          <table:table-cell table:style-name="ce19" office:value-type="float" office:value="34" calcext:value-type="float">
            <text:p>34.00</text:p>
          </table:table-cell>
          <table:table-cell table:style-name="ce25" office:value-type="float" office:value="33.3932794303152" calcext:value-type="float">
            <text:p>33.39</text:p>
          </table:table-cell>
          <table:table-cell table:style-name="ce19" office:value-type="float" office:value="41.1587301587302" calcext:value-type="float">
            <text:p>41.16</text:p>
          </table:table-cell>
          <table:table-cell table:style-name="ce34" office:value-type="float" office:value="36.8784545251461" calcext:value-type="float">
            <text:p>36.88</text:p>
          </table:table-cell>
          <table:table-cell table:style-name="ce34"/>
          <table:table-cell table:style-name="ce25" office:value-type="float" office:value="41.1587301587302" calcext:value-type="float">
            <text:p>41.16</text:p>
          </table:table-cell>
          <table:table-cell table:style-name="ce34" office:value-type="float" office:value="36.8784545251461" calcext:value-type="float">
            <text:p>36.88</text:p>
          </table:table-cell>
          <table:table-cell table:style-name="ce25" office:value-type="float" office:value="56.6666666666667" calcext:value-type="float">
            <text:p>56.67</text:p>
          </table:table-cell>
          <table:table-cell table:style-name="ce34" office:value-type="float" office:value="47.2581562625261" calcext:value-type="float">
            <text:p>47.26</text:p>
          </table:table-cell>
          <table:table-cell table:style-name="ce25" office:value-type="float" office:value="34" calcext:value-type="float">
            <text:p>34.00</text:p>
          </table:table-cell>
          <table:table-cell table:style-name="ce34" office:value-type="float" office:value="33.3932794303152" calcext:value-type="float">
            <text:p>33.39</text:p>
          </table:table-cell>
          <table:table-cell table:style-name="ce19" office:value-type="float" office:value="41.1587301587302" calcext:value-type="float">
            <text:p>41.16</text:p>
          </table:table-cell>
          <table:table-cell table:style-name="ce34" office:value-type="float" office:value="36.8784545251461" calcext:value-type="float">
            <text:p>36.88</text:p>
          </table:table-cell>
          <table:table-cell table:style-name="ce25"/>
          <table:table-cell table:style-name="ce93" table:number-columns-repeated="2"/>
          <table:table-cell table:style-name="ce45" table:formula="of:=IF([.A46]&lt;&gt;&quot;&quot;; [.A46]; &quot;&quot;)" office:value-type="string" office:string-value="Set" calcext:value-type="string">
            <text:p>Set</text:p>
          </table:table-cell>
          <table:table-cell table:style-name="ce31" table:formula="of:=IF(AND([.B46]&lt;&gt;&quot;&quot;; [.C46]&lt;&gt;&quot;&quot;); &quot; $&quot; &amp; TEXT([.B46]; &quot;0.00&quot;) &amp; &quot;_{\pm &quot; &amp; TEXT([.C46]; &quot;0.00&quot;) &amp; &quot;}$ &quot;; &quot;&quot;)" office:value-type="string" office:string-value=" $41.16_{\pm 36.88}$ " calcext:value-type="string">
            <text:p><text:s/>$41.16_{\pm 36.88}$ </text:p>
          </table:table-cell>
          <table:table-cell table:style-name="ce50" table:formula="of:=IF(AND([.D46]&lt;&gt;&quot;&quot;; [.E46]&lt;&gt;&quot;&quot;); &quot; $&quot; &amp; TEXT([.D46]; &quot;0.00&quot;) &amp; &quot;_{\pm &quot; &amp; TEXT([.E46]; &quot;0.00&quot;) &amp; &quot;}$ &quot;; &quot;&quot;)" office:value-type="string" office:string-value=" $56.67_{\pm 47.26}$ " calcext:value-type="string">
            <text:p><text:s/>$56.67_{\pm 47.26}$ </text:p>
          </table:table-cell>
          <table:table-cell table:style-name="ce50" table:formula="of:=IF(AND([.F46]&lt;&gt;&quot;&quot;; [.G46]&lt;&gt;&quot;&quot;); &quot; $&quot; &amp; TEXT([.F46]; &quot;0.00&quot;) &amp; &quot;_{\pm &quot; &amp; TEXT([.G46]; &quot;0.00&quot;) &amp; &quot;}$ &quot;; &quot;&quot;)" office:value-type="string" office:string-value=" $34.00_{\pm 33.39}$ " calcext:value-type="string">
            <text:p><text:s/>$34.00_{\pm 33.39}$ </text:p>
          </table:table-cell>
          <table:table-cell table:style-name="ce121" table:formula="of:=IF(AND([.H46]&lt;&gt;&quot;&quot;; [.I46]&lt;&gt;&quot;&quot;); &quot; $&quot; &amp; TEXT([.H46]; &quot;0.00&quot;) &amp; &quot;_{\pm &quot; &amp; TEXT([.I46]; &quot;0.00&quot;) &amp; &quot;}$ &quot;; &quot;&quot;)" office:value-type="string" office:string-value=" $41.16_{\pm 36.88}$ " calcext:value-type="string">
            <text:p><text:s/>$41.16_{\pm 36.88}$ </text:p>
          </table:table-cell>
          <table:table-cell table:style-name="ce52"/>
          <table:table-cell table:style-name="ce50" table:formula="of:=IF(AND([.K46]&lt;&gt;&quot;&quot;; [.L46]&lt;&gt;&quot;&quot;); &quot; $&quot; &amp; TEXT([.K46]; &quot;0.00&quot;) &amp; &quot;_{\pm &quot; &amp; TEXT([.L46]; &quot;0.00&quot;) &amp; &quot;}$ &quot;; &quot;&quot;)" office:value-type="string" office:string-value=" $41.16_{\pm 36.88}$ " calcext:value-type="string">
            <text:p><text:s/>$41.16_{\pm 36.88}$ </text:p>
          </table:table-cell>
          <table:table-cell table:style-name="ce50" table:formula="of:=IF(AND([.M46]&lt;&gt;&quot;&quot;; [.N46]&lt;&gt;&quot;&quot;); &quot; $&quot; &amp; TEXT([.M46]; &quot;0.00&quot;) &amp; &quot;_{\pm &quot; &amp; TEXT([.N46]; &quot;0.00&quot;) &amp; &quot;}$ &quot;; &quot;&quot;)" office:value-type="string" office:string-value=" $56.67_{\pm 47.26}$ " calcext:value-type="string">
            <text:p><text:s/>$56.67_{\pm 47.26}$ </text:p>
          </table:table-cell>
          <table:table-cell table:style-name="ce50" table:formula="of:=IF(AND([.O46]&lt;&gt;&quot;&quot;; [.P46]&lt;&gt;&quot;&quot;); &quot; $&quot; &amp; TEXT([.O46]; &quot;0.00&quot;) &amp; &quot;_{\pm &quot; &amp; TEXT([.P46]; &quot;0.00&quot;) &amp; &quot;}$ &quot;; &quot;&quot;)" office:value-type="string" office:string-value=" $34.00_{\pm 33.39}$ " calcext:value-type="string">
            <text:p><text:s/>$34.00_{\pm 33.39}$ </text:p>
          </table:table-cell>
          <table:table-cell table:style-name="ce50" table:formula="of:=IF(AND([.Q46]&lt;&gt;&quot;&quot;; [.R46]&lt;&gt;&quot;&quot;); &quot; $&quot; &amp; TEXT([.Q46]; &quot;0.00&quot;) &amp; &quot;_{\pm &quot; &amp; TEXT([.R46]; &quot;0.00&quot;) &amp; &quot;}$ &quot;; &quot;&quot;)" office:value-type="string" office:string-value=" $41.16_{\pm 36.88}$ " calcext:value-type="string">
            <text:p><text:s/>$41.16_{\pm 36.88}$ </text:p>
          </table:table-cell>
          <table:table-cell table:style-name="ce31" table:number-columns-repeated="2"/>
          <table:table-cell table:number-columns-repeated="16351"/>
        </table:table-row>
        <table:table-row table:style-name="ro1">
          <table:table-cell table:style-name="ce7"/>
          <table:table-cell table:style-name="ce20"/>
          <table:table-cell table:style-name="ce26"/>
          <table:table-cell table:style-name="ce20"/>
          <table:table-cell table:style-name="ce26"/>
          <table:table-cell table:style-name="ce20"/>
          <table:table-cell table:style-name="ce26"/>
          <table:table-cell table:style-name="ce20"/>
          <table:table-cell table:style-name="ce33" table:number-columns-repeated="2"/>
          <table:table-cell table:style-name="ce26"/>
          <table:table-cell table:style-name="ce33"/>
          <table:table-cell table:style-name="ce26"/>
          <table:table-cell table:style-name="ce33"/>
          <table:table-cell table:style-name="ce26"/>
          <table:table-cell table:style-name="ce33"/>
          <table:table-cell table:style-name="ce20"/>
          <table:table-cell table:style-name="ce33"/>
          <table:table-cell table:style-name="ce26" table:number-columns-repeated="2"/>
          <table:table-cell table:style-name="ce24"/>
          <table:table-cell table:style-name="ce46" table:formula="of:=IF([.A47]&lt;&gt;&quot;&quot;; [.A47]; &quot;&quot;)">
            <text:p/>
          </table:table-cell>
          <table:table-cell table:style-name="ce24" table:formula="of:=IF(AND([.B47]&lt;&gt;&quot;&quot;; [.C47]&lt;&gt;&quot;&quot;); &quot; $&quot; &amp; TEXT([.B47]; &quot;0.00&quot;) &amp; &quot;_{\pm &quot; &amp; TEXT([.C47]; &quot;0.00&quot;) &amp; &quot;}$ &quot;; &quot;&quot;)">
            <text:p/>
          </table:table-cell>
          <table:table-cell table:style-name="ce49" table:formula="of:=IF(AND([.D47]&lt;&gt;&quot;&quot;; [.E47]&lt;&gt;&quot;&quot;); &quot; $&quot; &amp; TEXT([.D47]; &quot;0.00&quot;) &amp; &quot;_{\pm &quot; &amp; TEXT([.E47]; &quot;0.00&quot;) &amp; &quot;}$ &quot;; &quot;&quot;)">
            <text:p/>
          </table:table-cell>
          <table:table-cell table:style-name="ce49" table:formula="of:=IF(AND([.F47]&lt;&gt;&quot;&quot;; [.G47]&lt;&gt;&quot;&quot;); &quot; $&quot; &amp; TEXT([.F47]; &quot;0.00&quot;) &amp; &quot;_{\pm &quot; &amp; TEXT([.G47]; &quot;0.00&quot;) &amp; &quot;}$ &quot;; &quot;&quot;)">
            <text:p/>
          </table:table-cell>
          <table:table-cell table:style-name="ce24" table:formula="of:=IF(AND([.H47]&lt;&gt;&quot;&quot;; [.I47]&lt;&gt;&quot;&quot;); &quot; $&quot; &amp; TEXT([.H47]; &quot;0.00&quot;) &amp; &quot;_{\pm &quot; &amp; TEXT([.I47]; &quot;0.00&quot;) &amp; &quot;}$ &quot;; &quot;&quot;)">
            <text:p/>
          </table:table-cell>
          <table:table-cell table:style-name="ce35"/>
          <table:table-cell table:style-name="ce49" table:formula="of:=IF(AND([.K47]&lt;&gt;&quot;&quot;; [.L47]&lt;&gt;&quot;&quot;); &quot; $&quot; &amp; TEXT([.K47]; &quot;0.00&quot;) &amp; &quot;_{\pm &quot; &amp; TEXT([.L47]; &quot;0.00&quot;) &amp; &quot;}$ &quot;; &quot;&quot;)">
            <text:p/>
          </table:table-cell>
          <table:table-cell table:style-name="ce49" table:formula="of:=IF(AND([.M47]&lt;&gt;&quot;&quot;; [.N47]&lt;&gt;&quot;&quot;); &quot; $&quot; &amp; TEXT([.M47]; &quot;0.00&quot;) &amp; &quot;_{\pm &quot; &amp; TEXT([.N47]; &quot;0.00&quot;) &amp; &quot;}$ &quot;; &quot;&quot;)">
            <text:p/>
          </table:table-cell>
          <table:table-cell table:style-name="ce49" table:formula="of:=IF(AND([.O47]&lt;&gt;&quot;&quot;; [.P47]&lt;&gt;&quot;&quot;); &quot; $&quot; &amp; TEXT([.O47]; &quot;0.00&quot;) &amp; &quot;_{\pm &quot; &amp; TEXT([.P47]; &quot;0.00&quot;) &amp; &quot;}$ &quot;; &quot;&quot;)">
            <text:p/>
          </table:table-cell>
          <table:table-cell table:style-name="ce49" table:formula="of:=IF(AND([.Q47]&lt;&gt;&quot;&quot;; [.R47]&lt;&gt;&quot;&quot;); &quot; $&quot; &amp; TEXT([.Q47]; &quot;0.00&quot;) &amp; &quot;_{\pm &quot; &amp; TEXT([.R47]; &quot;0.00&quot;) &amp; &quot;}$ &quot;; &quot;&quot;)">
            <text:p/>
          </table:table-cell>
          <table:table-cell table:style-name="ce31" table:number-columns-repeated="2"/>
          <table:table-cell table:number-columns-repeated="16351"/>
        </table:table-row>
        <table:table-row table:style-name="ro1">
          <table:table-cell table:style-name="ce13" office:value-type="string" calcext:value-type="string">
            <text:p>Tweets</text:p>
          </table:table-cell>
          <table:table-cell table:style-name="ce19" office:value-type="float" office:value="89.9709981792537" calcext:value-type="float">
            <text:p>89.97</text:p>
          </table:table-cell>
          <table:table-cell table:style-name="ce25" office:value-type="float" office:value="2.78399048622105" calcext:value-type="float">
            <text:p>2.78</text:p>
          </table:table-cell>
          <table:table-cell table:style-name="ce19" office:value-type="float" office:value="91.122650127873" calcext:value-type="float">
            <text:p>91.12</text:p>
          </table:table-cell>
          <table:table-cell table:style-name="ce25" office:value-type="float" office:value="2.3014256477631" calcext:value-type="float">
            <text:p>2.30</text:p>
          </table:table-cell>
          <table:table-cell table:style-name="ce19" office:value-type="float" office:value="88.8722523663527" calcext:value-type="float">
            <text:p>88.87</text:p>
          </table:table-cell>
          <table:table-cell table:style-name="ce25" office:value-type="float" office:value="3.46405856600613" calcext:value-type="float">
            <text:p>3.46</text:p>
          </table:table-cell>
          <table:table-cell table:style-name="ce19" office:value-type="float" office:value="87.5270547765688" calcext:value-type="float">
            <text:p>87.53</text:p>
          </table:table-cell>
          <table:table-cell table:style-name="ce34" office:value-type="float" office:value="2.94776144082738" calcext:value-type="float">
            <text:p>2.95</text:p>
          </table:table-cell>
          <table:table-cell table:style-name="ce34"/>
          <table:table-cell table:style-name="ce25" office:value-type="float" office:value="95.3663368739678" calcext:value-type="float">
            <text:p>95.37</text:p>
          </table:table-cell>
          <table:table-cell table:style-name="ce34" office:value-type="float" office:value="1.53232285202176" calcext:value-type="float">
            <text:p>1.53</text:p>
          </table:table-cell>
          <table:table-cell table:style-name="ce25" office:value-type="float" office:value="96.6009979161509" calcext:value-type="float">
            <text:p>96.60</text:p>
          </table:table-cell>
          <table:table-cell table:style-name="ce34" office:value-type="float" office:value="1.45414224996842" calcext:value-type="float">
            <text:p>1.45</text:p>
          </table:table-cell>
          <table:table-cell table:style-name="ce25" office:value-type="float" office:value="94.1888712316076" calcext:value-type="float">
            <text:p>94.19</text:p>
          </table:table-cell>
          <table:table-cell table:style-name="ce34" office:value-type="float" office:value="2.22250174997912" calcext:value-type="float">
            <text:p>2.22</text:p>
          </table:table-cell>
          <table:table-cell table:style-name="ce19" office:value-type="float" office:value="92.3071070543468" calcext:value-type="float">
            <text:p>92.31</text:p>
          </table:table-cell>
          <table:table-cell table:style-name="ce34" office:value-type="float" office:value="2.53833995025768" calcext:value-type="float">
            <text:p>2.54</text:p>
          </table:table-cell>
          <table:table-cell table:style-name="ce25" table:number-columns-repeated="2"/>
          <table:table-cell table:style-name="ce31"/>
          <table:table-cell table:style-name="ce44" table:formula="of:=IF([.A48]&lt;&gt;&quot;&quot;; [.A48]; &quot;&quot;)" office:value-type="string" office:string-value="Tweets" calcext:value-type="string">
            <text:p>Tweets</text:p>
          </table:table-cell>
          <table:table-cell table:style-name="ce121" table:formula="of:=IF(AND([.B48]&lt;&gt;&quot;&quot;; [.C48]&lt;&gt;&quot;&quot;); &quot; $&quot; &amp; TEXT([.B48]; &quot;0.00&quot;) &amp; &quot;_{\pm &quot; &amp; TEXT([.C48]; &quot;0.00&quot;) &amp; &quot;}$ &quot;; &quot;&quot;)" office:value-type="string" office:string-value=" $89.97_{\pm 2.78}$ " calcext:value-type="string">
            <text:p><text:s/>$89.97_{\pm 2.78}$ </text:p>
          </table:table-cell>
          <table:table-cell table:style-name="ce50" table:formula="of:=IF(AND([.D48]&lt;&gt;&quot;&quot;; [.E48]&lt;&gt;&quot;&quot;); &quot; $&quot; &amp; TEXT([.D48]; &quot;0.00&quot;) &amp; &quot;_{\pm &quot; &amp; TEXT([.E48]; &quot;0.00&quot;) &amp; &quot;}$ &quot;; &quot;&quot;)" office:value-type="string" office:string-value=" $91.12_{\pm 2.30}$ " calcext:value-type="string">
            <text:p><text:s/>$91.12_{\pm 2.30}$ </text:p>
          </table:table-cell>
          <table:table-cell table:style-name="ce50" table:formula="of:=IF(AND([.F48]&lt;&gt;&quot;&quot;; [.G48]&lt;&gt;&quot;&quot;); &quot; $&quot; &amp; TEXT([.F48]; &quot;0.00&quot;) &amp; &quot;_{\pm &quot; &amp; TEXT([.G48]; &quot;0.00&quot;) &amp; &quot;}$ &quot;; &quot;&quot;)" office:value-type="string" office:string-value=" $88.87_{\pm 3.46}$ " calcext:value-type="string">
            <text:p><text:s/>$88.87_{\pm 3.46}$ </text:p>
          </table:table-cell>
          <table:table-cell table:style-name="ce121" table:formula="of:=IF(AND([.H48]&lt;&gt;&quot;&quot;; [.I48]&lt;&gt;&quot;&quot;); &quot; $&quot; &amp; TEXT([.H48]; &quot;0.00&quot;) &amp; &quot;_{\pm &quot; &amp; TEXT([.I48]; &quot;0.00&quot;) &amp; &quot;}$ &quot;; &quot;&quot;)" office:value-type="string" office:string-value=" $87.53_{\pm 2.95}$ " calcext:value-type="string">
            <text:p><text:s/>$87.53_{\pm 2.95}$ </text:p>
          </table:table-cell>
          <table:table-cell table:style-name="ce35"/>
          <table:table-cell table:style-name="ce50" table:formula="of:=IF(AND([.K48]&lt;&gt;&quot;&quot;; [.L48]&lt;&gt;&quot;&quot;); &quot; $&quot; &amp; TEXT([.K48]; &quot;0.00&quot;) &amp; &quot;_{\pm &quot; &amp; TEXT([.L48]; &quot;0.00&quot;) &amp; &quot;}$ &quot;; &quot;&quot;)" office:value-type="string" office:string-value=" $95.37_{\pm 1.53}$ " calcext:value-type="string">
            <text:p><text:s/>$95.37_{\pm 1.53}$ </text:p>
          </table:table-cell>
          <table:table-cell table:style-name="ce50" table:formula="of:=IF(AND([.M48]&lt;&gt;&quot;&quot;; [.N48]&lt;&gt;&quot;&quot;); &quot; $&quot; &amp; TEXT([.M48]; &quot;0.00&quot;) &amp; &quot;_{\pm &quot; &amp; TEXT([.N48]; &quot;0.00&quot;) &amp; &quot;}$ &quot;; &quot;&quot;)" office:value-type="string" office:string-value=" $96.60_{\pm 1.45}$ " calcext:value-type="string">
            <text:p><text:s/>$96.60_{\pm 1.45}$ </text:p>
          </table:table-cell>
          <table:table-cell table:style-name="ce50" table:formula="of:=IF(AND([.O48]&lt;&gt;&quot;&quot;; [.P48]&lt;&gt;&quot;&quot;); &quot; $&quot; &amp; TEXT([.O48]; &quot;0.00&quot;) &amp; &quot;_{\pm &quot; &amp; TEXT([.P48]; &quot;0.00&quot;) &amp; &quot;}$ &quot;; &quot;&quot;)" office:value-type="string" office:string-value=" $94.19_{\pm 2.22}$ " calcext:value-type="string">
            <text:p><text:s/>$94.19_{\pm 2.22}$ </text:p>
          </table:table-cell>
          <table:table-cell table:style-name="ce50" table:formula="of:=IF(AND([.Q48]&lt;&gt;&quot;&quot;; [.R48]&lt;&gt;&quot;&quot;); &quot; $&quot; &amp; TEXT([.Q48]; &quot;0.00&quot;) &amp; &quot;_{\pm &quot; &amp; TEXT([.R48]; &quot;0.00&quot;) &amp; &quot;}$ &quot;; &quot;&quot;)" office:value-type="string" office:string-value=" $92.31_{\pm 2.54}$ " calcext:value-type="string">
            <text:p><text:s/>$92.31_{\pm 2.54}$ </text:p>
          </table:table-cell>
          <table:table-cell table:style-name="ce31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Date</text:p>
          </table:table-cell>
          <table:table-cell table:style-name="ce19" office:value-type="float" office:value="90.4131875535431" calcext:value-type="float">
            <text:p>90.41</text:p>
          </table:table-cell>
          <table:table-cell table:style-name="ce25" office:value-type="float" office:value="3.84958534302322" calcext:value-type="float">
            <text:p>3.85</text:p>
          </table:table-cell>
          <table:table-cell table:style-name="ce19" office:value-type="float" office:value="92.2113743283287" calcext:value-type="float">
            <text:p>92.21</text:p>
          </table:table-cell>
          <table:table-cell table:style-name="ce25" office:value-type="float" office:value="3.25365795593433" calcext:value-type="float">
            <text:p>3.25</text:p>
          </table:table-cell>
          <table:table-cell table:style-name="ce19" office:value-type="float" office:value="88.9337210528187" calcext:value-type="float">
            <text:p>88.93</text:p>
          </table:table-cell>
          <table:table-cell table:style-name="ce25" office:value-type="float" office:value="6.22288751199169" calcext:value-type="float">
            <text:p>6.22</text:p>
          </table:table-cell>
          <table:table-cell table:style-name="ce19" office:value-type="float" office:value="90.4131875535431" calcext:value-type="float">
            <text:p>90.41</text:p>
          </table:table-cell>
          <table:table-cell table:style-name="ce34" office:value-type="float" office:value="3.84958534302322" calcext:value-type="float">
            <text:p>3.85</text:p>
          </table:table-cell>
          <table:table-cell table:style-name="ce34"/>
          <table:table-cell table:style-name="ce25" office:value-type="float" office:value="93.025519886144" calcext:value-type="float">
            <text:p>93.03</text:p>
          </table:table-cell>
          <table:table-cell table:style-name="ce34" office:value-type="float" office:value="3.32392021881078" calcext:value-type="float">
            <text:p>3.32</text:p>
          </table:table-cell>
          <table:table-cell table:style-name="ce25" office:value-type="float" office:value="94.8879216815695" calcext:value-type="float">
            <text:p>94.89</text:p>
          </table:table-cell>
          <table:table-cell table:style-name="ce34" office:value-type="float" office:value="2.9195650738282" calcext:value-type="float">
            <text:p>2.92</text:p>
          </table:table-cell>
          <table:table-cell table:style-name="ce25" office:value-type="float" office:value="91.4945708703927" calcext:value-type="float">
            <text:p>91.49</text:p>
          </table:table-cell>
          <table:table-cell table:style-name="ce34" office:value-type="float" office:value="5.96129312610879" calcext:value-type="float">
            <text:p>5.96</text:p>
          </table:table-cell>
          <table:table-cell table:style-name="ce19" office:value-type="float" office:value="93.025519886144" calcext:value-type="float">
            <text:p>93.03</text:p>
          </table:table-cell>
          <table:table-cell table:style-name="ce34" office:value-type="float" office:value="3.32392021881078" calcext:value-type="float">
            <text:p>3.32</text:p>
          </table:table-cell>
          <table:table-cell table:style-name="ce25" table:number-columns-repeated="2"/>
          <table:table-cell table:style-name="ce31"/>
          <table:table-cell table:style-name="ce46" table:formula="of:=IF([.A49]&lt;&gt;&quot;&quot;; [.A49]; &quot;&quot;)" office:value-type="string" office:string-value="Date" calcext:value-type="string">
            <text:p>Date</text:p>
          </table:table-cell>
          <table:table-cell table:style-name="ce121" table:formula="of:=IF(AND([.B49]&lt;&gt;&quot;&quot;; [.C49]&lt;&gt;&quot;&quot;); &quot; $&quot; &amp; TEXT([.B49]; &quot;0.00&quot;) &amp; &quot;_{\pm &quot; &amp; TEXT([.C49]; &quot;0.00&quot;) &amp; &quot;}$ &quot;; &quot;&quot;)" office:value-type="string" office:string-value=" $90.41_{\pm 3.85}$ " calcext:value-type="string">
            <text:p><text:s/>$90.41_{\pm 3.85}$ </text:p>
          </table:table-cell>
          <table:table-cell table:style-name="ce50" table:formula="of:=IF(AND([.D49]&lt;&gt;&quot;&quot;; [.E49]&lt;&gt;&quot;&quot;); &quot; $&quot; &amp; TEXT([.D49]; &quot;0.00&quot;) &amp; &quot;_{\pm &quot; &amp; TEXT([.E49]; &quot;0.00&quot;) &amp; &quot;}$ &quot;; &quot;&quot;)" office:value-type="string" office:string-value=" $92.21_{\pm 3.25}$ " calcext:value-type="string">
            <text:p><text:s/>$92.21_{\pm 3.25}$ </text:p>
          </table:table-cell>
          <table:table-cell table:style-name="ce50" table:formula="of:=IF(AND([.F49]&lt;&gt;&quot;&quot;; [.G49]&lt;&gt;&quot;&quot;); &quot; $&quot; &amp; TEXT([.F49]; &quot;0.00&quot;) &amp; &quot;_{\pm &quot; &amp; TEXT([.G49]; &quot;0.00&quot;) &amp; &quot;}$ &quot;; &quot;&quot;)" office:value-type="string" office:string-value=" $88.93_{\pm 6.22}$ " calcext:value-type="string">
            <text:p><text:s/>$88.93_{\pm 6.22}$ </text:p>
          </table:table-cell>
          <table:table-cell table:style-name="ce121" table:formula="of:=IF(AND([.H49]&lt;&gt;&quot;&quot;; [.I49]&lt;&gt;&quot;&quot;); &quot; $&quot; &amp; TEXT([.H49]; &quot;0.00&quot;) &amp; &quot;_{\pm &quot; &amp; TEXT([.I49]; &quot;0.00&quot;) &amp; &quot;}$ &quot;; &quot;&quot;)" office:value-type="string" office:string-value=" $90.41_{\pm 3.85}$ " calcext:value-type="string">
            <text:p><text:s/>$90.41_{\pm 3.85}$ </text:p>
          </table:table-cell>
          <table:table-cell table:style-name="ce35"/>
          <table:table-cell table:style-name="ce50" table:formula="of:=IF(AND([.K49]&lt;&gt;&quot;&quot;; [.L49]&lt;&gt;&quot;&quot;); &quot; $&quot; &amp; TEXT([.K49]; &quot;0.00&quot;) &amp; &quot;_{\pm &quot; &amp; TEXT([.L49]; &quot;0.00&quot;) &amp; &quot;}$ &quot;; &quot;&quot;)" office:value-type="string" office:string-value=" $93.03_{\pm 3.32}$ " calcext:value-type="string">
            <text:p><text:s/>$93.03_{\pm 3.32}$ </text:p>
          </table:table-cell>
          <table:table-cell table:style-name="ce50" table:formula="of:=IF(AND([.M49]&lt;&gt;&quot;&quot;; [.N49]&lt;&gt;&quot;&quot;); &quot; $&quot; &amp; TEXT([.M49]; &quot;0.00&quot;) &amp; &quot;_{\pm &quot; &amp; TEXT([.N49]; &quot;0.00&quot;) &amp; &quot;}$ &quot;; &quot;&quot;)" office:value-type="string" office:string-value=" $94.89_{\pm 2.92}$ " calcext:value-type="string">
            <text:p><text:s/>$94.89_{\pm 2.92}$ </text:p>
          </table:table-cell>
          <table:table-cell table:style-name="ce50" table:formula="of:=IF(AND([.O49]&lt;&gt;&quot;&quot;; [.P49]&lt;&gt;&quot;&quot;); &quot; $&quot; &amp; TEXT([.O49]; &quot;0.00&quot;) &amp; &quot;_{\pm &quot; &amp; TEXT([.P49]; &quot;0.00&quot;) &amp; &quot;}$ &quot;; &quot;&quot;)" office:value-type="string" office:string-value=" $91.49_{\pm 5.96}$ " calcext:value-type="string">
            <text:p><text:s/>$91.49_{\pm 5.96}$ </text:p>
          </table:table-cell>
          <table:table-cell table:style-name="ce50" table:formula="of:=IF(AND([.Q49]&lt;&gt;&quot;&quot;; [.R49]&lt;&gt;&quot;&quot;); &quot; $&quot; &amp; TEXT([.Q49]; &quot;0.00&quot;) &amp; &quot;_{\pm &quot; &amp; TEXT([.R49]; &quot;0.00&quot;) &amp; &quot;}$ &quot;; &quot;&quot;)" office:value-type="string" office:string-value=" $93.03_{\pm 3.32}$ " calcext:value-type="string">
            <text:p><text:s/>$93.03_{\pm 3.32}$ </text:p>
          </table:table-cell>
          <table:table-cell table:style-name="ce31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Time</text:p>
          </table:table-cell>
          <table:table-cell table:style-name="ce19" office:value-type="float" office:value="83.0767211798116" calcext:value-type="float">
            <text:p>83.08</text:p>
          </table:table-cell>
          <table:table-cell table:style-name="ce25" office:value-type="float" office:value="7.27835821380842" calcext:value-type="float">
            <text:p>7.28</text:p>
          </table:table-cell>
          <table:table-cell table:style-name="ce19" office:value-type="float" office:value="84.6115667957773" calcext:value-type="float">
            <text:p>84.61</text:p>
          </table:table-cell>
          <table:table-cell table:style-name="ce25" office:value-type="float" office:value="6.39755840192468" calcext:value-type="float">
            <text:p>6.40</text:p>
          </table:table-cell>
          <table:table-cell table:style-name="ce19" office:value-type="float" office:value="82.3216783216783" calcext:value-type="float">
            <text:p>82.32</text:p>
          </table:table-cell>
          <table:table-cell table:style-name="ce25" office:value-type="float" office:value="10.9316340107039" calcext:value-type="float">
            <text:p>10.93</text:p>
          </table:table-cell>
          <table:table-cell table:style-name="ce19" office:value-type="float" office:value="83.0767211798116" calcext:value-type="float">
            <text:p>83.08</text:p>
          </table:table-cell>
          <table:table-cell table:style-name="ce34" office:value-type="float" office:value="7.27835821380842" calcext:value-type="float">
            <text:p>7.28</text:p>
          </table:table-cell>
          <table:table-cell table:style-name="ce34"/>
          <table:table-cell table:style-name="ce25" office:value-type="float" office:value="91.053566118329" calcext:value-type="float">
            <text:p>91.05</text:p>
          </table:table-cell>
          <table:table-cell table:style-name="ce34" office:value-type="float" office:value="4.55644529573081" calcext:value-type="float">
            <text:p>4.56</text:p>
          </table:table-cell>
          <table:table-cell table:style-name="ce25" office:value-type="float" office:value="92.8501480975165" calcext:value-type="float">
            <text:p>92.85</text:p>
          </table:table-cell>
          <table:table-cell table:style-name="ce34" office:value-type="float" office:value="4.86024437457307" calcext:value-type="float">
            <text:p>4.86</text:p>
          </table:table-cell>
          <table:table-cell table:style-name="ce25" office:value-type="float" office:value="90.1136363636364" calcext:value-type="float">
            <text:p>90.11</text:p>
          </table:table-cell>
          <table:table-cell table:style-name="ce34" office:value-type="float" office:value="9.0584806719715" calcext:value-type="float">
            <text:p>9.06</text:p>
          </table:table-cell>
          <table:table-cell table:style-name="ce19" office:value-type="float" office:value="91.053566118329" calcext:value-type="float">
            <text:p>91.05</text:p>
          </table:table-cell>
          <table:table-cell table:style-name="ce34" office:value-type="float" office:value="4.55644529573081" calcext:value-type="float">
            <text:p>4.56</text:p>
          </table:table-cell>
          <table:table-cell table:style-name="ce25" table:number-columns-repeated="2"/>
          <table:table-cell table:style-name="ce31"/>
          <table:table-cell table:style-name="ce46" table:formula="of:=IF([.A50]&lt;&gt;&quot;&quot;; [.A50]; &quot;&quot;)" office:value-type="string" office:string-value="Time" calcext:value-type="string">
            <text:p>Time</text:p>
          </table:table-cell>
          <table:table-cell table:style-name="ce121" table:formula="of:=IF(AND([.B50]&lt;&gt;&quot;&quot;; [.C50]&lt;&gt;&quot;&quot;); &quot; $&quot; &amp; TEXT([.B50]; &quot;0.00&quot;) &amp; &quot;_{\pm &quot; &amp; TEXT([.C50]; &quot;0.00&quot;) &amp; &quot;}$ &quot;; &quot;&quot;)" office:value-type="string" office:string-value=" $83.08_{\pm 7.28}$ " calcext:value-type="string">
            <text:p><text:s/>$83.08_{\pm 7.28}$ </text:p>
          </table:table-cell>
          <table:table-cell table:style-name="ce50" table:formula="of:=IF(AND([.D50]&lt;&gt;&quot;&quot;; [.E50]&lt;&gt;&quot;&quot;); &quot; $&quot; &amp; TEXT([.D50]; &quot;0.00&quot;) &amp; &quot;_{\pm &quot; &amp; TEXT([.E50]; &quot;0.00&quot;) &amp; &quot;}$ &quot;; &quot;&quot;)" office:value-type="string" office:string-value=" $84.61_{\pm 6.40}$ " calcext:value-type="string">
            <text:p><text:s/>$84.61_{\pm 6.40}$ </text:p>
          </table:table-cell>
          <table:table-cell table:style-name="ce50" table:formula="of:=IF(AND([.F50]&lt;&gt;&quot;&quot;; [.G50]&lt;&gt;&quot;&quot;); &quot; $&quot; &amp; TEXT([.F50]; &quot;0.00&quot;) &amp; &quot;_{\pm &quot; &amp; TEXT([.G50]; &quot;0.00&quot;) &amp; &quot;}$ &quot;; &quot;&quot;)" office:value-type="string" office:string-value=" $82.32_{\pm 10.93}$ " calcext:value-type="string">
            <text:p><text:s/>$82.32_{\pm 10.93}$ </text:p>
          </table:table-cell>
          <table:table-cell table:style-name="ce121" table:formula="of:=IF(AND([.H50]&lt;&gt;&quot;&quot;; [.I50]&lt;&gt;&quot;&quot;); &quot; $&quot; &amp; TEXT([.H50]; &quot;0.00&quot;) &amp; &quot;_{\pm &quot; &amp; TEXT([.I50]; &quot;0.00&quot;) &amp; &quot;}$ &quot;; &quot;&quot;)" office:value-type="string" office:string-value=" $83.08_{\pm 7.28}$ " calcext:value-type="string">
            <text:p><text:s/>$83.08_{\pm 7.28}$ </text:p>
          </table:table-cell>
          <table:table-cell table:style-name="ce35"/>
          <table:table-cell table:style-name="ce50" table:formula="of:=IF(AND([.K50]&lt;&gt;&quot;&quot;; [.L50]&lt;&gt;&quot;&quot;); &quot; $&quot; &amp; TEXT([.K50]; &quot;0.00&quot;) &amp; &quot;_{\pm &quot; &amp; TEXT([.L50]; &quot;0.00&quot;) &amp; &quot;}$ &quot;; &quot;&quot;)" office:value-type="string" office:string-value=" $91.05_{\pm 4.56}$ " calcext:value-type="string">
            <text:p><text:s/>$91.05_{\pm 4.56}$ </text:p>
          </table:table-cell>
          <table:table-cell table:style-name="ce50" table:formula="of:=IF(AND([.M50]&lt;&gt;&quot;&quot;; [.N50]&lt;&gt;&quot;&quot;); &quot; $&quot; &amp; TEXT([.M50]; &quot;0.00&quot;) &amp; &quot;_{\pm &quot; &amp; TEXT([.N50]; &quot;0.00&quot;) &amp; &quot;}$ &quot;; &quot;&quot;)" office:value-type="string" office:string-value=" $92.85_{\pm 4.86}$ " calcext:value-type="string">
            <text:p><text:s/>$92.85_{\pm 4.86}$ </text:p>
          </table:table-cell>
          <table:table-cell table:style-name="ce50" table:formula="of:=IF(AND([.O50]&lt;&gt;&quot;&quot;; [.P50]&lt;&gt;&quot;&quot;); &quot; $&quot; &amp; TEXT([.O50]; &quot;0.00&quot;) &amp; &quot;_{\pm &quot; &amp; TEXT([.P50]; &quot;0.00&quot;) &amp; &quot;}$ &quot;; &quot;&quot;)" office:value-type="string" office:string-value=" $90.11_{\pm 9.06}$ " calcext:value-type="string">
            <text:p><text:s/>$90.11_{\pm 9.06}$ </text:p>
          </table:table-cell>
          <table:table-cell table:style-name="ce50" table:formula="of:=IF(AND([.Q50]&lt;&gt;&quot;&quot;; [.R50]&lt;&gt;&quot;&quot;); &quot; $&quot; &amp; TEXT([.Q50]; &quot;0.00&quot;) &amp; &quot;_{\pm &quot; &amp; TEXT([.R50]; &quot;0.00&quot;) &amp; &quot;}$ &quot;; &quot;&quot;)" office:value-type="string" office:string-value=" $91.05_{\pm 4.56}$ " calcext:value-type="string">
            <text:p><text:s/>$91.05_{\pm 4.56}$ </text:p>
          </table:table-cell>
          <table:table-cell table:style-name="ce31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Duration</text:p>
          </table:table-cell>
          <table:table-cell table:style-name="ce19" office:value-type="float" office:value="81.3523081212926" calcext:value-type="float">
            <text:p>81.35</text:p>
          </table:table-cell>
          <table:table-cell table:style-name="ce25" office:value-type="float" office:value="5.28116539028484" calcext:value-type="float">
            <text:p>5.28</text:p>
          </table:table-cell>
          <table:table-cell table:style-name="ce19" office:value-type="float" office:value="79.8323791567162" calcext:value-type="float">
            <text:p>79.83</text:p>
          </table:table-cell>
          <table:table-cell table:style-name="ce25" office:value-type="float" office:value="7.57348935103628" calcext:value-type="float">
            <text:p>7.57</text:p>
          </table:table-cell>
          <table:table-cell table:style-name="ce19" office:value-type="float" office:value="83.4765117717568" calcext:value-type="float">
            <text:p>83.48</text:p>
          </table:table-cell>
          <table:table-cell table:style-name="ce25" office:value-type="float" office:value="6.96163393638407" calcext:value-type="float">
            <text:p>6.96</text:p>
          </table:table-cell>
          <table:table-cell table:style-name="ce19" office:value-type="float" office:value="81.3523081212926" calcext:value-type="float">
            <text:p>81.35</text:p>
          </table:table-cell>
          <table:table-cell table:style-name="ce34" office:value-type="float" office:value="5.28116539028484" calcext:value-type="float">
            <text:p>5.28</text:p>
          </table:table-cell>
          <table:table-cell table:style-name="ce34"/>
          <table:table-cell table:style-name="ce25" office:value-type="float" office:value="90.5600961988382" calcext:value-type="float">
            <text:p>90.56</text:p>
          </table:table-cell>
          <table:table-cell table:style-name="ce34" office:value-type="float" office:value="3.58385603437593" calcext:value-type="float">
            <text:p>3.58</text:p>
          </table:table-cell>
          <table:table-cell table:style-name="ce25" office:value-type="float" office:value="88.9169711026623" calcext:value-type="float">
            <text:p>88.92</text:p>
          </table:table-cell>
          <table:table-cell table:style-name="ce34" office:value-type="float" office:value="7.2244432298729" calcext:value-type="float">
            <text:p>7.22</text:p>
          </table:table-cell>
          <table:table-cell table:style-name="ce25" office:value-type="float" office:value="92.8318927113179" calcext:value-type="float">
            <text:p>92.83</text:p>
          </table:table-cell>
          <table:table-cell table:style-name="ce34" office:value-type="float" office:value="4.41178877053968" calcext:value-type="float">
            <text:p>4.41</text:p>
          </table:table-cell>
          <table:table-cell table:style-name="ce19" office:value-type="float" office:value="90.5600961988382" calcext:value-type="float">
            <text:p>90.56</text:p>
          </table:table-cell>
          <table:table-cell table:style-name="ce34" office:value-type="float" office:value="3.58385603437593" calcext:value-type="float">
            <text:p>3.58</text:p>
          </table:table-cell>
          <table:table-cell table:style-name="ce25" table:number-columns-repeated="2"/>
          <table:table-cell table:style-name="ce31"/>
          <table:table-cell table:style-name="ce46" table:formula="of:=IF([.A51]&lt;&gt;&quot;&quot;; [.A51]; &quot;&quot;)" office:value-type="string" office:string-value="Duration" calcext:value-type="string">
            <text:p>Duration</text:p>
          </table:table-cell>
          <table:table-cell table:style-name="ce121" table:formula="of:=IF(AND([.B51]&lt;&gt;&quot;&quot;; [.C51]&lt;&gt;&quot;&quot;); &quot; $&quot; &amp; TEXT([.B51]; &quot;0.00&quot;) &amp; &quot;_{\pm &quot; &amp; TEXT([.C51]; &quot;0.00&quot;) &amp; &quot;}$ &quot;; &quot;&quot;)" office:value-type="string" office:string-value=" $81.35_{\pm 5.28}$ " calcext:value-type="string">
            <text:p><text:s/>$81.35_{\pm 5.28}$ </text:p>
          </table:table-cell>
          <table:table-cell table:style-name="ce50" table:formula="of:=IF(AND([.D51]&lt;&gt;&quot;&quot;; [.E51]&lt;&gt;&quot;&quot;); &quot; $&quot; &amp; TEXT([.D51]; &quot;0.00&quot;) &amp; &quot;_{\pm &quot; &amp; TEXT([.E51]; &quot;0.00&quot;) &amp; &quot;}$ &quot;; &quot;&quot;)" office:value-type="string" office:string-value=" $79.83_{\pm 7.57}$ " calcext:value-type="string">
            <text:p><text:s/>$79.83_{\pm 7.57}$ </text:p>
          </table:table-cell>
          <table:table-cell table:style-name="ce50" table:formula="of:=IF(AND([.F51]&lt;&gt;&quot;&quot;; [.G51]&lt;&gt;&quot;&quot;); &quot; $&quot; &amp; TEXT([.F51]; &quot;0.00&quot;) &amp; &quot;_{\pm &quot; &amp; TEXT([.G51]; &quot;0.00&quot;) &amp; &quot;}$ &quot;; &quot;&quot;)" office:value-type="string" office:string-value=" $83.48_{\pm 6.96}$ " calcext:value-type="string">
            <text:p><text:s/>$83.48_{\pm 6.96}$ </text:p>
          </table:table-cell>
          <table:table-cell table:style-name="ce121" table:formula="of:=IF(AND([.H51]&lt;&gt;&quot;&quot;; [.I51]&lt;&gt;&quot;&quot;); &quot; $&quot; &amp; TEXT([.H51]; &quot;0.00&quot;) &amp; &quot;_{\pm &quot; &amp; TEXT([.I51]; &quot;0.00&quot;) &amp; &quot;}$ &quot;; &quot;&quot;)" office:value-type="string" office:string-value=" $81.35_{\pm 5.28}$ " calcext:value-type="string">
            <text:p><text:s/>$81.35_{\pm 5.28}$ </text:p>
          </table:table-cell>
          <table:table-cell table:style-name="ce35"/>
          <table:table-cell table:style-name="ce50" table:formula="of:=IF(AND([.K51]&lt;&gt;&quot;&quot;; [.L51]&lt;&gt;&quot;&quot;); &quot; $&quot; &amp; TEXT([.K51]; &quot;0.00&quot;) &amp; &quot;_{\pm &quot; &amp; TEXT([.L51]; &quot;0.00&quot;) &amp; &quot;}$ &quot;; &quot;&quot;)" office:value-type="string" office:string-value=" $90.56_{\pm 3.58}$ " calcext:value-type="string">
            <text:p><text:s/>$90.56_{\pm 3.58}$ </text:p>
          </table:table-cell>
          <table:table-cell table:style-name="ce50" table:formula="of:=IF(AND([.M51]&lt;&gt;&quot;&quot;; [.N51]&lt;&gt;&quot;&quot;); &quot; $&quot; &amp; TEXT([.M51]; &quot;0.00&quot;) &amp; &quot;_{\pm &quot; &amp; TEXT([.N51]; &quot;0.00&quot;) &amp; &quot;}$ &quot;; &quot;&quot;)" office:value-type="string" office:string-value=" $88.92_{\pm 7.22}$ " calcext:value-type="string">
            <text:p><text:s/>$88.92_{\pm 7.22}$ </text:p>
          </table:table-cell>
          <table:table-cell table:style-name="ce50" table:formula="of:=IF(AND([.O51]&lt;&gt;&quot;&quot;; [.P51]&lt;&gt;&quot;&quot;); &quot; $&quot; &amp; TEXT([.O51]; &quot;0.00&quot;) &amp; &quot;_{\pm &quot; &amp; TEXT([.P51]; &quot;0.00&quot;) &amp; &quot;}$ &quot;; &quot;&quot;)" office:value-type="string" office:string-value=" $92.83_{\pm 4.41}$ " calcext:value-type="string">
            <text:p><text:s/>$92.83_{\pm 4.41}$ </text:p>
          </table:table-cell>
          <table:table-cell table:style-name="ce50" table:formula="of:=IF(AND([.Q51]&lt;&gt;&quot;&quot;; [.R51]&lt;&gt;&quot;&quot;); &quot; $&quot; &amp; TEXT([.Q51]; &quot;0.00&quot;) &amp; &quot;_{\pm &quot; &amp; TEXT([.R51]; &quot;0.00&quot;) &amp; &quot;}$ &quot;; &quot;&quot;)" office:value-type="string" office:string-value=" $90.56_{\pm 3.58}$ " calcext:value-type="string">
            <text:p><text:s/>$90.56_{\pm 3.58}$ </text:p>
          </table:table-cell>
          <table:table-cell table:style-name="ce31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Set</text:p>
          </table:table-cell>
          <table:table-cell table:style-name="ce19" office:value-type="float" office:value="67.7808302808303" calcext:value-type="float">
            <text:p>67.78</text:p>
          </table:table-cell>
          <table:table-cell table:style-name="ce25" office:value-type="float" office:value="36.2797333242534" calcext:value-type="float">
            <text:p>36.28</text:p>
          </table:table-cell>
          <table:table-cell table:style-name="ce19" office:value-type="float" office:value="77.5" calcext:value-type="float">
            <text:p>77.50</text:p>
          </table:table-cell>
          <table:table-cell table:style-name="ce25" office:value-type="float" office:value="39.4493345951488" calcext:value-type="float">
            <text:p>39.45</text:p>
          </table:table-cell>
          <table:table-cell table:style-name="ce19" office:value-type="float" office:value="62.4444444444444" calcext:value-type="float">
            <text:p>62.44</text:p>
          </table:table-cell>
          <table:table-cell table:style-name="ce25" office:value-type="float" office:value="36.2384081082796" calcext:value-type="float">
            <text:p>36.24</text:p>
          </table:table-cell>
          <table:table-cell table:style-name="ce19" office:value-type="float" office:value="67.7808302808303" calcext:value-type="float">
            <text:p>67.78</text:p>
          </table:table-cell>
          <table:table-cell table:style-name="ce34" office:value-type="float" office:value="36.2797333242534" calcext:value-type="float">
            <text:p>36.28</text:p>
          </table:table-cell>
          <table:table-cell table:style-name="ce34"/>
          <table:table-cell table:style-name="ce25" office:value-type="float" office:value="70.2808302808303" calcext:value-type="float">
            <text:p>70.28</text:p>
          </table:table-cell>
          <table:table-cell table:style-name="ce34" office:value-type="float" office:value="37.5308526238719" calcext:value-type="float">
            <text:p>37.53</text:p>
          </table:table-cell>
          <table:table-cell table:style-name="ce25" office:value-type="float" office:value="80" calcext:value-type="float">
            <text:p>80.00</text:p>
          </table:table-cell>
          <table:table-cell table:style-name="ce34" office:value-type="float" office:value="40" calcext:value-type="float">
            <text:p>40.00</text:p>
          </table:table-cell>
          <table:table-cell table:style-name="ce25" office:value-type="float" office:value="64.9444444444444" calcext:value-type="float">
            <text:p>64.94</text:p>
          </table:table-cell>
          <table:table-cell table:style-name="ce34" office:value-type="float" office:value="37.8450789403325" calcext:value-type="float">
            <text:p>37.85</text:p>
          </table:table-cell>
          <table:table-cell table:style-name="ce19" office:value-type="float" office:value="70.2808302808303" calcext:value-type="float">
            <text:p>70.28</text:p>
          </table:table-cell>
          <table:table-cell table:style-name="ce34" office:value-type="float" office:value="37.5308526238719" calcext:value-type="float">
            <text:p>37.53</text:p>
          </table:table-cell>
          <table:table-cell table:style-name="ce25"/>
          <table:table-cell table:style-name="ce93" table:number-columns-repeated="2"/>
          <table:table-cell table:style-name="ce45" table:formula="of:=IF([.A52]&lt;&gt;&quot;&quot;; [.A52]; &quot;&quot;)" office:value-type="string" office:string-value="Set" calcext:value-type="string">
            <text:p>Set</text:p>
          </table:table-cell>
          <table:table-cell table:style-name="ce31" table:formula="of:=IF(AND([.B52]&lt;&gt;&quot;&quot;; [.C52]&lt;&gt;&quot;&quot;); &quot; $&quot; &amp; TEXT([.B52]; &quot;0.00&quot;) &amp; &quot;_{\pm &quot; &amp; TEXT([.C52]; &quot;0.00&quot;) &amp; &quot;}$ &quot;; &quot;&quot;)" office:value-type="string" office:string-value=" $67.78_{\pm 36.28}$ " calcext:value-type="string">
            <text:p><text:s/>$67.78_{\pm 36.28}$ </text:p>
          </table:table-cell>
          <table:table-cell table:style-name="ce50" table:formula="of:=IF(AND([.D52]&lt;&gt;&quot;&quot;; [.E52]&lt;&gt;&quot;&quot;); &quot; $&quot; &amp; TEXT([.D52]; &quot;0.00&quot;) &amp; &quot;_{\pm &quot; &amp; TEXT([.E52]; &quot;0.00&quot;) &amp; &quot;}$ &quot;; &quot;&quot;)" office:value-type="string" office:string-value=" $77.50_{\pm 39.45}$ " calcext:value-type="string">
            <text:p><text:s/>$77.50_{\pm 39.45}$ </text:p>
          </table:table-cell>
          <table:table-cell table:style-name="ce50" table:formula="of:=IF(AND([.F52]&lt;&gt;&quot;&quot;; [.G52]&lt;&gt;&quot;&quot;); &quot; $&quot; &amp; TEXT([.F52]; &quot;0.00&quot;) &amp; &quot;_{\pm &quot; &amp; TEXT([.G52]; &quot;0.00&quot;) &amp; &quot;}$ &quot;; &quot;&quot;)" office:value-type="string" office:string-value=" $62.44_{\pm 36.24}$ " calcext:value-type="string">
            <text:p><text:s/>$62.44_{\pm 36.24}$ </text:p>
          </table:table-cell>
          <table:table-cell table:style-name="ce121" table:formula="of:=IF(AND([.H52]&lt;&gt;&quot;&quot;; [.I52]&lt;&gt;&quot;&quot;); &quot; $&quot; &amp; TEXT([.H52]; &quot;0.00&quot;) &amp; &quot;_{\pm &quot; &amp; TEXT([.I52]; &quot;0.00&quot;) &amp; &quot;}$ &quot;; &quot;&quot;)" office:value-type="string" office:string-value=" $67.78_{\pm 36.28}$ " calcext:value-type="string">
            <text:p><text:s/>$67.78_{\pm 36.28}$ </text:p>
          </table:table-cell>
          <table:table-cell table:style-name="ce52"/>
          <table:table-cell table:style-name="ce50" table:formula="of:=IF(AND([.K52]&lt;&gt;&quot;&quot;; [.L52]&lt;&gt;&quot;&quot;); &quot; $&quot; &amp; TEXT([.K52]; &quot;0.00&quot;) &amp; &quot;_{\pm &quot; &amp; TEXT([.L52]; &quot;0.00&quot;) &amp; &quot;}$ &quot;; &quot;&quot;)" office:value-type="string" office:string-value=" $70.28_{\pm 37.53}$ " calcext:value-type="string">
            <text:p><text:s/>$70.28_{\pm 37.53}$ </text:p>
          </table:table-cell>
          <table:table-cell table:style-name="ce50" table:formula="of:=IF(AND([.M52]&lt;&gt;&quot;&quot;; [.N52]&lt;&gt;&quot;&quot;); &quot; $&quot; &amp; TEXT([.M52]; &quot;0.00&quot;) &amp; &quot;_{\pm &quot; &amp; TEXT([.N52]; &quot;0.00&quot;) &amp; &quot;}$ &quot;; &quot;&quot;)" office:value-type="string" office:string-value=" $80.00_{\pm 40.00}$ " calcext:value-type="string">
            <text:p><text:s/>$80.00_{\pm 40.00}$ </text:p>
          </table:table-cell>
          <table:table-cell table:style-name="ce50" table:formula="of:=IF(AND([.O52]&lt;&gt;&quot;&quot;; [.P52]&lt;&gt;&quot;&quot;); &quot; $&quot; &amp; TEXT([.O52]; &quot;0.00&quot;) &amp; &quot;_{\pm &quot; &amp; TEXT([.P52]; &quot;0.00&quot;) &amp; &quot;}$ &quot;; &quot;&quot;)" office:value-type="string" office:string-value=" $64.94_{\pm 37.85}$ " calcext:value-type="string">
            <text:p><text:s/>$64.94_{\pm 37.85}$ </text:p>
          </table:table-cell>
          <table:table-cell table:style-name="ce50" table:formula="of:=IF(AND([.Q52]&lt;&gt;&quot;&quot;; [.R52]&lt;&gt;&quot;&quot;); &quot; $&quot; &amp; TEXT([.Q52]; &quot;0.00&quot;) &amp; &quot;_{\pm &quot; &amp; TEXT([.R52]; &quot;0.00&quot;) &amp; &quot;}$ &quot;; &quot;&quot;)" office:value-type="string" office:string-value=" $70.28_{\pm 37.53}$ " calcext:value-type="string">
            <text:p><text:s/>$70.28_{\pm 37.53}$ </text:p>
          </table:table-cell>
          <table:table-cell table:style-name="ce31" table:number-columns-repeated="2"/>
          <table:table-cell table:number-columns-repeated="16351"/>
        </table:table-row>
        <table:table-row table:style-name="ro1">
          <table:table-cell table:style-name="ce10"/>
          <table:table-cell table:style-name="ce20"/>
          <table:table-cell table:style-name="ce26"/>
          <table:table-cell table:style-name="ce20"/>
          <table:table-cell table:style-name="ce26"/>
          <table:table-cell table:style-name="ce20"/>
          <table:table-cell table:style-name="ce33"/>
          <table:table-cell table:style-name="ce26"/>
          <table:table-cell table:style-name="ce33"/>
          <table:table-cell table:style-name="ce26"/>
          <table:table-cell table:style-name="ce20"/>
          <table:table-cell table:style-name="ce26"/>
          <table:table-cell table:style-name="ce20"/>
          <table:table-cell table:style-name="ce33"/>
          <table:table-cell table:style-name="ce26"/>
          <table:table-cell table:style-name="ce33"/>
          <table:table-cell table:style-name="ce20"/>
          <table:table-cell table:style-name="ce33"/>
          <table:table-cell table:style-name="ce26" table:number-columns-repeated="2"/>
          <table:table-cell table:style-name="ce24"/>
          <table:table-cell table:style-name="ce46" table:formula="of:=IF([.A53]&lt;&gt;&quot;&quot;; [.A53]; &quot;&quot;)">
            <text:p/>
          </table:table-cell>
          <table:table-cell table:style-name="ce24" table:formula="of:=IF(AND([.B53]&lt;&gt;&quot;&quot;; [.C53]&lt;&gt;&quot;&quot;); &quot; $&quot; &amp; TEXT([.B53]; &quot;0.00&quot;) &amp; &quot;_{\pm &quot; &amp; TEXT([.C53]; &quot;0.00&quot;) &amp; &quot;}$ &quot;; &quot;&quot;)">
            <text:p/>
          </table:table-cell>
          <table:table-cell table:style-name="ce49" table:formula="of:=IF(AND([.D53]&lt;&gt;&quot;&quot;; [.E53]&lt;&gt;&quot;&quot;); &quot; $&quot; &amp; TEXT([.D53]; &quot;0.00&quot;) &amp; &quot;_{\pm &quot; &amp; TEXT([.E53]; &quot;0.00&quot;) &amp; &quot;}$ &quot;; &quot;&quot;)">
            <text:p/>
          </table:table-cell>
          <table:table-cell table:style-name="ce49" table:formula="of:=IF(AND([.F53]&lt;&gt;&quot;&quot;; [.G53]&lt;&gt;&quot;&quot;); &quot; $&quot; &amp; TEXT([.F53]; &quot;0.00&quot;) &amp; &quot;_{\pm &quot; &amp; TEXT([.G53]; &quot;0.00&quot;) &amp; &quot;}$ &quot;; &quot;&quot;)">
            <text:p/>
          </table:table-cell>
          <table:table-cell table:style-name="ce24" table:formula="of:=IF(AND([.H53]&lt;&gt;&quot;&quot;; [.I53]&lt;&gt;&quot;&quot;); &quot; $&quot; &amp; TEXT([.H53]; &quot;0.00&quot;) &amp; &quot;_{\pm &quot; &amp; TEXT([.I53]; &quot;0.00&quot;) &amp; &quot;}$ &quot;; &quot;&quot;)">
            <text:p/>
          </table:table-cell>
          <table:table-cell table:style-name="ce35"/>
          <table:table-cell table:style-name="ce49" table:formula="of:=IF(AND([.K53]&lt;&gt;&quot;&quot;; [.L53]&lt;&gt;&quot;&quot;); &quot; $&quot; &amp; TEXT([.K53]; &quot;0.00&quot;) &amp; &quot;_{\pm &quot; &amp; TEXT([.L53]; &quot;0.00&quot;) &amp; &quot;}$ &quot;; &quot;&quot;)">
            <text:p/>
          </table:table-cell>
          <table:table-cell table:style-name="ce49" table:formula="of:=IF(AND([.M53]&lt;&gt;&quot;&quot;; [.N53]&lt;&gt;&quot;&quot;); &quot; $&quot; &amp; TEXT([.M53]; &quot;0.00&quot;) &amp; &quot;_{\pm &quot; &amp; TEXT([.N53]; &quot;0.00&quot;) &amp; &quot;}$ &quot;; &quot;&quot;)">
            <text:p/>
          </table:table-cell>
          <table:table-cell table:style-name="ce49" table:formula="of:=IF(AND([.O53]&lt;&gt;&quot;&quot;; [.P53]&lt;&gt;&quot;&quot;); &quot; $&quot; &amp; TEXT([.O53]; &quot;0.00&quot;) &amp; &quot;_{\pm &quot; &amp; TEXT([.P53]; &quot;0.00&quot;) &amp; &quot;}$ &quot;; &quot;&quot;)">
            <text:p/>
          </table:table-cell>
          <table:table-cell table:style-name="ce49" table:formula="of:=IF(AND([.Q53]&lt;&gt;&quot;&quot;; [.R53]&lt;&gt;&quot;&quot;); &quot; $&quot; &amp; TEXT([.Q53]; &quot;0.00&quot;) &amp; &quot;_{\pm &quot; &amp; TEXT([.R53]; &quot;0.00&quot;) &amp; &quot;}$ &quot;; &quot;&quot;)">
            <text:p/>
          </table:table-cell>
          <table:table-cell table:style-name="ce31" table:number-columns-repeated="2"/>
          <table:table-cell table:number-columns-repeated="16351"/>
        </table:table-row>
        <table:table-row table:style-name="ro1">
          <table:table-cell table:style-name="ce13" office:value-type="string" calcext:value-type="string">
            <text:p>(TempEval)</text:p>
          </table:table-cell>
          <table:table-cell table:style-name="ce19" office:value-type="float" office:value="89.0160224622336" calcext:value-type="float">
            <text:p>89.02</text:p>
          </table:table-cell>
          <table:table-cell table:style-name="ce25" office:value-type="float" office:value="3.24406126436087" calcext:value-type="float">
            <text:p>3.24</text:p>
          </table:table-cell>
          <table:table-cell table:style-name="ce19" office:value-type="float" office:value="92.8573057014245" calcext:value-type="float">
            <text:p>92.86</text:p>
          </table:table-cell>
          <table:table-cell table:style-name="ce25" office:value-type="float" office:value="4.15423921130208" calcext:value-type="float">
            <text:p>4.15</text:p>
          </table:table-cell>
          <table:table-cell table:style-name="ce19" office:value-type="float" office:value="85.5127913806241" calcext:value-type="float">
            <text:p>85.51</text:p>
          </table:table-cell>
          <table:table-cell table:style-name="ce34" office:value-type="float" office:value="2.76498406177942" calcext:value-type="float">
            <text:p>2.76</text:p>
          </table:table-cell>
          <table:table-cell table:style-name="ce25" office:value-type="float" office:value="86.4211693716492" calcext:value-type="float">
            <text:p>86.42</text:p>
          </table:table-cell>
          <table:table-cell table:style-name="ce34" office:value-type="float" office:value="4.92618884138975" calcext:value-type="float">
            <text:p>4.93</text:p>
          </table:table-cell>
          <table:table-cell table:style-name="ce25"/>
          <table:table-cell table:style-name="ce19" office:value-type="float" office:value="91.7565974332143" calcext:value-type="float">
            <text:p>91.76</text:p>
          </table:table-cell>
          <table:table-cell table:style-name="ce25" office:value-type="float" office:value="2.10631947760216" calcext:value-type="float">
            <text:p>2.11</text:p>
          </table:table-cell>
          <table:table-cell table:style-name="ce19" office:value-type="float" office:value="95.7051454142985" calcext:value-type="float">
            <text:p>95.71</text:p>
          </table:table-cell>
          <table:table-cell table:style-name="ce34" office:value-type="float" office:value="3.04997500092232" calcext:value-type="float">
            <text:p>3.05</text:p>
          </table:table-cell>
          <table:table-cell table:style-name="ce25" office:value-type="float" office:value="88.1554661707009" calcext:value-type="float">
            <text:p>88.16</text:p>
          </table:table-cell>
          <table:table-cell table:style-name="ce34" office:value-type="float" office:value="1.84998137546483" calcext:value-type="float">
            <text:p>1.85</text:p>
          </table:table-cell>
          <table:table-cell table:style-name="ce19" office:value-type="float" office:value="88.8725177281922" calcext:value-type="float">
            <text:p>88.87</text:p>
          </table:table-cell>
          <table:table-cell table:style-name="ce34" office:value-type="float" office:value="3.79164004829285" calcext:value-type="float">
            <text:p>3.79</text:p>
          </table:table-cell>
          <table:table-cell table:style-name="ce25" table:number-columns-repeated="2"/>
          <table:table-cell table:style-name="ce31"/>
          <table:table-cell table:style-name="ce44" table:formula="of:=IF([.A54]&lt;&gt;&quot;&quot;; [.A54]; &quot;&quot;)" office:value-type="string" office:string-value="(TempEval)" calcext:value-type="string">
            <text:p>(TempEval)</text:p>
          </table:table-cell>
          <table:table-cell table:style-name="ce121" table:formula="of:=IF(AND([.B54]&lt;&gt;&quot;&quot;; [.C54]&lt;&gt;&quot;&quot;); &quot; $&quot; &amp; TEXT([.B54]; &quot;0.00&quot;) &amp; &quot;_{\pm &quot; &amp; TEXT([.C54]; &quot;0.00&quot;) &amp; &quot;}$ &quot;; &quot;&quot;)" office:value-type="string" office:string-value=" $89.02_{\pm 3.24}$ " calcext:value-type="string">
            <text:p><text:s/>$89.02_{\pm 3.24}$ </text:p>
          </table:table-cell>
          <table:table-cell table:style-name="ce50" table:formula="of:=IF(AND([.D54]&lt;&gt;&quot;&quot;; [.E54]&lt;&gt;&quot;&quot;); &quot; $&quot; &amp; TEXT([.D54]; &quot;0.00&quot;) &amp; &quot;_{\pm &quot; &amp; TEXT([.E54]; &quot;0.00&quot;) &amp; &quot;}$ &quot;; &quot;&quot;)" office:value-type="string" office:string-value=" $92.86_{\pm 4.15}$ " calcext:value-type="string">
            <text:p><text:s/>$92.86_{\pm 4.15}$ </text:p>
          </table:table-cell>
          <table:table-cell table:style-name="ce50" table:formula="of:=IF(AND([.F54]&lt;&gt;&quot;&quot;; [.G54]&lt;&gt;&quot;&quot;); &quot; $&quot; &amp; TEXT([.F54]; &quot;0.00&quot;) &amp; &quot;_{\pm &quot; &amp; TEXT([.G54]; &quot;0.00&quot;) &amp; &quot;}$ &quot;; &quot;&quot;)" office:value-type="string" office:string-value=" $85.51_{\pm 2.76}$ " calcext:value-type="string">
            <text:p><text:s/>$85.51_{\pm 2.76}$ </text:p>
          </table:table-cell>
          <table:table-cell table:style-name="ce121" table:formula="of:=IF(AND([.H54]&lt;&gt;&quot;&quot;; [.I54]&lt;&gt;&quot;&quot;); &quot; $&quot; &amp; TEXT([.H54]; &quot;0.00&quot;) &amp; &quot;_{\pm &quot; &amp; TEXT([.I54]; &quot;0.00&quot;) &amp; &quot;}$ &quot;; &quot;&quot;)" office:value-type="string" office:string-value=" $86.42_{\pm 4.93}$ " calcext:value-type="string">
            <text:p><text:s/>$86.42_{\pm 4.93}$ </text:p>
          </table:table-cell>
          <table:table-cell table:style-name="ce35"/>
          <table:table-cell table:style-name="ce50" table:formula="of:=IF(AND([.K54]&lt;&gt;&quot;&quot;; [.L54]&lt;&gt;&quot;&quot;); &quot; $&quot; &amp; TEXT([.K54]; &quot;0.00&quot;) &amp; &quot;_{\pm &quot; &amp; TEXT([.L54]; &quot;0.00&quot;) &amp; &quot;}$ &quot;; &quot;&quot;)" office:value-type="string" office:string-value=" $91.76_{\pm 2.11}$ " calcext:value-type="string">
            <text:p><text:s/>$91.76_{\pm 2.11}$ </text:p>
          </table:table-cell>
          <table:table-cell table:style-name="ce50" table:formula="of:=IF(AND([.M54]&lt;&gt;&quot;&quot;; [.N54]&lt;&gt;&quot;&quot;); &quot; $&quot; &amp; TEXT([.M54]; &quot;0.00&quot;) &amp; &quot;_{\pm &quot; &amp; TEXT([.N54]; &quot;0.00&quot;) &amp; &quot;}$ &quot;; &quot;&quot;)" office:value-type="string" office:string-value=" $95.71_{\pm 3.05}$ " calcext:value-type="string">
            <text:p><text:s/>$95.71_{\pm 3.05}$ </text:p>
          </table:table-cell>
          <table:table-cell table:style-name="ce50" table:formula="of:=IF(AND([.O54]&lt;&gt;&quot;&quot;; [.P54]&lt;&gt;&quot;&quot;); &quot; $&quot; &amp; TEXT([.O54]; &quot;0.00&quot;) &amp; &quot;_{\pm &quot; &amp; TEXT([.P54]; &quot;0.00&quot;) &amp; &quot;}$ &quot;; &quot;&quot;)" office:value-type="string" office:string-value=" $88.16_{\pm 1.85}$ " calcext:value-type="string">
            <text:p><text:s/>$88.16_{\pm 1.85}$ </text:p>
          </table:table-cell>
          <table:table-cell table:style-name="ce50" table:formula="of:=IF(AND([.Q54]&lt;&gt;&quot;&quot;; [.R54]&lt;&gt;&quot;&quot;); &quot; $&quot; &amp; TEXT([.Q54]; &quot;0.00&quot;) &amp; &quot;_{\pm &quot; &amp; TEXT([.R54]; &quot;0.00&quot;) &amp; &quot;}$ &quot;; &quot;&quot;)" office:value-type="string" office:string-value=" $88.87_{\pm 3.79}$ " calcext:value-type="string">
            <text:p><text:s/>$88.87_{\pm 3.79}$ </text:p>
          </table:table-cell>
          <table:table-cell table:style-name="ce31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Date</text:p>
          </table:table-cell>
          <table:table-cell table:style-name="ce19" office:value-type="float" office:value="88.7517368056554" calcext:value-type="float">
            <text:p>88.75</text:p>
          </table:table-cell>
          <table:table-cell table:style-name="ce25" office:value-type="float" office:value="4.18264056385837" calcext:value-type="float">
            <text:p>4.18</text:p>
          </table:table-cell>
          <table:table-cell table:style-name="ce19" office:value-type="float" office:value="91.2890003888048" calcext:value-type="float">
            <text:p>91.29</text:p>
          </table:table-cell>
          <table:table-cell table:style-name="ce25" office:value-type="float" office:value="5.79993089198636" calcext:value-type="float">
            <text:p>5.80</text:p>
          </table:table-cell>
          <table:table-cell table:style-name="ce19" office:value-type="float" office:value="86.4266908244045" calcext:value-type="float">
            <text:p>86.43</text:p>
          </table:table-cell>
          <table:table-cell table:style-name="ce34" office:value-type="float" office:value="2.89076274058691" calcext:value-type="float">
            <text:p>2.89</text:p>
          </table:table-cell>
          <table:table-cell table:style-name="ce25" office:value-type="float" office:value="88.7517368056554" calcext:value-type="float">
            <text:p>88.75</text:p>
          </table:table-cell>
          <table:table-cell table:style-name="ce34" office:value-type="float" office:value="4.18264056385837" calcext:value-type="float">
            <text:p>4.18</text:p>
          </table:table-cell>
          <table:table-cell table:style-name="ce25"/>
          <table:table-cell table:style-name="ce19" office:value-type="float" office:value="90.8164729887058" calcext:value-type="float">
            <text:p>90.82</text:p>
          </table:table-cell>
          <table:table-cell table:style-name="ce25" office:value-type="float" office:value="2.85866023750942" calcext:value-type="float">
            <text:p>2.86</text:p>
          </table:table-cell>
          <table:table-cell table:style-name="ce19" office:value-type="float" office:value="93.3820593235173" calcext:value-type="float">
            <text:p>93.38</text:p>
          </table:table-cell>
          <table:table-cell table:style-name="ce34" office:value-type="float" office:value="4.48420018666221" calcext:value-type="float">
            <text:p>4.48</text:p>
          </table:table-cell>
          <table:table-cell table:style-name="ce25" office:value-type="float" office:value="88.4678975867328" calcext:value-type="float">
            <text:p>88.47</text:p>
          </table:table-cell>
          <table:table-cell table:style-name="ce34" office:value-type="float" office:value="1.93719587276592" calcext:value-type="float">
            <text:p>1.94</text:p>
          </table:table-cell>
          <table:table-cell table:style-name="ce19" office:value-type="float" office:value="90.8164729887058" calcext:value-type="float">
            <text:p>90.82</text:p>
          </table:table-cell>
          <table:table-cell table:style-name="ce34" office:value-type="float" office:value="2.85866023750942" calcext:value-type="float">
            <text:p>2.86</text:p>
          </table:table-cell>
          <table:table-cell table:style-name="ce25" table:number-columns-repeated="2"/>
          <table:table-cell table:style-name="ce31"/>
          <table:table-cell table:style-name="ce46" table:formula="of:=IF([.A55]&lt;&gt;&quot;&quot;; [.A55]; &quot;&quot;)" office:value-type="string" office:string-value="Date" calcext:value-type="string">
            <text:p>Date</text:p>
          </table:table-cell>
          <table:table-cell table:style-name="ce121" table:formula="of:=IF(AND([.B55]&lt;&gt;&quot;&quot;; [.C55]&lt;&gt;&quot;&quot;); &quot; $&quot; &amp; TEXT([.B55]; &quot;0.00&quot;) &amp; &quot;_{\pm &quot; &amp; TEXT([.C55]; &quot;0.00&quot;) &amp; &quot;}$ &quot;; &quot;&quot;)" office:value-type="string" office:string-value=" $88.75_{\pm 4.18}$ " calcext:value-type="string">
            <text:p><text:s/>$88.75_{\pm 4.18}$ </text:p>
          </table:table-cell>
          <table:table-cell table:style-name="ce50" table:formula="of:=IF(AND([.D55]&lt;&gt;&quot;&quot;; [.E55]&lt;&gt;&quot;&quot;); &quot; $&quot; &amp; TEXT([.D55]; &quot;0.00&quot;) &amp; &quot;_{\pm &quot; &amp; TEXT([.E55]; &quot;0.00&quot;) &amp; &quot;}$ &quot;; &quot;&quot;)" office:value-type="string" office:string-value=" $91.29_{\pm 5.80}$ " calcext:value-type="string">
            <text:p><text:s/>$91.29_{\pm 5.80}$ </text:p>
          </table:table-cell>
          <table:table-cell table:style-name="ce50" table:formula="of:=IF(AND([.F55]&lt;&gt;&quot;&quot;; [.G55]&lt;&gt;&quot;&quot;); &quot; $&quot; &amp; TEXT([.F55]; &quot;0.00&quot;) &amp; &quot;_{\pm &quot; &amp; TEXT([.G55]; &quot;0.00&quot;) &amp; &quot;}$ &quot;; &quot;&quot;)" office:value-type="string" office:string-value=" $86.43_{\pm 2.89}$ " calcext:value-type="string">
            <text:p><text:s/>$86.43_{\pm 2.89}$ </text:p>
          </table:table-cell>
          <table:table-cell table:style-name="ce121" table:formula="of:=IF(AND([.H55]&lt;&gt;&quot;&quot;; [.I55]&lt;&gt;&quot;&quot;); &quot; $&quot; &amp; TEXT([.H55]; &quot;0.00&quot;) &amp; &quot;_{\pm &quot; &amp; TEXT([.I55]; &quot;0.00&quot;) &amp; &quot;}$ &quot;; &quot;&quot;)" office:value-type="string" office:string-value=" $88.75_{\pm 4.18}$ " calcext:value-type="string">
            <text:p><text:s/>$88.75_{\pm 4.18}$ </text:p>
          </table:table-cell>
          <table:table-cell table:style-name="ce35"/>
          <table:table-cell table:style-name="ce50" table:formula="of:=IF(AND([.K55]&lt;&gt;&quot;&quot;; [.L55]&lt;&gt;&quot;&quot;); &quot; $&quot; &amp; TEXT([.K55]; &quot;0.00&quot;) &amp; &quot;_{\pm &quot; &amp; TEXT([.L55]; &quot;0.00&quot;) &amp; &quot;}$ &quot;; &quot;&quot;)" office:value-type="string" office:string-value=" $90.82_{\pm 2.86}$ " calcext:value-type="string">
            <text:p><text:s/>$90.82_{\pm 2.86}$ </text:p>
          </table:table-cell>
          <table:table-cell table:style-name="ce50" table:formula="of:=IF(AND([.M55]&lt;&gt;&quot;&quot;; [.N55]&lt;&gt;&quot;&quot;); &quot; $&quot; &amp; TEXT([.M55]; &quot;0.00&quot;) &amp; &quot;_{\pm &quot; &amp; TEXT([.N55]; &quot;0.00&quot;) &amp; &quot;}$ &quot;; &quot;&quot;)" office:value-type="string" office:string-value=" $93.38_{\pm 4.48}$ " calcext:value-type="string">
            <text:p><text:s/>$93.38_{\pm 4.48}$ </text:p>
          </table:table-cell>
          <table:table-cell table:style-name="ce50" table:formula="of:=IF(AND([.O55]&lt;&gt;&quot;&quot;; [.P55]&lt;&gt;&quot;&quot;); &quot; $&quot; &amp; TEXT([.O55]; &quot;0.00&quot;) &amp; &quot;_{\pm &quot; &amp; TEXT([.P55]; &quot;0.00&quot;) &amp; &quot;}$ &quot;; &quot;&quot;)" office:value-type="string" office:string-value=" $88.47_{\pm 1.94}$ " calcext:value-type="string">
            <text:p><text:s/>$88.47_{\pm 1.94}$ </text:p>
          </table:table-cell>
          <table:table-cell table:style-name="ce50" table:formula="of:=IF(AND([.Q55]&lt;&gt;&quot;&quot;; [.R55]&lt;&gt;&quot;&quot;); &quot; $&quot; &amp; TEXT([.Q55]; &quot;0.00&quot;) &amp; &quot;_{\pm &quot; &amp; TEXT([.R55]; &quot;0.00&quot;) &amp; &quot;}$ &quot;; &quot;&quot;)" office:value-type="string" office:string-value=" $90.82_{\pm 2.86}$ " calcext:value-type="string">
            <text:p><text:s/>$90.82_{\pm 2.86}$ </text:p>
          </table:table-cell>
          <table:table-cell table:style-name="ce31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Time</text:p>
          </table:table-cell>
          <table:table-cell table:style-name="ce19" office:value-type="float" office:value="52.458818958819" calcext:value-type="float">
            <text:p>52.46</text:p>
          </table:table-cell>
          <table:table-cell table:style-name="ce25" office:value-type="float" office:value="19.4587150212881" calcext:value-type="float">
            <text:p>19.46</text:p>
          </table:table-cell>
          <table:table-cell table:style-name="ce19" office:value-type="float" office:value="72.5" calcext:value-type="float">
            <text:p>72.50</text:p>
          </table:table-cell>
          <table:table-cell table:style-name="ce25" office:value-type="float" office:value="28.1291663580704" calcext:value-type="float">
            <text:p>28.13</text:p>
          </table:table-cell>
          <table:table-cell table:style-name="ce19" office:value-type="float" office:value="41.6318681318681" calcext:value-type="float">
            <text:p>41.63</text:p>
          </table:table-cell>
          <table:table-cell table:style-name="ce34" office:value-type="float" office:value="15.8064575713216" calcext:value-type="float">
            <text:p>15.81</text:p>
          </table:table-cell>
          <table:table-cell table:style-name="ce25" office:value-type="float" office:value="52.458818958819" calcext:value-type="float">
            <text:p>52.46</text:p>
          </table:table-cell>
          <table:table-cell table:style-name="ce34" office:value-type="float" office:value="19.4587150212881" calcext:value-type="float">
            <text:p>19.46</text:p>
          </table:table-cell>
          <table:table-cell table:style-name="ce25"/>
          <table:table-cell table:style-name="ce19" office:value-type="float" office:value="52.458818958819" calcext:value-type="float">
            <text:p>52.46</text:p>
          </table:table-cell>
          <table:table-cell table:style-name="ce25" office:value-type="float" office:value="19.4587150212881" calcext:value-type="float">
            <text:p>19.46</text:p>
          </table:table-cell>
          <table:table-cell table:style-name="ce19" office:value-type="float" office:value="72.5" calcext:value-type="float">
            <text:p>72.50</text:p>
          </table:table-cell>
          <table:table-cell table:style-name="ce34" office:value-type="float" office:value="28.1291663580704" calcext:value-type="float">
            <text:p>28.13</text:p>
          </table:table-cell>
          <table:table-cell table:style-name="ce25" office:value-type="float" office:value="41.6318681318681" calcext:value-type="float">
            <text:p>41.63</text:p>
          </table:table-cell>
          <table:table-cell table:style-name="ce34" office:value-type="float" office:value="15.8064575713216" calcext:value-type="float">
            <text:p>15.81</text:p>
          </table:table-cell>
          <table:table-cell table:style-name="ce19" office:value-type="float" office:value="52.458818958819" calcext:value-type="float">
            <text:p>52.46</text:p>
          </table:table-cell>
          <table:table-cell table:style-name="ce34" office:value-type="float" office:value="19.4587150212881" calcext:value-type="float">
            <text:p>19.46</text:p>
          </table:table-cell>
          <table:table-cell table:style-name="ce25" table:number-columns-repeated="2"/>
          <table:table-cell table:style-name="ce31"/>
          <table:table-cell table:style-name="ce46" table:formula="of:=IF([.A56]&lt;&gt;&quot;&quot;; [.A56]; &quot;&quot;)" office:value-type="string" office:string-value="Time" calcext:value-type="string">
            <text:p>Time</text:p>
          </table:table-cell>
          <table:table-cell table:style-name="ce121" table:formula="of:=IF(AND([.B56]&lt;&gt;&quot;&quot;; [.C56]&lt;&gt;&quot;&quot;); &quot; $&quot; &amp; TEXT([.B56]; &quot;0.00&quot;) &amp; &quot;_{\pm &quot; &amp; TEXT([.C56]; &quot;0.00&quot;) &amp; &quot;}$ &quot;; &quot;&quot;)" office:value-type="string" office:string-value=" $52.46_{\pm 19.46}$ " calcext:value-type="string">
            <text:p><text:s/>$52.46_{\pm 19.46}$ </text:p>
          </table:table-cell>
          <table:table-cell table:style-name="ce50" table:formula="of:=IF(AND([.D56]&lt;&gt;&quot;&quot;; [.E56]&lt;&gt;&quot;&quot;); &quot; $&quot; &amp; TEXT([.D56]; &quot;0.00&quot;) &amp; &quot;_{\pm &quot; &amp; TEXT([.E56]; &quot;0.00&quot;) &amp; &quot;}$ &quot;; &quot;&quot;)" office:value-type="string" office:string-value=" $72.50_{\pm 28.13}$ " calcext:value-type="string">
            <text:p><text:s/>$72.50_{\pm 28.13}$ </text:p>
          </table:table-cell>
          <table:table-cell table:style-name="ce50" table:formula="of:=IF(AND([.F56]&lt;&gt;&quot;&quot;; [.G56]&lt;&gt;&quot;&quot;); &quot; $&quot; &amp; TEXT([.F56]; &quot;0.00&quot;) &amp; &quot;_{\pm &quot; &amp; TEXT([.G56]; &quot;0.00&quot;) &amp; &quot;}$ &quot;; &quot;&quot;)" office:value-type="string" office:string-value=" $41.63_{\pm 15.81}$ " calcext:value-type="string">
            <text:p><text:s/>$41.63_{\pm 15.81}$ </text:p>
          </table:table-cell>
          <table:table-cell table:style-name="ce121" table:formula="of:=IF(AND([.H56]&lt;&gt;&quot;&quot;; [.I56]&lt;&gt;&quot;&quot;); &quot; $&quot; &amp; TEXT([.H56]; &quot;0.00&quot;) &amp; &quot;_{\pm &quot; &amp; TEXT([.I56]; &quot;0.00&quot;) &amp; &quot;}$ &quot;; &quot;&quot;)" office:value-type="string" office:string-value=" $52.46_{\pm 19.46}$ " calcext:value-type="string">
            <text:p><text:s/>$52.46_{\pm 19.46}$ </text:p>
          </table:table-cell>
          <table:table-cell table:style-name="ce35"/>
          <table:table-cell table:style-name="ce50" table:formula="of:=IF(AND([.K56]&lt;&gt;&quot;&quot;; [.L56]&lt;&gt;&quot;&quot;); &quot; $&quot; &amp; TEXT([.K56]; &quot;0.00&quot;) &amp; &quot;_{\pm &quot; &amp; TEXT([.L56]; &quot;0.00&quot;) &amp; &quot;}$ &quot;; &quot;&quot;)" office:value-type="string" office:string-value=" $52.46_{\pm 19.46}$ " calcext:value-type="string">
            <text:p><text:s/>$52.46_{\pm 19.46}$ </text:p>
          </table:table-cell>
          <table:table-cell table:style-name="ce50" table:formula="of:=IF(AND([.M56]&lt;&gt;&quot;&quot;; [.N56]&lt;&gt;&quot;&quot;); &quot; $&quot; &amp; TEXT([.M56]; &quot;0.00&quot;) &amp; &quot;_{\pm &quot; &amp; TEXT([.N56]; &quot;0.00&quot;) &amp; &quot;}$ &quot;; &quot;&quot;)" office:value-type="string" office:string-value=" $72.50_{\pm 28.13}$ " calcext:value-type="string">
            <text:p><text:s/>$72.50_{\pm 28.13}$ </text:p>
          </table:table-cell>
          <table:table-cell table:style-name="ce50" table:formula="of:=IF(AND([.O56]&lt;&gt;&quot;&quot;; [.P56]&lt;&gt;&quot;&quot;); &quot; $&quot; &amp; TEXT([.O56]; &quot;0.00&quot;) &amp; &quot;_{\pm &quot; &amp; TEXT([.P56]; &quot;0.00&quot;) &amp; &quot;}$ &quot;; &quot;&quot;)" office:value-type="string" office:string-value=" $41.63_{\pm 15.81}$ " calcext:value-type="string">
            <text:p><text:s/>$41.63_{\pm 15.81}$ </text:p>
          </table:table-cell>
          <table:table-cell table:style-name="ce50" table:formula="of:=IF(AND([.Q56]&lt;&gt;&quot;&quot;; [.R56]&lt;&gt;&quot;&quot;); &quot; $&quot; &amp; TEXT([.Q56]; &quot;0.00&quot;) &amp; &quot;_{\pm &quot; &amp; TEXT([.R56]; &quot;0.00&quot;) &amp; &quot;}$ &quot;; &quot;&quot;)" office:value-type="string" office:string-value=" $52.46_{\pm 19.46}$ " calcext:value-type="string">
            <text:p><text:s/>$52.46_{\pm 19.46}$ </text:p>
          </table:table-cell>
          <table:table-cell table:style-name="ce31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Duration</text:p>
          </table:table-cell>
          <table:table-cell table:style-name="ce19" office:value-type="float" office:value="77.1271966380413" calcext:value-type="float">
            <text:p>77.13</text:p>
          </table:table-cell>
          <table:table-cell table:style-name="ce25" office:value-type="float" office:value="13.4275939931197" calcext:value-type="float">
            <text:p>13.43</text:p>
          </table:table-cell>
          <table:table-cell table:style-name="ce19" office:value-type="float" office:value="83.3298079462721" calcext:value-type="float">
            <text:p>83.33</text:p>
          </table:table-cell>
          <table:table-cell table:style-name="ce25" office:value-type="float" office:value="11.8909564061658" calcext:value-type="float">
            <text:p>11.89</text:p>
          </table:table-cell>
          <table:table-cell table:style-name="ce19" office:value-type="float" office:value="72.2420744352822" calcext:value-type="float">
            <text:p>72.24</text:p>
          </table:table-cell>
          <table:table-cell table:style-name="ce34" office:value-type="float" office:value="14.5168309297515" calcext:value-type="float">
            <text:p>14.52</text:p>
          </table:table-cell>
          <table:table-cell table:style-name="ce25" office:value-type="float" office:value="77.1271966380413" calcext:value-type="float">
            <text:p>77.13</text:p>
          </table:table-cell>
          <table:table-cell table:style-name="ce34" office:value-type="float" office:value="13.4275939931197" calcext:value-type="float">
            <text:p>13.43</text:p>
          </table:table-cell>
          <table:table-cell table:style-name="ce25"/>
          <table:table-cell table:style-name="ce19" office:value-type="float" office:value="80.2410201249689" calcext:value-type="float">
            <text:p>80.24</text:p>
          </table:table-cell>
          <table:table-cell table:style-name="ce25" office:value-type="float" office:value="13.5743595498804" calcext:value-type="float">
            <text:p>13.57</text:p>
          </table:table-cell>
          <table:table-cell table:style-name="ce19" office:value-type="float" office:value="86.6760472283721" calcext:value-type="float">
            <text:p>86.68</text:p>
          </table:table-cell>
          <table:table-cell table:style-name="ce34" office:value-type="float" office:value="12.1093889716163" calcext:value-type="float">
            <text:p>12.11</text:p>
          </table:table-cell>
          <table:table-cell table:style-name="ce25" office:value-type="float" office:value="75.1708891589276" calcext:value-type="float">
            <text:p>75.17</text:p>
          </table:table-cell>
          <table:table-cell table:style-name="ce34" office:value-type="float" office:value="14.6981855220882" calcext:value-type="float">
            <text:p>14.70</text:p>
          </table:table-cell>
          <table:table-cell table:style-name="ce19" office:value-type="float" office:value="80.2410201249689" calcext:value-type="float">
            <text:p>80.24</text:p>
          </table:table-cell>
          <table:table-cell table:style-name="ce34" office:value-type="float" office:value="13.5743595498804" calcext:value-type="float">
            <text:p>13.57</text:p>
          </table:table-cell>
          <table:table-cell table:style-name="ce25" table:number-columns-repeated="2"/>
          <table:table-cell table:style-name="ce31"/>
          <table:table-cell table:style-name="ce46" table:formula="of:=IF([.A57]&lt;&gt;&quot;&quot;; [.A57]; &quot;&quot;)" office:value-type="string" office:string-value="Duration" calcext:value-type="string">
            <text:p>Duration</text:p>
          </table:table-cell>
          <table:table-cell table:style-name="ce121" table:formula="of:=IF(AND([.B57]&lt;&gt;&quot;&quot;; [.C57]&lt;&gt;&quot;&quot;); &quot; $&quot; &amp; TEXT([.B57]; &quot;0.00&quot;) &amp; &quot;_{\pm &quot; &amp; TEXT([.C57]; &quot;0.00&quot;) &amp; &quot;}$ &quot;; &quot;&quot;)" office:value-type="string" office:string-value=" $77.13_{\pm 13.43}$ " calcext:value-type="string">
            <text:p><text:s/>$77.13_{\pm 13.43}$ </text:p>
          </table:table-cell>
          <table:table-cell table:style-name="ce50" table:formula="of:=IF(AND([.D57]&lt;&gt;&quot;&quot;; [.E57]&lt;&gt;&quot;&quot;); &quot; $&quot; &amp; TEXT([.D57]; &quot;0.00&quot;) &amp; &quot;_{\pm &quot; &amp; TEXT([.E57]; &quot;0.00&quot;) &amp; &quot;}$ &quot;; &quot;&quot;)" office:value-type="string" office:string-value=" $83.33_{\pm 11.89}$ " calcext:value-type="string">
            <text:p><text:s/>$83.33_{\pm 11.89}$ </text:p>
          </table:table-cell>
          <table:table-cell table:style-name="ce50" table:formula="of:=IF(AND([.F57]&lt;&gt;&quot;&quot;; [.G57]&lt;&gt;&quot;&quot;); &quot; $&quot; &amp; TEXT([.F57]; &quot;0.00&quot;) &amp; &quot;_{\pm &quot; &amp; TEXT([.G57]; &quot;0.00&quot;) &amp; &quot;}$ &quot;; &quot;&quot;)" office:value-type="string" office:string-value=" $72.24_{\pm 14.52}$ " calcext:value-type="string">
            <text:p><text:s/>$72.24_{\pm 14.52}$ </text:p>
          </table:table-cell>
          <table:table-cell table:style-name="ce121" table:formula="of:=IF(AND([.H57]&lt;&gt;&quot;&quot;; [.I57]&lt;&gt;&quot;&quot;); &quot; $&quot; &amp; TEXT([.H57]; &quot;0.00&quot;) &amp; &quot;_{\pm &quot; &amp; TEXT([.I57]; &quot;0.00&quot;) &amp; &quot;}$ &quot;; &quot;&quot;)" office:value-type="string" office:string-value=" $77.13_{\pm 13.43}$ " calcext:value-type="string">
            <text:p><text:s/>$77.13_{\pm 13.43}$ </text:p>
          </table:table-cell>
          <table:table-cell table:style-name="ce35"/>
          <table:table-cell table:style-name="ce50" table:formula="of:=IF(AND([.K57]&lt;&gt;&quot;&quot;; [.L57]&lt;&gt;&quot;&quot;); &quot; $&quot; &amp; TEXT([.K57]; &quot;0.00&quot;) &amp; &quot;_{\pm &quot; &amp; TEXT([.L57]; &quot;0.00&quot;) &amp; &quot;}$ &quot;; &quot;&quot;)" office:value-type="string" office:string-value=" $80.24_{\pm 13.57}$ " calcext:value-type="string">
            <text:p><text:s/>$80.24_{\pm 13.57}$ </text:p>
          </table:table-cell>
          <table:table-cell table:style-name="ce50" table:formula="of:=IF(AND([.M57]&lt;&gt;&quot;&quot;; [.N57]&lt;&gt;&quot;&quot;); &quot; $&quot; &amp; TEXT([.M57]; &quot;0.00&quot;) &amp; &quot;_{\pm &quot; &amp; TEXT([.N57]; &quot;0.00&quot;) &amp; &quot;}$ &quot;; &quot;&quot;)" office:value-type="string" office:string-value=" $86.68_{\pm 12.11}$ " calcext:value-type="string">
            <text:p><text:s/>$86.68_{\pm 12.11}$ </text:p>
          </table:table-cell>
          <table:table-cell table:style-name="ce50" table:formula="of:=IF(AND([.O57]&lt;&gt;&quot;&quot;; [.P57]&lt;&gt;&quot;&quot;); &quot; $&quot; &amp; TEXT([.O57]; &quot;0.00&quot;) &amp; &quot;_{\pm &quot; &amp; TEXT([.P57]; &quot;0.00&quot;) &amp; &quot;}$ &quot;; &quot;&quot;)" office:value-type="string" office:string-value=" $75.17_{\pm 14.70}$ " calcext:value-type="string">
            <text:p><text:s/>$75.17_{\pm 14.70}$ </text:p>
          </table:table-cell>
          <table:table-cell table:style-name="ce50" table:formula="of:=IF(AND([.Q57]&lt;&gt;&quot;&quot;; [.R57]&lt;&gt;&quot;&quot;); &quot; $&quot; &amp; TEXT([.Q57]; &quot;0.00&quot;) &amp; &quot;_{\pm &quot; &amp; TEXT([.R57]; &quot;0.00&quot;) &amp; &quot;}$ &quot;; &quot;&quot;)" office:value-type="string" office:string-value=" $80.24_{\pm 13.57}$ " calcext:value-type="string">
            <text:p><text:s/>$80.24_{\pm 13.57}$ </text:p>
          </table:table-cell>
          <table:table-cell table:style-name="ce31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Set</text:p>
          </table:table-cell>
          <table:table-cell table:style-name="ce19" office:value-type="float" office:value="73.3015873015873" calcext:value-type="float">
            <text:p>73.30</text:p>
          </table:table-cell>
          <table:table-cell table:style-name="ce25" office:value-type="float" office:value="31.830823271692" calcext:value-type="float">
            <text:p>31.83</text:p>
          </table:table-cell>
          <table:table-cell table:style-name="ce19" office:value-type="float" office:value="83" calcext:value-type="float">
            <text:p>83.00</text:p>
          </table:table-cell>
          <table:table-cell table:style-name="ce25" office:value-type="float" office:value="31.6385840391128" calcext:value-type="float">
            <text:p>31.64</text:p>
          </table:table-cell>
          <table:table-cell table:style-name="ce19" office:value-type="float" office:value="68.3333333333333" calcext:value-type="float">
            <text:p>68.33</text:p>
          </table:table-cell>
          <table:table-cell table:style-name="ce34" office:value-type="float" office:value="33.9034577063232" calcext:value-type="float">
            <text:p>33.90</text:p>
          </table:table-cell>
          <table:table-cell table:style-name="ce25" office:value-type="float" office:value="73.3015873015873" calcext:value-type="float">
            <text:p>73.30</text:p>
          </table:table-cell>
          <table:table-cell table:style-name="ce34" office:value-type="float" office:value="31.830823271692" calcext:value-type="float">
            <text:p>31.83</text:p>
          </table:table-cell>
          <table:table-cell table:style-name="ce25"/>
          <table:table-cell table:style-name="ce19" office:value-type="float" office:value="73.3015873015873" calcext:value-type="float">
            <text:p>73.30</text:p>
          </table:table-cell>
          <table:table-cell table:style-name="ce25" office:value-type="float" office:value="31.830823271692" calcext:value-type="float">
            <text:p>31.83</text:p>
          </table:table-cell>
          <table:table-cell table:style-name="ce19" office:value-type="float" office:value="83" calcext:value-type="float">
            <text:p>83.00</text:p>
          </table:table-cell>
          <table:table-cell table:style-name="ce34" office:value-type="float" office:value="31.6385840391128" calcext:value-type="float">
            <text:p>31.64</text:p>
          </table:table-cell>
          <table:table-cell table:style-name="ce25" office:value-type="float" office:value="68.3333333333333" calcext:value-type="float">
            <text:p>68.33</text:p>
          </table:table-cell>
          <table:table-cell table:style-name="ce34" office:value-type="float" office:value="33.9034577063232" calcext:value-type="float">
            <text:p>33.90</text:p>
          </table:table-cell>
          <table:table-cell table:style-name="ce19" office:value-type="float" office:value="73.3015873015873" calcext:value-type="float">
            <text:p>73.30</text:p>
          </table:table-cell>
          <table:table-cell table:style-name="ce34" office:value-type="float" office:value="31.830823271692" calcext:value-type="float">
            <text:p>31.83</text:p>
          </table:table-cell>
          <table:table-cell table:style-name="ce25"/>
          <table:table-cell table:style-name="ce93" table:number-columns-repeated="2"/>
          <table:table-cell table:style-name="ce45" table:formula="of:=IF([.A58]&lt;&gt;&quot;&quot;; [.A58]; &quot;&quot;)" office:value-type="string" office:string-value="Set" calcext:value-type="string">
            <text:p>Set</text:p>
          </table:table-cell>
          <table:table-cell table:style-name="ce31" table:formula="of:=IF(AND([.B58]&lt;&gt;&quot;&quot;; [.C58]&lt;&gt;&quot;&quot;); &quot; $&quot; &amp; TEXT([.B58]; &quot;0.00&quot;) &amp; &quot;_{\pm &quot; &amp; TEXT([.C58]; &quot;0.00&quot;) &amp; &quot;}$ &quot;; &quot;&quot;)" office:value-type="string" office:string-value=" $73.30_{\pm 31.83}$ " calcext:value-type="string">
            <text:p><text:s/>$73.30_{\pm 31.83}$ </text:p>
          </table:table-cell>
          <table:table-cell table:style-name="ce50" table:formula="of:=IF(AND([.D58]&lt;&gt;&quot;&quot;; [.E58]&lt;&gt;&quot;&quot;); &quot; $&quot; &amp; TEXT([.D58]; &quot;0.00&quot;) &amp; &quot;_{\pm &quot; &amp; TEXT([.E58]; &quot;0.00&quot;) &amp; &quot;}$ &quot;; &quot;&quot;)" office:value-type="string" office:string-value=" $83.00_{\pm 31.64}$ " calcext:value-type="string">
            <text:p><text:s/>$83.00_{\pm 31.64}$ </text:p>
          </table:table-cell>
          <table:table-cell table:style-name="ce50" table:formula="of:=IF(AND([.F58]&lt;&gt;&quot;&quot;; [.G58]&lt;&gt;&quot;&quot;); &quot; $&quot; &amp; TEXT([.F58]; &quot;0.00&quot;) &amp; &quot;_{\pm &quot; &amp; TEXT([.G58]; &quot;0.00&quot;) &amp; &quot;}$ &quot;; &quot;&quot;)" office:value-type="string" office:string-value=" $68.33_{\pm 33.90}$ " calcext:value-type="string">
            <text:p><text:s/>$68.33_{\pm 33.90}$ </text:p>
          </table:table-cell>
          <table:table-cell table:style-name="ce121" table:formula="of:=IF(AND([.H58]&lt;&gt;&quot;&quot;; [.I58]&lt;&gt;&quot;&quot;); &quot; $&quot; &amp; TEXT([.H58]; &quot;0.00&quot;) &amp; &quot;_{\pm &quot; &amp; TEXT([.I58]; &quot;0.00&quot;) &amp; &quot;}$ &quot;; &quot;&quot;)" office:value-type="string" office:string-value=" $73.30_{\pm 31.83}$ " calcext:value-type="string">
            <text:p><text:s/>$73.30_{\pm 31.83}$ </text:p>
          </table:table-cell>
          <table:table-cell table:style-name="ce52"/>
          <table:table-cell table:style-name="ce50" table:formula="of:=IF(AND([.K58]&lt;&gt;&quot;&quot;; [.L58]&lt;&gt;&quot;&quot;); &quot; $&quot; &amp; TEXT([.K58]; &quot;0.00&quot;) &amp; &quot;_{\pm &quot; &amp; TEXT([.L58]; &quot;0.00&quot;) &amp; &quot;}$ &quot;; &quot;&quot;)" office:value-type="string" office:string-value=" $73.30_{\pm 31.83}$ " calcext:value-type="string">
            <text:p><text:s/>$73.30_{\pm 31.83}$ </text:p>
          </table:table-cell>
          <table:table-cell table:style-name="ce50" table:formula="of:=IF(AND([.M58]&lt;&gt;&quot;&quot;; [.N58]&lt;&gt;&quot;&quot;); &quot; $&quot; &amp; TEXT([.M58]; &quot;0.00&quot;) &amp; &quot;_{\pm &quot; &amp; TEXT([.N58]; &quot;0.00&quot;) &amp; &quot;}$ &quot;; &quot;&quot;)" office:value-type="string" office:string-value=" $83.00_{\pm 31.64}$ " calcext:value-type="string">
            <text:p><text:s/>$83.00_{\pm 31.64}$ </text:p>
          </table:table-cell>
          <table:table-cell table:style-name="ce50" table:formula="of:=IF(AND([.O58]&lt;&gt;&quot;&quot;; [.P58]&lt;&gt;&quot;&quot;); &quot; $&quot; &amp; TEXT([.O58]; &quot;0.00&quot;) &amp; &quot;_{\pm &quot; &amp; TEXT([.P58]; &quot;0.00&quot;) &amp; &quot;}$ &quot;; &quot;&quot;)" office:value-type="string" office:string-value=" $68.33_{\pm 33.90}$ " calcext:value-type="string">
            <text:p><text:s/>$68.33_{\pm 33.90}$ </text:p>
          </table:table-cell>
          <table:table-cell table:style-name="ce50" table:formula="of:=IF(AND([.Q58]&lt;&gt;&quot;&quot;; [.R58]&lt;&gt;&quot;&quot;); &quot; $&quot; &amp; TEXT([.Q58]; &quot;0.00&quot;) &amp; &quot;_{\pm &quot; &amp; TEXT([.R58]; &quot;0.00&quot;) &amp; &quot;}$ &quot;; &quot;&quot;)" office:value-type="string" office:string-value=" $73.30_{\pm 31.83}$ " calcext:value-type="string">
            <text:p><text:s/>$73.30_{\pm 31.83}$ </text:p>
          </table:table-cell>
          <table:table-cell table:style-name="ce31" table:number-columns-repeated="2"/>
          <table:table-cell table:number-columns-repeated="16351"/>
        </table:table-row>
        <table:table-row table:style-name="ro1">
          <table:table-cell table:style-name="ce10"/>
          <table:table-cell table:style-name="ce20"/>
          <table:table-cell table:style-name="ce26"/>
          <table:table-cell table:style-name="ce20"/>
          <table:table-cell table:style-name="ce26"/>
          <table:table-cell table:style-name="ce20"/>
          <table:table-cell table:style-name="ce33"/>
          <table:table-cell table:style-name="ce26"/>
          <table:table-cell table:style-name="ce33"/>
          <table:table-cell table:style-name="ce26"/>
          <table:table-cell table:style-name="ce20"/>
          <table:table-cell table:style-name="ce26"/>
          <table:table-cell table:style-name="ce20"/>
          <table:table-cell table:style-name="ce33"/>
          <table:table-cell table:style-name="ce26"/>
          <table:table-cell table:style-name="ce33"/>
          <table:table-cell table:style-name="ce20"/>
          <table:table-cell table:style-name="ce33"/>
          <table:table-cell table:style-name="ce26" table:number-columns-repeated="2"/>
          <table:table-cell table:style-name="ce24"/>
          <table:table-cell table:style-name="ce46" table:formula="of:=IF([.A59]&lt;&gt;&quot;&quot;; [.A59]; &quot;&quot;)">
            <text:p/>
          </table:table-cell>
          <table:table-cell table:style-name="ce24" table:formula="of:=IF(AND([.B59]&lt;&gt;&quot;&quot;; [.C59]&lt;&gt;&quot;&quot;); &quot; $&quot; &amp; TEXT([.B59]; &quot;0.00&quot;) &amp; &quot;_{\pm &quot; &amp; TEXT([.C59]; &quot;0.00&quot;) &amp; &quot;}$ &quot;; &quot;&quot;)">
            <text:p/>
          </table:table-cell>
          <table:table-cell table:style-name="ce49" table:formula="of:=IF(AND([.D59]&lt;&gt;&quot;&quot;; [.E59]&lt;&gt;&quot;&quot;); &quot; $&quot; &amp; TEXT([.D59]; &quot;0.00&quot;) &amp; &quot;_{\pm &quot; &amp; TEXT([.E59]; &quot;0.00&quot;) &amp; &quot;}$ &quot;; &quot;&quot;)">
            <text:p/>
          </table:table-cell>
          <table:table-cell table:style-name="ce49" table:formula="of:=IF(AND([.F59]&lt;&gt;&quot;&quot;; [.G59]&lt;&gt;&quot;&quot;); &quot; $&quot; &amp; TEXT([.F59]; &quot;0.00&quot;) &amp; &quot;_{\pm &quot; &amp; TEXT([.G59]; &quot;0.00&quot;) &amp; &quot;}$ &quot;; &quot;&quot;)">
            <text:p/>
          </table:table-cell>
          <table:table-cell table:style-name="ce24" table:formula="of:=IF(AND([.H59]&lt;&gt;&quot;&quot;; [.I59]&lt;&gt;&quot;&quot;); &quot; $&quot; &amp; TEXT([.H59]; &quot;0.00&quot;) &amp; &quot;_{\pm &quot; &amp; TEXT([.I59]; &quot;0.00&quot;) &amp; &quot;}$ &quot;; &quot;&quot;)">
            <text:p/>
          </table:table-cell>
          <table:table-cell table:style-name="ce35"/>
          <table:table-cell table:style-name="ce49" table:formula="of:=IF(AND([.K59]&lt;&gt;&quot;&quot;; [.L59]&lt;&gt;&quot;&quot;); &quot; $&quot; &amp; TEXT([.K59]; &quot;0.00&quot;) &amp; &quot;_{\pm &quot; &amp; TEXT([.L59]; &quot;0.00&quot;) &amp; &quot;}$ &quot;; &quot;&quot;)">
            <text:p/>
          </table:table-cell>
          <table:table-cell table:style-name="ce49" table:formula="of:=IF(AND([.M59]&lt;&gt;&quot;&quot;; [.N59]&lt;&gt;&quot;&quot;); &quot; $&quot; &amp; TEXT([.M59]; &quot;0.00&quot;) &amp; &quot;_{\pm &quot; &amp; TEXT([.N59]; &quot;0.00&quot;) &amp; &quot;}$ &quot;; &quot;&quot;)">
            <text:p/>
          </table:table-cell>
          <table:table-cell table:style-name="ce49" table:formula="of:=IF(AND([.O59]&lt;&gt;&quot;&quot;; [.P59]&lt;&gt;&quot;&quot;); &quot; $&quot; &amp; TEXT([.O59]; &quot;0.00&quot;) &amp; &quot;_{\pm &quot; &amp; TEXT([.P59]; &quot;0.00&quot;) &amp; &quot;}$ &quot;; &quot;&quot;)">
            <text:p/>
          </table:table-cell>
          <table:table-cell table:style-name="ce49" table:formula="of:=IF(AND([.Q59]&lt;&gt;&quot;&quot;; [.R59]&lt;&gt;&quot;&quot;); &quot; $&quot; &amp; TEXT([.Q59]; &quot;0.00&quot;) &amp; &quot;_{\pm &quot; &amp; TEXT([.R59]; &quot;0.00&quot;) &amp; &quot;}$ &quot;; &quot;&quot;)">
            <text:p/>
          </table:table-cell>
          <table:table-cell table:style-name="ce31" table:number-columns-repeated="2"/>
          <table:table-cell table:number-columns-repeated="16351"/>
        </table:table-row>
        <table:table-row table:style-name="ro1">
          <table:table-cell table:style-name="ce13" office:value-type="string" calcext:value-type="string">
            <text:p>(TimeBank)</text:p>
          </table:table-cell>
          <table:table-cell table:style-name="ce19" office:value-type="float" office:value="91.4291923487204" calcext:value-type="float">
            <text:p>91.43</text:p>
          </table:table-cell>
          <table:table-cell table:style-name="ce25" office:value-type="float" office:value="1.86176615097361" calcext:value-type="float">
            <text:p>1.86</text:p>
          </table:table-cell>
          <table:table-cell table:style-name="ce19" office:value-type="float" office:value="96.1172721786372" calcext:value-type="float">
            <text:p>96.12</text:p>
          </table:table-cell>
          <table:table-cell table:style-name="ce25" office:value-type="float" office:value="1.39690694353865" calcext:value-type="float">
            <text:p>1.40</text:p>
          </table:table-cell>
          <table:table-cell table:style-name="ce19" office:value-type="float" office:value="87.2103700091213" calcext:value-type="float">
            <text:p>87.21</text:p>
          </table:table-cell>
          <table:table-cell table:style-name="ce34" office:value-type="float" office:value="2.74383331211843" calcext:value-type="float">
            <text:p>2.74</text:p>
          </table:table-cell>
          <table:table-cell table:style-name="ce25" office:value-type="float" office:value="90.0036011024485" calcext:value-type="float">
            <text:p>90.00</text:p>
          </table:table-cell>
          <table:table-cell table:style-name="ce34" office:value-type="float" office:value="1.94705421851376" calcext:value-type="float">
            <text:p>1.95</text:p>
          </table:table-cell>
          <table:table-cell table:style-name="ce25"/>
          <table:table-cell table:style-name="ce19" office:value-type="float" office:value="92.4176012120138" calcext:value-type="float">
            <text:p>92.42</text:p>
          </table:table-cell>
          <table:table-cell table:style-name="ce25" office:value-type="float" office:value="1.60561658128766" calcext:value-type="float">
            <text:p>1.61</text:p>
          </table:table-cell>
          <table:table-cell table:style-name="ce19" office:value-type="float" office:value="97.1579467550988" calcext:value-type="float">
            <text:p>97.16</text:p>
          </table:table-cell>
          <table:table-cell table:style-name="ce34" office:value-type="float" office:value="1.10475074451809" calcext:value-type="float">
            <text:p>1.10</text:p>
          </table:table-cell>
          <table:table-cell table:style-name="ce25" office:value-type="float" office:value="88.151891095264" calcext:value-type="float">
            <text:p>88.15</text:p>
          </table:table-cell>
          <table:table-cell table:style-name="ce34" office:value-type="float" office:value="2.57032401370585" calcext:value-type="float">
            <text:p>2.57</text:p>
          </table:table-cell>
          <table:table-cell table:style-name="ce19" office:value-type="float" office:value="90.8347823312666" calcext:value-type="float">
            <text:p>90.83</text:p>
          </table:table-cell>
          <table:table-cell table:style-name="ce34" office:value-type="float" office:value="1.7991352850064" calcext:value-type="float">
            <text:p>1.80</text:p>
          </table:table-cell>
          <table:table-cell table:style-name="ce25" table:number-columns-repeated="2"/>
          <table:table-cell table:style-name="ce31"/>
          <table:table-cell table:style-name="ce44" table:formula="of:=IF([.A60]&lt;&gt;&quot;&quot;; [.A60]; &quot;&quot;)" office:value-type="string" office:string-value="(TimeBank)" calcext:value-type="string">
            <text:p>(TimeBank)</text:p>
          </table:table-cell>
          <table:table-cell table:style-name="ce121" table:formula="of:=IF(AND([.B60]&lt;&gt;&quot;&quot;; [.C60]&lt;&gt;&quot;&quot;); &quot; $&quot; &amp; TEXT([.B60]; &quot;0.00&quot;) &amp; &quot;_{\pm &quot; &amp; TEXT([.C60]; &quot;0.00&quot;) &amp; &quot;}$ &quot;; &quot;&quot;)" office:value-type="string" office:string-value=" $91.43_{\pm 1.86}$ " calcext:value-type="string">
            <text:p><text:s/>$91.43_{\pm 1.86}$ </text:p>
          </table:table-cell>
          <table:table-cell table:style-name="ce50" table:formula="of:=IF(AND([.D60]&lt;&gt;&quot;&quot;; [.E60]&lt;&gt;&quot;&quot;); &quot; $&quot; &amp; TEXT([.D60]; &quot;0.00&quot;) &amp; &quot;_{\pm &quot; &amp; TEXT([.E60]; &quot;0.00&quot;) &amp; &quot;}$ &quot;; &quot;&quot;)" office:value-type="string" office:string-value=" $96.12_{\pm 1.40}$ " calcext:value-type="string">
            <text:p><text:s/>$96.12_{\pm 1.40}$ </text:p>
          </table:table-cell>
          <table:table-cell table:style-name="ce50" table:formula="of:=IF(AND([.F60]&lt;&gt;&quot;&quot;; [.G60]&lt;&gt;&quot;&quot;); &quot; $&quot; &amp; TEXT([.F60]; &quot;0.00&quot;) &amp; &quot;_{\pm &quot; &amp; TEXT([.G60]; &quot;0.00&quot;) &amp; &quot;}$ &quot;; &quot;&quot;)" office:value-type="string" office:string-value=" $87.21_{\pm 2.74}$ " calcext:value-type="string">
            <text:p><text:s/>$87.21_{\pm 2.74}$ </text:p>
          </table:table-cell>
          <table:table-cell table:style-name="ce121" table:formula="of:=IF(AND([.H60]&lt;&gt;&quot;&quot;; [.I60]&lt;&gt;&quot;&quot;); &quot; $&quot; &amp; TEXT([.H60]; &quot;0.00&quot;) &amp; &quot;_{\pm &quot; &amp; TEXT([.I60]; &quot;0.00&quot;) &amp; &quot;}$ &quot;; &quot;&quot;)" office:value-type="string" office:string-value=" $90.00_{\pm 1.95}$ " calcext:value-type="string">
            <text:p><text:s/>$90.00_{\pm 1.95}$ </text:p>
          </table:table-cell>
          <table:table-cell table:style-name="ce35"/>
          <table:table-cell table:style-name="ce50" table:formula="of:=IF(AND([.K60]&lt;&gt;&quot;&quot;; [.L60]&lt;&gt;&quot;&quot;); &quot; $&quot; &amp; TEXT([.K60]; &quot;0.00&quot;) &amp; &quot;_{\pm &quot; &amp; TEXT([.L60]; &quot;0.00&quot;) &amp; &quot;}$ &quot;; &quot;&quot;)" office:value-type="string" office:string-value=" $92.42_{\pm 1.61}$ " calcext:value-type="string">
            <text:p><text:s/>$92.42_{\pm 1.61}$ </text:p>
          </table:table-cell>
          <table:table-cell table:style-name="ce50" table:formula="of:=IF(AND([.M60]&lt;&gt;&quot;&quot;; [.N60]&lt;&gt;&quot;&quot;); &quot; $&quot; &amp; TEXT([.M60]; &quot;0.00&quot;) &amp; &quot;_{\pm &quot; &amp; TEXT([.N60]; &quot;0.00&quot;) &amp; &quot;}$ &quot;; &quot;&quot;)" office:value-type="string" office:string-value=" $97.16_{\pm 1.10}$ " calcext:value-type="string">
            <text:p><text:s/>$97.16_{\pm 1.10}$ </text:p>
          </table:table-cell>
          <table:table-cell table:style-name="ce50" table:formula="of:=IF(AND([.O60]&lt;&gt;&quot;&quot;; [.P60]&lt;&gt;&quot;&quot;); &quot; $&quot; &amp; TEXT([.O60]; &quot;0.00&quot;) &amp; &quot;_{\pm &quot; &amp; TEXT([.P60]; &quot;0.00&quot;) &amp; &quot;}$ &quot;; &quot;&quot;)" office:value-type="string" office:string-value=" $88.15_{\pm 2.57}$ " calcext:value-type="string">
            <text:p><text:s/>$88.15_{\pm 2.57}$ </text:p>
          </table:table-cell>
          <table:table-cell table:style-name="ce50" table:formula="of:=IF(AND([.Q60]&lt;&gt;&quot;&quot;; [.R60]&lt;&gt;&quot;&quot;); &quot; $&quot; &amp; TEXT([.Q60]; &quot;0.00&quot;) &amp; &quot;_{\pm &quot; &amp; TEXT([.R60]; &quot;0.00&quot;) &amp; &quot;}$ &quot;; &quot;&quot;)" office:value-type="string" office:string-value=" $90.83_{\pm 1.80}$ " calcext:value-type="string">
            <text:p><text:s/>$90.83_{\pm 1.80}$ </text:p>
          </table:table-cell>
          <table:table-cell table:style-name="ce31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Date</text:p>
          </table:table-cell>
          <table:table-cell table:style-name="ce19" office:value-type="float" office:value="91.7674293652998" calcext:value-type="float">
            <text:p>91.77</text:p>
          </table:table-cell>
          <table:table-cell table:style-name="ce25" office:value-type="float" office:value="1.53062720915374" calcext:value-type="float">
            <text:p>1.53</text:p>
          </table:table-cell>
          <table:table-cell table:style-name="ce19" office:value-type="float" office:value="95.5049164923073" calcext:value-type="float">
            <text:p>95.50</text:p>
          </table:table-cell>
          <table:table-cell table:style-name="ce25" office:value-type="float" office:value="2.20615222192543" calcext:value-type="float">
            <text:p>2.21</text:p>
          </table:table-cell>
          <table:table-cell table:style-name="ce19" office:value-type="float" office:value="88.3519012397987" calcext:value-type="float">
            <text:p>88.35</text:p>
          </table:table-cell>
          <table:table-cell table:style-name="ce34" office:value-type="float" office:value="1.99985041179497" calcext:value-type="float">
            <text:p>2.00</text:p>
          </table:table-cell>
          <table:table-cell table:style-name="ce25" office:value-type="float" office:value="91.7674293652998" calcext:value-type="float">
            <text:p>91.77</text:p>
          </table:table-cell>
          <table:table-cell table:style-name="ce34" office:value-type="float" office:value="1.53062720915374" calcext:value-type="float">
            <text:p>1.53</text:p>
          </table:table-cell>
          <table:table-cell table:style-name="ce25"/>
          <table:table-cell table:style-name="ce19" office:value-type="float" office:value="91.9230043755818" calcext:value-type="float">
            <text:p>91.92</text:p>
          </table:table-cell>
          <table:table-cell table:style-name="ce25" office:value-type="float" office:value="1.35279013127359" calcext:value-type="float">
            <text:p>1.35</text:p>
          </table:table-cell>
          <table:table-cell table:style-name="ce19" office:value-type="float" office:value="95.6666112365095" calcext:value-type="float">
            <text:p>95.67</text:p>
          </table:table-cell>
          <table:table-cell table:style-name="ce34" office:value-type="float" office:value="2.06629765334495" calcext:value-type="float">
            <text:p>2.07</text:p>
          </table:table-cell>
          <table:table-cell table:style-name="ce25" office:value-type="float" office:value="88.5019184481597" calcext:value-type="float">
            <text:p>88.50</text:p>
          </table:table-cell>
          <table:table-cell table:style-name="ce34" office:value-type="float" office:value="1.89385763704956" calcext:value-type="float">
            <text:p>1.89</text:p>
          </table:table-cell>
          <table:table-cell table:style-name="ce19" office:value-type="float" office:value="91.9230043755818" calcext:value-type="float">
            <text:p>91.92</text:p>
          </table:table-cell>
          <table:table-cell table:style-name="ce34" office:value-type="float" office:value="1.35279013127359" calcext:value-type="float">
            <text:p>1.35</text:p>
          </table:table-cell>
          <table:table-cell table:style-name="ce25" table:number-columns-repeated="2"/>
          <table:table-cell table:style-name="ce31"/>
          <table:table-cell table:style-name="ce46" table:formula="of:=IF([.A61]&lt;&gt;&quot;&quot;; [.A61]; &quot;&quot;)" office:value-type="string" office:string-value="Date" calcext:value-type="string">
            <text:p>Date</text:p>
          </table:table-cell>
          <table:table-cell table:style-name="ce121" table:formula="of:=IF(AND([.B61]&lt;&gt;&quot;&quot;; [.C61]&lt;&gt;&quot;&quot;); &quot; $&quot; &amp; TEXT([.B61]; &quot;0.00&quot;) &amp; &quot;_{\pm &quot; &amp; TEXT([.C61]; &quot;0.00&quot;) &amp; &quot;}$ &quot;; &quot;&quot;)" office:value-type="string" office:string-value=" $91.77_{\pm 1.53}$ " calcext:value-type="string">
            <text:p><text:s/>$91.77_{\pm 1.53}$ </text:p>
          </table:table-cell>
          <table:table-cell table:style-name="ce50" table:formula="of:=IF(AND([.D61]&lt;&gt;&quot;&quot;; [.E61]&lt;&gt;&quot;&quot;); &quot; $&quot; &amp; TEXT([.D61]; &quot;0.00&quot;) &amp; &quot;_{\pm &quot; &amp; TEXT([.E61]; &quot;0.00&quot;) &amp; &quot;}$ &quot;; &quot;&quot;)" office:value-type="string" office:string-value=" $95.50_{\pm 2.21}$ " calcext:value-type="string">
            <text:p><text:s/>$95.50_{\pm 2.21}$ </text:p>
          </table:table-cell>
          <table:table-cell table:style-name="ce50" table:formula="of:=IF(AND([.F61]&lt;&gt;&quot;&quot;; [.G61]&lt;&gt;&quot;&quot;); &quot; $&quot; &amp; TEXT([.F61]; &quot;0.00&quot;) &amp; &quot;_{\pm &quot; &amp; TEXT([.G61]; &quot;0.00&quot;) &amp; &quot;}$ &quot;; &quot;&quot;)" office:value-type="string" office:string-value=" $88.35_{\pm 2.00}$ " calcext:value-type="string">
            <text:p><text:s/>$88.35_{\pm 2.00}$ </text:p>
          </table:table-cell>
          <table:table-cell table:style-name="ce121" table:formula="of:=IF(AND([.H61]&lt;&gt;&quot;&quot;; [.I61]&lt;&gt;&quot;&quot;); &quot; $&quot; &amp; TEXT([.H61]; &quot;0.00&quot;) &amp; &quot;_{\pm &quot; &amp; TEXT([.I61]; &quot;0.00&quot;) &amp; &quot;}$ &quot;; &quot;&quot;)" office:value-type="string" office:string-value=" $91.77_{\pm 1.53}$ " calcext:value-type="string">
            <text:p><text:s/>$91.77_{\pm 1.53}$ </text:p>
          </table:table-cell>
          <table:table-cell table:style-name="ce35"/>
          <table:table-cell table:style-name="ce50" table:formula="of:=IF(AND([.K61]&lt;&gt;&quot;&quot;; [.L61]&lt;&gt;&quot;&quot;); &quot; $&quot; &amp; TEXT([.K61]; &quot;0.00&quot;) &amp; &quot;_{\pm &quot; &amp; TEXT([.L61]; &quot;0.00&quot;) &amp; &quot;}$ &quot;; &quot;&quot;)" office:value-type="string" office:string-value=" $91.92_{\pm 1.35}$ " calcext:value-type="string">
            <text:p><text:s/>$91.92_{\pm 1.35}$ </text:p>
          </table:table-cell>
          <table:table-cell table:style-name="ce50" table:formula="of:=IF(AND([.M61]&lt;&gt;&quot;&quot;; [.N61]&lt;&gt;&quot;&quot;); &quot; $&quot; &amp; TEXT([.M61]; &quot;0.00&quot;) &amp; &quot;_{\pm &quot; &amp; TEXT([.N61]; &quot;0.00&quot;) &amp; &quot;}$ &quot;; &quot;&quot;)" office:value-type="string" office:string-value=" $95.67_{\pm 2.07}$ " calcext:value-type="string">
            <text:p><text:s/>$95.67_{\pm 2.07}$ </text:p>
          </table:table-cell>
          <table:table-cell table:style-name="ce50" table:formula="of:=IF(AND([.O61]&lt;&gt;&quot;&quot;; [.P61]&lt;&gt;&quot;&quot;); &quot; $&quot; &amp; TEXT([.O61]; &quot;0.00&quot;) &amp; &quot;_{\pm &quot; &amp; TEXT([.P61]; &quot;0.00&quot;) &amp; &quot;}$ &quot;; &quot;&quot;)" office:value-type="string" office:string-value=" $88.50_{\pm 1.89}$ " calcext:value-type="string">
            <text:p><text:s/>$88.50_{\pm 1.89}$ </text:p>
          </table:table-cell>
          <table:table-cell table:style-name="ce50" table:formula="of:=IF(AND([.Q61]&lt;&gt;&quot;&quot;; [.R61]&lt;&gt;&quot;&quot;); &quot; $&quot; &amp; TEXT([.Q61]; &quot;0.00&quot;) &amp; &quot;_{\pm &quot; &amp; TEXT([.R61]; &quot;0.00&quot;) &amp; &quot;}$ &quot;; &quot;&quot;)" office:value-type="string" office:string-value=" $91.92_{\pm 1.35}$ " calcext:value-type="string">
            <text:p><text:s/>$91.92_{\pm 1.35}$ </text:p>
          </table:table-cell>
          <table:table-cell table:style-name="ce31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Time</text:p>
          </table:table-cell>
          <table:table-cell table:style-name="ce19" office:value-type="float" office:value="56.7241924741925" calcext:value-type="float">
            <text:p>56.72</text:p>
          </table:table-cell>
          <table:table-cell table:style-name="ce25" office:value-type="float" office:value="17.4931889098121" calcext:value-type="float">
            <text:p>17.49</text:p>
          </table:table-cell>
          <table:table-cell table:style-name="ce19" office:value-type="float" office:value="83.8095238095238" calcext:value-type="float">
            <text:p>83.81</text:p>
          </table:table-cell>
          <table:table-cell table:style-name="ce25" office:value-type="float" office:value="22.0492131481719" calcext:value-type="float">
            <text:p>22.05</text:p>
          </table:table-cell>
          <table:table-cell table:style-name="ce19" office:value-type="float" office:value="44.1507936507937" calcext:value-type="float">
            <text:p>44.15</text:p>
          </table:table-cell>
          <table:table-cell table:style-name="ce34" office:value-type="float" office:value="16.4126542782864" calcext:value-type="float">
            <text:p>16.41</text:p>
          </table:table-cell>
          <table:table-cell table:style-name="ce25" office:value-type="float" office:value="56.7241924741925" calcext:value-type="float">
            <text:p>56.72</text:p>
          </table:table-cell>
          <table:table-cell table:style-name="ce34" office:value-type="float" office:value="17.4931889098121" calcext:value-type="float">
            <text:p>17.49</text:p>
          </table:table-cell>
          <table:table-cell table:style-name="ce25"/>
          <table:table-cell table:style-name="ce19" office:value-type="float" office:value="61.9741924741925" calcext:value-type="float">
            <text:p>61.97</text:p>
          </table:table-cell>
          <table:table-cell table:style-name="ce25" office:value-type="float" office:value="13.2181745054055" calcext:value-type="float">
            <text:p>13.22</text:p>
          </table:table-cell>
          <table:table-cell table:style-name="ce19" office:value-type="float" office:value="91.9047619047619" calcext:value-type="float">
            <text:p>91.90</text:p>
          </table:table-cell>
          <table:table-cell table:style-name="ce34" office:value-type="float" office:value="13.3077986785544" calcext:value-type="float">
            <text:p>13.31</text:p>
          </table:table-cell>
          <table:table-cell table:style-name="ce25" office:value-type="float" office:value="48.1190476190476" calcext:value-type="float">
            <text:p>48.12</text:p>
          </table:table-cell>
          <table:table-cell table:style-name="ce34" office:value-type="float" office:value="14.222968464691" calcext:value-type="float">
            <text:p>14.22</text:p>
          </table:table-cell>
          <table:table-cell table:style-name="ce19" office:value-type="float" office:value="61.9741924741925" calcext:value-type="float">
            <text:p>61.97</text:p>
          </table:table-cell>
          <table:table-cell table:style-name="ce34" office:value-type="float" office:value="13.2181745054055" calcext:value-type="float">
            <text:p>13.22</text:p>
          </table:table-cell>
          <table:table-cell table:style-name="ce25" table:number-columns-repeated="2"/>
          <table:table-cell table:style-name="ce31"/>
          <table:table-cell table:style-name="ce46" table:formula="of:=IF([.A62]&lt;&gt;&quot;&quot;; [.A62]; &quot;&quot;)" office:value-type="string" office:string-value="Time" calcext:value-type="string">
            <text:p>Time</text:p>
          </table:table-cell>
          <table:table-cell table:style-name="ce121" table:formula="of:=IF(AND([.B62]&lt;&gt;&quot;&quot;; [.C62]&lt;&gt;&quot;&quot;); &quot; $&quot; &amp; TEXT([.B62]; &quot;0.00&quot;) &amp; &quot;_{\pm &quot; &amp; TEXT([.C62]; &quot;0.00&quot;) &amp; &quot;}$ &quot;; &quot;&quot;)" office:value-type="string" office:string-value=" $56.72_{\pm 17.49}$ " calcext:value-type="string">
            <text:p><text:s/>$56.72_{\pm 17.49}$ </text:p>
          </table:table-cell>
          <table:table-cell table:style-name="ce50" table:formula="of:=IF(AND([.D62]&lt;&gt;&quot;&quot;; [.E62]&lt;&gt;&quot;&quot;); &quot; $&quot; &amp; TEXT([.D62]; &quot;0.00&quot;) &amp; &quot;_{\pm &quot; &amp; TEXT([.E62]; &quot;0.00&quot;) &amp; &quot;}$ &quot;; &quot;&quot;)" office:value-type="string" office:string-value=" $83.81_{\pm 22.05}$ " calcext:value-type="string">
            <text:p><text:s/>$83.81_{\pm 22.05}$ </text:p>
          </table:table-cell>
          <table:table-cell table:style-name="ce50" table:formula="of:=IF(AND([.F62]&lt;&gt;&quot;&quot;; [.G62]&lt;&gt;&quot;&quot;); &quot; $&quot; &amp; TEXT([.F62]; &quot;0.00&quot;) &amp; &quot;_{\pm &quot; &amp; TEXT([.G62]; &quot;0.00&quot;) &amp; &quot;}$ &quot;; &quot;&quot;)" office:value-type="string" office:string-value=" $44.15_{\pm 16.41}$ " calcext:value-type="string">
            <text:p><text:s/>$44.15_{\pm 16.41}$ </text:p>
          </table:table-cell>
          <table:table-cell table:style-name="ce121" table:formula="of:=IF(AND([.H62]&lt;&gt;&quot;&quot;; [.I62]&lt;&gt;&quot;&quot;); &quot; $&quot; &amp; TEXT([.H62]; &quot;0.00&quot;) &amp; &quot;_{\pm &quot; &amp; TEXT([.I62]; &quot;0.00&quot;) &amp; &quot;}$ &quot;; &quot;&quot;)" office:value-type="string" office:string-value=" $56.72_{\pm 17.49}$ " calcext:value-type="string">
            <text:p><text:s/>$56.72_{\pm 17.49}$ </text:p>
          </table:table-cell>
          <table:table-cell table:style-name="ce35"/>
          <table:table-cell table:style-name="ce50" table:formula="of:=IF(AND([.K62]&lt;&gt;&quot;&quot;; [.L62]&lt;&gt;&quot;&quot;); &quot; $&quot; &amp; TEXT([.K62]; &quot;0.00&quot;) &amp; &quot;_{\pm &quot; &amp; TEXT([.L62]; &quot;0.00&quot;) &amp; &quot;}$ &quot;; &quot;&quot;)" office:value-type="string" office:string-value=" $61.97_{\pm 13.22}$ " calcext:value-type="string">
            <text:p><text:s/>$61.97_{\pm 13.22}$ </text:p>
          </table:table-cell>
          <table:table-cell table:style-name="ce50" table:formula="of:=IF(AND([.M62]&lt;&gt;&quot;&quot;; [.N62]&lt;&gt;&quot;&quot;); &quot; $&quot; &amp; TEXT([.M62]; &quot;0.00&quot;) &amp; &quot;_{\pm &quot; &amp; TEXT([.N62]; &quot;0.00&quot;) &amp; &quot;}$ &quot;; &quot;&quot;)" office:value-type="string" office:string-value=" $91.90_{\pm 13.31}$ " calcext:value-type="string">
            <text:p><text:s/>$91.90_{\pm 13.31}$ </text:p>
          </table:table-cell>
          <table:table-cell table:style-name="ce50" table:formula="of:=IF(AND([.O62]&lt;&gt;&quot;&quot;; [.P62]&lt;&gt;&quot;&quot;); &quot; $&quot; &amp; TEXT([.O62]; &quot;0.00&quot;) &amp; &quot;_{\pm &quot; &amp; TEXT([.P62]; &quot;0.00&quot;) &amp; &quot;}$ &quot;; &quot;&quot;)" office:value-type="string" office:string-value=" $48.12_{\pm 14.22}$ " calcext:value-type="string">
            <text:p><text:s/>$48.12_{\pm 14.22}$ </text:p>
          </table:table-cell>
          <table:table-cell table:style-name="ce50" table:formula="of:=IF(AND([.Q62]&lt;&gt;&quot;&quot;; [.R62]&lt;&gt;&quot;&quot;); &quot; $&quot; &amp; TEXT([.Q62]; &quot;0.00&quot;) &amp; &quot;_{\pm &quot; &amp; TEXT([.R62]; &quot;0.00&quot;) &amp; &quot;}$ &quot;; &quot;&quot;)" office:value-type="string" office:string-value=" $61.97_{\pm 13.22}$ " calcext:value-type="string">
            <text:p><text:s/>$61.97_{\pm 13.22}$ </text:p>
          </table:table-cell>
          <table:table-cell table:style-name="ce31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Duration</text:p>
          </table:table-cell>
          <table:table-cell table:style-name="ce19" office:value-type="float" office:value="86.1851647162393" calcext:value-type="float">
            <text:p>86.19</text:p>
          </table:table-cell>
          <table:table-cell table:style-name="ce25" office:value-type="float" office:value="4.37953005614086" calcext:value-type="float">
            <text:p>4.38</text:p>
          </table:table-cell>
          <table:table-cell table:style-name="ce19" office:value-type="float" office:value="91.2735075492429" calcext:value-type="float">
            <text:p>91.27</text:p>
          </table:table-cell>
          <table:table-cell table:style-name="ce25" office:value-type="float" office:value="4.11869239091148" calcext:value-type="float">
            <text:p>4.12</text:p>
          </table:table-cell>
          <table:table-cell table:style-name="ce19" office:value-type="float" office:value="81.9484054964999" calcext:value-type="float">
            <text:p>81.95</text:p>
          </table:table-cell>
          <table:table-cell table:style-name="ce34" office:value-type="float" office:value="6.98663590834967" calcext:value-type="float">
            <text:p>6.99</text:p>
          </table:table-cell>
          <table:table-cell table:style-name="ce25" office:value-type="float" office:value="86.1851647162393" calcext:value-type="float">
            <text:p>86.19</text:p>
          </table:table-cell>
          <table:table-cell table:style-name="ce34" office:value-type="float" office:value="4.37953005614086" calcext:value-type="float">
            <text:p>4.38</text:p>
          </table:table-cell>
          <table:table-cell table:style-name="ce25"/>
          <table:table-cell table:style-name="ce19" office:value-type="float" office:value="86.7777283490255" calcext:value-type="float">
            <text:p>86.78</text:p>
          </table:table-cell>
          <table:table-cell table:style-name="ce25" office:value-type="float" office:value="5.10575954098102" calcext:value-type="float">
            <text:p>5.11</text:p>
          </table:table-cell>
          <table:table-cell table:style-name="ce19" office:value-type="float" office:value="91.8809227375404" calcext:value-type="float">
            <text:p>91.88</text:p>
          </table:table-cell>
          <table:table-cell table:style-name="ce34" office:value-type="float" office:value="4.58060225202169" calcext:value-type="float">
            <text:p>4.58</text:p>
          </table:table-cell>
          <table:table-cell table:style-name="ce25" office:value-type="float" office:value="82.5253165240688" calcext:value-type="float">
            <text:p>82.53</text:p>
          </table:table-cell>
          <table:table-cell table:style-name="ce34" office:value-type="float" office:value="7.55893361959225" calcext:value-type="float">
            <text:p>7.56</text:p>
          </table:table-cell>
          <table:table-cell table:style-name="ce19" office:value-type="float" office:value="86.7777283490255" calcext:value-type="float">
            <text:p>86.78</text:p>
          </table:table-cell>
          <table:table-cell table:style-name="ce34" office:value-type="float" office:value="5.10575954098102" calcext:value-type="float">
            <text:p>5.11</text:p>
          </table:table-cell>
          <table:table-cell table:style-name="ce25" table:number-columns-repeated="2"/>
          <table:table-cell table:style-name="ce31"/>
          <table:table-cell table:style-name="ce46" table:formula="of:=IF([.A63]&lt;&gt;&quot;&quot;; [.A63]; &quot;&quot;)" office:value-type="string" office:string-value="Duration" calcext:value-type="string">
            <text:p>Duration</text:p>
          </table:table-cell>
          <table:table-cell table:style-name="ce121" table:formula="of:=IF(AND([.B63]&lt;&gt;&quot;&quot;; [.C63]&lt;&gt;&quot;&quot;); &quot; $&quot; &amp; TEXT([.B63]; &quot;0.00&quot;) &amp; &quot;_{\pm &quot; &amp; TEXT([.C63]; &quot;0.00&quot;) &amp; &quot;}$ &quot;; &quot;&quot;)" office:value-type="string" office:string-value=" $86.19_{\pm 4.38}$ " calcext:value-type="string">
            <text:p><text:s/>$86.19_{\pm 4.38}$ </text:p>
          </table:table-cell>
          <table:table-cell table:style-name="ce50" table:formula="of:=IF(AND([.D63]&lt;&gt;&quot;&quot;; [.E63]&lt;&gt;&quot;&quot;); &quot; $&quot; &amp; TEXT([.D63]; &quot;0.00&quot;) &amp; &quot;_{\pm &quot; &amp; TEXT([.E63]; &quot;0.00&quot;) &amp; &quot;}$ &quot;; &quot;&quot;)" office:value-type="string" office:string-value=" $91.27_{\pm 4.12}$ " calcext:value-type="string">
            <text:p><text:s/>$91.27_{\pm 4.12}$ </text:p>
          </table:table-cell>
          <table:table-cell table:style-name="ce50" table:formula="of:=IF(AND([.F63]&lt;&gt;&quot;&quot;; [.G63]&lt;&gt;&quot;&quot;); &quot; $&quot; &amp; TEXT([.F63]; &quot;0.00&quot;) &amp; &quot;_{\pm &quot; &amp; TEXT([.G63]; &quot;0.00&quot;) &amp; &quot;}$ &quot;; &quot;&quot;)" office:value-type="string" office:string-value=" $81.95_{\pm 6.99}$ " calcext:value-type="string">
            <text:p><text:s/>$81.95_{\pm 6.99}$ </text:p>
          </table:table-cell>
          <table:table-cell table:style-name="ce121" table:formula="of:=IF(AND([.H63]&lt;&gt;&quot;&quot;; [.I63]&lt;&gt;&quot;&quot;); &quot; $&quot; &amp; TEXT([.H63]; &quot;0.00&quot;) &amp; &quot;_{\pm &quot; &amp; TEXT([.I63]; &quot;0.00&quot;) &amp; &quot;}$ &quot;; &quot;&quot;)" office:value-type="string" office:string-value=" $86.19_{\pm 4.38}$ " calcext:value-type="string">
            <text:p><text:s/>$86.19_{\pm 4.38}$ </text:p>
          </table:table-cell>
          <table:table-cell table:style-name="ce35"/>
          <table:table-cell table:style-name="ce50" table:formula="of:=IF(AND([.K63]&lt;&gt;&quot;&quot;; [.L63]&lt;&gt;&quot;&quot;); &quot; $&quot; &amp; TEXT([.K63]; &quot;0.00&quot;) &amp; &quot;_{\pm &quot; &amp; TEXT([.L63]; &quot;0.00&quot;) &amp; &quot;}$ &quot;; &quot;&quot;)" office:value-type="string" office:string-value=" $86.78_{\pm 5.11}$ " calcext:value-type="string">
            <text:p><text:s/>$86.78_{\pm 5.11}$ </text:p>
          </table:table-cell>
          <table:table-cell table:style-name="ce50" table:formula="of:=IF(AND([.M63]&lt;&gt;&quot;&quot;; [.N63]&lt;&gt;&quot;&quot;); &quot; $&quot; &amp; TEXT([.M63]; &quot;0.00&quot;) &amp; &quot;_{\pm &quot; &amp; TEXT([.N63]; &quot;0.00&quot;) &amp; &quot;}$ &quot;; &quot;&quot;)" office:value-type="string" office:string-value=" $91.88_{\pm 4.58}$ " calcext:value-type="string">
            <text:p><text:s/>$91.88_{\pm 4.58}$ </text:p>
          </table:table-cell>
          <table:table-cell table:style-name="ce50" table:formula="of:=IF(AND([.O63]&lt;&gt;&quot;&quot;; [.P63]&lt;&gt;&quot;&quot;); &quot; $&quot; &amp; TEXT([.O63]; &quot;0.00&quot;) &amp; &quot;_{\pm &quot; &amp; TEXT([.P63]; &quot;0.00&quot;) &amp; &quot;}$ &quot;; &quot;&quot;)" office:value-type="string" office:string-value=" $82.53_{\pm 7.56}$ " calcext:value-type="string">
            <text:p><text:s/>$82.53_{\pm 7.56}$ </text:p>
          </table:table-cell>
          <table:table-cell table:style-name="ce50" table:formula="of:=IF(AND([.Q63]&lt;&gt;&quot;&quot;; [.R63]&lt;&gt;&quot;&quot;); &quot; $&quot; &amp; TEXT([.Q63]; &quot;0.00&quot;) &amp; &quot;_{\pm &quot; &amp; TEXT([.R63]; &quot;0.00&quot;) &amp; &quot;}$ &quot;; &quot;&quot;)" office:value-type="string" office:string-value=" $86.78_{\pm 5.11}$ " calcext:value-type="string">
            <text:p><text:s/>$86.78_{\pm 5.11}$ </text:p>
          </table:table-cell>
          <table:table-cell table:style-name="ce31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Set</text:p>
          </table:table-cell>
          <table:table-cell table:style-name="ce19" office:value-type="float" office:value="60" calcext:value-type="float">
            <text:p>60.00</text:p>
          </table:table-cell>
          <table:table-cell table:style-name="ce25" office:value-type="float" office:value="48.9897948556636" calcext:value-type="float">
            <text:p>48.99</text:p>
          </table:table-cell>
          <table:table-cell table:style-name="ce19" office:value-type="float" office:value="60" calcext:value-type="float">
            <text:p>60.00</text:p>
          </table:table-cell>
          <table:table-cell table:style-name="ce25" office:value-type="float" office:value="48.9897948556636" calcext:value-type="float">
            <text:p>48.99</text:p>
          </table:table-cell>
          <table:table-cell table:style-name="ce19" office:value-type="float" office:value="60" calcext:value-type="float">
            <text:p>60.00</text:p>
          </table:table-cell>
          <table:table-cell table:style-name="ce34" office:value-type="float" office:value="48.9897948556636" calcext:value-type="float">
            <text:p>48.99</text:p>
          </table:table-cell>
          <table:table-cell table:style-name="ce25" office:value-type="float" office:value="60" calcext:value-type="float">
            <text:p>60.00</text:p>
          </table:table-cell>
          <table:table-cell table:style-name="ce34" office:value-type="float" office:value="48.9897948556636" calcext:value-type="float">
            <text:p>48.99</text:p>
          </table:table-cell>
          <table:table-cell table:style-name="ce25"/>
          <table:table-cell table:style-name="ce19" office:value-type="float" office:value="60" calcext:value-type="float">
            <text:p>60.00</text:p>
          </table:table-cell>
          <table:table-cell table:style-name="ce25" office:value-type="float" office:value="48.9897948556636" calcext:value-type="float">
            <text:p>48.99</text:p>
          </table:table-cell>
          <table:table-cell table:style-name="ce19" office:value-type="float" office:value="60" calcext:value-type="float">
            <text:p>60.00</text:p>
          </table:table-cell>
          <table:table-cell table:style-name="ce34" office:value-type="float" office:value="48.9897948556636" calcext:value-type="float">
            <text:p>48.99</text:p>
          </table:table-cell>
          <table:table-cell table:style-name="ce25" office:value-type="float" office:value="60" calcext:value-type="float">
            <text:p>60.00</text:p>
          </table:table-cell>
          <table:table-cell table:style-name="ce34" office:value-type="float" office:value="48.9897948556636" calcext:value-type="float">
            <text:p>48.99</text:p>
          </table:table-cell>
          <table:table-cell table:style-name="ce19" office:value-type="float" office:value="60" calcext:value-type="float">
            <text:p>60.00</text:p>
          </table:table-cell>
          <table:table-cell table:style-name="ce34" office:value-type="float" office:value="48.9897948556636" calcext:value-type="float">
            <text:p>48.99</text:p>
          </table:table-cell>
          <table:table-cell table:style-name="ce25"/>
          <table:table-cell table:style-name="ce93" table:number-columns-repeated="2"/>
          <table:table-cell table:style-name="ce45" table:formula="of:=IF([.A64]&lt;&gt;&quot;&quot;; [.A64]; &quot;&quot;)" office:value-type="string" office:string-value="Set" calcext:value-type="string">
            <text:p>Set</text:p>
          </table:table-cell>
          <table:table-cell table:style-name="ce31" table:formula="of:=IF(AND([.B64]&lt;&gt;&quot;&quot;; [.C64]&lt;&gt;&quot;&quot;); &quot; $&quot; &amp; TEXT([.B64]; &quot;0.00&quot;) &amp; &quot;_{\pm &quot; &amp; TEXT([.C64]; &quot;0.00&quot;) &amp; &quot;}$ &quot;; &quot;&quot;)" office:value-type="string" office:string-value=" $60.00_{\pm 48.99}$ " calcext:value-type="string">
            <text:p><text:s/>$60.00_{\pm 48.99}$ </text:p>
          </table:table-cell>
          <table:table-cell table:style-name="ce50" table:formula="of:=IF(AND([.D64]&lt;&gt;&quot;&quot;; [.E64]&lt;&gt;&quot;&quot;); &quot; $&quot; &amp; TEXT([.D64]; &quot;0.00&quot;) &amp; &quot;_{\pm &quot; &amp; TEXT([.E64]; &quot;0.00&quot;) &amp; &quot;}$ &quot;; &quot;&quot;)" office:value-type="string" office:string-value=" $60.00_{\pm 48.99}$ " calcext:value-type="string">
            <text:p><text:s/>$60.00_{\pm 48.99}$ </text:p>
          </table:table-cell>
          <table:table-cell table:style-name="ce50" table:formula="of:=IF(AND([.F64]&lt;&gt;&quot;&quot;; [.G64]&lt;&gt;&quot;&quot;); &quot; $&quot; &amp; TEXT([.F64]; &quot;0.00&quot;) &amp; &quot;_{\pm &quot; &amp; TEXT([.G64]; &quot;0.00&quot;) &amp; &quot;}$ &quot;; &quot;&quot;)" office:value-type="string" office:string-value=" $60.00_{\pm 48.99}$ " calcext:value-type="string">
            <text:p><text:s/>$60.00_{\pm 48.99}$ </text:p>
          </table:table-cell>
          <table:table-cell table:style-name="ce121" table:formula="of:=IF(AND([.H64]&lt;&gt;&quot;&quot;; [.I64]&lt;&gt;&quot;&quot;); &quot; $&quot; &amp; TEXT([.H64]; &quot;0.00&quot;) &amp; &quot;_{\pm &quot; &amp; TEXT([.I64]; &quot;0.00&quot;) &amp; &quot;}$ &quot;; &quot;&quot;)" office:value-type="string" office:string-value=" $60.00_{\pm 48.99}$ " calcext:value-type="string">
            <text:p><text:s/>$60.00_{\pm 48.99}$ </text:p>
          </table:table-cell>
          <table:table-cell table:style-name="ce52"/>
          <table:table-cell table:style-name="ce50" table:formula="of:=IF(AND([.K64]&lt;&gt;&quot;&quot;; [.L64]&lt;&gt;&quot;&quot;); &quot; $&quot; &amp; TEXT([.K64]; &quot;0.00&quot;) &amp; &quot;_{\pm &quot; &amp; TEXT([.L64]; &quot;0.00&quot;) &amp; &quot;}$ &quot;; &quot;&quot;)" office:value-type="string" office:string-value=" $60.00_{\pm 48.99}$ " calcext:value-type="string">
            <text:p><text:s/>$60.00_{\pm 48.99}$ </text:p>
          </table:table-cell>
          <table:table-cell table:style-name="ce50" table:formula="of:=IF(AND([.M64]&lt;&gt;&quot;&quot;; [.N64]&lt;&gt;&quot;&quot;); &quot; $&quot; &amp; TEXT([.M64]; &quot;0.00&quot;) &amp; &quot;_{\pm &quot; &amp; TEXT([.N64]; &quot;0.00&quot;) &amp; &quot;}$ &quot;; &quot;&quot;)" office:value-type="string" office:string-value=" $60.00_{\pm 48.99}$ " calcext:value-type="string">
            <text:p><text:s/>$60.00_{\pm 48.99}$ </text:p>
          </table:table-cell>
          <table:table-cell table:style-name="ce50" table:formula="of:=IF(AND([.O64]&lt;&gt;&quot;&quot;; [.P64]&lt;&gt;&quot;&quot;); &quot; $&quot; &amp; TEXT([.O64]; &quot;0.00&quot;) &amp; &quot;_{\pm &quot; &amp; TEXT([.P64]; &quot;0.00&quot;) &amp; &quot;}$ &quot;; &quot;&quot;)" office:value-type="string" office:string-value=" $60.00_{\pm 48.99}$ " calcext:value-type="string">
            <text:p><text:s/>$60.00_{\pm 48.99}$ </text:p>
          </table:table-cell>
          <table:table-cell table:style-name="ce50" table:formula="of:=IF(AND([.Q64]&lt;&gt;&quot;&quot;; [.R64]&lt;&gt;&quot;&quot;); &quot; $&quot; &amp; TEXT([.Q64]; &quot;0.00&quot;) &amp; &quot;_{\pm &quot; &amp; TEXT([.R64]; &quot;0.00&quot;) &amp; &quot;}$ &quot;; &quot;&quot;)" office:value-type="string" office:string-value=" $60.00_{\pm 48.99}$ " calcext:value-type="string">
            <text:p><text:s/>$60.00_{\pm 48.99}$ </text:p>
          </table:table-cell>
          <table:table-cell table:style-name="ce31" table:number-columns-repeated="2"/>
          <table:table-cell table:number-columns-repeated="16351"/>
        </table:table-row>
        <table:table-row table:style-name="ro1">
          <table:table-cell table:style-name="ce10"/>
          <table:table-cell table:style-name="ce20"/>
          <table:table-cell table:style-name="ce26"/>
          <table:table-cell table:style-name="ce20"/>
          <table:table-cell table:style-name="ce26"/>
          <table:table-cell table:style-name="ce20"/>
          <table:table-cell table:style-name="ce33"/>
          <table:table-cell table:style-name="ce26"/>
          <table:table-cell table:style-name="ce33"/>
          <table:table-cell table:style-name="ce26"/>
          <table:table-cell table:style-name="ce20"/>
          <table:table-cell table:style-name="ce26"/>
          <table:table-cell table:style-name="ce20"/>
          <table:table-cell table:style-name="ce33"/>
          <table:table-cell table:style-name="ce26"/>
          <table:table-cell table:style-name="ce33"/>
          <table:table-cell table:style-name="ce20"/>
          <table:table-cell table:style-name="ce33"/>
          <table:table-cell table:style-name="ce26" table:number-columns-repeated="2"/>
          <table:table-cell table:style-name="ce24"/>
          <table:table-cell table:style-name="ce46" table:formula="of:=IF([.A65]&lt;&gt;&quot;&quot;; [.A65]; &quot;&quot;)">
            <text:p/>
          </table:table-cell>
          <table:table-cell table:style-name="ce24" table:formula="of:=IF(AND([.B65]&lt;&gt;&quot;&quot;; [.C65]&lt;&gt;&quot;&quot;); &quot; $&quot; &amp; TEXT([.B65]; &quot;0.00&quot;) &amp; &quot;_{\pm &quot; &amp; TEXT([.C65]; &quot;0.00&quot;) &amp; &quot;}$ &quot;; &quot;&quot;)">
            <text:p/>
          </table:table-cell>
          <table:table-cell table:style-name="ce49" table:formula="of:=IF(AND([.D65]&lt;&gt;&quot;&quot;; [.E65]&lt;&gt;&quot;&quot;); &quot; $&quot; &amp; TEXT([.D65]; &quot;0.00&quot;) &amp; &quot;_{\pm &quot; &amp; TEXT([.E65]; &quot;0.00&quot;) &amp; &quot;}$ &quot;; &quot;&quot;)">
            <text:p/>
          </table:table-cell>
          <table:table-cell table:style-name="ce49" table:formula="of:=IF(AND([.F65]&lt;&gt;&quot;&quot;; [.G65]&lt;&gt;&quot;&quot;); &quot; $&quot; &amp; TEXT([.F65]; &quot;0.00&quot;) &amp; &quot;_{\pm &quot; &amp; TEXT([.G65]; &quot;0.00&quot;) &amp; &quot;}$ &quot;; &quot;&quot;)">
            <text:p/>
          </table:table-cell>
          <table:table-cell table:style-name="ce24" table:formula="of:=IF(AND([.H65]&lt;&gt;&quot;&quot;; [.I65]&lt;&gt;&quot;&quot;); &quot; $&quot; &amp; TEXT([.H65]; &quot;0.00&quot;) &amp; &quot;_{\pm &quot; &amp; TEXT([.I65]; &quot;0.00&quot;) &amp; &quot;}$ &quot;; &quot;&quot;)">
            <text:p/>
          </table:table-cell>
          <table:table-cell table:style-name="ce35"/>
          <table:table-cell table:style-name="ce49" table:formula="of:=IF(AND([.K65]&lt;&gt;&quot;&quot;; [.L65]&lt;&gt;&quot;&quot;); &quot; $&quot; &amp; TEXT([.K65]; &quot;0.00&quot;) &amp; &quot;_{\pm &quot; &amp; TEXT([.L65]; &quot;0.00&quot;) &amp; &quot;}$ &quot;; &quot;&quot;)">
            <text:p/>
          </table:table-cell>
          <table:table-cell table:style-name="ce49" table:formula="of:=IF(AND([.M65]&lt;&gt;&quot;&quot;; [.N65]&lt;&gt;&quot;&quot;); &quot; $&quot; &amp; TEXT([.M65]; &quot;0.00&quot;) &amp; &quot;_{\pm &quot; &amp; TEXT([.N65]; &quot;0.00&quot;) &amp; &quot;}$ &quot;; &quot;&quot;)">
            <text:p/>
          </table:table-cell>
          <table:table-cell table:style-name="ce49" table:formula="of:=IF(AND([.O65]&lt;&gt;&quot;&quot;; [.P65]&lt;&gt;&quot;&quot;); &quot; $&quot; &amp; TEXT([.O65]; &quot;0.00&quot;) &amp; &quot;_{\pm &quot; &amp; TEXT([.P65]; &quot;0.00&quot;) &amp; &quot;}$ &quot;; &quot;&quot;)">
            <text:p/>
          </table:table-cell>
          <table:table-cell table:style-name="ce49" table:formula="of:=IF(AND([.Q65]&lt;&gt;&quot;&quot;; [.R65]&lt;&gt;&quot;&quot;); &quot; $&quot; &amp; TEXT([.Q65]; &quot;0.00&quot;) &amp; &quot;_{\pm &quot; &amp; TEXT([.R65]; &quot;0.00&quot;) &amp; &quot;}$ &quot;; &quot;&quot;)">
            <text:p/>
          </table:table-cell>
          <table:table-cell table:style-name="ce31" table:number-columns-repeated="2"/>
          <table:table-cell table:number-columns-repeated="16351"/>
        </table:table-row>
        <table:table-row table:style-name="ro1">
          <table:table-cell table:style-name="ce13" office:value-type="string" calcext:value-type="string">
            <text:p>(AQUAINT)</text:p>
          </table:table-cell>
          <table:table-cell table:style-name="ce19" office:value-type="float" office:value="85.3419733508424" calcext:value-type="float">
            <text:p>85.34</text:p>
          </table:table-cell>
          <table:table-cell table:style-name="ce25" office:value-type="float" office:value="3.42847097107332" calcext:value-type="float">
            <text:p>3.43</text:p>
          </table:table-cell>
          <table:table-cell table:style-name="ce19" office:value-type="float" office:value="87.2301188204057" calcext:value-type="float">
            <text:p>87.23</text:p>
          </table:table-cell>
          <table:table-cell table:style-name="ce25" office:value-type="float" office:value="3.60059983732035" calcext:value-type="float">
            <text:p>3.60</text:p>
          </table:table-cell>
          <table:table-cell table:style-name="ce19" office:value-type="float" office:value="83.6277285350092" calcext:value-type="float">
            <text:p>83.63</text:p>
          </table:table-cell>
          <table:table-cell table:style-name="ce34" office:value-type="float" office:value="4.31924811279954" calcext:value-type="float">
            <text:p>4.32</text:p>
          </table:table-cell>
          <table:table-cell table:style-name="ce25" office:value-type="float" office:value="81.5381796971814" calcext:value-type="float">
            <text:p>81.54</text:p>
          </table:table-cell>
          <table:table-cell table:style-name="ce34" office:value-type="float" office:value="4.93560002706345" calcext:value-type="float">
            <text:p>4.94</text:p>
          </table:table-cell>
          <table:table-cell table:style-name="ce25"/>
          <table:table-cell table:style-name="ce19" office:value-type="float" office:value="91.1805757030062" calcext:value-type="float">
            <text:p>91.18</text:p>
          </table:table-cell>
          <table:table-cell table:style-name="ce25" office:value-type="float" office:value="3.34077614734502" calcext:value-type="float">
            <text:p>3.34</text:p>
          </table:table-cell>
          <table:table-cell table:style-name="ce19" office:value-type="float" office:value="93.1801090006999" calcext:value-type="float">
            <text:p>93.18</text:p>
          </table:table-cell>
          <table:table-cell table:style-name="ce34" office:value-type="float" office:value="3.04706679913396" calcext:value-type="float">
            <text:p>3.05</text:p>
          </table:table-cell>
          <table:table-cell table:style-name="ce25" office:value-type="float" office:value="89.3642445235619" calcext:value-type="float">
            <text:p>89.36</text:p>
          </table:table-cell>
          <table:table-cell table:style-name="ce34" office:value-type="float" office:value="4.63769597850388" calcext:value-type="float">
            <text:p>4.64</text:p>
          </table:table-cell>
          <table:table-cell table:style-name="ce19" office:value-type="float" office:value="86.9368441060828" calcext:value-type="float">
            <text:p>86.94</text:p>
          </table:table-cell>
          <table:table-cell table:style-name="ce34" office:value-type="float" office:value="4.13228135133195" calcext:value-type="float">
            <text:p>4.13</text:p>
          </table:table-cell>
          <table:table-cell table:style-name="ce25" table:number-columns-repeated="2"/>
          <table:table-cell table:style-name="ce31"/>
          <table:table-cell table:style-name="ce44" table:formula="of:=IF([.A66]&lt;&gt;&quot;&quot;; [.A66]; &quot;&quot;)" office:value-type="string" office:string-value="(AQUAINT)" calcext:value-type="string">
            <text:p>(AQUAINT)</text:p>
          </table:table-cell>
          <table:table-cell table:style-name="ce121" table:formula="of:=IF(AND([.B66]&lt;&gt;&quot;&quot;; [.C66]&lt;&gt;&quot;&quot;); &quot; $&quot; &amp; TEXT([.B66]; &quot;0.00&quot;) &amp; &quot;_{\pm &quot; &amp; TEXT([.C66]; &quot;0.00&quot;) &amp; &quot;}$ &quot;; &quot;&quot;)" office:value-type="string" office:string-value=" $85.34_{\pm 3.43}$ " calcext:value-type="string">
            <text:p><text:s/>$85.34_{\pm 3.43}$ </text:p>
          </table:table-cell>
          <table:table-cell table:style-name="ce50" table:formula="of:=IF(AND([.D66]&lt;&gt;&quot;&quot;; [.E66]&lt;&gt;&quot;&quot;); &quot; $&quot; &amp; TEXT([.D66]; &quot;0.00&quot;) &amp; &quot;_{\pm &quot; &amp; TEXT([.E66]; &quot;0.00&quot;) &amp; &quot;}$ &quot;; &quot;&quot;)" office:value-type="string" office:string-value=" $87.23_{\pm 3.60}$ " calcext:value-type="string">
            <text:p><text:s/>$87.23_{\pm 3.60}$ </text:p>
          </table:table-cell>
          <table:table-cell table:style-name="ce50" table:formula="of:=IF(AND([.F66]&lt;&gt;&quot;&quot;; [.G66]&lt;&gt;&quot;&quot;); &quot; $&quot; &amp; TEXT([.F66]; &quot;0.00&quot;) &amp; &quot;_{\pm &quot; &amp; TEXT([.G66]; &quot;0.00&quot;) &amp; &quot;}$ &quot;; &quot;&quot;)" office:value-type="string" office:string-value=" $83.63_{\pm 4.32}$ " calcext:value-type="string">
            <text:p><text:s/>$83.63_{\pm 4.32}$ </text:p>
          </table:table-cell>
          <table:table-cell table:style-name="ce121" table:formula="of:=IF(AND([.H66]&lt;&gt;&quot;&quot;; [.I66]&lt;&gt;&quot;&quot;); &quot; $&quot; &amp; TEXT([.H66]; &quot;0.00&quot;) &amp; &quot;_{\pm &quot; &amp; TEXT([.I66]; &quot;0.00&quot;) &amp; &quot;}$ &quot;; &quot;&quot;)" office:value-type="string" office:string-value=" $81.54_{\pm 4.94}$ " calcext:value-type="string">
            <text:p><text:s/>$81.54_{\pm 4.94}$ </text:p>
          </table:table-cell>
          <table:table-cell table:style-name="ce35"/>
          <table:table-cell table:style-name="ce50" table:formula="of:=IF(AND([.K66]&lt;&gt;&quot;&quot;; [.L66]&lt;&gt;&quot;&quot;); &quot; $&quot; &amp; TEXT([.K66]; &quot;0.00&quot;) &amp; &quot;_{\pm &quot; &amp; TEXT([.L66]; &quot;0.00&quot;) &amp; &quot;}$ &quot;; &quot;&quot;)" office:value-type="string" office:string-value=" $91.18_{\pm 3.34}$ " calcext:value-type="string">
            <text:p><text:s/>$91.18_{\pm 3.34}$ </text:p>
          </table:table-cell>
          <table:table-cell table:style-name="ce50" table:formula="of:=IF(AND([.M66]&lt;&gt;&quot;&quot;; [.N66]&lt;&gt;&quot;&quot;); &quot; $&quot; &amp; TEXT([.M66]; &quot;0.00&quot;) &amp; &quot;_{\pm &quot; &amp; TEXT([.N66]; &quot;0.00&quot;) &amp; &quot;}$ &quot;; &quot;&quot;)" office:value-type="string" office:string-value=" $93.18_{\pm 3.05}$ " calcext:value-type="string">
            <text:p><text:s/>$93.18_{\pm 3.05}$ </text:p>
          </table:table-cell>
          <table:table-cell table:style-name="ce50" table:formula="of:=IF(AND([.O66]&lt;&gt;&quot;&quot;; [.P66]&lt;&gt;&quot;&quot;); &quot; $&quot; &amp; TEXT([.O66]; &quot;0.00&quot;) &amp; &quot;_{\pm &quot; &amp; TEXT([.P66]; &quot;0.00&quot;) &amp; &quot;}$ &quot;; &quot;&quot;)" office:value-type="string" office:string-value=" $89.36_{\pm 4.64}$ " calcext:value-type="string">
            <text:p><text:s/>$89.36_{\pm 4.64}$ </text:p>
          </table:table-cell>
          <table:table-cell table:style-name="ce50" table:formula="of:=IF(AND([.Q66]&lt;&gt;&quot;&quot;; [.R66]&lt;&gt;&quot;&quot;); &quot; $&quot; &amp; TEXT([.Q66]; &quot;0.00&quot;) &amp; &quot;_{\pm &quot; &amp; TEXT([.R66]; &quot;0.00&quot;) &amp; &quot;}$ &quot;; &quot;&quot;)" office:value-type="string" office:string-value=" $86.94_{\pm 4.13}$ " calcext:value-type="string">
            <text:p><text:s/>$86.94_{\pm 4.13}$ </text:p>
          </table:table-cell>
          <table:table-cell table:style-name="ce31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Date</text:p>
          </table:table-cell>
          <table:table-cell table:style-name="ce19" office:value-type="float" office:value="86.3901235603101" calcext:value-type="float">
            <text:p>86.39</text:p>
          </table:table-cell>
          <table:table-cell table:style-name="ce25" office:value-type="float" office:value="3.60258266417274" calcext:value-type="float">
            <text:p>3.60</text:p>
          </table:table-cell>
          <table:table-cell table:style-name="ce19" office:value-type="float" office:value="86.0933237600947" calcext:value-type="float">
            <text:p>86.09</text:p>
          </table:table-cell>
          <table:table-cell table:style-name="ce25" office:value-type="float" office:value="4.5942125674653" calcext:value-type="float">
            <text:p>4.59</text:p>
          </table:table-cell>
          <table:table-cell table:style-name="ce19" office:value-type="float" office:value="86.871341837808" calcext:value-type="float">
            <text:p>86.87</text:p>
          </table:table-cell>
          <table:table-cell table:style-name="ce34" office:value-type="float" office:value="4.5511060106555" calcext:value-type="float">
            <text:p>4.55</text:p>
          </table:table-cell>
          <table:table-cell table:style-name="ce25" office:value-type="float" office:value="86.3901235603101" calcext:value-type="float">
            <text:p>86.39</text:p>
          </table:table-cell>
          <table:table-cell table:style-name="ce34" office:value-type="float" office:value="3.60258266417274" calcext:value-type="float">
            <text:p>3.60</text:p>
          </table:table-cell>
          <table:table-cell table:style-name="ce25"/>
          <table:table-cell table:style-name="ce19" office:value-type="float" office:value="91.5928592009488" calcext:value-type="float">
            <text:p>91.59</text:p>
          </table:table-cell>
          <table:table-cell table:style-name="ce25" office:value-type="float" office:value="2.78457563453706" calcext:value-type="float">
            <text:p>2.78</text:p>
          </table:table-cell>
          <table:table-cell table:style-name="ce19" office:value-type="float" office:value="91.2452501260386" calcext:value-type="float">
            <text:p>91.25</text:p>
          </table:table-cell>
          <table:table-cell table:style-name="ce34" office:value-type="float" office:value="3.28843013883297" calcext:value-type="float">
            <text:p>3.29</text:p>
          </table:table-cell>
          <table:table-cell table:style-name="ce25" office:value-type="float" office:value="92.1359570733601" calcext:value-type="float">
            <text:p>92.14</text:p>
          </table:table-cell>
          <table:table-cell table:style-name="ce34" office:value-type="float" office:value="4.73740109620865" calcext:value-type="float">
            <text:p>4.74</text:p>
          </table:table-cell>
          <table:table-cell table:style-name="ce19" office:value-type="float" office:value="91.5928592009488" calcext:value-type="float">
            <text:p>91.59</text:p>
          </table:table-cell>
          <table:table-cell table:style-name="ce34" office:value-type="float" office:value="2.78457563453706" calcext:value-type="float">
            <text:p>2.78</text:p>
          </table:table-cell>
          <table:table-cell table:style-name="ce25" table:number-columns-repeated="2"/>
          <table:table-cell table:style-name="ce31"/>
          <table:table-cell table:style-name="ce46" table:formula="of:=IF([.A67]&lt;&gt;&quot;&quot;; [.A67]; &quot;&quot;)" office:value-type="string" office:string-value="Date" calcext:value-type="string">
            <text:p>Date</text:p>
          </table:table-cell>
          <table:table-cell table:style-name="ce121" table:formula="of:=IF(AND([.B67]&lt;&gt;&quot;&quot;; [.C67]&lt;&gt;&quot;&quot;); &quot; $&quot; &amp; TEXT([.B67]; &quot;0.00&quot;) &amp; &quot;_{\pm &quot; &amp; TEXT([.C67]; &quot;0.00&quot;) &amp; &quot;}$ &quot;; &quot;&quot;)" office:value-type="string" office:string-value=" $86.39_{\pm 3.60}$ " calcext:value-type="string">
            <text:p><text:s/>$86.39_{\pm 3.60}$ </text:p>
          </table:table-cell>
          <table:table-cell table:style-name="ce50" table:formula="of:=IF(AND([.D67]&lt;&gt;&quot;&quot;; [.E67]&lt;&gt;&quot;&quot;); &quot; $&quot; &amp; TEXT([.D67]; &quot;0.00&quot;) &amp; &quot;_{\pm &quot; &amp; TEXT([.E67]; &quot;0.00&quot;) &amp; &quot;}$ &quot;; &quot;&quot;)" office:value-type="string" office:string-value=" $86.09_{\pm 4.59}$ " calcext:value-type="string">
            <text:p><text:s/>$86.09_{\pm 4.59}$ </text:p>
          </table:table-cell>
          <table:table-cell table:style-name="ce50" table:formula="of:=IF(AND([.F67]&lt;&gt;&quot;&quot;; [.G67]&lt;&gt;&quot;&quot;); &quot; $&quot; &amp; TEXT([.F67]; &quot;0.00&quot;) &amp; &quot;_{\pm &quot; &amp; TEXT([.G67]; &quot;0.00&quot;) &amp; &quot;}$ &quot;; &quot;&quot;)" office:value-type="string" office:string-value=" $86.87_{\pm 4.55}$ " calcext:value-type="string">
            <text:p><text:s/>$86.87_{\pm 4.55}$ </text:p>
          </table:table-cell>
          <table:table-cell table:style-name="ce121" table:formula="of:=IF(AND([.H67]&lt;&gt;&quot;&quot;; [.I67]&lt;&gt;&quot;&quot;); &quot; $&quot; &amp; TEXT([.H67]; &quot;0.00&quot;) &amp; &quot;_{\pm &quot; &amp; TEXT([.I67]; &quot;0.00&quot;) &amp; &quot;}$ &quot;; &quot;&quot;)" office:value-type="string" office:string-value=" $86.39_{\pm 3.60}$ " calcext:value-type="string">
            <text:p><text:s/>$86.39_{\pm 3.60}$ </text:p>
          </table:table-cell>
          <table:table-cell table:style-name="ce35"/>
          <table:table-cell table:style-name="ce50" table:formula="of:=IF(AND([.K67]&lt;&gt;&quot;&quot;; [.L67]&lt;&gt;&quot;&quot;); &quot; $&quot; &amp; TEXT([.K67]; &quot;0.00&quot;) &amp; &quot;_{\pm &quot; &amp; TEXT([.L67]; &quot;0.00&quot;) &amp; &quot;}$ &quot;; &quot;&quot;)" office:value-type="string" office:string-value=" $91.59_{\pm 2.78}$ " calcext:value-type="string">
            <text:p><text:s/>$91.59_{\pm 2.78}$ </text:p>
          </table:table-cell>
          <table:table-cell table:style-name="ce50" table:formula="of:=IF(AND([.M67]&lt;&gt;&quot;&quot;; [.N67]&lt;&gt;&quot;&quot;); &quot; $&quot; &amp; TEXT([.M67]; &quot;0.00&quot;) &amp; &quot;_{\pm &quot; &amp; TEXT([.N67]; &quot;0.00&quot;) &amp; &quot;}$ &quot;; &quot;&quot;)" office:value-type="string" office:string-value=" $91.25_{\pm 3.29}$ " calcext:value-type="string">
            <text:p><text:s/>$91.25_{\pm 3.29}$ </text:p>
          </table:table-cell>
          <table:table-cell table:style-name="ce50" table:formula="of:=IF(AND([.O67]&lt;&gt;&quot;&quot;; [.P67]&lt;&gt;&quot;&quot;); &quot; $&quot; &amp; TEXT([.O67]; &quot;0.00&quot;) &amp; &quot;_{\pm &quot; &amp; TEXT([.P67]; &quot;0.00&quot;) &amp; &quot;}$ &quot;; &quot;&quot;)" office:value-type="string" office:string-value=" $92.14_{\pm 4.74}$ " calcext:value-type="string">
            <text:p><text:s/>$92.14_{\pm 4.74}$ </text:p>
          </table:table-cell>
          <table:table-cell table:style-name="ce50" table:formula="of:=IF(AND([.Q67]&lt;&gt;&quot;&quot;; [.R67]&lt;&gt;&quot;&quot;); &quot; $&quot; &amp; TEXT([.Q67]; &quot;0.00&quot;) &amp; &quot;_{\pm &quot; &amp; TEXT([.R67]; &quot;0.00&quot;) &amp; &quot;}$ &quot;; &quot;&quot;)" office:value-type="string" office:string-value=" $91.59_{\pm 2.78}$ " calcext:value-type="string">
            <text:p><text:s/>$91.59_{\pm 2.78}$ </text:p>
          </table:table-cell>
          <table:table-cell table:style-name="ce31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Time</text:p>
          </table:table-cell>
          <table:table-cell table:style-name="ce19" office:value-type="float" office:value="38" calcext:value-type="float">
            <text:p>38.00</text:p>
          </table:table-cell>
          <table:table-cell table:style-name="ce25" office:value-type="float" office:value="46.8614980554399" calcext:value-type="float">
            <text:p>46.86</text:p>
          </table:table-cell>
          <table:table-cell table:style-name="ce19" office:value-type="float" office:value="40" calcext:value-type="float">
            <text:p>40.00</text:p>
          </table:table-cell>
          <table:table-cell table:style-name="ce25" office:value-type="float" office:value="48.9897948556636" calcext:value-type="float">
            <text:p>48.99</text:p>
          </table:table-cell>
          <table:table-cell table:style-name="ce19" office:value-type="float" office:value="36.6666666666667" calcext:value-type="float">
            <text:p>36.67</text:p>
          </table:table-cell>
          <table:table-cell table:style-name="ce34" office:value-type="float" office:value="45.8257569495584" calcext:value-type="float">
            <text:p>45.83</text:p>
          </table:table-cell>
          <table:table-cell table:style-name="ce25" office:value-type="float" office:value="38" calcext:value-type="float">
            <text:p>38.00</text:p>
          </table:table-cell>
          <table:table-cell table:style-name="ce34" office:value-type="float" office:value="46.8614980554399" calcext:value-type="float">
            <text:p>46.86</text:p>
          </table:table-cell>
          <table:table-cell table:style-name="ce25"/>
          <table:table-cell table:style-name="ce19" office:value-type="float" office:value="38" calcext:value-type="float">
            <text:p>38.00</text:p>
          </table:table-cell>
          <table:table-cell table:style-name="ce25" office:value-type="float" office:value="46.8614980554399" calcext:value-type="float">
            <text:p>46.86</text:p>
          </table:table-cell>
          <table:table-cell table:style-name="ce19" office:value-type="float" office:value="40" calcext:value-type="float">
            <text:p>40.00</text:p>
          </table:table-cell>
          <table:table-cell table:style-name="ce34" office:value-type="float" office:value="48.9897948556636" calcext:value-type="float">
            <text:p>48.99</text:p>
          </table:table-cell>
          <table:table-cell table:style-name="ce25" office:value-type="float" office:value="36.6666666666667" calcext:value-type="float">
            <text:p>36.67</text:p>
          </table:table-cell>
          <table:table-cell table:style-name="ce34" office:value-type="float" office:value="45.8257569495584" calcext:value-type="float">
            <text:p>45.83</text:p>
          </table:table-cell>
          <table:table-cell table:style-name="ce19" office:value-type="float" office:value="38" calcext:value-type="float">
            <text:p>38.00</text:p>
          </table:table-cell>
          <table:table-cell table:style-name="ce34" office:value-type="float" office:value="46.8614980554399" calcext:value-type="float">
            <text:p>46.86</text:p>
          </table:table-cell>
          <table:table-cell table:style-name="ce25" table:number-columns-repeated="2"/>
          <table:table-cell table:style-name="ce31"/>
          <table:table-cell table:style-name="ce46" table:formula="of:=IF([.A68]&lt;&gt;&quot;&quot;; [.A68]; &quot;&quot;)" office:value-type="string" office:string-value="Time" calcext:value-type="string">
            <text:p>Time</text:p>
          </table:table-cell>
          <table:table-cell table:style-name="ce121" table:formula="of:=IF(AND([.B68]&lt;&gt;&quot;&quot;; [.C68]&lt;&gt;&quot;&quot;); &quot; $&quot; &amp; TEXT([.B68]; &quot;0.00&quot;) &amp; &quot;_{\pm &quot; &amp; TEXT([.C68]; &quot;0.00&quot;) &amp; &quot;}$ &quot;; &quot;&quot;)" office:value-type="string" office:string-value=" $38.00_{\pm 46.86}$ " calcext:value-type="string">
            <text:p><text:s/>$38.00_{\pm 46.86}$ </text:p>
          </table:table-cell>
          <table:table-cell table:style-name="ce50" table:formula="of:=IF(AND([.D68]&lt;&gt;&quot;&quot;; [.E68]&lt;&gt;&quot;&quot;); &quot; $&quot; &amp; TEXT([.D68]; &quot;0.00&quot;) &amp; &quot;_{\pm &quot; &amp; TEXT([.E68]; &quot;0.00&quot;) &amp; &quot;}$ &quot;; &quot;&quot;)" office:value-type="string" office:string-value=" $40.00_{\pm 48.99}$ " calcext:value-type="string">
            <text:p><text:s/>$40.00_{\pm 48.99}$ </text:p>
          </table:table-cell>
          <table:table-cell table:style-name="ce50" table:formula="of:=IF(AND([.F68]&lt;&gt;&quot;&quot;; [.G68]&lt;&gt;&quot;&quot;); &quot; $&quot; &amp; TEXT([.F68]; &quot;0.00&quot;) &amp; &quot;_{\pm &quot; &amp; TEXT([.G68]; &quot;0.00&quot;) &amp; &quot;}$ &quot;; &quot;&quot;)" office:value-type="string" office:string-value=" $36.67_{\pm 45.83}$ " calcext:value-type="string">
            <text:p><text:s/>$36.67_{\pm 45.83}$ </text:p>
          </table:table-cell>
          <table:table-cell table:style-name="ce121" table:formula="of:=IF(AND([.H68]&lt;&gt;&quot;&quot;; [.I68]&lt;&gt;&quot;&quot;); &quot; $&quot; &amp; TEXT([.H68]; &quot;0.00&quot;) &amp; &quot;_{\pm &quot; &amp; TEXT([.I68]; &quot;0.00&quot;) &amp; &quot;}$ &quot;; &quot;&quot;)" office:value-type="string" office:string-value=" $38.00_{\pm 46.86}$ " calcext:value-type="string">
            <text:p><text:s/>$38.00_{\pm 46.86}$ </text:p>
          </table:table-cell>
          <table:table-cell table:style-name="ce35"/>
          <table:table-cell table:style-name="ce50" table:formula="of:=IF(AND([.K68]&lt;&gt;&quot;&quot;; [.L68]&lt;&gt;&quot;&quot;); &quot; $&quot; &amp; TEXT([.K68]; &quot;0.00&quot;) &amp; &quot;_{\pm &quot; &amp; TEXT([.L68]; &quot;0.00&quot;) &amp; &quot;}$ &quot;; &quot;&quot;)" office:value-type="string" office:string-value=" $38.00_{\pm 46.86}$ " calcext:value-type="string">
            <text:p><text:s/>$38.00_{\pm 46.86}$ </text:p>
          </table:table-cell>
          <table:table-cell table:style-name="ce50" table:formula="of:=IF(AND([.M68]&lt;&gt;&quot;&quot;; [.N68]&lt;&gt;&quot;&quot;); &quot; $&quot; &amp; TEXT([.M68]; &quot;0.00&quot;) &amp; &quot;_{\pm &quot; &amp; TEXT([.N68]; &quot;0.00&quot;) &amp; &quot;}$ &quot;; &quot;&quot;)" office:value-type="string" office:string-value=" $40.00_{\pm 48.99}$ " calcext:value-type="string">
            <text:p><text:s/>$40.00_{\pm 48.99}$ </text:p>
          </table:table-cell>
          <table:table-cell table:style-name="ce50" table:formula="of:=IF(AND([.O68]&lt;&gt;&quot;&quot;; [.P68]&lt;&gt;&quot;&quot;); &quot; $&quot; &amp; TEXT([.O68]; &quot;0.00&quot;) &amp; &quot;_{\pm &quot; &amp; TEXT([.P68]; &quot;0.00&quot;) &amp; &quot;}$ &quot;; &quot;&quot;)" office:value-type="string" office:string-value=" $36.67_{\pm 45.83}$ " calcext:value-type="string">
            <text:p><text:s/>$36.67_{\pm 45.83}$ </text:p>
          </table:table-cell>
          <table:table-cell table:style-name="ce50" table:formula="of:=IF(AND([.Q68]&lt;&gt;&quot;&quot;; [.R68]&lt;&gt;&quot;&quot;); &quot; $&quot; &amp; TEXT([.Q68]; &quot;0.00&quot;) &amp; &quot;_{\pm &quot; &amp; TEXT([.R68]; &quot;0.00&quot;) &amp; &quot;}$ &quot;; &quot;&quot;)" office:value-type="string" office:string-value=" $38.00_{\pm 46.86}$ " calcext:value-type="string">
            <text:p><text:s/>$38.00_{\pm 46.86}$ </text:p>
          </table:table-cell>
          <table:table-cell table:style-name="ce31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Duration</text:p>
          </table:table-cell>
          <table:table-cell table:style-name="ce19" office:value-type="float" office:value="54.8328664799253" calcext:value-type="float">
            <text:p>54.83</text:p>
          </table:table-cell>
          <table:table-cell table:style-name="ce25" office:value-type="float" office:value="18.2372666996732" calcext:value-type="float">
            <text:p>18.24</text:p>
          </table:table-cell>
          <table:table-cell table:style-name="ce19" office:value-type="float" office:value="64.4642857142857" calcext:value-type="float">
            <text:p>64.46</text:p>
          </table:table-cell>
          <table:table-cell table:style-name="ce25" office:value-type="float" office:value="23.6022675848613" calcext:value-type="float">
            <text:p>23.60</text:p>
          </table:table-cell>
          <table:table-cell table:style-name="ce19" office:value-type="float" office:value="48.9027639027639" calcext:value-type="float">
            <text:p>48.90</text:p>
          </table:table-cell>
          <table:table-cell table:style-name="ce34" office:value-type="float" office:value="16.2037267601439" calcext:value-type="float">
            <text:p>16.20</text:p>
          </table:table-cell>
          <table:table-cell table:style-name="ce25" office:value-type="float" office:value="54.8328664799253" calcext:value-type="float">
            <text:p>54.83</text:p>
          </table:table-cell>
          <table:table-cell table:style-name="ce34" office:value-type="float" office:value="18.2372666996732" calcext:value-type="float">
            <text:p>18.24</text:p>
          </table:table-cell>
          <table:table-cell table:style-name="ce25"/>
          <table:table-cell table:style-name="ce19" office:value-type="float" office:value="62.0233426704015" calcext:value-type="float">
            <text:p>62.02</text:p>
          </table:table-cell>
          <table:table-cell table:style-name="ce25" office:value-type="float" office:value="16.8233878627084" calcext:value-type="float">
            <text:p>16.82</text:p>
          </table:table-cell>
          <table:table-cell table:style-name="ce19" office:value-type="float" office:value="72.5714285714286" calcext:value-type="float">
            <text:p>72.57</text:p>
          </table:table-cell>
          <table:table-cell table:style-name="ce34" office:value-type="float" office:value="21.9731850599317" calcext:value-type="float">
            <text:p>21.97</text:p>
          </table:table-cell>
          <table:table-cell table:style-name="ce25" office:value-type="float" office:value="55.6170496170496" calcext:value-type="float">
            <text:p>55.62</text:p>
          </table:table-cell>
          <table:table-cell table:style-name="ce34" office:value-type="float" office:value="16.2181925041201" calcext:value-type="float">
            <text:p>16.22</text:p>
          </table:table-cell>
          <table:table-cell table:style-name="ce19" office:value-type="float" office:value="62.0233426704015" calcext:value-type="float">
            <text:p>62.02</text:p>
          </table:table-cell>
          <table:table-cell table:style-name="ce34" office:value-type="float" office:value="16.8233878627084" calcext:value-type="float">
            <text:p>16.82</text:p>
          </table:table-cell>
          <table:table-cell table:style-name="ce25" table:number-columns-repeated="2"/>
          <table:table-cell table:style-name="ce31"/>
          <table:table-cell table:style-name="ce46" table:formula="of:=IF([.A69]&lt;&gt;&quot;&quot;; [.A69]; &quot;&quot;)" office:value-type="string" office:string-value="Duration" calcext:value-type="string">
            <text:p>Duration</text:p>
          </table:table-cell>
          <table:table-cell table:style-name="ce121" table:formula="of:=IF(AND([.B69]&lt;&gt;&quot;&quot;; [.C69]&lt;&gt;&quot;&quot;); &quot; $&quot; &amp; TEXT([.B69]; &quot;0.00&quot;) &amp; &quot;_{\pm &quot; &amp; TEXT([.C69]; &quot;0.00&quot;) &amp; &quot;}$ &quot;; &quot;&quot;)" office:value-type="string" office:string-value=" $54.83_{\pm 18.24}$ " calcext:value-type="string">
            <text:p><text:s/>$54.83_{\pm 18.24}$ </text:p>
          </table:table-cell>
          <table:table-cell table:style-name="ce50" table:formula="of:=IF(AND([.D69]&lt;&gt;&quot;&quot;; [.E69]&lt;&gt;&quot;&quot;); &quot; $&quot; &amp; TEXT([.D69]; &quot;0.00&quot;) &amp; &quot;_{\pm &quot; &amp; TEXT([.E69]; &quot;0.00&quot;) &amp; &quot;}$ &quot;; &quot;&quot;)" office:value-type="string" office:string-value=" $64.46_{\pm 23.60}$ " calcext:value-type="string">
            <text:p><text:s/>$64.46_{\pm 23.60}$ </text:p>
          </table:table-cell>
          <table:table-cell table:style-name="ce50" table:formula="of:=IF(AND([.F69]&lt;&gt;&quot;&quot;; [.G69]&lt;&gt;&quot;&quot;); &quot; $&quot; &amp; TEXT([.F69]; &quot;0.00&quot;) &amp; &quot;_{\pm &quot; &amp; TEXT([.G69]; &quot;0.00&quot;) &amp; &quot;}$ &quot;; &quot;&quot;)" office:value-type="string" office:string-value=" $48.90_{\pm 16.20}$ " calcext:value-type="string">
            <text:p><text:s/>$48.90_{\pm 16.20}$ </text:p>
          </table:table-cell>
          <table:table-cell table:style-name="ce121" table:formula="of:=IF(AND([.H69]&lt;&gt;&quot;&quot;; [.I69]&lt;&gt;&quot;&quot;); &quot; $&quot; &amp; TEXT([.H69]; &quot;0.00&quot;) &amp; &quot;_{\pm &quot; &amp; TEXT([.I69]; &quot;0.00&quot;) &amp; &quot;}$ &quot;; &quot;&quot;)" office:value-type="string" office:string-value=" $54.83_{\pm 18.24}$ " calcext:value-type="string">
            <text:p><text:s/>$54.83_{\pm 18.24}$ </text:p>
          </table:table-cell>
          <table:table-cell table:style-name="ce35"/>
          <table:table-cell table:style-name="ce50" table:formula="of:=IF(AND([.K69]&lt;&gt;&quot;&quot;; [.L69]&lt;&gt;&quot;&quot;); &quot; $&quot; &amp; TEXT([.K69]; &quot;0.00&quot;) &amp; &quot;_{\pm &quot; &amp; TEXT([.L69]; &quot;0.00&quot;) &amp; &quot;}$ &quot;; &quot;&quot;)" office:value-type="string" office:string-value=" $62.02_{\pm 16.82}$ " calcext:value-type="string">
            <text:p><text:s/>$62.02_{\pm 16.82}$ </text:p>
          </table:table-cell>
          <table:table-cell table:style-name="ce50" table:formula="of:=IF(AND([.M69]&lt;&gt;&quot;&quot;; [.N69]&lt;&gt;&quot;&quot;); &quot; $&quot; &amp; TEXT([.M69]; &quot;0.00&quot;) &amp; &quot;_{\pm &quot; &amp; TEXT([.N69]; &quot;0.00&quot;) &amp; &quot;}$ &quot;; &quot;&quot;)" office:value-type="string" office:string-value=" $72.57_{\pm 21.97}$ " calcext:value-type="string">
            <text:p><text:s/>$72.57_{\pm 21.97}$ </text:p>
          </table:table-cell>
          <table:table-cell table:style-name="ce50" table:formula="of:=IF(AND([.O69]&lt;&gt;&quot;&quot;; [.P69]&lt;&gt;&quot;&quot;); &quot; $&quot; &amp; TEXT([.O69]; &quot;0.00&quot;) &amp; &quot;_{\pm &quot; &amp; TEXT([.P69]; &quot;0.00&quot;) &amp; &quot;}$ &quot;; &quot;&quot;)" office:value-type="string" office:string-value=" $55.62_{\pm 16.22}$ " calcext:value-type="string">
            <text:p><text:s/>$55.62_{\pm 16.22}$ </text:p>
          </table:table-cell>
          <table:table-cell table:style-name="ce50" table:formula="of:=IF(AND([.Q69]&lt;&gt;&quot;&quot;; [.R69]&lt;&gt;&quot;&quot;); &quot; $&quot; &amp; TEXT([.Q69]; &quot;0.00&quot;) &amp; &quot;_{\pm &quot; &amp; TEXT([.R69]; &quot;0.00&quot;) &amp; &quot;}$ &quot;; &quot;&quot;)" office:value-type="string" office:string-value=" $62.02_{\pm 16.82}$ " calcext:value-type="string">
            <text:p><text:s/>$62.02_{\pm 16.82}$ </text:p>
          </table:table-cell>
          <table:table-cell table:style-name="ce31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Set</text:p>
          </table:table-cell>
          <table:table-cell table:style-name="ce19" office:value-type="float" office:value="37" calcext:value-type="float">
            <text:p>37.00</text:p>
          </table:table-cell>
          <table:table-cell table:style-name="ce25" office:value-type="float" office:value="36.8917334913934" calcext:value-type="float">
            <text:p>36.89</text:p>
          </table:table-cell>
          <table:table-cell table:style-name="ce19" office:value-type="float" office:value="50" calcext:value-type="float">
            <text:p>50.00</text:p>
          </table:table-cell>
          <table:table-cell table:style-name="ce25" office:value-type="float" office:value="44.7213595499958" calcext:value-type="float">
            <text:p>44.72</text:p>
          </table:table-cell>
          <table:table-cell table:style-name="ce19" office:value-type="float" office:value="33.3333333333333" calcext:value-type="float">
            <text:p>33.33</text:p>
          </table:table-cell>
          <table:table-cell table:style-name="ce34" office:value-type="float" office:value="37.0809924354783" calcext:value-type="float">
            <text:p>37.08</text:p>
          </table:table-cell>
          <table:table-cell table:style-name="ce25" office:value-type="float" office:value="37" calcext:value-type="float">
            <text:p>37.00</text:p>
          </table:table-cell>
          <table:table-cell table:style-name="ce34" office:value-type="float" office:value="36.8917334913934" calcext:value-type="float">
            <text:p>36.89</text:p>
          </table:table-cell>
          <table:table-cell table:style-name="ce25"/>
          <table:table-cell table:style-name="ce19" office:value-type="float" office:value="37" calcext:value-type="float">
            <text:p>37.00</text:p>
          </table:table-cell>
          <table:table-cell table:style-name="ce25" office:value-type="float" office:value="36.8917334913934" calcext:value-type="float">
            <text:p>36.89</text:p>
          </table:table-cell>
          <table:table-cell table:style-name="ce19" office:value-type="float" office:value="50" calcext:value-type="float">
            <text:p>50.00</text:p>
          </table:table-cell>
          <table:table-cell table:style-name="ce34" office:value-type="float" office:value="44.7213595499958" calcext:value-type="float">
            <text:p>44.72</text:p>
          </table:table-cell>
          <table:table-cell table:style-name="ce25" office:value-type="float" office:value="33.3333333333333" calcext:value-type="float">
            <text:p>33.33</text:p>
          </table:table-cell>
          <table:table-cell table:style-name="ce34" office:value-type="float" office:value="37.0809924354783" calcext:value-type="float">
            <text:p>37.08</text:p>
          </table:table-cell>
          <table:table-cell table:style-name="ce19" office:value-type="float" office:value="37" calcext:value-type="float">
            <text:p>37.00</text:p>
          </table:table-cell>
          <table:table-cell table:style-name="ce34" office:value-type="float" office:value="36.8917334913934" calcext:value-type="float">
            <text:p>36.89</text:p>
          </table:table-cell>
          <table:table-cell table:style-name="ce25" table:number-columns-repeated="2"/>
          <table:table-cell table:style-name="ce31"/>
          <table:table-cell table:style-name="ce46" table:formula="of:=IF([.A70]&lt;&gt;&quot;&quot;; [.A70]; &quot;&quot;)" office:value-type="string" office:string-value="Set" calcext:value-type="string">
            <text:p>Set</text:p>
          </table:table-cell>
          <table:table-cell table:style-name="ce121" table:formula="of:=IF(AND([.B70]&lt;&gt;&quot;&quot;; [.C70]&lt;&gt;&quot;&quot;); &quot; $&quot; &amp; TEXT([.B70]; &quot;0.00&quot;) &amp; &quot;_{\pm &quot; &amp; TEXT([.C70]; &quot;0.00&quot;) &amp; &quot;}$ &quot;; &quot;&quot;)" office:value-type="string" office:string-value=" $37.00_{\pm 36.89}$ " calcext:value-type="string">
            <text:p><text:s/>$37.00_{\pm 36.89}$ </text:p>
          </table:table-cell>
          <table:table-cell table:style-name="ce50" table:formula="of:=IF(AND([.D70]&lt;&gt;&quot;&quot;; [.E70]&lt;&gt;&quot;&quot;); &quot; $&quot; &amp; TEXT([.D70]; &quot;0.00&quot;) &amp; &quot;_{\pm &quot; &amp; TEXT([.E70]; &quot;0.00&quot;) &amp; &quot;}$ &quot;; &quot;&quot;)" office:value-type="string" office:string-value=" $50.00_{\pm 44.72}$ " calcext:value-type="string">
            <text:p><text:s/>$50.00_{\pm 44.72}$ </text:p>
          </table:table-cell>
          <table:table-cell table:style-name="ce50" table:formula="of:=IF(AND([.F70]&lt;&gt;&quot;&quot;; [.G70]&lt;&gt;&quot;&quot;); &quot; $&quot; &amp; TEXT([.F70]; &quot;0.00&quot;) &amp; &quot;_{\pm &quot; &amp; TEXT([.G70]; &quot;0.00&quot;) &amp; &quot;}$ &quot;; &quot;&quot;)" office:value-type="string" office:string-value=" $33.33_{\pm 37.08}$ " calcext:value-type="string">
            <text:p><text:s/>$33.33_{\pm 37.08}$ </text:p>
          </table:table-cell>
          <table:table-cell table:style-name="ce121" table:formula="of:=IF(AND([.H70]&lt;&gt;&quot;&quot;; [.I70]&lt;&gt;&quot;&quot;); &quot; $&quot; &amp; TEXT([.H70]; &quot;0.00&quot;) &amp; &quot;_{\pm &quot; &amp; TEXT([.I70]; &quot;0.00&quot;) &amp; &quot;}$ &quot;; &quot;&quot;)" office:value-type="string" office:string-value=" $37.00_{\pm 36.89}$ " calcext:value-type="string">
            <text:p><text:s/>$37.00_{\pm 36.89}$ </text:p>
          </table:table-cell>
          <table:table-cell table:style-name="ce35"/>
          <table:table-cell table:style-name="ce50" table:formula="of:=IF(AND([.K70]&lt;&gt;&quot;&quot;; [.L70]&lt;&gt;&quot;&quot;); &quot; $&quot; &amp; TEXT([.K70]; &quot;0.00&quot;) &amp; &quot;_{\pm &quot; &amp; TEXT([.L70]; &quot;0.00&quot;) &amp; &quot;}$ &quot;; &quot;&quot;)" office:value-type="string" office:string-value=" $37.00_{\pm 36.89}$ " calcext:value-type="string">
            <text:p><text:s/>$37.00_{\pm 36.89}$ </text:p>
          </table:table-cell>
          <table:table-cell table:style-name="ce50" table:formula="of:=IF(AND([.M70]&lt;&gt;&quot;&quot;; [.N70]&lt;&gt;&quot;&quot;); &quot; $&quot; &amp; TEXT([.M70]; &quot;0.00&quot;) &amp; &quot;_{\pm &quot; &amp; TEXT([.N70]; &quot;0.00&quot;) &amp; &quot;}$ &quot;; &quot;&quot;)" office:value-type="string" office:string-value=" $50.00_{\pm 44.72}$ " calcext:value-type="string">
            <text:p><text:s/>$50.00_{\pm 44.72}$ </text:p>
          </table:table-cell>
          <table:table-cell table:style-name="ce50" table:formula="of:=IF(AND([.O70]&lt;&gt;&quot;&quot;; [.P70]&lt;&gt;&quot;&quot;); &quot; $&quot; &amp; TEXT([.O70]; &quot;0.00&quot;) &amp; &quot;_{\pm &quot; &amp; TEXT([.P70]; &quot;0.00&quot;) &amp; &quot;}$ &quot;; &quot;&quot;)" office:value-type="string" office:string-value=" $33.33_{\pm 37.08}$ " calcext:value-type="string">
            <text:p><text:s/>$33.33_{\pm 37.08}$ </text:p>
          </table:table-cell>
          <table:table-cell table:style-name="ce50" table:formula="of:=IF(AND([.Q70]&lt;&gt;&quot;&quot;; [.R70]&lt;&gt;&quot;&quot;); &quot; $&quot; &amp; TEXT([.Q70]; &quot;0.00&quot;) &amp; &quot;_{\pm &quot; &amp; TEXT([.R70]; &quot;0.00&quot;) &amp; &quot;}$ &quot;; &quot;&quot;)" office:value-type="string" office:string-value=" $37.00_{\pm 36.89}$ " calcext:value-type="string">
            <text:p><text:s/>$37.00_{\pm 36.89}$ </text:p>
          </table:table-cell>
          <table:table-cell table:style-name="ce31" table:number-columns-repeated="2"/>
          <table:table-cell table:number-columns-repeated="16351"/>
        </table:table-row>
        <table:table-row table:style-name="ro2" table:number-rows-repeated="1048505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zxx" fo:country="non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9">
      <number:number number:decimal-places="2" number:min-decimal-places="2" number:min-integer-digits="0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-page-order="ltr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7">00/00/0000</text:date>, <text:time style:data-style-name="N2" text:time-value="23:37:10.949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3.2$Windows_X86_64 LibreOffice_project/9f56dff12ba03b9acd7730a5a481eea045e468f3</meta:generator>
    <meta:creation-date>2023-08-24T11:34:39Z</meta:creation-date>
    <dc:date>2023-09-27T23:38:54.652000000</dc:date>
    <meta:editing-cycles>47</meta:editing-cycles>
    <meta:editing-duration>PT4H40M44S</meta:editing-duration>
    <meta:document-statistic meta:table-count="1" meta:cell-count="1569" meta:object-count="0"/>
  </office:meta>
</office:document-meta>
</file>